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0.9429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2217in"/>
    </style:style>
    <style:style style:name="co11" style:family="table-column">
      <style:table-column-properties fo:break-before="auto" style:column-width="2.0654in"/>
    </style:style>
    <style:style style:name="co12" style:family="table-column">
      <style:table-column-properties fo:break-before="auto" style:column-width="0.45in"/>
    </style:style>
    <style:style style:name="co13" style:family="table-column">
      <style:table-column-properties fo:break-before="auto" style:column-width="2.4661in"/>
    </style:style>
    <style:style style:name="co14" style:family="table-column">
      <style:table-column-properties fo:break-before="auto" style:column-width="1.9602in"/>
    </style:style>
    <style:style style:name="co15" style:family="table-column">
      <style:table-column-properties fo:break-before="auto" style:column-width="1.94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ffcc99" style:text-align-source="fix" style:repeat-content="fals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e6e64c" style:text-align-source="fix" style:repeat-content="fals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e6e64c"/>
      <style:text-properties style:text-position=""/>
    </style:style>
    <style:style style:name="ce13" style:family="table-cell" style:parent-style-name="Default">
      <style:table-cell-properties fo:background-color="#e6e64c" style:text-align-source="fix" style:repeat-content="false"/>
      <style:paragraph-properties fo:text-align="end" fo:margin-left="0in"/>
      <style:text-properties style:text-position=""/>
    </style:style>
    <style:style style:name="ce14" style:family="table-cell" style:parent-style-name="Default">
      <style:table-cell-properties fo:background-color="#cccccc"/>
      <style:text-properties style:text-position="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style:text-position="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fo:background-color="#e6ff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19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119">
      <style:table-cell-properties fo:background-color="#e6ff00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ackground-color="#e6ff00"/>
      <style:text-properties style:text-position=""/>
    </style:style>
    <style:style style:name="ce6" style:family="table-cell" style:parent-style-name="Default">
      <style:table-cell-properties fo:background-color="#ffcc99"/>
      <style:text-properties style:text-position="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 style:data-style-name="N119"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fo:background-color="#ffff99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1" table:default-cell-style-name="ce9"/>
        <table:table-column table:style-name="co1" table:number-columns-repeated="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10"/>
          <table:table-cell table:style-name="ce7" table:number-columns-repeated="2"/>
          <table:table-cell table:number-columns-repeated="57"/>
        </table:table-row>
        <table:table-row table:style-name="ro1">
          <table:table-cell/>
          <table:table-cell office:value-type="string">
            <text:p>Disjunction</text:p>
          </table:table-cell>
          <table:table-cell office:value-type="string">
            <text:p>Lmax</text:p>
          </table:table-cell>
          <table:table-cell office:value-type="string">
            <text:p>Malapert CP</text:p>
          </table:table-cell>
          <table:table-cell office:value-type="string">
            <text:p>MIP 12.5 probeopt</text:p>
          </table:table-cell>
          <table:table-cell office:value-type="string">
            <text:p>MIP 12.5 lazy probe</text:p>
          </table:table-cell>
          <table:table-cell table:number-columns-repeated="4"/>
          <table:table-cell table:style-name="ce7" office:value-type="string">
            <text:p>Lmax</text:p>
          </table:table-cell>
          <table:table-cell table:style-name="ce7" office:value-type="string">
            <text:p>Malapert CP</text:p>
          </table:table-cell>
          <table:table-cell office:value-type="string">
            <text:p>MIP 12.5 lazy_probe</text:p>
          </table:table-cell>
          <table:table-cell office:value-type="string">
            <text:p>MIP 12.5 probeopt</text:p>
          </table:table-cell>
          <table:table-cell table:number-columns-repeated="4"/>
          <table:table-cell office:value-type="string">
            <text:p>Disjunction R</text:p>
          </table:table-cell>
          <table:table-cell table:style-name="ce7" office:value-type="string">
            <text:p>Lmax</text:p>
          </table:table-cell>
          <table:table-cell table:style-name="ce7" office:value-type="string">
            <text:p>Malapert CP</text:p>
          </table:table-cell>
          <table:table-cell table:style-name="ce7" office:value-type="string">
            <text:p>MIP 12.5 probeopt</text:p>
          </table:table-cell>
          <table:table-cell table:style-name="ce7" office:value-type="string">
            <text:p>MIP 12.5 lazy_probe</text:p>
          </table:table-cell>
          <table:table-cell/>
          <table:table-cell table:style-name="ce11" office:value-type="string">
            <text:p>Malapert CP (best incumbent)</text:p>
          </table:table-cell>
          <table:table-cell table:style-name="ce11"/>
          <table:table-cell table:style-name="ce11" office:value-type="string">
            <text:p>Move-based MIP (best incumbent)</text:p>
          </table:table-cell>
          <table:table-cell table:style-name="ce11"/>
          <table:table-cell office:value-type="string">
            <text:p>CP %</text:p>
          </table:table-cell>
          <table:table-cell office:value-type="string">
            <text:p>MIP %</text:p>
          </table:table-cell>
          <table:table-cell table:number-columns-repeated="39"/>
        </table:table-row>
        <table:table-row table:style-name="ro1">
          <table:table-cell table:number-columns-repeated="10"/>
          <table:table-cell table:style-name="ce7" table:number-columns-repeated="2"/>
          <table:table-cell table:number-columns-repeated="12"/>
          <table:table-cell table:style-name="ce12" table:number-columns-repeated="2"/>
          <table:table-cell table:style-name="ce13" table:number-columns-repeated="2"/>
          <table:table-cell table:number-columns-repeated="41"/>
        </table:table-row>
        <table:table-row table:style-name="ro1">
          <table:table-cell table:style-name="ce1" office:value-type="string">
            <text:p>50-1</text:p>
          </table:table-cell>
          <table:table-cell table:style-name="ce3" office:value-type="float" office:value="45001">
            <text:p>45001.0000</text:p>
          </table:table-cell>
          <table:table-cell office:value-type="float" office:value="1349">
            <text:p>1349</text:p>
          </table:table-cell>
          <table:table-cell office:value-type="float" office:value="0.8">
            <text:p>0.8</text:p>
          </table:table-cell>
          <table:table-cell office:value-type="float" office:value="0.17">
            <text:p>0.17</text:p>
          </table:table-cell>
          <table:table-cell table:style-name="ce6" office:value-type="float" office:value="0.17">
            <text:p>0.17</text:p>
          </table:table-cell>
          <table:table-cell table:formula="of:=([.E4]-[.F4])/[.F4]" office:value-type="float" office:value="0">
            <text:p>0</text:p>
          </table:table-cell>
          <table:table-cell table:number-columns-repeated="2"/>
          <table:table-cell table:style-name="ce1" office:value-type="string">
            <text:p>20-1</text:p>
          </table:table-cell>
          <table:table-cell office:value-type="float" office:value="389">
            <text:p>389</text:p>
          </table:table-cell>
          <table:table-cell office:value-type="float" office:value="0.47">
            <text:p>0.47</text:p>
          </table:table-cell>
          <table:table-cell office:value-type="float" office:value="0.22">
            <text:p>0.22</text:p>
          </table:table-cell>
          <table:table-cell table:style-name="ce6" office:value-type="float" office:value="0.12">
            <text:p>0.12</text:p>
          </table:table-cell>
          <table:table-cell table:number-columns-repeated="3"/>
          <table:table-cell table:style-name="ce1" office:value-type="string">
            <text:p>75-1</text:p>
          </table:table-cell>
          <table:table-cell table:style-name="ce8" office:value-type="float" office:value="0.51813655761">
            <text:p>0.5181</text:p>
          </table:table-cell>
          <table:table-cell office:value-type="float" office:value="1712">
            <text:p>1712</text:p>
          </table:table-cell>
          <table:table-cell table:style-name="ce9" office:value-type="float" office:value="4.25">
            <text:p>4.25</text:p>
          </table:table-cell>
          <table:table-cell table:style-name="ce9" office:value-type="float" office:value="404">
            <text:p>404</text:p>
          </table:table-cell>
          <table:table-cell table:style-name="ce10" office:value-type="float" office:value="686.76">
            <text:p>686.76</text:p>
          </table:table-cell>
          <table:table-cell table:formula="of:=([.V4]-[.W4])/[.W4]" office:value-type="float" office:value="-0.411730444405615">
            <text:p>-0.4117304444</text:p>
          </table:table-cell>
          <table:table-cell table:style-name="ce13" table:number-columns-repeated="4"/>
          <table:table-cell table:number-columns-repeated="13"/>
          <table:table-cell table:style-name="ce14" table:number-columns-repeated="2"/>
          <table:table-cell table:number-columns-repeated="26"/>
        </table:table-row>
        <table:table-row table:style-name="ro2">
          <table:table-cell table:style-name="ce1" office:value-type="string">
            <text:p>50-2</text:p>
          </table:table-cell>
          <table:table-cell table:style-name="ce3" office:value-type="float" office:value="43838">
            <text:p>43838.0000</text:p>
          </table:table-cell>
          <table:table-cell office:value-type="float" office:value="893">
            <text:p>893</text:p>
          </table:table-cell>
          <table:table-cell office:value-type="float" office:value="7.94">
            <text:p>7.94</text:p>
          </table:table-cell>
          <table:table-cell office:value-type="float" office:value="5.28">
            <text:p>5.28</text:p>
          </table:table-cell>
          <table:table-cell table:style-name="ce6" office:value-type="float" office:value="4.22">
            <text:p>4.22</text:p>
          </table:table-cell>
          <table:table-cell table:formula="of:=([.E5]-[.F5])/[.F5]" office:value-type="float" office:value="0.251184834123223">
            <text:p>0.2511848341</text:p>
          </table:table-cell>
          <table:table-cell table:number-columns-repeated="2"/>
          <table:table-cell table:style-name="ce1" office:value-type="string">
            <text:p>20-2</text:p>
          </table:table-cell>
          <table:table-cell office:value-type="float" office:value="282">
            <text:p>282</text:p>
          </table:table-cell>
          <table:table-cell office:value-type="float" office:value="0.36">
            <text:p>0.36</text:p>
          </table:table-cell>
          <table:table-cell office:value-type="float" office:value="0.03">
            <text:p>0.03</text:p>
          </table:table-cell>
          <table:table-cell table:style-name="ce6" office:value-type="float" office:value="0.01">
            <text:p>0.01</text:p>
          </table:table-cell>
          <table:table-cell table:number-columns-repeated="3"/>
          <table:table-cell table:style-name="ce1" office:value-type="string">
            <text:p>75-2</text:p>
          </table:table-cell>
          <table:table-cell table:style-name="ce8" office:value-type="float" office:value="0.439189189189">
            <text:p>0.4392</text:p>
          </table:table-cell>
          <table:table-cell/>
          <table:table-cell table:style-name="ce9" office:value-type="string">
            <text:p>-</text:p>
          </table:table-cell>
          <table:table-cell table:style-name="ce9" office:value-type="string">
            <text:p>- <text:span text:style-name="T1">(</text:span>worse than lzy<text:span text:style-name="T1">)</text:span></text:p>
          </table:table-cell>
          <table:table-cell table:style-name="ce10" office:value-type="string">
            <text:p>-</text:p>
          </table:table-cell>
          <table:table-cell table:formula="of:=([.V5]-[.W5])/[.W5]" office:value-type="float" office:value="0">
            <text:p>#VALUE!</text:p>
          </table:table-cell>
          <table:table-cell table:style-name="ce13" office:value-type="float" office:value="1580">
            <text:p>1580</text:p>
          </table:table-cell>
          <table:table-cell table:style-name="ce13" office:value-type="float" office:value="1297">
            <text:p>1297</text:p>
          </table:table-cell>
          <table:table-cell table:style-name="ce13" office:value-type="float" office:value="1516">
            <text:p>1516</text:p>
          </table:table-cell>
          <table:table-cell table:style-name="ce13" office:value-type="float" office:value="1514">
            <text:p>1514</text:p>
          </table:table-cell>
          <table:table-cell table:formula="of:=([.Y5]-[.Z5])/[.Y5]" office:value-type="float" office:value="0.179113924050633">
            <text:p>0.1791139241</text:p>
          </table:table-cell>
          <table:table-cell table:formula="of:=([.AA5]-[.AB5])/[.AA5]" office:value-type="float" office:value="0.00131926121372032">
            <text:p>0.0013192612</text:p>
          </table:table-cell>
          <table:table-cell table:formula="of:=([.Y5]-[.Z5])/([.AA5]-[.AB5])" office:value-type="float" office:value="141.5">
            <text:p>141.5</text:p>
          </table:table-cell>
          <table:table-cell table:number-columns-repeated="10"/>
          <table:table-cell table:style-name="ce15" office:value-type="float" office:value="4.25">
            <text:p>4.25</text:p>
          </table:table-cell>
          <table:table-cell table:style-name="ce14" office:value-type="float" office:value="2336.47">
            <text:p>2336.47</text:p>
          </table:table-cell>
          <table:table-cell/>
          <table:table-cell table:style-name="ce9"/>
          <table:table-cell table:number-columns-repeated="3"/>
          <table:table-cell table:style-name="ce14"/>
          <table:table-cell table:style-name="ce14" office:value-type="string">
            <text:p>Lmax</text:p>
          </table:table-cell>
          <table:table-cell table:style-name="ce14" office:value-type="string">
            <text:p>Malapert CP</text:p>
          </table:table-cell>
          <table:table-cell table:style-name="ce14" office:value-type="string">
            <text:p>Move-based MIP</text:p>
          </table:table-cell>
          <table:table-cell table:style-name="ce14" office:value-type="string">
            <text:p>Malapert CP (best incumbent)</text:p>
          </table:table-cell>
          <table:table-cell/>
          <table:table-cell table:style-name="ce16"/>
          <table:table-cell table:style-name="ce15"/>
          <table:table-cell/>
          <table:table-cell table:style-name="ce14"/>
          <table:table-cell table:style-name="ce14" office:value-type="string">
            <text:p>Lmax</text:p>
          </table:table-cell>
          <table:table-cell table:style-name="ce16" office:value-type="string">
            <text:p>Malapert CP</text:p>
          </table:table-cell>
          <table:table-cell table:style-name="ce16" office:value-type="string">
            <text:p>Move-based MIP</text:p>
          </table:table-cell>
          <table:table-cell table:style-name="ce16" office:value-type="string">
            <text:p>Malapert CP (best incumbent)</text:p>
          </table:table-cell>
          <table:table-cell table:style-name="ce16"/>
          <table:table-cell table:style-name="ce16" office:value-type="string">
            <text:p>Move-based MIP (best incumbent)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" office:value-type="string">
            <text:p>50-3</text:p>
          </table:table-cell>
          <table:table-cell table:style-name="ce3" office:value-type="float" office:value="43267">
            <text:p>43267.0000</text:p>
          </table:table-cell>
          <table:table-cell office:value-type="float" office:value="132">
            <text:p>132</text:p>
          </table:table-cell>
          <table:table-cell office:value-type="float" office:value="3.63">
            <text:p>3.63</text:p>
          </table:table-cell>
          <table:table-cell office:value-type="float" office:value="4.65">
            <text:p>4.65</text:p>
          </table:table-cell>
          <table:table-cell table:style-name="ce6" office:value-type="float" office:value="6.44">
            <text:p>6.44</text:p>
          </table:table-cell>
          <table:table-cell table:formula="of:=([.E6]-[.F6])/[.F6]" office:value-type="float" office:value="-0.277950310559006">
            <text:p>-0.2779503106</text:p>
          </table:table-cell>
          <table:table-cell table:number-columns-repeated="2"/>
          <table:table-cell table:style-name="ce1" office:value-type="string">
            <text:p>20-3</text:p>
          </table:table-cell>
          <table:table-cell office:value-type="float" office:value="63">
            <text:p>63</text:p>
          </table:table-cell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table:style-name="ce6" office:value-type="float" office:value="0.02">
            <text:p>0.02</text:p>
          </table:table-cell>
          <table:table-cell table:number-columns-repeated="3"/>
          <table:table-cell table:style-name="ce1" office:value-type="string">
            <text:p>75-3</text:p>
          </table:table-cell>
          <table:table-cell table:style-name="ce8" office:value-type="float" office:value="0.474039829303">
            <text:p>0.4740</text:p>
          </table:table-cell>
          <table:table-cell office:value-type="float" office:value="129">
            <text:p>129</text:p>
          </table:table-cell>
          <table:table-cell table:style-name="ce9" office:value-type="float" office:value="809.75">
            <text:p>809.75</text:p>
          </table:table-cell>
          <table:table-cell table:style-name="ce9" office:value-type="float" office:value="1091.43">
            <text:p>1091.43</text:p>
          </table:table-cell>
          <table:table-cell table:style-name="ce10" office:value-type="float" office:value="917.72">
            <text:p>917.72</text:p>
          </table:table-cell>
          <table:table-cell table:formula="of:=([.V6]-[.W6])/[.W6]" office:value-type="float" office:value="0.189284313298174">
            <text:p>0.1892843133</text:p>
          </table:table-cell>
          <table:table-cell table:style-name="ce13" table:number-columns-repeated="4"/>
          <table:table-cell table:number-columns-repeated="13"/>
          <table:table-cell table:number-columns-repeated="2" table:style-name="ce15" office:value-type="string">
            <text:p>-</text:p>
          </table:table-cell>
          <table:table-cell/>
          <table:table-cell table:style-name="ce9" table:number-columns-repeated="2"/>
          <table:table-cell table:number-columns-repeated="2"/>
          <table:table-cell table:style-name="ce14" table:number-columns-repeated="6"/>
          <table:table-cell table:style-name="ce15" table:number-columns-repeated="2"/>
          <table:table-cell/>
          <table:table-cell table:style-name="ce14" table:number-columns-repeated="6"/>
          <table:table-cell table:style-name="ce15" table:number-columns-repeated="2"/>
          <table:table-cell table:number-columns-repeated="4"/>
        </table:table-row>
        <table:table-row table:style-name="ro1">
          <table:table-cell table:style-name="ce1" office:value-type="string">
            <text:p>50-4</text:p>
          </table:table-cell>
          <table:table-cell table:style-name="ce3" office:value-type="float" office:value="41495">
            <text:p>41495.0000</text:p>
          </table:table-cell>
          <table:table-cell office:value-type="float" office:value="20">
            <text:p>20</text:p>
          </table:table-cell>
          <table:table-cell office:value-type="float" office:value="6.47">
            <text:p>6.47</text:p>
          </table:table-cell>
          <table:table-cell office:value-type="float" office:value="5.4">
            <text:p>5.4</text:p>
          </table:table-cell>
          <table:table-cell table:style-name="ce6" office:value-type="float" office:value="7.36">
            <text:p>7.36</text:p>
          </table:table-cell>
          <table:table-cell table:formula="of:=([.E7]-[.F7])/[.F7]" office:value-type="float" office:value="-0.266304347826087">
            <text:p>-0.2663043478</text:p>
          </table:table-cell>
          <table:table-cell table:number-columns-repeated="2"/>
          <table:table-cell table:style-name="ce1" office:value-type="string">
            <text:p>20-4</text:p>
          </table:table-cell>
          <table:table-cell office:value-type="float" office:value="-147">
            <text:p>-147</text:p>
          </table:table-cell>
          <table:table-cell office:value-type="float" office:value="0.87">
            <text:p>0.87</text:p>
          </table:table-cell>
          <table:table-cell office:value-type="float" office:value="0.23">
            <text:p>0.23</text:p>
          </table:table-cell>
          <table:table-cell table:style-name="ce6" office:value-type="float" office:value="0.09">
            <text:p>0.09</text:p>
          </table:table-cell>
          <table:table-cell table:number-columns-repeated="3"/>
          <table:table-cell table:style-name="ce1" office:value-type="string">
            <text:p>75-4</text:p>
          </table:table-cell>
          <table:table-cell table:style-name="ce8" office:value-type="float" office:value="0.592460881935">
            <text:p>0.5925</text:p>
          </table:table-cell>
          <table:table-cell office:value-type="float" office:value="381">
            <text:p>381</text:p>
          </table:table-cell>
          <table:table-cell table:style-name="ce9" office:value-type="float" office:value="54.38">
            <text:p>54.38</text:p>
          </table:table-cell>
          <table:table-cell table:style-name="ce9" office:value-type="float" office:value="2.51">
            <text:p>2.51</text:p>
          </table:table-cell>
          <table:table-cell table:style-name="ce10" office:value-type="float" office:value="5.73">
            <text:p>5.73</text:p>
          </table:table-cell>
          <table:table-cell table:formula="of:=([.V7]-[.W7])/[.W7]" office:value-type="float" office:value="-0.56195462478185">
            <text:p>-0.5619546248</text:p>
          </table:table-cell>
          <table:table-cell table:style-name="ce13" table:number-columns-repeated="4"/>
          <table:table-cell table:number-columns-repeated="13"/>
          <table:table-cell table:style-name="ce15" office:value-type="float" office:value="809.75">
            <text:p>809.75</text:p>
          </table:table-cell>
          <table:table-cell table:style-name="ce14" office:value-type="float" office:value="881.98">
            <text:p>881.98</text:p>
          </table:table-cell>
          <table:table-cell/>
          <table:table-cell table:style-name="ce9"/>
          <table:table-cell table:number-columns-repeated="3"/>
          <table:table-cell table:style-name="ce14" office:value-type="string">
            <text:p>75-1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4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office:value-type="string">
            <text:p>cp absolute</text:p>
          </table:table-cell>
          <table:table-cell office:value-type="string">
            <text:p>cp relative</text:p>
          </table:table-cell>
          <table:table-cell office:value-type="string">
            <text:p>mip absolute</text:p>
          </table:table-cell>
          <table:table-cell office:value-type="string">
            <text:p>mip relative</text:p>
          </table:table-cell>
        </table:table-row>
        <table:table-row table:style-name="ro1">
          <table:table-cell table:style-name="ce1" office:value-type="string">
            <text:p>50-5</text:p>
          </table:table-cell>
          <table:table-cell table:style-name="ce3" office:value-type="float" office:value="43720">
            <text:p>43720.0000</text:p>
          </table:table-cell>
          <table:table-cell office:value-type="float" office:value="1502">
            <text:p>1502</text:p>
          </table:table-cell>
          <table:table-cell office:value-type="float" office:value="1.46">
            <text:p>1.46</text:p>
          </table:table-cell>
          <table:table-cell office:value-type="float" office:value="6.5">
            <text:p>6.5</text:p>
          </table:table-cell>
          <table:table-cell table:style-name="ce6" office:value-type="float" office:value="5.83">
            <text:p>5.83</text:p>
          </table:table-cell>
          <table:table-cell table:formula="of:=([.E8]-[.F8])/[.F8]" office:value-type="float" office:value="0.114922813036021">
            <text:p>0.114922813</text:p>
          </table:table-cell>
          <table:table-cell table:number-columns-repeated="2"/>
          <table:table-cell table:style-name="ce1" office:value-type="string">
            <text:p>20-5</text:p>
          </table:table-cell>
          <table:table-cell office:value-type="float" office:value="337">
            <text:p>337</text:p>
          </table:table-cell>
          <table:table-cell office:value-type="float" office:value="0.32">
            <text:p>0.32</text:p>
          </table:table-cell>
          <table:table-cell office:value-type="float" office:value="0.09">
            <text:p>0.09</text:p>
          </table:table-cell>
          <table:table-cell table:style-name="ce6" office:value-type="float" office:value="0.03">
            <text:p>0.03</text:p>
          </table:table-cell>
          <table:table-cell table:number-columns-repeated="3"/>
          <table:table-cell table:style-name="ce1" office:value-type="string">
            <text:p>75-5</text:p>
          </table:table-cell>
          <table:table-cell table:style-name="ce8" office:value-type="float" office:value="0.435277382646">
            <text:p>0.4353</text:p>
          </table:table-cell>
          <table:table-cell office:value-type="float" office:value="1481">
            <text:p>1481</text:p>
          </table:table-cell>
          <table:table-cell table:style-name="ce9" office:value-type="float" office:value="4.82">
            <text:p>4.82</text:p>
          </table:table-cell>
          <table:table-cell table:style-name="ce9" office:value-type="float" office:value="155.48">
            <text:p>155.48</text:p>
          </table:table-cell>
          <table:table-cell table:style-name="ce10" office:value-type="float" office:value="162.87">
            <text:p>162.87</text:p>
          </table:table-cell>
          <table:table-cell table:formula="of:=([.V8]-[.W8])/[.W8]" office:value-type="float" office:value="-0.0453736108552834">
            <text:p>-0.0453736109</text:p>
          </table:table-cell>
          <table:table-cell table:style-name="ce13" table:number-columns-repeated="4"/>
          <table:table-cell table:number-columns-repeated="13"/>
          <table:table-cell table:style-name="ce15" office:value-type="float" office:value="54.38">
            <text:p>54.38</text:p>
          </table:table-cell>
          <table:table-cell table:style-name="ce14" office:value-type="float" office:value="10.09">
            <text:p>10.09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2</text:p>
          </table:table-cell>
          <table:table-cell table:style-name="ce14"/>
          <table:table-cell table:style-name="ce15" table:number-columns-repeated="6"/>
          <table:table-cell/>
          <table:table-cell table:style-name="ce14" office:value-type="string">
            <text:p>75-2</text:p>
          </table:table-cell>
          <table:table-cell table:style-name="ce14"/>
          <table:table-cell table:number-columns-repeated="2" table:style-name="ce15" office:value-type="string">
            <text:p>-</text:p>
          </table:table-cell>
          <table:table-cell table:style-name="ce15" office:value-type="float" office:value="1580">
            <text:p>1580</text:p>
          </table:table-cell>
          <table:table-cell table:style-name="ce15" office:value-type="float" office:value="1297">
            <text:p>1297</text:p>
          </table:table-cell>
          <table:table-cell table:style-name="ce15" office:value-type="float" office:value="1516">
            <text:p>1516</text:p>
          </table:table-cell>
          <table:table-cell table:style-name="ce15" office:value-type="float" office:value="1501">
            <text:p>1501</text:p>
          </table:table-cell>
          <table:table-cell table:formula="of:=[.BJ8]-[.BK8]" office:value-type="float" office:value="283">
            <text:p>283</text:p>
          </table:table-cell>
          <table:table-cell table:formula="of:=([.BJ8]-[.BK8])/[.BJ8]" office:value-type="float" office:value="0.179113924050633">
            <text:p>0.1791139241</text:p>
          </table:table-cell>
          <table:table-cell table:formula="of:=[.BL8]-[.BM8]" office:value-type="float" office:value="15">
            <text:p>15</text:p>
          </table:table-cell>
          <table:table-cell table:formula="of:=([.BL8]-[.BM8])/[.BL8]" office:value-type="float" office:value="0.00989445910290238">
            <text:p>0.0098944591</text:p>
          </table:table-cell>
        </table:table-row>
        <table:table-row table:style-name="ro1">
          <table:table-cell table:style-name="ce1" office:value-type="string">
            <text:p>50-6</text:p>
          </table:table-cell>
          <table:table-cell table:style-name="ce3" office:value-type="float" office:value="43452">
            <text:p>43452.0000</text:p>
          </table:table-cell>
          <table:table-cell office:value-type="float" office:value="1139">
            <text:p>1139</text:p>
          </table:table-cell>
          <table:table-cell office:value-type="float" office:value="4.05">
            <text:p>4.05</text:p>
          </table:table-cell>
          <table:table-cell office:value-type="float" office:value="18.1">
            <text:p>18.1</text:p>
          </table:table-cell>
          <table:table-cell table:style-name="ce6" office:value-type="float" office:value="11.46">
            <text:p>11.46</text:p>
          </table:table-cell>
          <table:table-cell table:formula="of:=([.E9]-[.F9])/[.F9]" office:value-type="float" office:value="0.579406631762653">
            <text:p>0.5794066318</text:p>
          </table:table-cell>
          <table:table-cell table:number-columns-repeated="2"/>
          <table:table-cell table:style-name="ce1" office:value-type="string">
            <text:p>20-6</text:p>
          </table:table-cell>
          <table:table-cell office:value-type="float" office:value="254">
            <text:p>254</text:p>
          </table:table-cell>
          <table:table-cell office:value-type="float" office:value="0.42">
            <text:p>0.42</text:p>
          </table:table-cell>
          <table:table-cell office:value-type="float" office:value="0.08">
            <text:p>0.08</text:p>
          </table:table-cell>
          <table:table-cell table:style-name="ce6" office:value-type="float" office:value="0.03">
            <text:p>0.03</text:p>
          </table:table-cell>
          <table:table-cell table:number-columns-repeated="3"/>
          <table:table-cell table:style-name="ce1" office:value-type="string">
            <text:p>75-6</text:p>
          </table:table-cell>
          <table:table-cell table:style-name="ce8" office:value-type="float" office:value="0.410028449502">
            <text:p>0.4100</text:p>
          </table:table-cell>
          <table:table-cell/>
          <table:table-cell table:style-name="ce9" office:value-type="string">
            <text:p>-</text:p>
          </table:table-cell>
          <table:table-cell table:style-name="ce9"/>
          <table:table-cell table:style-name="ce10" office:value-type="string">
            <text:p>-</text:p>
          </table:table-cell>
          <table:table-cell table:formula="of:=([.V9]-[.W9])/[.W9]" office:value-type="float" office:value="0">
            <text:p>#VALUE!</text:p>
          </table:table-cell>
          <table:table-cell table:style-name="ce13" office:value-type="float" office:value="1694">
            <text:p>1694</text:p>
          </table:table-cell>
          <table:table-cell table:style-name="ce13" office:value-type="float" office:value="1295">
            <text:p>1295</text:p>
          </table:table-cell>
          <table:table-cell table:style-name="ce13" office:value-type="float" office:value="1567">
            <text:p>1567</text:p>
          </table:table-cell>
          <table:table-cell table:style-name="ce13" office:value-type="float" office:value="1544">
            <text:p>1544</text:p>
          </table:table-cell>
          <table:table-cell table:formula="of:=([.Y9]-[.Z9])/[.Y9]" office:value-type="float" office:value="0.235537190082645">
            <text:p>0.2355371901</text:p>
          </table:table-cell>
          <table:table-cell table:formula="of:=([.AA9]-[.AB9])/[.AA9]" office:value-type="float" office:value="0.0146777281429483">
            <text:p>0.0146777281</text:p>
          </table:table-cell>
          <table:table-cell table:formula="of:=([.Y9]-[.Z9])/([.AA9]-[.AB9])" office:value-type="float" office:value="17.3478260869565">
            <text:p>17.347826087</text:p>
          </table:table-cell>
          <table:table-cell table:number-columns-repeated="10"/>
          <table:table-cell table:style-name="ce15" office:value-type="float" office:value="4.82">
            <text:p>4.82</text:p>
          </table:table-cell>
          <table:table-cell table:style-name="ce14" office:value-type="float" office:value="338.4">
            <text:p>338.4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3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4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7</text:p>
          </table:table-cell>
          <table:table-cell table:style-name="ce3" office:value-type="float" office:value="44454">
            <text:p>44454.0000</text:p>
          </table:table-cell>
          <table:table-cell office:value-type="float" office:value="74">
            <text:p>74</text:p>
          </table:table-cell>
          <table:table-cell office:value-type="float" office:value="2.96">
            <text:p>2.96</text:p>
          </table:table-cell>
          <table:table-cell office:value-type="float" office:value="9.89">
            <text:p>9.89</text:p>
          </table:table-cell>
          <table:table-cell table:style-name="ce6" office:value-type="float" office:value="10.38">
            <text:p>10.38</text:p>
          </table:table-cell>
          <table:table-cell table:formula="of:=([.E10]-[.F10])/[.F10]" office:value-type="float" office:value="-0.0472061657032755">
            <text:p>-0.0472061657</text:p>
          </table:table-cell>
          <table:table-cell table:number-columns-repeated="2"/>
          <table:table-cell table:style-name="ce1" office:value-type="string">
            <text:p>20-7</text:p>
          </table:table-cell>
          <table:table-cell office:value-type="float" office:value="33">
            <text:p>33</text:p>
          </table:table-cell>
          <table:table-cell office:value-type="float" office:value="0.35">
            <text:p>0.35</text:p>
          </table:table-cell>
          <table:table-cell office:value-type="float" office:value="0.06">
            <text:p>0.06</text:p>
          </table:table-cell>
          <table:table-cell table:style-name="ce6" office:value-type="float" office:value="0.03">
            <text:p>0.03</text:p>
          </table:table-cell>
          <table:table-cell table:number-columns-repeated="3"/>
          <table:table-cell table:style-name="ce1" office:value-type="string">
            <text:p>75-7</text:p>
          </table:table-cell>
          <table:table-cell table:style-name="ce8" office:value-type="float" office:value="0.507112375533">
            <text:p>0.5071</text:p>
          </table:table-cell>
          <table:table-cell office:value-type="float" office:value="86">
            <text:p>86</text:p>
          </table:table-cell>
          <table:table-cell table:style-name="ce9" office:value-type="string">
            <text:p>-</text:p>
          </table:table-cell>
          <table:table-cell table:style-name="ce9" office:value-type="float" office:value="507.35">
            <text:p>507.35</text:p>
          </table:table-cell>
          <table:table-cell table:style-name="ce10" office:value-type="float" office:value="482.56">
            <text:p>482.56</text:p>
          </table:table-cell>
          <table:table-cell table:formula="of:=([.V10]-[.W10])/[.W10]" office:value-type="float" office:value="0.051371850132626">
            <text:p>0.0513718501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-197">
            <text:p>-197</text:p>
          </table:table-cell>
          <table:table-cell table:number-columns-repeated="2" table:style-name="ce12" office:value-type="float" office:value="86">
            <text:p>86</text:p>
          </table:table-cell>
          <table:table-cell table:number-columns-repeated="13"/>
          <table:table-cell table:number-columns-repeated="2" table:style-name="ce15" office:value-type="string">
            <text:p>-</text:p>
          </table:table-cell>
          <table:table-cell/>
          <table:table-cell table:number-columns-repeated="2" table:style-name="ce15" office:value-type="string">
            <text:p>-</text:p>
          </table:table-cell>
          <table:table-cell table:number-columns-repeated="2"/>
          <table:table-cell table:style-name="ce14" office:value-type="string">
            <text:p>75-4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4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8</text:p>
          </table:table-cell>
          <table:table-cell table:style-name="ce3" office:value-type="float" office:value="42086">
            <text:p>42086.0000</text:p>
          </table:table-cell>
          <table:table-cell office:value-type="float" office:value="11">
            <text:p>11</text:p>
          </table:table-cell>
          <table:table-cell office:value-type="float" office:value="16.67">
            <text:p>16.67</text:p>
          </table:table-cell>
          <table:table-cell office:value-type="float" office:value="21.12">
            <text:p>21.12</text:p>
          </table:table-cell>
          <table:table-cell table:style-name="ce6" office:value-type="float" office:value="23.61">
            <text:p>23.61</text:p>
          </table:table-cell>
          <table:table-cell table:formula="of:=([.E11]-[.F11])/[.F11]" office:value-type="float" office:value="-0.105463786531131">
            <text:p>-0.1054637865</text:p>
          </table:table-cell>
          <table:table-cell table:number-columns-repeated="2"/>
          <table:table-cell table:style-name="ce1" office:value-type="string">
            <text:p>20-8</text:p>
          </table:table-cell>
          <table:table-cell office:value-type="float" office:value="-61">
            <text:p>-61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table:style-name="ce6" office:value-type="float" office:value="0.02">
            <text:p>0.02</text:p>
          </table:table-cell>
          <table:table-cell table:number-columns-repeated="3"/>
          <table:table-cell table:style-name="ce1" office:value-type="string">
            <text:p>75-8</text:p>
          </table:table-cell>
          <table:table-cell table:style-name="ce8" office:value-type="float" office:value="0.573257467994">
            <text:p>0.5733</text:p>
          </table:table-cell>
          <table:table-cell office:value-type="float" office:value="58">
            <text:p>58</text:p>
          </table:table-cell>
          <table:table-cell table:style-name="ce9" office:value-type="string">
            <text:p>-</text:p>
          </table:table-cell>
          <table:table-cell table:style-name="ce9" office:value-type="float" office:value="23.14">
            <text:p>23.14</text:p>
          </table:table-cell>
          <table:table-cell table:style-name="ce10" office:value-type="float" office:value="29.11">
            <text:p>29.11</text:p>
          </table:table-cell>
          <table:table-cell table:formula="of:=([.V11]-[.W11])/[.W11]" office:value-type="float" office:value="-0.205084163517691">
            <text:p>-0.205084163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-11">
            <text:p>-11</text:p>
          </table:table-cell>
          <table:table-cell table:number-columns-repeated="2" table:style-name="ce12" office:value-type="float" office:value="58">
            <text:p>58</text:p>
          </table:table-cell>
          <table:table-cell table:number-columns-repeated="13"/>
          <table:table-cell table:style-name="ce15" office:value-type="string">
            <text:p>-</text:p>
          </table:table-cell>
          <table:table-cell table:style-name="ce14"/>
          <table:table-cell/>
          <table:table-cell table:style-name="ce15" office:value-type="string">
            <text:p>-</text:p>
          </table:table-cell>
          <table:table-cell table:style-name="ce14" office:value-type="float" office:value="618.65">
            <text:p>618.65</text:p>
          </table:table-cell>
          <table:table-cell table:number-columns-repeated="2"/>
          <table:table-cell table:style-name="ce14" office:value-type="string">
            <text:p>75-5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5" office:value-type="string">
            <text:p>absolute</text:p>
          </table:table-cell>
          <table:table-cell table:style-name="ce15" office:value-type="string">
            <text:p>relative</text:p>
          </table:table-cell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9</text:p>
          </table:table-cell>
          <table:table-cell table:style-name="ce3" office:value-type="float" office:value="45792">
            <text:p>45792.0000</text:p>
          </table:table-cell>
          <table:table-cell office:value-type="float" office:value="1043">
            <text:p>1043</text:p>
          </table:table-cell>
          <table:table-cell office:value-type="float" office:value="18.89">
            <text:p>18.89</text:p>
          </table:table-cell>
          <table:table-cell office:value-type="float" office:value="5.31">
            <text:p>5.31</text:p>
          </table:table-cell>
          <table:table-cell table:style-name="ce6" office:value-type="float" office:value="4.46">
            <text:p>4.46</text:p>
          </table:table-cell>
          <table:table-cell table:formula="of:=([.E12]-[.F12])/[.F12]" office:value-type="float" office:value="0.190582959641256">
            <text:p>0.1905829596</text:p>
          </table:table-cell>
          <table:table-cell table:number-columns-repeated="2"/>
          <table:table-cell table:style-name="ce1" office:value-type="string">
            <text:p>20-9</text:p>
          </table:table-cell>
          <table:table-cell office:value-type="float" office:value="309">
            <text:p>309</text:p>
          </table:table-cell>
          <table:table-cell office:value-type="float" office:value="0.59">
            <text:p>0.59</text:p>
          </table:table-cell>
          <table:table-cell office:value-type="float" office:value="1.59">
            <text:p>1.59</text:p>
          </table:table-cell>
          <table:table-cell table:style-name="ce6" office:value-type="float" office:value="1.48">
            <text:p>1.48</text:p>
          </table:table-cell>
          <table:table-cell table:number-columns-repeated="3"/>
          <table:table-cell table:style-name="ce1" office:value-type="string">
            <text:p>75-9</text:p>
          </table:table-cell>
          <table:table-cell table:style-name="ce8" office:value-type="float" office:value="0.634423897582">
            <text:p>0.6344</text:p>
          </table:table-cell>
          <table:table-cell office:value-type="float" office:value="2162">
            <text:p>2162</text:p>
          </table:table-cell>
          <table:table-cell table:style-name="ce9" office:value-type="string">
            <text:p>-</text:p>
          </table:table-cell>
          <table:table-cell table:style-name="ce9" office:value-type="float" office:value="27.65">
            <text:p>27.65</text:p>
          </table:table-cell>
          <table:table-cell table:style-name="ce10" office:value-type="float" office:value="44.66">
            <text:p>44.66</text:p>
          </table:table-cell>
          <table:table-cell table:formula="of:=([.V12]-[.W12])/[.W12]" office:value-type="float" office:value="-0.380877742946708">
            <text:p>-0.3808777429</text:p>
          </table:table-cell>
          <table:table-cell table:style-name="ce13" office:value-type="float" office:value="2167">
            <text:p>2167</text:p>
          </table:table-cell>
          <table:table-cell table:style-name="ce13" office:value-type="float" office:value="1699">
            <text:p>1699</text:p>
          </table:table-cell>
          <table:table-cell table:number-columns-repeated="2" table:style-name="ce12" office:value-type="float" office:value="2162">
            <text:p>2162</text:p>
          </table:table-cell>
          <table:table-cell table:number-columns-repeated="13"/>
          <table:table-cell table:style-name="ce15" office:value-type="string">
            <text:p>-</text:p>
          </table:table-cell>
          <table:table-cell table:style-name="ce14"/>
          <table:table-cell/>
          <table:table-cell table:style-name="ce15" office:value-type="string">
            <text:p>-</text:p>
          </table:table-cell>
          <table:table-cell table:style-name="ce14" office:value-type="float" office:value="62.22">
            <text:p>62.22</text:p>
          </table:table-cell>
          <table:table-cell table:number-columns-repeated="2"/>
          <table:table-cell table:style-name="ce14" office:value-type="string">
            <text:p>75-6</text:p>
          </table:table-cell>
          <table:table-cell table:style-name="ce14"/>
          <table:table-cell table:style-name="ce15" table:number-columns-repeated="6"/>
          <table:table-cell/>
          <table:table-cell table:style-name="ce14" office:value-type="string">
            <text:p>75-6</text:p>
          </table:table-cell>
          <table:table-cell table:style-name="ce14"/>
          <table:table-cell table:number-columns-repeated="2" table:style-name="ce15" office:value-type="string">
            <text:p>-</text:p>
          </table:table-cell>
          <table:table-cell table:style-name="ce15" office:value-type="float" office:value="1694">
            <text:p>1694</text:p>
          </table:table-cell>
          <table:table-cell table:style-name="ce15" office:value-type="float" office:value="1295">
            <text:p>1295</text:p>
          </table:table-cell>
          <table:table-cell table:style-name="ce15" office:value-type="float" office:value="1567">
            <text:p>1567</text:p>
          </table:table-cell>
          <table:table-cell table:style-name="ce15" office:value-type="float" office:value="1523">
            <text:p>1523</text:p>
          </table:table-cell>
          <table:table-cell table:formula="of:=[.BJ12]-[.BK12]" office:value-type="float" office:value="399">
            <text:p>399</text:p>
          </table:table-cell>
          <table:table-cell table:formula="of:=([.BJ12]-[.BK12])/[.BJ12]" office:value-type="float" office:value="0.235537190082645">
            <text:p>0.2355371901</text:p>
          </table:table-cell>
          <table:table-cell table:formula="of:=[.BL12]-[.BM12]" office:value-type="float" office:value="44">
            <text:p>44</text:p>
          </table:table-cell>
          <table:table-cell table:formula="of:=([.BL12]-[.BM12])/[.BL12]" office:value-type="float" office:value="0.0280791320995533">
            <text:p>0.0280791321</text:p>
          </table:table-cell>
        </table:table-row>
        <table:table-row table:style-name="ro1">
          <table:table-cell table:style-name="ce1" office:value-type="string">
            <text:p>50-10</text:p>
          </table:table-cell>
          <table:table-cell table:style-name="ce3" office:value-type="float" office:value="42964">
            <text:p>42964.0000</text:p>
          </table:table-cell>
          <table:table-cell office:value-type="float" office:value="1114">
            <text:p>1114</text:p>
          </table:table-cell>
          <table:table-cell office:value-type="float" office:value="1.1">
            <text:p>1.1</text:p>
          </table:table-cell>
          <table:table-cell office:value-type="float" office:value="1.09">
            <text:p>1.09</text:p>
          </table:table-cell>
          <table:table-cell table:style-name="ce6" office:value-type="float" office:value="0.45">
            <text:p>0.45</text:p>
          </table:table-cell>
          <table:table-cell table:formula="of:=([.E13]-[.F13])/[.F13]" office:value-type="float" office:value="1.42222222222222">
            <text:p>1.4222222222</text:p>
          </table:table-cell>
          <table:table-cell table:number-columns-repeated="2"/>
          <table:table-cell table:style-name="ce1" office:value-type="string">
            <text:p>20-10</text:p>
          </table:table-cell>
          <table:table-cell office:value-type="float" office:value="313">
            <text:p>313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table:style-name="ce6" office:value-type="float" office:value="0.01">
            <text:p>0.01</text:p>
          </table:table-cell>
          <table:table-cell table:number-columns-repeated="3"/>
          <table:table-cell table:style-name="ce1" office:value-type="string">
            <text:p>75-10</text:p>
          </table:table-cell>
          <table:table-cell table:style-name="ce8" office:value-type="float" office:value="0.495021337127">
            <text:p>0.4950</text:p>
          </table:table-cell>
          <table:table-cell office:value-type="float" office:value="1423">
            <text:p>1423</text:p>
          </table:table-cell>
          <table:table-cell table:style-name="ce9" office:value-type="float" office:value="361.32">
            <text:p>361.32</text:p>
          </table:table-cell>
          <table:table-cell table:style-name="ce9" office:value-type="float" office:value="3372.65">
            <text:p>3372.65</text:p>
          </table:table-cell>
          <table:table-cell table:style-name="ce10" office:value-type="float" office:value="2635.11">
            <text:p>2635.11</text:p>
          </table:table-cell>
          <table:table-cell table:formula="of:=([.V13]-[.W13])/[.W13]" office:value-type="float" office:value="0.279889644075579">
            <text:p>0.2798896441</text:p>
          </table:table-cell>
          <table:table-cell table:style-name="ce13" table:number-columns-repeated="4"/>
          <table:table-cell table:number-columns-repeated="13"/>
          <table:table-cell table:style-name="ce15" office:value-type="string">
            <text:p>-</text:p>
          </table:table-cell>
          <table:table-cell table:style-name="ce14"/>
          <table:table-cell/>
          <table:table-cell table:style-name="ce15" office:value-type="string">
            <text:p>-</text:p>
          </table:table-cell>
          <table:table-cell table:style-name="ce14" office:value-type="float" office:value="57.5">
            <text:p>57.5</text:p>
          </table:table-cell>
          <table:table-cell table:number-columns-repeated="2"/>
          <table:table-cell table:style-name="ce14" office:value-type="string">
            <text:p>75-7</text:p>
          </table:table-cell>
          <table:table-cell table:style-name="ce14" office:value-type="float" office:value="86">
            <text:p>86</text:p>
          </table:table-cell>
          <table:table-cell table:style-name="ce15" office:value-type="string">
            <text:p>-</text:p>
          </table:table-cell>
          <table:table-cell table:style-name="ce14" office:value-type="float" office:value="618.65">
            <text:p>618.65</text:p>
          </table:table-cell>
          <table:table-cell table:style-name="ce15" office:value-type="float" office:value="108">
            <text:p>108</text:p>
          </table:table-cell>
          <table:table-cell table:style-name="ce15" office:value-type="float" office:value="-197">
            <text:p>-197</text:p>
          </table:table-cell>
          <table:table-cell table:style-name="ce14" table:formula="of:=[.BA13]-[.BB13]" office:value-type="float" office:value="305">
            <text:p>305</text:p>
          </table:table-cell>
          <table:table-cell table:style-name="ce14" table:formula="of:=([.BA13]-[.BB13])/[.BA13]" office:value-type="float" office:value="2.82407407407407">
            <text:p>2.8240740741</text:p>
          </table:table-cell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" office:value-type="string">
            <text:p>50-11</text:p>
          </table:table-cell>
          <table:table-cell table:style-name="ce3" office:value-type="float" office:value="44651">
            <text:p>44651.0000</text:p>
          </table:table-cell>
          <table:table-cell office:value-type="float" office:value="285">
            <text:p>285</text:p>
          </table:table-cell>
          <table:table-cell office:value-type="float" office:value="1.85">
            <text:p>1.85</text:p>
          </table:table-cell>
          <table:table-cell office:value-type="float" office:value="0.46">
            <text:p>0.46</text:p>
          </table:table-cell>
          <table:table-cell table:style-name="ce6" office:value-type="float" office:value="1.36">
            <text:p>1.36</text:p>
          </table:table-cell>
          <table:table-cell table:formula="of:=([.E14]-[.F14])/[.F14]" office:value-type="float" office:value="-0.661764705882353">
            <text:p>-0.6617647059</text:p>
          </table:table-cell>
          <table:table-cell table:number-columns-repeated="2"/>
          <table:table-cell table:style-name="ce1" office:value-type="string">
            <text:p>20-11</text:p>
          </table:table-cell>
          <table:table-cell office:value-type="float" office:value="-39">
            <text:p>-39</text:p>
          </table:table-cell>
          <table:table-cell office:value-type="float" office:value="0.36">
            <text:p>0.36</text:p>
          </table:table-cell>
          <table:table-cell office:value-type="float" office:value="0.1">
            <text:p>0.1</text:p>
          </table:table-cell>
          <table:table-cell table:style-name="ce6" office:value-type="float" office:value="0.05">
            <text:p>0.05</text:p>
          </table:table-cell>
          <table:table-cell table:number-columns-repeated="3"/>
          <table:table-cell table:style-name="ce1" office:value-type="string">
            <text:p>75-11</text:p>
          </table:table-cell>
          <table:table-cell table:style-name="ce8" office:value-type="float" office:value="0.653627311522">
            <text:p>0.6536</text:p>
          </table:table-cell>
          <table:table-cell office:value-type="float" office:value="201">
            <text:p>201</text:p>
          </table:table-cell>
          <table:table-cell table:style-name="ce9" office:value-type="float" office:value="1.52">
            <text:p>1.52</text:p>
          </table:table-cell>
          <table:table-cell table:style-name="ce9" office:value-type="float" office:value="0.76">
            <text:p>0.76</text:p>
          </table:table-cell>
          <table:table-cell table:style-name="ce10" office:value-type="float" office:value="7.69">
            <text:p>7.69</text:p>
          </table:table-cell>
          <table:table-cell table:formula="of:=([.V14]-[.W14])/[.W14]" office:value-type="float" office:value="-0.901170351105332">
            <text:p>-0.9011703511</text:p>
          </table:table-cell>
          <table:table-cell table:style-name="ce13" table:number-columns-repeated="4"/>
          <table:table-cell table:number-columns-repeated="13"/>
          <table:table-cell table:style-name="ce15" office:value-type="float" office:value="361.32">
            <text:p>361.32</text:p>
          </table:table-cell>
          <table:table-cell table:style-name="ce14" office:value-type="float" office:value="3009.28">
            <text:p>3009.28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8</text:p>
          </table:table-cell>
          <table:table-cell table:style-name="ce14" office:value-type="float" office:value="58">
            <text:p>58</text:p>
          </table:table-cell>
          <table:table-cell table:style-name="ce15" office:value-type="string">
            <text:p>-</text:p>
          </table:table-cell>
          <table:table-cell table:style-name="ce14" office:value-type="float" office:value="62.22">
            <text:p>62.22</text:p>
          </table:table-cell>
          <table:table-cell table:style-name="ce15" office:value-type="float" office:value="100">
            <text:p>100</text:p>
          </table:table-cell>
          <table:table-cell table:style-name="ce15" office:value-type="float" office:value="-11">
            <text:p>-11</text:p>
          </table:table-cell>
          <table:table-cell table:style-name="ce14" table:formula="of:=[.BA14]-[.BB14]" office:value-type="float" office:value="111">
            <text:p>111</text:p>
          </table:table-cell>
          <table:table-cell table:style-name="ce14" table:formula="of:=([.BA14]-[.BB14])/[.BA14]" office:value-type="float" office:value="1.11">
            <text:p>1.11</text:p>
          </table:table-cell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" office:value-type="string">
            <text:p>50-12</text:p>
          </table:table-cell>
          <table:table-cell table:style-name="ce3" office:value-type="float" office:value="45129">
            <text:p>45129.0000</text:p>
          </table:table-cell>
          <table:table-cell office:value-type="float" office:value="91">
            <text:p>91</text:p>
          </table:table-cell>
          <table:table-cell office:value-type="float" office:value="3.56">
            <text:p>3.56</text:p>
          </table:table-cell>
          <table:table-cell office:value-type="float" office:value="0.66">
            <text:p>0.66</text:p>
          </table:table-cell>
          <table:table-cell table:style-name="ce6" office:value-type="float" office:value="1.6">
            <text:p>1.6</text:p>
          </table:table-cell>
          <table:table-cell table:formula="of:=([.E15]-[.F15])/[.F15]" office:value-type="float" office:value="-0.5875">
            <text:p>-0.5875</text:p>
          </table:table-cell>
          <table:table-cell table:number-columns-repeated="2"/>
          <table:table-cell table:style-name="ce1" office:value-type="string">
            <text:p>20-12</text:p>
          </table:table-cell>
          <table:table-cell office:value-type="float" office:value="-119">
            <text:p>-119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table:style-name="ce6" office:value-type="float" office:value="0.06">
            <text:p>0.06</text:p>
          </table:table-cell>
          <table:table-cell table:number-columns-repeated="3"/>
          <table:table-cell table:style-name="ce1" office:value-type="string">
            <text:p>75-12</text:p>
          </table:table-cell>
          <table:table-cell table:style-name="ce8" office:value-type="float" office:value="0.640469416785">
            <text:p>0.6405</text:p>
          </table:table-cell>
          <table:table-cell office:value-type="float" office:value="396">
            <text:p>396</text:p>
          </table:table-cell>
          <table:table-cell table:style-name="ce9" office:value-type="float" office:value="73.35">
            <text:p>73.35</text:p>
          </table:table-cell>
          <table:table-cell table:style-name="ce9" office:value-type="float" office:value="27.55">
            <text:p>27.55</text:p>
          </table:table-cell>
          <table:table-cell table:style-name="ce10" office:value-type="float" office:value="72.48">
            <text:p>72.48</text:p>
          </table:table-cell>
          <table:table-cell table:formula="of:=([.V15]-[.W15])/[.W15]" office:value-type="float" office:value="-0.619895143487859">
            <text:p>-0.6198951435</text:p>
          </table:table-cell>
          <table:table-cell table:style-name="ce13" table:number-columns-repeated="4"/>
          <table:table-cell table:number-columns-repeated="13"/>
          <table:table-cell table:style-name="ce15" office:value-type="float" office:value="1.52">
            <text:p>1.52</text:p>
          </table:table-cell>
          <table:table-cell table:style-name="ce14" office:value-type="float" office:value="16.11">
            <text:p>16.11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9</text:p>
          </table:table-cell>
          <table:table-cell table:style-name="ce14" office:value-type="float" office:value="2162">
            <text:p>2162</text:p>
          </table:table-cell>
          <table:table-cell table:style-name="ce15" office:value-type="string">
            <text:p>-</text:p>
          </table:table-cell>
          <table:table-cell table:style-name="ce14" office:value-type="float" office:value="57.5">
            <text:p>57.5</text:p>
          </table:table-cell>
          <table:table-cell table:style-name="ce15" office:value-type="float" office:value="2167">
            <text:p>2167</text:p>
          </table:table-cell>
          <table:table-cell table:style-name="ce15" office:value-type="float" office:value="1699">
            <text:p>1699</text:p>
          </table:table-cell>
          <table:table-cell table:style-name="ce14" table:formula="of:=[.BA15]-[.BB15]" office:value-type="float" office:value="468">
            <text:p>468</text:p>
          </table:table-cell>
          <table:table-cell table:style-name="ce14" table:formula="of:=([.BA15]-[.BB15])/[.BA15]" office:value-type="float" office:value="0.215966774342409">
            <text:p>0.2159667743</text:p>
          </table:table-cell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" office:value-type="string">
            <text:p>50-13</text:p>
          </table:table-cell>
          <table:table-cell table:style-name="ce3" office:value-type="float" office:value="37567">
            <text:p>37567.0000</text:p>
          </table:table-cell>
          <table:table-cell office:value-type="float" office:value="948">
            <text:p>948</text:p>
          </table:table-cell>
          <table:table-cell office:value-type="float" office:value="58.07">
            <text:p>58.07</text:p>
          </table:table-cell>
          <table:table-cell office:value-type="float" office:value="277.95">
            <text:p>277.95</text:p>
          </table:table-cell>
          <table:table-cell table:style-name="ce6" office:value-type="float" office:value="117.45">
            <text:p>117.45</text:p>
          </table:table-cell>
          <table:table-cell table:formula="of:=([.E16]-[.F16])/[.F16]" office:value-type="float" office:value="1.36653895274585">
            <text:p>1.3665389527</text:p>
          </table:table-cell>
          <table:table-cell table:number-columns-repeated="2"/>
          <table:table-cell table:style-name="ce1" office:value-type="string">
            <text:p>20-13</text:p>
          </table:table-cell>
          <table:table-cell office:value-type="float" office:value="278">
            <text:p>278</text:p>
          </table:table-cell>
          <table:table-cell office:value-type="float" office:value="0.59">
            <text:p>0.59</text:p>
          </table:table-cell>
          <table:table-cell office:value-type="float" office:value="0.42">
            <text:p>0.42</text:p>
          </table:table-cell>
          <table:table-cell table:style-name="ce6" office:value-type="float" office:value="0.07">
            <text:p>0.07</text:p>
          </table:table-cell>
          <table:table-cell table:number-columns-repeated="3"/>
          <table:table-cell table:style-name="ce1" office:value-type="string">
            <text:p>75-13</text:p>
          </table:table-cell>
          <table:table-cell table:style-name="ce8" office:value-type="float" office:value="0.593172119488">
            <text:p>0.5932</text:p>
          </table:table-cell>
          <table:table-cell office:value-type="float" office:value="2029">
            <text:p>2029</text:p>
          </table:table-cell>
          <table:table-cell table:number-columns-repeated="2" table:style-name="ce9" office:value-type="string">
            <text:p>-</text:p>
          </table:table-cell>
          <table:table-cell table:style-name="ce10" office:value-type="float" office:value="1223.32">
            <text:p>1223.32</text:p>
          </table:table-cell>
          <table:table-cell table:formula="of:=([.V16]-[.W16])/[.W16]" office:value-type="float" office:value="0">
            <text:p>#VALUE!</text:p>
          </table:table-cell>
          <table:table-cell table:style-name="ce13" office:value-type="float" office:value="2074">
            <text:p>2074</text:p>
          </table:table-cell>
          <table:table-cell table:style-name="ce13" office:value-type="float" office:value="1614">
            <text:p>1614</text:p>
          </table:table-cell>
          <table:table-cell table:number-columns-repeated="2" table:style-name="ce13" office:value-type="float" office:value="2029">
            <text:p>2029</text:p>
          </table:table-cell>
          <table:table-cell table:number-columns-repeated="13"/>
          <table:table-cell table:style-name="ce15" office:value-type="float" office:value="73.35">
            <text:p>73.35</text:p>
          </table:table-cell>
          <table:table-cell table:style-name="ce14" office:value-type="float" office:value="90.5">
            <text:p>90.5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10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14</text:p>
          </table:table-cell>
          <table:table-cell table:style-name="ce3" office:value-type="float" office:value="44952">
            <text:p>44952.0000</text:p>
          </table:table-cell>
          <table:table-cell office:value-type="float" office:value="1322">
            <text:p>1322</text:p>
          </table:table-cell>
          <table:table-cell office:value-type="float" office:value="7.47">
            <text:p>7.47</text:p>
          </table:table-cell>
          <table:table-cell office:value-type="float" office:value="3.22">
            <text:p>3.22</text:p>
          </table:table-cell>
          <table:table-cell table:style-name="ce6" office:value-type="float" office:value="2.75">
            <text:p>2.75</text:p>
          </table:table-cell>
          <table:table-cell table:formula="of:=([.E17]-[.F17])/[.F17]" office:value-type="float" office:value="0.170909090909091">
            <text:p>0.1709090909</text:p>
          </table:table-cell>
          <table:table-cell table:number-columns-repeated="2"/>
          <table:table-cell table:style-name="ce1" office:value-type="string">
            <text:p>20-14</text:p>
          </table:table-cell>
          <table:table-cell office:value-type="float" office:value="209">
            <text:p>209</text:p>
          </table:table-cell>
          <table:table-cell office:value-type="float" office:value="0.54">
            <text:p>0.54</text:p>
          </table:table-cell>
          <table:table-cell office:value-type="float" office:value="2.33">
            <text:p>2.33</text:p>
          </table:table-cell>
          <table:table-cell table:style-name="ce6" office:value-type="float" office:value="1.33">
            <text:p>1.33</text:p>
          </table:table-cell>
          <table:table-cell table:number-columns-repeated="3"/>
          <table:table-cell table:style-name="ce1" office:value-type="string">
            <text:p>75-14</text:p>
          </table:table-cell>
          <table:table-cell table:style-name="ce8" office:value-type="float" office:value="0.490753911807">
            <text:p>0.4908</text:p>
          </table:table-cell>
          <table:table-cell office:value-type="float" office:value="1740">
            <text:p>1740</text:p>
          </table:table-cell>
          <table:table-cell table:style-name="ce9" office:value-type="string">
            <text:p>-</text:p>
          </table:table-cell>
          <table:table-cell table:style-name="ce9"/>
          <table:table-cell table:style-name="ce10" office:value-type="float" office:value="214.52">
            <text:p>214.52</text:p>
          </table:table-cell>
          <table:table-cell table:formula="of:=([.V17]-[.W17])/[.W17]" office:value-type="float" office:value="-1">
            <text:p>-1</text:p>
          </table:table-cell>
          <table:table-cell table:style-name="ce13" office:value-type="float" office:value="1779">
            <text:p>1779</text:p>
          </table:table-cell>
          <table:table-cell table:style-name="ce13" office:value-type="float" office:value="1377">
            <text:p>1377</text:p>
          </table:table-cell>
          <table:table-cell table:number-columns-repeated="2" table:style-name="ce13" office:value-type="float" office:value="1740">
            <text:p>1740</text:p>
          </table:table-cell>
          <table:table-cell table:number-columns-repeated="13"/>
          <table:table-cell table:style-name="ce15" office:value-type="string">
            <text:p>-</text:p>
          </table:table-cell>
          <table:table-cell table:style-name="ce14"/>
          <table:table-cell/>
          <table:table-cell table:style-name="ce15" office:value-type="string">
            <text:p>-</text:p>
          </table:table-cell>
          <table:table-cell table:style-name="ce14" office:value-type="float" office:value="2261.88">
            <text:p>2261.88</text:p>
          </table:table-cell>
          <table:table-cell table:number-columns-repeated="2"/>
          <table:table-cell table:style-name="ce14" office:value-type="string">
            <text:p>75-11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15</text:p>
          </table:table-cell>
          <table:table-cell table:style-name="ce3" office:value-type="float" office:value="45457">
            <text:p>45457.0000</text:p>
          </table:table-cell>
          <table:table-cell office:value-type="float" office:value="178">
            <text:p>178</text:p>
          </table:table-cell>
          <table:table-cell office:value-type="float" office:value="0.79">
            <text:p>0.79</text:p>
          </table:table-cell>
          <table:table-cell office:value-type="float" office:value="0.34">
            <text:p>0.34</text:p>
          </table:table-cell>
          <table:table-cell table:style-name="ce6" office:value-type="float" office:value="1.27">
            <text:p>1.27</text:p>
          </table:table-cell>
          <table:table-cell table:formula="of:=([.E18]-[.F18])/[.F18]" office:value-type="float" office:value="-0.732283464566929">
            <text:p>-0.7322834646</text:p>
          </table:table-cell>
          <table:table-cell table:number-columns-repeated="2"/>
          <table:table-cell table:style-name="ce1" office:value-type="string">
            <text:p>20-15</text:p>
          </table:table-cell>
          <table:table-cell office:value-type="float" office:value="127">
            <text:p>127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table:style-name="ce6" office:value-type="float" office:value="0.02">
            <text:p>0.02</text:p>
          </table:table-cell>
          <table:table-cell table:number-columns-repeated="3"/>
          <table:table-cell table:style-name="ce1" office:value-type="string">
            <text:p>75-15</text:p>
          </table:table-cell>
          <table:table-cell table:style-name="ce8" office:value-type="float" office:value="0.578947368421">
            <text:p>0.5789</text:p>
          </table:table-cell>
          <table:table-cell office:value-type="float" office:value="154">
            <text:p>154</text:p>
          </table:table-cell>
          <table:table-cell table:style-name="ce9" office:value-type="float" office:value="89.18">
            <text:p>89.18</text:p>
          </table:table-cell>
          <table:table-cell table:style-name="ce9" office:value-type="float" office:value="7.37">
            <text:p>7.37</text:p>
          </table:table-cell>
          <table:table-cell table:style-name="ce10" office:value-type="float" office:value="15">
            <text:p>15</text:p>
          </table:table-cell>
          <table:table-cell table:formula="of:=([.V18]-[.W18])/[.W18]" office:value-type="float" office:value="-0.508666666666667">
            <text:p>-0.5086666667</text:p>
          </table:table-cell>
          <table:table-cell table:style-name="ce13" table:number-columns-repeated="4"/>
          <table:table-cell table:number-columns-repeated="13"/>
          <table:table-cell table:style-name="ce15" office:value-type="string">
            <text:p>-</text:p>
          </table:table-cell>
          <table:table-cell table:style-name="ce14"/>
          <table:table-cell/>
          <table:table-cell table:style-name="ce15" office:value-type="string">
            <text:p>-</text:p>
          </table:table-cell>
          <table:table-cell table:style-name="ce14" office:value-type="float" office:value="308.72">
            <text:p>308.72</text:p>
          </table:table-cell>
          <table:table-cell table:number-columns-repeated="2"/>
          <table:table-cell table:style-name="ce14" office:value-type="string">
            <text:p>75-12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16</text:p>
          </table:table-cell>
          <table:table-cell table:style-name="ce3" office:value-type="float" office:value="45812">
            <text:p>45812.0000</text:p>
          </table:table-cell>
          <table:table-cell office:value-type="float" office:value="252">
            <text:p>252</text:p>
          </table:table-cell>
          <table:table-cell office:value-type="float" office:value="0.84">
            <text:p>0.84</text:p>
          </table:table-cell>
          <table:table-cell office:value-type="float" office:value="0.2">
            <text:p>0.2</text:p>
          </table:table-cell>
          <table:table-cell table:style-name="ce6" office:value-type="float" office:value="1.58">
            <text:p>1.58</text:p>
          </table:table-cell>
          <table:table-cell table:formula="of:=([.E19]-[.F19])/[.F19]" office:value-type="float" office:value="-0.873417721518987">
            <text:p>-0.8734177215</text:p>
          </table:table-cell>
          <table:table-cell table:number-columns-repeated="2"/>
          <table:table-cell table:style-name="ce1" office:value-type="string">
            <text:p>20-16</text:p>
          </table:table-cell>
          <table:table-cell office:value-type="float" office:value="-20">
            <text:p>-20</text:p>
          </table:table-cell>
          <table:table-cell office:value-type="float" office:value="0.76">
            <text:p>0.76</text:p>
          </table:table-cell>
          <table:table-cell office:value-type="float" office:value="0.06">
            <text:p>0.06</text:p>
          </table:table-cell>
          <table:table-cell table:style-name="ce6" office:value-type="float" office:value="0.03">
            <text:p>0.03</text:p>
          </table:table-cell>
          <table:table-cell table:number-columns-repeated="3"/>
          <table:table-cell table:style-name="ce1" office:value-type="string">
            <text:p>75-16</text:p>
          </table:table-cell>
          <table:table-cell table:style-name="ce8" office:value-type="float" office:value="0.47226173542">
            <text:p>0.4723</text:p>
          </table:table-cell>
          <table:table-cell office:value-type="float" office:value="86">
            <text:p>86</text:p>
          </table:table-cell>
          <table:table-cell table:style-name="ce9" office:value-type="float" office:value="1434.35">
            <text:p>1434.35</text:p>
          </table:table-cell>
          <table:table-cell table:style-name="ce9" office:value-type="float" office:value="17.34">
            <text:p>17.34</text:p>
          </table:table-cell>
          <table:table-cell table:style-name="ce10" office:value-type="float" office:value="27.96">
            <text:p>27.96</text:p>
          </table:table-cell>
          <table:table-cell table:formula="of:=([.V19]-[.W19])/[.W19]" office:value-type="float" office:value="-0.379828326180258">
            <text:p>-0.3798283262</text:p>
          </table:table-cell>
          <table:table-cell table:style-name="ce13" table:number-columns-repeated="4"/>
          <table:table-cell table:number-columns-repeated="13"/>
          <table:table-cell table:style-name="ce15" office:value-type="float" office:value="89.18">
            <text:p>89.18</text:p>
          </table:table-cell>
          <table:table-cell table:style-name="ce14" office:value-type="float" office:value="24.51">
            <text:p>24.51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13</text:p>
          </table:table-cell>
          <table:table-cell table:style-name="ce14" office:value-type="float" office:value="2029">
            <text:p>2029</text:p>
          </table:table-cell>
          <table:table-cell table:style-name="ce15" office:value-type="string">
            <text:p>-</text:p>
          </table:table-cell>
          <table:table-cell table:style-name="ce14" office:value-type="float" office:value="2261.88">
            <text:p>2261.88</text:p>
          </table:table-cell>
          <table:table-cell table:style-name="ce15" office:value-type="float" office:value="2074">
            <text:p>2074</text:p>
          </table:table-cell>
          <table:table-cell table:style-name="ce15" office:value-type="float" office:value="1614">
            <text:p>1614</text:p>
          </table:table-cell>
          <table:table-cell table:style-name="ce14" table:formula="of:=[.BA19]-[.BB19]" office:value-type="float" office:value="460">
            <text:p>460</text:p>
          </table:table-cell>
          <table:table-cell table:style-name="ce14" table:formula="of:=([.BA19]-[.BB19])/[.BA19]" office:value-type="float" office:value="0.221793635486982">
            <text:p>0.2217936355</text:p>
          </table:table-cell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17</text:p>
          </table:table-cell>
          <table:table-cell table:style-name="ce3" office:value-type="float" office:value="43231">
            <text:p>43231.0000</text:p>
          </table:table-cell>
          <table:table-cell office:value-type="float" office:value="802">
            <text:p>802</text:p>
          </table:table-cell>
          <table:table-cell office:value-type="float" office:value="32.08">
            <text:p>32.08</text:p>
          </table:table-cell>
          <table:table-cell office:value-type="float" office:value="64.64">
            <text:p>64.64</text:p>
          </table:table-cell>
          <table:table-cell table:style-name="ce6" office:value-type="float" office:value="16.77">
            <text:p>16.77</text:p>
          </table:table-cell>
          <table:table-cell table:formula="of:=([.E20]-[.F20])/[.F20]" office:value-type="float" office:value="2.85450208706023">
            <text:p>2.8545020871</text:p>
          </table:table-cell>
          <table:table-cell table:number-columns-repeated="2"/>
          <table:table-cell table:style-name="ce1" office:value-type="string">
            <text:p>20-17</text:p>
          </table:table-cell>
          <table:table-cell office:value-type="float" office:value="303">
            <text:p>303</text:p>
          </table:table-cell>
          <table:table-cell office:value-type="float" office:value="0.58">
            <text:p>0.58</text:p>
          </table:table-cell>
          <table:table-cell office:value-type="float" office:value="0.32">
            <text:p>0.32</text:p>
          </table:table-cell>
          <table:table-cell table:style-name="ce6" office:value-type="float" office:value="0.19">
            <text:p>0.19</text:p>
          </table:table-cell>
          <table:table-cell table:number-columns-repeated="3"/>
          <table:table-cell table:style-name="ce1" office:value-type="string">
            <text:p>75-17</text:p>
          </table:table-cell>
          <table:table-cell table:style-name="ce8" office:value-type="float" office:value="0.633357041252">
            <text:p>0.6334</text:p>
          </table:table-cell>
          <table:table-cell office:value-type="float" office:value="1874">
            <text:p>1874</text:p>
          </table:table-cell>
          <table:table-cell table:style-name="ce9" office:value-type="string">
            <text:p>-</text:p>
          </table:table-cell>
          <table:table-cell table:style-name="ce9" office:value-type="float" office:value="638.5">
            <text:p>638.5</text:p>
          </table:table-cell>
          <table:table-cell table:style-name="ce10" office:value-type="float" office:value="90.31">
            <text:p>90.31</text:p>
          </table:table-cell>
          <table:table-cell table:formula="of:=([.V20]-[.W20])/[.W20]" office:value-type="float" office:value="6.07009190565829">
            <text:p>6.0700919057</text:p>
          </table:table-cell>
          <table:table-cell table:style-name="ce13" office:value-type="float" office:value="1930">
            <text:p>1930</text:p>
          </table:table-cell>
          <table:table-cell table:style-name="ce13" office:value-type="float" office:value="1513">
            <text:p>1513</text:p>
          </table:table-cell>
          <table:table-cell table:style-name="ce13" table:number-columns-repeated="2"/>
          <table:table-cell table:number-columns-repeated="13"/>
          <table:table-cell table:style-name="ce15" office:value-type="float" office:value="1434.35">
            <text:p>1434.35</text:p>
          </table:table-cell>
          <table:table-cell table:style-name="ce14" office:value-type="float" office:value="43.34">
            <text:p>43.34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14</text:p>
          </table:table-cell>
          <table:table-cell table:style-name="ce14" office:value-type="float" office:value="1740">
            <text:p>1740</text:p>
          </table:table-cell>
          <table:table-cell table:style-name="ce15" office:value-type="string">
            <text:p>-</text:p>
          </table:table-cell>
          <table:table-cell table:style-name="ce14" office:value-type="float" office:value="308.72">
            <text:p>308.72</text:p>
          </table:table-cell>
          <table:table-cell table:style-name="ce15" office:value-type="float" office:value="1779">
            <text:p>1779</text:p>
          </table:table-cell>
          <table:table-cell table:style-name="ce15" office:value-type="float" office:value="1377">
            <text:p>1377</text:p>
          </table:table-cell>
          <table:table-cell table:style-name="ce14" table:formula="of:=[.BA20]-[.BB20]" office:value-type="float" office:value="402">
            <text:p>402</text:p>
          </table:table-cell>
          <table:table-cell table:style-name="ce14" table:formula="of:=([.BA20]-[.BB20])/[.BA20]" office:value-type="float" office:value="0.225969645868465">
            <text:p>0.2259696459</text:p>
          </table:table-cell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18</text:p>
          </table:table-cell>
          <table:table-cell table:style-name="ce3" office:value-type="float" office:value="45142">
            <text:p>45142.0000</text:p>
          </table:table-cell>
          <table:table-cell office:value-type="float" office:value="1022">
            <text:p>1022</text:p>
          </table:table-cell>
          <table:table-cell office:value-type="float" office:value="2.18">
            <text:p>2.18</text:p>
          </table:table-cell>
          <table:table-cell office:value-type="float" office:value="2.01">
            <text:p>2.01</text:p>
          </table:table-cell>
          <table:table-cell table:style-name="ce6" office:value-type="float" office:value="2.26">
            <text:p>2.26</text:p>
          </table:table-cell>
          <table:table-cell table:formula="of:=([.E21]-[.F21])/[.F21]" office:value-type="float" office:value="-0.110619469026549">
            <text:p>-0.110619469</text:p>
          </table:table-cell>
          <table:table-cell table:number-columns-repeated="2"/>
          <table:table-cell table:style-name="ce1" office:value-type="string">
            <text:p>20-18</text:p>
          </table:table-cell>
          <table:table-cell office:value-type="float" office:value="256">
            <text:p>256</text:p>
          </table:table-cell>
          <table:table-cell office:value-type="float" office:value="0.38">
            <text:p>0.38</text:p>
          </table:table-cell>
          <table:table-cell office:value-type="float" office:value="0.08">
            <text:p>0.08</text:p>
          </table:table-cell>
          <table:table-cell table:style-name="ce6" office:value-type="float" office:value="0.05">
            <text:p>0.05</text:p>
          </table:table-cell>
          <table:table-cell table:number-columns-repeated="3"/>
          <table:table-cell table:style-name="ce1" office:value-type="string">
            <text:p>75-18</text:p>
          </table:table-cell>
          <table:table-cell table:style-name="ce8" office:value-type="float" office:value="0.488975817923">
            <text:p>0.4890</text:p>
          </table:table-cell>
          <table:table-cell office:value-type="string">
            <text:p>?</text:p>
          </table:table-cell>
          <table:table-cell table:style-name="ce9" office:value-type="string">
            <text:p>-</text:p>
          </table:table-cell>
          <table:table-cell table:style-name="ce9" office:value-type="string">
            <text:p>_--(1348-1325)</text:p>
          </table:table-cell>
          <table:table-cell table:style-name="ce10" office:value-type="string">
            <text:p>-</text:p>
          </table:table-cell>
          <table:table-cell table:formula="of:=([.V21]-[.W21])/[.W21]" office:value-type="float" office:value="0">
            <text:p>#VALUE!</text:p>
          </table:table-cell>
          <table:table-cell table:style-name="ce13" office:value-type="float" office:value="1459">
            <text:p>1459</text:p>
          </table:table-cell>
          <table:table-cell table:style-name="ce13" office:value-type="float" office:value="978">
            <text:p>978</text:p>
          </table:table-cell>
          <table:table-cell table:style-name="ce13" office:value-type="float" office:value="1348">
            <text:p>1348</text:p>
          </table:table-cell>
          <table:table-cell table:style-name="ce13" office:value-type="float" office:value="1308">
            <text:p>1308</text:p>
          </table:table-cell>
          <table:table-cell table:formula="of:=([.Y21]-[.Z21])/[.Y21]" office:value-type="float" office:value="0.329677861549006">
            <text:p>0.3296778615</text:p>
          </table:table-cell>
          <table:table-cell table:formula="of:=([.AA21]-[.AB21])/[.AA21]" office:value-type="float" office:value="0.029673590504451">
            <text:p>0.0296735905</text:p>
          </table:table-cell>
          <table:table-cell table:formula="of:=([.Y21]-[.Z21])/([.AA21]-[.AB21])" office:value-type="float" office:value="12.025">
            <text:p>12.025</text:p>
          </table:table-cell>
          <table:table-cell table:number-columns-repeated="10"/>
          <table:table-cell table:style-name="ce15"/>
          <table:table-cell table:style-name="ce14"/>
          <table:table-cell/>
          <table:table-cell table:style-name="ce15" office:value-type="string">
            <text:p>-</text:p>
          </table:table-cell>
          <table:table-cell table:style-name="ce14" office:value-type="float" office:value="182.98">
            <text:p>182.98</text:p>
          </table:table-cell>
          <table:table-cell table:number-columns-repeated="2"/>
          <table:table-cell table:style-name="ce14" office:value-type="string">
            <text:p>75-15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19</text:p>
          </table:table-cell>
          <table:table-cell table:style-name="ce3" office:value-type="float" office:value="45922">
            <text:p>45922.0000</text:p>
          </table:table-cell>
          <table:table-cell office:value-type="float" office:value="367">
            <text:p>367</text:p>
          </table:table-cell>
          <table:table-cell office:value-type="float" office:value="1.45">
            <text:p>1.45</text:p>
          </table:table-cell>
          <table:table-cell office:value-type="float" office:value="0.3">
            <text:p>0.3</text:p>
          </table:table-cell>
          <table:table-cell table:style-name="ce6" office:value-type="float" office:value="0.75">
            <text:p>0.75</text:p>
          </table:table-cell>
          <table:table-cell table:formula="of:=([.E22]-[.F22])/[.F22]" office:value-type="float" office:value="-0.6">
            <text:p>-0.6</text:p>
          </table:table-cell>
          <table:table-cell table:number-columns-repeated="2"/>
          <table:table-cell table:style-name="ce1" office:value-type="string">
            <text:p>20-19</text:p>
          </table:table-cell>
          <table:table-cell office:value-type="float" office:value="49">
            <text:p>49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table:style-name="ce6" office:value-type="float" office:value="0.02">
            <text:p>0.02</text:p>
          </table:table-cell>
          <table:table-cell table:number-columns-repeated="3"/>
          <table:table-cell table:style-name="ce1" office:value-type="string">
            <text:p>75-19</text:p>
          </table:table-cell>
          <table:table-cell table:style-name="ce8" office:value-type="float" office:value="0.52987197724">
            <text:p>0.5299</text:p>
          </table:table-cell>
          <table:table-cell office:value-type="string">
            <text:p>?</text:p>
          </table:table-cell>
          <table:table-cell table:style-name="ce9" office:value-type="string">
            <text:p>-</text:p>
          </table:table-cell>
          <table:table-cell table:style-name="ce9" office:value-type="string">
            <text:p>_--(worse than lazy)</text:p>
          </table:table-cell>
          <table:table-cell table:style-name="ce10" office:value-type="string">
            <text:p>-</text:p>
          </table:table-cell>
          <table:table-cell table:formula="of:=([.V22]-[.W22])/[.W22]" office:value-type="float" office:value="0">
            <text:p>#VALUE!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-41">
            <text:p>-4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-26">
            <text:p>-26</text:p>
          </table:table-cell>
          <table:table-cell table:formula="of:=-([.Y22]+[.Z22])/[.Y22]" office:value-type="float" office:value="0.138888888888889">
            <text:p>0.1388888889</text:p>
          </table:table-cell>
          <table:table-cell table:formula="of:=-([.AA22]+[.AB22])/29" office:value-type="float" office:value="0.344827586206897">
            <text:p>0.3448275862</text:p>
          </table:table-cell>
          <table:table-cell table:formula="of:=([.Y22]-[.Z22])/([.AA22]-[.AB22])" office:value-type="float" office:value="1.83333333333333">
            <text:p>1.8333333333</text:p>
          </table:table-cell>
          <table:table-cell table:number-columns-repeated="10"/>
          <table:table-cell table:number-columns-repeated="2" table:style-name="ce15" office:value-type="string">
            <text:p>-</text:p>
          </table:table-cell>
          <table:table-cell/>
          <table:table-cell table:number-columns-repeated="2" table:style-name="ce15" office:value-type="string">
            <text:p>-</text:p>
          </table:table-cell>
          <table:table-cell table:number-columns-repeated="2"/>
          <table:table-cell table:style-name="ce14" office:value-type="string">
            <text:p>75-16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20</text:p>
          </table:table-cell>
          <table:table-cell table:style-name="ce3" office:value-type="float" office:value="45836">
            <text:p>45836.0000</text:p>
          </table:table-cell>
          <table:table-cell office:value-type="float" office:value="202">
            <text:p>202</text:p>
          </table:table-cell>
          <table:table-cell office:value-type="float" office:value="93.18">
            <text:p>93.18</text:p>
          </table:table-cell>
          <table:table-cell office:value-type="float" office:value="1.49">
            <text:p>1.49</text:p>
          </table:table-cell>
          <table:table-cell table:style-name="ce6" office:value-type="float" office:value="2.52">
            <text:p>2.52</text:p>
          </table:table-cell>
          <table:table-cell table:formula="of:=([.E23]-[.F23])/[.F23]" office:value-type="float" office:value="-0.408730158730159">
            <text:p>-0.4087301587</text:p>
          </table:table-cell>
          <table:table-cell table:number-columns-repeated="2"/>
          <table:table-cell table:style-name="ce1" office:value-type="string">
            <text:p>20-20</text:p>
          </table:table-cell>
          <table:table-cell office:value-type="float" office:value="-16">
            <text:p>-16</text:p>
          </table:table-cell>
          <table:table-cell office:value-type="float" office:value="0.35">
            <text:p>0.35</text:p>
          </table:table-cell>
          <table:table-cell office:value-type="float" office:value="0.02">
            <text:p>0.02</text:p>
          </table:table-cell>
          <table:table-cell table:style-name="ce6" office:value-type="float" office:value="0.01">
            <text:p>0.01</text:p>
          </table:table-cell>
          <table:table-cell table:number-columns-repeated="3"/>
          <table:table-cell table:style-name="ce1" office:value-type="string">
            <text:p>75-20</text:p>
          </table:table-cell>
          <table:table-cell table:style-name="ce8" office:value-type="float" office:value="0.503911806543">
            <text:p>0.5039</text:p>
          </table:table-cell>
          <table:table-cell office:value-type="float" office:value="260">
            <text:p>260</text:p>
          </table:table-cell>
          <table:table-cell table:style-name="ce9" office:value-type="float" office:value="5.38">
            <text:p>5.38</text:p>
          </table:table-cell>
          <table:table-cell table:style-name="ce9" office:value-type="float" office:value="2.33">
            <text:p>2.33</text:p>
          </table:table-cell>
          <table:table-cell table:style-name="ce10" office:value-type="float" office:value="19.99">
            <text:p>19.99</text:p>
          </table:table-cell>
          <table:table-cell table:formula="of:=([.V23]-[.W23])/[.W23]" office:value-type="float" office:value="-0.88344172086043">
            <text:p>-0.8834417209</text:p>
          </table:table-cell>
          <table:table-cell table:style-name="ce13" table:number-columns-repeated="2"/>
          <table:table-cell table:style-name="ce12" table:number-columns-repeated="2"/>
          <table:table-cell table:number-columns-repeated="13"/>
          <table:table-cell table:number-columns-repeated="2" table:style-name="ce15" office:value-type="string">
            <text:p>-</text:p>
          </table:table-cell>
          <table:table-cell/>
          <table:table-cell table:number-columns-repeated="2" table:style-name="ce15" office:value-type="string">
            <text:p>-</text:p>
          </table:table-cell>
          <table:table-cell table:number-columns-repeated="2"/>
          <table:table-cell table:style-name="ce14" office:value-type="string">
            <text:p>75-17</text:p>
          </table:table-cell>
          <table:table-cell table:style-name="ce14" office:value-type="float" office:value="1874">
            <text:p>1874</text:p>
          </table:table-cell>
          <table:table-cell table:style-name="ce15" office:value-type="string">
            <text:p>-</text:p>
          </table:table-cell>
          <table:table-cell table:style-name="ce14" office:value-type="float" office:value="182.98">
            <text:p>182.98</text:p>
          </table:table-cell>
          <table:table-cell table:style-name="ce15" office:value-type="float" office:value="1930">
            <text:p>1930</text:p>
          </table:table-cell>
          <table:table-cell table:style-name="ce15" office:value-type="float" office:value="1513">
            <text:p>1513</text:p>
          </table:table-cell>
          <table:table-cell table:style-name="ce14" table:formula="of:=[.BA23]-[.BB23]" office:value-type="float" office:value="417">
            <text:p>417</text:p>
          </table:table-cell>
          <table:table-cell table:style-name="ce14" table:formula="of:=([.BA23]-[.BB23])/[.BA23]" office:value-type="float" office:value="0.216062176165803">
            <text:p>0.2160621762</text:p>
          </table:table-cell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21</text:p>
          </table:table-cell>
          <table:table-cell table:style-name="ce3" office:value-type="float" office:value="44612">
            <text:p>44612.0000</text:p>
          </table:table-cell>
          <table:table-cell office:value-type="float" office:value="1156">
            <text:p>1156</text:p>
          </table:table-cell>
          <table:table-cell office:value-type="float" office:value="1.15">
            <text:p>1.15</text:p>
          </table:table-cell>
          <table:table-cell office:value-type="float" office:value="2.79">
            <text:p>2.79</text:p>
          </table:table-cell>
          <table:table-cell table:style-name="ce6" office:value-type="float" office:value="1.12">
            <text:p>1.12</text:p>
          </table:table-cell>
          <table:table-cell table:formula="of:=([.E24]-[.F24])/[.F24]" office:value-type="float" office:value="1.49107142857143">
            <text:p>1.4910714286</text:p>
          </table:table-cell>
          <table:table-cell table:number-columns-repeated="2"/>
          <table:table-cell table:style-name="ce1" office:value-type="string">
            <text:p>20-21</text:p>
          </table:table-cell>
          <table:table-cell office:value-type="float" office:value="240">
            <text:p>240</text:p>
          </table:table-cell>
          <table:table-cell office:value-type="float" office:value="0.55">
            <text:p>0.55</text:p>
          </table:table-cell>
          <table:table-cell office:value-type="float" office:value="0.4">
            <text:p>0.4</text:p>
          </table:table-cell>
          <table:table-cell table:style-name="ce6" office:value-type="float" office:value="0.12">
            <text:p>0.12</text:p>
          </table:table-cell>
          <table:table-cell table:number-columns-repeated="3"/>
          <table:table-cell table:style-name="ce1" office:value-type="string">
            <text:p>75-21</text:p>
          </table:table-cell>
          <table:table-cell table:style-name="ce8" office:value-type="float" office:value="0.53093883357">
            <text:p>0.5309</text:p>
          </table:table-cell>
          <table:table-cell office:value-type="float" office:value="1989">
            <text:p>1989</text:p>
          </table:table-cell>
          <table:table-cell table:style-name="ce9" office:value-type="string">
            <text:p>-</text:p>
          </table:table-cell>
          <table:table-cell table:style-name="ce9" office:value-type="float" office:value="949.05">
            <text:p>949.05</text:p>
          </table:table-cell>
          <table:table-cell table:style-name="ce10" office:value-type="float" office:value="354.23">
            <text:p>354.23</text:p>
          </table:table-cell>
          <table:table-cell table:formula="of:=([.V24]-[.W24])/[.W24]" office:value-type="float" office:value="1.67919148575784">
            <text:p>1.6791914858</text:p>
          </table:table-cell>
          <table:table-cell table:style-name="ce13" office:value-type="float" office:value="2064">
            <text:p>2064</text:p>
          </table:table-cell>
          <table:table-cell table:style-name="ce13" office:value-type="float" office:value="1679">
            <text:p>1679</text:p>
          </table:table-cell>
          <table:table-cell table:number-columns-repeated="2" table:style-name="ce12" office:value-type="float" office:value="1989">
            <text:p>1989</text:p>
          </table:table-cell>
          <table:table-cell table:number-columns-repeated="13"/>
          <table:table-cell table:style-name="ce15" office:value-type="float" office:value="5.38">
            <text:p>5.38</text:p>
          </table:table-cell>
          <table:table-cell table:style-name="ce14" office:value-type="float" office:value="28.92">
            <text:p>28.92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18</text:p>
          </table:table-cell>
          <table:table-cell table:style-name="ce14"/>
          <table:table-cell table:style-name="ce15" table:number-columns-repeated="4"/>
          <table:table-cell table:style-name="ce14" table:number-columns-repeated="2"/>
          <table:table-cell/>
          <table:table-cell table:style-name="ce14" office:value-type="string">
            <text:p>75-18</text:p>
          </table:table-cell>
          <table:table-cell table:style-name="ce14" office:value-type="string">
            <text:p>?</text:p>
          </table:table-cell>
          <table:table-cell table:number-columns-repeated="2" table:style-name="ce15" office:value-type="string">
            <text:p>-</text:p>
          </table:table-cell>
          <table:table-cell table:style-name="ce15" office:value-type="float" office:value="1459">
            <text:p>1459</text:p>
          </table:table-cell>
          <table:table-cell table:style-name="ce15" office:value-type="float" office:value="978">
            <text:p>978</text:p>
          </table:table-cell>
          <table:table-cell table:style-name="ce15" office:value-type="float" office:value="1348">
            <text:p>1348</text:p>
          </table:table-cell>
          <table:table-cell table:style-name="ce15" office:value-type="float" office:value="1300">
            <text:p>1300</text:p>
          </table:table-cell>
          <table:table-cell table:formula="of:=[.BJ24]-[.BK24]" office:value-type="float" office:value="481">
            <text:p>481</text:p>
          </table:table-cell>
          <table:table-cell table:formula="of:=([.BJ24]-[.BK24])/[.BJ24]" office:value-type="float" office:value="0.329677861549006">
            <text:p>0.3296778615</text:p>
          </table:table-cell>
          <table:table-cell table:formula="of:=[.BL24]-[.BM24]" office:value-type="float" office:value="48">
            <text:p>48</text:p>
          </table:table-cell>
          <table:table-cell table:formula="of:=([.BL24]-[.BM24])/[.BL24]" office:value-type="float" office:value="0.0356083086053412">
            <text:p>0.0356083086</text:p>
          </table:table-cell>
        </table:table-row>
        <table:table-row table:style-name="ro1">
          <table:table-cell table:style-name="ce1" office:value-type="string">
            <text:p>50-22</text:p>
          </table:table-cell>
          <table:table-cell table:style-name="ce3" office:value-type="float" office:value="45104">
            <text:p>45104.0000</text:p>
          </table:table-cell>
          <table:table-cell office:value-type="float" office:value="1128">
            <text:p>1128</text:p>
          </table:table-cell>
          <table:table-cell office:value-type="float" office:value="0.9">
            <text:p>0.9</text:p>
          </table:table-cell>
          <table:table-cell office:value-type="float" office:value="0.38">
            <text:p>0.38</text:p>
          </table:table-cell>
          <table:table-cell table:style-name="ce6" office:value-type="float" office:value="0.54">
            <text:p>0.54</text:p>
          </table:table-cell>
          <table:table-cell table:formula="of:=([.E25]-[.F25])/[.F25]" office:value-type="float" office:value="-0.296296296296296">
            <text:p>-0.2962962963</text:p>
          </table:table-cell>
          <table:table-cell table:number-columns-repeated="2"/>
          <table:table-cell table:style-name="ce1" office:value-type="string">
            <text:p>20-22</text:p>
          </table:table-cell>
          <table:table-cell office:value-type="float" office:value="291">
            <text:p>291</text:p>
          </table:table-cell>
          <table:table-cell office:value-type="float" office:value="0.34">
            <text:p>0.34</text:p>
          </table:table-cell>
          <table:table-cell office:value-type="float" office:value="0.02">
            <text:p>0.02</text:p>
          </table:table-cell>
          <table:table-cell table:style-name="ce6" office:value-type="float" office:value="0.01">
            <text:p>0.01</text:p>
          </table:table-cell>
          <table:table-cell table:number-columns-repeated="3"/>
          <table:table-cell table:style-name="ce1" office:value-type="string">
            <text:p>75-22</text:p>
          </table:table-cell>
          <table:table-cell table:style-name="ce8" office:value-type="float" office:value="0.611308677098">
            <text:p>0.6113</text:p>
          </table:table-cell>
          <table:table-cell office:value-type="float" office:value="2105">
            <text:p>2105</text:p>
          </table:table-cell>
          <table:table-cell table:style-name="ce9" office:value-type="float" office:value="52.17">
            <text:p>52.17</text:p>
          </table:table-cell>
          <table:table-cell table:style-name="ce9" office:value-type="float" office:value="6.1">
            <text:p>6.1</text:p>
          </table:table-cell>
          <table:table-cell table:style-name="ce10" office:value-type="float" office:value="8.98">
            <text:p>8.98</text:p>
          </table:table-cell>
          <table:table-cell table:formula="of:=([.V25]-[.W25])/[.W25]" office:value-type="float" office:value="-0.320712694877506">
            <text:p>-0.3207126949</text:p>
          </table:table-cell>
          <table:table-cell table:style-name="ce13" table:number-columns-repeated="4"/>
          <table:table-cell table:number-columns-repeated="13"/>
          <table:table-cell table:style-name="ce15" office:value-type="string">
            <text:p>-</text:p>
          </table:table-cell>
          <table:table-cell table:style-name="ce14"/>
          <table:table-cell/>
          <table:table-cell table:style-name="ce15" office:value-type="string">
            <text:p>-</text:p>
          </table:table-cell>
          <table:table-cell table:style-name="ce14" office:value-type="float" office:value="919.98">
            <text:p>919.98</text:p>
          </table:table-cell>
          <table:table-cell table:number-columns-repeated="2"/>
          <table:table-cell table:style-name="ce14" office:value-type="string">
            <text:p>75-19</text:p>
          </table:table-cell>
          <table:table-cell table:style-name="ce14"/>
          <table:table-cell table:style-name="ce15" table:number-columns-repeated="4"/>
          <table:table-cell table:style-name="ce14" table:number-columns-repeated="2"/>
          <table:table-cell/>
          <table:table-cell table:style-name="ce14" office:value-type="string">
            <text:p>75-19</text:p>
          </table:table-cell>
          <table:table-cell table:style-name="ce14" office:value-type="string">
            <text:p>?</text:p>
          </table:table-cell>
          <table:table-cell table:number-columns-repeated="2" table:style-name="ce15" office:value-type="string">
            <text:p>-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-41">
            <text:p>-41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-29">
            <text:p>-29</text:p>
          </table:table-cell>
          <table:table-cell table:formula="of:=[.BJ25]-[.BK25]" office:value-type="float" office:value="77">
            <text:p>77</text:p>
          </table:table-cell>
          <table:table-cell table:formula="of:=([.BJ25]-[.BK25])/[.BJ25]" office:value-type="float" office:value="2.13888888888889">
            <text:p>2.1388888889</text:p>
          </table:table-cell>
          <table:table-cell table:formula="of:=[.BL25]-[.BM25]" office:value-type="float" office:value="42">
            <text:p>42</text:p>
          </table:table-cell>
          <table:table-cell table:formula="of:=([.BL25]-[.BM25])/[.BL25]" office:value-type="float" office:value="3.23076923076923">
            <text:p>3.2307692308</text:p>
          </table:table-cell>
        </table:table-row>
        <table:table-row table:style-name="ro1">
          <table:table-cell table:style-name="ce1" office:value-type="string">
            <text:p>50-23</text:p>
          </table:table-cell>
          <table:table-cell table:style-name="ce3" office:value-type="float" office:value="43260">
            <text:p>43260.0000</text:p>
          </table:table-cell>
          <table:table-cell office:value-type="float" office:value="181">
            <text:p>181</text:p>
          </table:table-cell>
          <table:table-cell office:value-type="float" office:value="0.96">
            <text:p>0.96</text:p>
          </table:table-cell>
          <table:table-cell office:value-type="float" office:value="0.5">
            <text:p>0.5</text:p>
          </table:table-cell>
          <table:table-cell table:style-name="ce6" office:value-type="float" office:value="2.07">
            <text:p>2.07</text:p>
          </table:table-cell>
          <table:table-cell table:formula="of:=([.E26]-[.F26])/[.F26]" office:value-type="float" office:value="-0.758454106280193">
            <text:p>-0.7584541063</text:p>
          </table:table-cell>
          <table:table-cell table:number-columns-repeated="2"/>
          <table:table-cell table:style-name="ce1" office:value-type="string">
            <text:p>20-23</text:p>
          </table:table-cell>
          <table:table-cell office:value-type="float" office:value="17">
            <text:p>17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table:style-name="ce6" office:value-type="float" office:value="0.01">
            <text:p>0.01</text:p>
          </table:table-cell>
          <table:table-cell table:number-columns-repeated="3"/>
          <table:table-cell table:style-name="ce1" office:value-type="string">
            <text:p>75-23</text:p>
          </table:table-cell>
          <table:table-cell table:style-name="ce8" office:value-type="float" office:value="0.669630156472">
            <text:p>0.6696</text:p>
          </table:table-cell>
          <table:table-cell office:value-type="float" office:value="179">
            <text:p>179</text:p>
          </table:table-cell>
          <table:table-cell table:style-name="ce9" office:value-type="float" office:value="5.13">
            <text:p>5.13</text:p>
          </table:table-cell>
          <table:table-cell table:style-name="ce9" office:value-type="float" office:value="1.56">
            <text:p>1.56</text:p>
          </table:table-cell>
          <table:table-cell table:style-name="ce10" office:value-type="float" office:value="10.07">
            <text:p>10.07</text:p>
          </table:table-cell>
          <table:table-cell table:formula="of:=([.V26]-[.W26])/[.W26]" office:value-type="float" office:value="-0.845084409136048">
            <text:p>-0.8450844091</text:p>
          </table:table-cell>
          <table:table-cell table:style-name="ce13" table:number-columns-repeated="4"/>
          <table:table-cell table:number-columns-repeated="13"/>
          <table:table-cell table:style-name="ce15" office:value-type="float" office:value="52.17">
            <text:p>52.17</text:p>
          </table:table-cell>
          <table:table-cell table:style-name="ce14" office:value-type="float" office:value="14.95">
            <text:p>14.95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20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" office:value-type="string">
            <text:p>50-24</text:p>
          </table:table-cell>
          <table:table-cell table:style-name="ce3" office:value-type="float" office:value="44048">
            <text:p>44048.0000</text:p>
          </table:table-cell>
          <table:table-cell office:value-type="float" office:value="-102">
            <text:p>-102</text:p>
          </table:table-cell>
          <table:table-cell office:value-type="float" office:value="17.68">
            <text:p>17.68</text:p>
          </table:table-cell>
          <table:table-cell office:value-type="float" office:value="2.2">
            <text:p>2.2</text:p>
          </table:table-cell>
          <table:table-cell table:style-name="ce6" office:value-type="float" office:value="3.42">
            <text:p>3.42</text:p>
          </table:table-cell>
          <table:table-cell table:formula="of:=([.E27]-[.F27])/[.F27]" office:value-type="float" office:value="-0.35672514619883">
            <text:p>-0.3567251462</text:p>
          </table:table-cell>
          <table:table-cell table:number-columns-repeated="2"/>
          <table:table-cell table:style-name="ce1" office:value-type="string">
            <text:p>20-24</text:p>
          </table:table-cell>
          <table:table-cell office:value-type="float" office:value="203">
            <text:p>203</text:p>
          </table:table-cell>
          <table:table-cell office:value-type="float" office:value="0.38">
            <text:p>0.38</text:p>
          </table:table-cell>
          <table:table-cell office:value-type="float" office:value="0.02">
            <text:p>0.02</text:p>
          </table:table-cell>
          <table:table-cell table:style-name="ce6" office:value-type="float" office:value="0.02">
            <text:p>0.02</text:p>
          </table:table-cell>
          <table:table-cell table:number-columns-repeated="3"/>
          <table:table-cell table:style-name="ce1" office:value-type="string">
            <text:p>75-24</text:p>
          </table:table-cell>
          <table:table-cell table:style-name="ce8" office:value-type="float" office:value="0.541963015647">
            <text:p>0.5420</text:p>
          </table:table-cell>
          <table:table-cell office:value-type="float" office:value="95">
            <text:p>95</text:p>
          </table:table-cell>
          <table:table-cell table:style-name="ce9" office:value-type="float" office:value="290.48">
            <text:p>290.48</text:p>
          </table:table-cell>
          <table:table-cell table:style-name="ce9" office:value-type="float" office:value="11.25">
            <text:p>11.25</text:p>
          </table:table-cell>
          <table:table-cell table:style-name="ce10" office:value-type="float" office:value="22.17">
            <text:p>22.17</text:p>
          </table:table-cell>
          <table:table-cell table:formula="of:=([.V27]-[.W27])/[.W27]" office:value-type="float" office:value="-0.49255751014885">
            <text:p>-0.4925575101</text:p>
          </table:table-cell>
          <table:table-cell table:style-name="ce13" table:number-columns-repeated="4"/>
          <table:table-cell table:number-columns-repeated="13"/>
          <table:table-cell table:style-name="ce15" office:value-type="float" office:value="5.13">
            <text:p>5.13</text:p>
          </table:table-cell>
          <table:table-cell table:style-name="ce14" office:value-type="float" office:value="12.61">
            <text:p>12.61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21</text:p>
          </table:table-cell>
          <table:table-cell table:style-name="ce14" office:value-type="float" office:value="1989">
            <text:p>1989</text:p>
          </table:table-cell>
          <table:table-cell table:style-name="ce15" office:value-type="string">
            <text:p>-</text:p>
          </table:table-cell>
          <table:table-cell table:style-name="ce14" office:value-type="float" office:value="919.98">
            <text:p>919.98</text:p>
          </table:table-cell>
          <table:table-cell table:style-name="ce15" office:value-type="float" office:value="2064">
            <text:p>2064</text:p>
          </table:table-cell>
          <table:table-cell table:style-name="ce15" office:value-type="float" office:value="1679">
            <text:p>1679</text:p>
          </table:table-cell>
          <table:table-cell table:style-name="ce14" table:formula="of:=[.BA27]-[.BB27]" office:value-type="float" office:value="385">
            <text:p>385</text:p>
          </table:table-cell>
          <table:table-cell table:style-name="ce14" table:formula="of:=([.BA27]-[.BB27])/[.BA27]" office:value-type="float" office:value="0.186531007751938">
            <text:p>0.1865310078</text:p>
          </table:table-cell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" office:value-type="string">
            <text:p>50-25</text:p>
          </table:table-cell>
          <table:table-cell table:style-name="ce3" office:value-type="float" office:value="46120">
            <text:p>46120.0000</text:p>
          </table:table-cell>
          <table:table-cell office:value-type="float" office:value="1574">
            <text:p>1574</text:p>
          </table:table-cell>
          <table:table-cell office:value-type="float" office:value="1.33">
            <text:p>1.33</text:p>
          </table:table-cell>
          <table:table-cell office:value-type="float" office:value="2.18">
            <text:p>2.18</text:p>
          </table:table-cell>
          <table:table-cell table:style-name="ce6" office:value-type="float" office:value="1.99">
            <text:p>1.99</text:p>
          </table:table-cell>
          <table:table-cell table:formula="of:=([.E28]-[.F28])/[.F28]" office:value-type="float" office:value="0.0954773869346735">
            <text:p>0.0954773869</text:p>
          </table:table-cell>
          <table:table-cell table:number-columns-repeated="2"/>
          <table:table-cell table:style-name="ce1" office:value-type="string">
            <text:p>20-25</text:p>
          </table:table-cell>
          <table:table-cell office:value-type="float" office:value="620">
            <text:p>620</text:p>
          </table:table-cell>
          <table:table-cell office:value-type="float" office:value="0.47">
            <text:p>0.47</text:p>
          </table:table-cell>
          <table:table-cell office:value-type="float" office:value="0.16">
            <text:p>0.16</text:p>
          </table:table-cell>
          <table:table-cell table:style-name="ce6" office:value-type="float" office:value="0.02">
            <text:p>0.02</text:p>
          </table:table-cell>
          <table:table-cell table:number-columns-repeated="3"/>
          <table:table-cell table:style-name="ce1" office:value-type="string">
            <text:p>75-25</text:p>
          </table:table-cell>
          <table:table-cell table:style-name="ce8" office:value-type="float" office:value="0.533428165007">
            <text:p>0.5334</text:p>
          </table:table-cell>
          <table:table-cell office:value-type="float" office:value="1736">
            <text:p>1736</text:p>
          </table:table-cell>
          <table:table-cell table:style-name="ce9" office:value-type="string">
            <text:p>-</text:p>
          </table:table-cell>
          <table:table-cell table:style-name="ce9" office:value-type="float" office:value="66.96">
            <text:p>66.96</text:p>
          </table:table-cell>
          <table:table-cell table:style-name="ce10" office:value-type="float" office:value="59.67">
            <text:p>59.67</text:p>
          </table:table-cell>
          <table:table-cell table:formula="of:=([.V28]-[.W28])/[.W28]" office:value-type="float" office:value="0.122171945701357">
            <text:p>0.1221719457</text:p>
          </table:table-cell>
          <table:table-cell table:style-name="ce13" office:value-type="float" office:value="1799">
            <text:p>1799</text:p>
          </table:table-cell>
          <table:table-cell table:style-name="ce13" office:value-type="float" office:value="1304">
            <text:p>1304</text:p>
          </table:table-cell>
          <table:table-cell table:number-columns-repeated="2" table:style-name="ce12" office:value-type="float" office:value="1736">
            <text:p>1736</text:p>
          </table:table-cell>
          <table:table-cell table:number-columns-repeated="13"/>
          <table:table-cell table:style-name="ce15" office:value-type="float" office:value="290.48">
            <text:p>290.48</text:p>
          </table:table-cell>
          <table:table-cell table:style-name="ce14" office:value-type="float" office:value="34.38">
            <text:p>34.38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22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26</text:p>
          </table:table-cell>
          <table:table-cell table:style-name="ce3" office:value-type="float" office:value="45383">
            <text:p>45383.0000</text:p>
          </table:table-cell>
          <table:table-cell office:value-type="float" office:value="1354">
            <text:p>1354</text:p>
          </table:table-cell>
          <table:table-cell office:value-type="float" office:value="33.96">
            <text:p>33.96</text:p>
          </table:table-cell>
          <table:table-cell office:value-type="float" office:value="6.08">
            <text:p>6.08</text:p>
          </table:table-cell>
          <table:table-cell table:style-name="ce6" office:value-type="float" office:value="3.31">
            <text:p>3.31</text:p>
          </table:table-cell>
          <table:table-cell table:formula="of:=([.E29]-[.F29])/[.F29]" office:value-type="float" office:value="0.836858006042296">
            <text:p>0.836858006</text:p>
          </table:table-cell>
          <table:table-cell table:number-columns-repeated="2"/>
          <table:table-cell table:style-name="ce1" office:value-type="string">
            <text:p>20-26</text:p>
          </table:table-cell>
          <table:table-cell office:value-type="float" office:value="274">
            <text:p>274</text:p>
          </table:table-cell>
          <table:table-cell office:value-type="float" office:value="0.31">
            <text:p>0.31</text:p>
          </table:table-cell>
          <table:table-cell office:value-type="float" office:value="0.08">
            <text:p>0.08</text:p>
          </table:table-cell>
          <table:table-cell table:style-name="ce6" office:value-type="float" office:value="0.02">
            <text:p>0.02</text:p>
          </table:table-cell>
          <table:table-cell table:number-columns-repeated="3"/>
          <table:table-cell table:style-name="ce1" office:value-type="string">
            <text:p>75-26</text:p>
          </table:table-cell>
          <table:table-cell table:style-name="ce8" office:value-type="float" office:value="0.501778093883">
            <text:p>0.5018</text:p>
          </table:table-cell>
          <table:table-cell office:value-type="string">
            <text:p>?</text:p>
          </table:table-cell>
          <table:table-cell table:style-name="ce9" office:value-type="string">
            <text:p>-</text:p>
          </table:table-cell>
          <table:table-cell table:style-name="ce9"/>
          <table:table-cell table:style-name="ce10" office:value-type="string">
            <text:p>-</text:p>
          </table:table-cell>
          <table:table-cell table:formula="of:=([.V29]-[.W29])/[.W29]" office:value-type="float" office:value="0">
            <text:p>#VALUE!</text:p>
          </table:table-cell>
          <table:table-cell table:style-name="ce13" office:value-type="float" office:value="1582">
            <text:p>1582</text:p>
          </table:table-cell>
          <table:table-cell table:style-name="ce13" office:value-type="float" office:value="1270">
            <text:p>1270</text:p>
          </table:table-cell>
          <table:table-cell table:style-name="ce13" office:value-type="float" office:value="1569">
            <text:p>1569</text:p>
          </table:table-cell>
          <table:table-cell table:style-name="ce13" office:value-type="float" office:value="1551">
            <text:p>1551</text:p>
          </table:table-cell>
          <table:table-cell table:formula="of:=([.Y29]-[.Z29])/[.Y29]" office:value-type="float" office:value="0.197218710493047">
            <text:p>0.1972187105</text:p>
          </table:table-cell>
          <table:table-cell table:formula="of:=([.AA29]-[.AB29])/[.AA29]" office:value-type="float" office:value="0.011472275334608">
            <text:p>0.0114722753</text:p>
          </table:table-cell>
          <table:table-cell table:formula="of:=([.Y29]-[.Z29])/([.AA29]-[.AB29])" office:value-type="float" office:value="17.3333333333333">
            <text:p>17.3333333333</text:p>
          </table:table-cell>
          <table:table-cell table:number-columns-repeated="10"/>
          <table:table-cell table:style-name="ce15" office:value-type="string">
            <text:p>-</text:p>
          </table:table-cell>
          <table:table-cell table:style-name="ce15"/>
          <table:table-cell/>
          <table:table-cell table:style-name="ce15" office:value-type="string">
            <text:p>-</text:p>
          </table:table-cell>
          <table:table-cell table:style-name="ce15" office:value-type="float" office:value="74.22">
            <text:p>74.22</text:p>
          </table:table-cell>
          <table:table-cell table:number-columns-repeated="2"/>
          <table:table-cell table:style-name="ce14" office:value-type="string">
            <text:p>75-23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27</text:p>
          </table:table-cell>
          <table:table-cell table:style-name="ce3" office:value-type="float" office:value="44284">
            <text:p>44284.0000</text:p>
          </table:table-cell>
          <table:table-cell office:value-type="float" office:value="162">
            <text:p>162</text:p>
          </table:table-cell>
          <table:table-cell office:value-type="float" office:value="1.46">
            <text:p>1.46</text:p>
          </table:table-cell>
          <table:table-cell office:value-type="float" office:value="2.44">
            <text:p>2.44</text:p>
          </table:table-cell>
          <table:table-cell table:style-name="ce6" office:value-type="float" office:value="2.32">
            <text:p>2.32</text:p>
          </table:table-cell>
          <table:table-cell table:formula="of:=([.E30]-[.F30])/[.F30]" office:value-type="float" office:value="0.0517241379310345">
            <text:p>0.0517241379</text:p>
          </table:table-cell>
          <table:table-cell table:number-columns-repeated="2"/>
          <table:table-cell table:style-name="ce1" office:value-type="string">
            <text:p>20-27</text:p>
          </table:table-cell>
          <table:table-cell office:value-type="float" office:value="46">
            <text:p>46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table:style-name="ce6" office:value-type="float" office:value="0.03">
            <text:p>0.03</text:p>
          </table:table-cell>
          <table:table-cell table:number-columns-repeated="3"/>
          <table:table-cell table:style-name="ce1" office:value-type="string">
            <text:p>75-27</text:p>
          </table:table-cell>
          <table:table-cell table:style-name="ce8" office:value-type="float" office:value="0.49146514936">
            <text:p>0.4915</text:p>
          </table:table-cell>
          <table:table-cell office:value-type="float" office:value="72">
            <text:p>72</text:p>
          </table:table-cell>
          <table:table-cell table:style-name="ce9" office:value-type="float" office:value="1002.86">
            <text:p>1002.86</text:p>
          </table:table-cell>
          <table:table-cell table:style-name="ce9"/>
          <table:table-cell table:style-name="ce10" office:value-type="float" office:value="69.26">
            <text:p>69.26</text:p>
          </table:table-cell>
          <table:table-cell table:formula="of:=([.V30]-[.W30])/[.W30]" office:value-type="float" office:value="-1">
            <text:p>-1</text:p>
          </table:table-cell>
          <table:table-cell table:style-name="ce13" table:number-columns-repeated="4"/>
          <table:table-cell table:number-columns-repeated="13"/>
          <table:table-cell table:number-columns-repeated="2" table:style-name="ce15" office:value-type="string">
            <text:p>-</text:p>
          </table:table-cell>
          <table:table-cell/>
          <table:table-cell table:style-name="ce15" table:number-columns-repeated="2"/>
          <table:table-cell table:number-columns-repeated="2"/>
          <table:table-cell table:style-name="ce14" office:value-type="string">
            <text:p>75-24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28</text:p>
          </table:table-cell>
          <table:table-cell table:style-name="ce3" office:value-type="float" office:value="41946">
            <text:p>41946.0000</text:p>
          </table:table-cell>
          <table:table-cell office:value-type="float" office:value="102">
            <text:p>102</text:p>
          </table:table-cell>
          <table:table-cell office:value-type="float" office:value="1.99">
            <text:p>1.99</text:p>
          </table:table-cell>
          <table:table-cell office:value-type="float" office:value="5.08">
            <text:p>5.08</text:p>
          </table:table-cell>
          <table:table-cell table:style-name="ce6" office:value-type="float" office:value="6.01">
            <text:p>6.01</text:p>
          </table:table-cell>
          <table:table-cell table:formula="of:=([.E31]-[.F31])/[.F31]" office:value-type="float" office:value="-0.154742096505824">
            <text:p>-0.1547420965</text:p>
          </table:table-cell>
          <table:table-cell table:number-columns-repeated="2"/>
          <table:table-cell table:style-name="ce1" office:value-type="string">
            <text:p>20-28</text:p>
          </table:table-cell>
          <table:table-cell office:value-type="float" office:value="-34">
            <text:p>-34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table:style-name="ce6" office:value-type="float" office:value="0.01">
            <text:p>0.01</text:p>
          </table:table-cell>
          <table:table-cell table:number-columns-repeated="3"/>
          <table:table-cell table:style-name="ce1" office:value-type="string">
            <text:p>75-28</text:p>
          </table:table-cell>
          <table:table-cell table:style-name="ce8" office:value-type="float" office:value="0.551920341394">
            <text:p>0.5519</text:p>
          </table:table-cell>
          <table:table-cell office:value-type="float" office:value="273">
            <text:p>273</text:p>
          </table:table-cell>
          <table:table-cell table:style-name="ce9" office:value-type="float" office:value="4.63">
            <text:p>4.63</text:p>
          </table:table-cell>
          <table:table-cell table:style-name="ce9" office:value-type="float" office:value="1.37">
            <text:p>1.37</text:p>
          </table:table-cell>
          <table:table-cell table:style-name="ce10" office:value-type="float" office:value="9.67">
            <text:p>9.67</text:p>
          </table:table-cell>
          <table:table-cell table:formula="of:=([.V31]-[.W31])/[.W31]" office:value-type="float" office:value="-0.858324715615305">
            <text:p>-0.8583247156</text:p>
          </table:table-cell>
          <table:table-cell table:style-name="ce13" table:number-columns-repeated="4"/>
          <table:table-cell table:number-columns-repeated="2"/>
          <table:table-cell table:formula="of:=AVERAGE([.AE5:.AE29])" office:value-type="float" office:value="38.0078985507246">
            <text:p>38.0078985507</text:p>
          </table:table-cell>
          <table:table-cell table:number-columns-repeated="10"/>
          <table:table-cell table:style-name="ce15" office:value-type="float" office:value="1002.86">
            <text:p>1002.86</text:p>
          </table:table-cell>
          <table:table-cell table:style-name="ce14" office:value-type="float" office:value="125.91">
            <text:p>125.91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25</text:p>
          </table:table-cell>
          <table:table-cell table:style-name="ce14" office:value-type="float" office:value="1736">
            <text:p>1736</text:p>
          </table:table-cell>
          <table:table-cell table:style-name="ce15" office:value-type="string">
            <text:p>-</text:p>
          </table:table-cell>
          <table:table-cell table:style-name="ce15" office:value-type="float" office:value="74.22">
            <text:p>74.22</text:p>
          </table:table-cell>
          <table:table-cell table:style-name="ce15" office:value-type="float" office:value="1799">
            <text:p>1799</text:p>
          </table:table-cell>
          <table:table-cell table:style-name="ce15" office:value-type="float" office:value="1304">
            <text:p>1304</text:p>
          </table:table-cell>
          <table:table-cell table:style-name="ce14" table:formula="of:=[.BA31]-[.BB31]" office:value-type="float" office:value="495">
            <text:p>495</text:p>
          </table:table-cell>
          <table:table-cell table:style-name="ce14" table:formula="of:=([.BA31]-[.BB31])/[.BA31]" office:value-type="float" office:value="0.275152862701501">
            <text:p>0.2751528627</text:p>
          </table:table-cell>
          <table:table-cell/>
          <table:table-cell table:style-name="ce14" table:number-columns-repeated="2"/>
          <table:table-cell table:style-name="ce15" table:number-columns-repeated="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" office:value-type="string">
            <text:p>50-29</text:p>
          </table:table-cell>
          <table:table-cell table:style-name="ce3" office:value-type="float" office:value="43137">
            <text:p>43137.0000</text:p>
          </table:table-cell>
          <table:table-cell office:value-type="float" office:value="1255">
            <text:p>1255</text:p>
          </table:table-cell>
          <table:table-cell office:value-type="float" office:value="76.25">
            <text:p>76.25</text:p>
          </table:table-cell>
          <table:table-cell office:value-type="float" office:value="21.98">
            <text:p>21.98</text:p>
          </table:table-cell>
          <table:table-cell table:style-name="ce6" office:value-type="float" office:value="15.89">
            <text:p>15.89</text:p>
          </table:table-cell>
          <table:table-cell table:formula="of:=([.E32]-[.F32])/[.F32]" office:value-type="float" office:value="0.383259911894273">
            <text:p>0.3832599119</text:p>
          </table:table-cell>
          <table:table-cell table:number-columns-repeated="2"/>
          <table:table-cell table:style-name="ce1" office:value-type="string">
            <text:p>20-29</text:p>
          </table:table-cell>
          <table:table-cell office:value-type="float" office:value="257">
            <text:p>257</text:p>
          </table:table-cell>
          <table:table-cell office:value-type="float" office:value="0.66">
            <text:p>0.66</text:p>
          </table:table-cell>
          <table:table-cell office:value-type="float" office:value="2.14">
            <text:p>2.14</text:p>
          </table:table-cell>
          <table:table-cell table:style-name="ce6" office:value-type="float" office:value="1.21">
            <text:p>1.21</text:p>
          </table:table-cell>
          <table:table-cell table:number-columns-repeated="3"/>
          <table:table-cell table:style-name="ce1" office:value-type="string">
            <text:p>75-29</text:p>
          </table:table-cell>
          <table:table-cell table:style-name="ce8" office:value-type="float" office:value="0.52667140825">
            <text:p>0.5267</text:p>
          </table:table-cell>
          <table:table-cell office:value-type="float" office:value="1681">
            <text:p>1681</text:p>
          </table:table-cell>
          <table:table-cell table:style-name="ce9" office:value-type="string">
            <text:p>-</text:p>
          </table:table-cell>
          <table:table-cell table:style-name="ce9" office:value-type="float" office:value="26.15">
            <text:p>26.15</text:p>
          </table:table-cell>
          <table:table-cell table:style-name="ce10" office:value-type="float" office:value="19.25">
            <text:p>19.25</text:p>
          </table:table-cell>
          <table:table-cell table:formula="of:=([.V32]-[.W32])/[.W32]" office:value-type="float" office:value="0.358441558441558">
            <text:p>0.3584415584</text:p>
          </table:table-cell>
          <table:table-cell table:style-name="ce13" office:value-type="float" office:value="1752">
            <text:p>1752</text:p>
          </table:table-cell>
          <table:table-cell table:style-name="ce13" office:value-type="float" office:value="1420">
            <text:p>1420</text:p>
          </table:table-cell>
          <table:table-cell table:number-columns-repeated="2" table:style-name="ce12" office:value-type="float" office:value="1681">
            <text:p>1681</text:p>
          </table:table-cell>
          <table:table-cell table:number-columns-repeated="13"/>
          <table:table-cell table:style-name="ce15" office:value-type="float" office:value="4.63">
            <text:p>4.63</text:p>
          </table:table-cell>
          <table:table-cell table:style-name="ce14" office:value-type="float" office:value="13.8">
            <text:p>13.8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26</text:p>
          </table:table-cell>
          <table:table-cell table:style-name="ce14"/>
          <table:table-cell table:style-name="ce15" table:number-columns-repeated="4"/>
          <table:table-cell table:style-name="ce14" table:number-columns-repeated="2"/>
          <table:table-cell/>
          <table:table-cell table:style-name="ce14" office:value-type="string">
            <text:p>75-26</text:p>
          </table:table-cell>
          <table:table-cell table:style-name="ce14" office:value-type="string">
            <text:p>?</text:p>
          </table:table-cell>
          <table:table-cell table:number-columns-repeated="2" table:style-name="ce15" office:value-type="string">
            <text:p>-</text:p>
          </table:table-cell>
          <table:table-cell table:style-name="ce15" office:value-type="float" office:value="1582">
            <text:p>1582</text:p>
          </table:table-cell>
          <table:table-cell table:style-name="ce15" office:value-type="float" office:value="1270">
            <text:p>1270</text:p>
          </table:table-cell>
          <table:table-cell table:style-name="ce15" office:value-type="float" office:value="1569">
            <text:p>1569</text:p>
          </table:table-cell>
          <table:table-cell table:style-name="ce15" office:value-type="float" office:value="1546">
            <text:p>1546</text:p>
          </table:table-cell>
          <table:table-cell table:formula="of:=[.BJ32]-[.BK32]" office:value-type="float" office:value="312">
            <text:p>312</text:p>
          </table:table-cell>
          <table:table-cell table:formula="of:=([.BJ32]-[.BK32])/[.BJ32]" office:value-type="float" office:value="0.197218710493047">
            <text:p>0.1972187105</text:p>
          </table:table-cell>
          <table:table-cell table:formula="of:=[.BL32]-[.BM32]" office:value-type="float" office:value="23">
            <text:p>23</text:p>
          </table:table-cell>
          <table:table-cell table:formula="of:=([.BL32]-[.BM32])/[.BL32]" office:value-type="float" office:value="0.0146590184831103">
            <text:p>0.0146590185</text:p>
          </table:table-cell>
        </table:table-row>
        <table:table-row table:style-name="ro1">
          <table:table-cell table:style-name="ce1" office:value-type="string">
            <text:p>50-30</text:p>
          </table:table-cell>
          <table:table-cell table:style-name="ce3" office:value-type="float" office:value="44518">
            <text:p>44518.0000</text:p>
          </table:table-cell>
          <table:table-cell office:value-type="float" office:value="1010">
            <text:p>1010</text:p>
          </table:table-cell>
          <table:table-cell office:value-type="float" office:value="12.28">
            <text:p>12.28</text:p>
          </table:table-cell>
          <table:table-cell office:value-type="float" office:value="209.67">
            <text:p>209.67</text:p>
          </table:table-cell>
          <table:table-cell table:style-name="ce6" office:value-type="float" office:value="70.34">
            <text:p>70.34</text:p>
          </table:table-cell>
          <table:table-cell table:formula="of:=([.E33]-[.F33])/[.F33]" office:value-type="float" office:value="1.9808075063975">
            <text:p>1.9808075064</text:p>
          </table:table-cell>
          <table:table-cell table:number-columns-repeated="2"/>
          <table:table-cell table:style-name="ce1" office:value-type="string">
            <text:p>20-30</text:p>
          </table:table-cell>
          <table:table-cell office:value-type="float" office:value="353">
            <text:p>353</text:p>
          </table:table-cell>
          <table:table-cell office:value-type="float" office:value="0.38">
            <text:p>0.38</text:p>
          </table:table-cell>
          <table:table-cell office:value-type="float" office:value="0.09">
            <text:p>0.09</text:p>
          </table:table-cell>
          <table:table-cell table:style-name="ce6" office:value-type="float" office:value="0.02">
            <text:p>0.02</text:p>
          </table:table-cell>
          <table:table-cell table:number-columns-repeated="3"/>
          <table:table-cell table:style-name="ce1" office:value-type="string">
            <text:p>75-30</text:p>
          </table:table-cell>
          <table:table-cell table:style-name="ce8" office:value-type="float" office:value="0.540184921764">
            <text:p>0.5402</text:p>
          </table:table-cell>
          <table:table-cell office:value-type="float" office:value="1649">
            <text:p>1649</text:p>
          </table:table-cell>
          <table:table-cell table:style-name="ce9" office:value-type="float" office:value="19.34">
            <text:p>19.34</text:p>
          </table:table-cell>
          <table:table-cell table:style-name="ce9"/>
          <table:table-cell table:style-name="ce10" office:value-type="float" office:value="83">
            <text:p>83</text:p>
          </table:table-cell>
          <table:table-cell table:formula="of:=([.V33]-[.W33])/[.W33]" office:value-type="float" office:value="-1">
            <text:p>-1</text:p>
          </table:table-cell>
          <table:table-cell table:style-name="ce13" table:number-columns-repeated="4"/>
          <table:table-cell table:number-columns-repeated="13"/>
          <table:table-cell table:style-name="ce15" office:value-type="string">
            <text:p>-</text:p>
          </table:table-cell>
          <table:table-cell table:style-name="ce14"/>
          <table:table-cell/>
          <table:table-cell table:style-name="ce15" office:value-type="string">
            <text:p>-</text:p>
          </table:table-cell>
          <table:table-cell table:style-name="ce14" office:value-type="float" office:value="37.71">
            <text:p>37.71</text:p>
          </table:table-cell>
          <table:table-cell table:number-columns-repeated="2"/>
          <table:table-cell table:style-name="ce14" office:value-type="string">
            <text:p>75-27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31</text:p>
          </table:table-cell>
          <table:table-cell table:style-name="ce3" office:value-type="float" office:value="44156">
            <text:p>44156.0000</text:p>
          </table:table-cell>
          <table:table-cell office:value-type="float" office:value="269">
            <text:p>269</text:p>
          </table:table-cell>
          <table:table-cell office:value-type="float" office:value="1.47">
            <text:p>1.47</text:p>
          </table:table-cell>
          <table:table-cell office:value-type="float" office:value="0.92">
            <text:p>0.92</text:p>
          </table:table-cell>
          <table:table-cell table:style-name="ce6" office:value-type="float" office:value="2.41">
            <text:p>2.41</text:p>
          </table:table-cell>
          <table:table-cell table:formula="of:=([.E34]-[.F34])/[.F34]" office:value-type="float" office:value="-0.618257261410788">
            <text:p>-0.6182572614</text:p>
          </table:table-cell>
          <table:table-cell table:number-columns-repeated="2"/>
          <table:table-cell table:style-name="ce1" office:value-type="string">
            <text:p>20-31</text:p>
          </table:table-cell>
          <table:table-cell office:value-type="float" office:value="106">
            <text:p>106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table:style-name="ce6" office:value-type="float" office:value="0.03">
            <text:p>0.03</text:p>
          </table:table-cell>
          <table:table-cell table:number-columns-repeated="3"/>
          <table:table-cell table:style-name="ce1" office:value-type="string">
            <text:p>75-31</text:p>
          </table:table-cell>
          <table:table-cell table:style-name="ce8" office:value-type="float" office:value="0.47972972973">
            <text:p>0.4797</text:p>
          </table:table-cell>
          <table:table-cell office:value-type="float" office:value="132">
            <text:p>132</text:p>
          </table:table-cell>
          <table:table-cell table:style-name="ce9" office:value-type="float" office:value="19.07">
            <text:p>19.07</text:p>
          </table:table-cell>
          <table:table-cell table:style-name="ce9" office:value-type="float" office:value="19.69">
            <text:p>19.69</text:p>
          </table:table-cell>
          <table:table-cell table:style-name="ce10" office:value-type="float" office:value="48.55">
            <text:p>48.55</text:p>
          </table:table-cell>
          <table:table-cell table:formula="of:=([.V34]-[.W34])/[.W34]" office:value-type="float" office:value="-0.594438722966014">
            <text:p>-0.594438723</text:p>
          </table:table-cell>
          <table:table-cell table:style-name="ce13" table:number-columns-repeated="4"/>
          <table:table-cell table:number-columns-repeated="13"/>
          <table:table-cell table:style-name="ce15" office:value-type="float" office:value="19.34">
            <text:p>19.34</text:p>
          </table:table-cell>
          <table:table-cell table:style-name="ce14" office:value-type="float" office:value="87.31">
            <text:p>87.31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28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32</text:p>
          </table:table-cell>
          <table:table-cell table:style-name="ce3" office:value-type="float" office:value="46478">
            <text:p>46478.0000</text:p>
          </table:table-cell>
          <table:table-cell office:value-type="float" office:value="324">
            <text:p>324</text:p>
          </table:table-cell>
          <table:table-cell office:value-type="float" office:value="1.14">
            <text:p>1.14</text:p>
          </table:table-cell>
          <table:table-cell office:value-type="float" office:value="0.2">
            <text:p>0.2</text:p>
          </table:table-cell>
          <table:table-cell table:style-name="ce6" office:value-type="float" office:value="1.17">
            <text:p>1.17</text:p>
          </table:table-cell>
          <table:table-cell table:formula="of:=([.E35]-[.F35])/[.F35]" office:value-type="float" office:value="-0.829059829059829">
            <text:p>-0.8290598291</text:p>
          </table:table-cell>
          <table:table-cell table:number-columns-repeated="2"/>
          <table:table-cell table:style-name="ce1" office:value-type="string">
            <text:p>20-32</text:p>
          </table:table-cell>
          <table:table-cell office:value-type="float" office:value="-33">
            <text:p>-33</text:p>
          </table:table-cell>
          <table:table-cell office:value-type="float" office:value="0.52">
            <text:p>0.52</text:p>
          </table:table-cell>
          <table:table-cell office:value-type="float" office:value="0.02">
            <text:p>0.02</text:p>
          </table:table-cell>
          <table:table-cell table:style-name="ce6" office:value-type="float" office:value="0.03">
            <text:p>0.03</text:p>
          </table:table-cell>
          <table:table-cell table:number-columns-repeated="3"/>
          <table:table-cell table:style-name="ce1" office:value-type="string">
            <text:p>75-32</text:p>
          </table:table-cell>
          <table:table-cell table:style-name="ce8" office:value-type="float" office:value="0.461593172119">
            <text:p>0.4616</text:p>
          </table:table-cell>
          <table:table-cell office:value-type="float" office:value="70">
            <text:p>70</text:p>
          </table:table-cell>
          <table:table-cell table:style-name="ce9" office:value-type="float" office:value="238.96">
            <text:p>238.96</text:p>
          </table:table-cell>
          <table:table-cell table:style-name="ce9"/>
          <table:table-cell table:style-name="ce10" office:value-type="float" office:value="1497.18">
            <text:p>1497.18</text:p>
          </table:table-cell>
          <table:table-cell table:formula="of:=([.V35]-[.W35])/[.W35]" office:value-type="float" office:value="-1">
            <text:p>-1</text:p>
          </table:table-cell>
          <table:table-cell table:style-name="ce13" table:number-columns-repeated="4"/>
          <table:table-cell table:number-columns-repeated="13"/>
          <table:table-cell table:style-name="ce15" office:value-type="float" office:value="19.07">
            <text:p>19.07</text:p>
          </table:table-cell>
          <table:table-cell table:style-name="ce14" office:value-type="float" office:value="74.44">
            <text:p>74.44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29</text:p>
          </table:table-cell>
          <table:table-cell table:style-name="ce14" office:value-type="float" office:value="1681">
            <text:p>1681</text:p>
          </table:table-cell>
          <table:table-cell table:style-name="ce15" office:value-type="string">
            <text:p>-</text:p>
          </table:table-cell>
          <table:table-cell table:style-name="ce14" office:value-type="float" office:value="37.71">
            <text:p>37.71</text:p>
          </table:table-cell>
          <table:table-cell table:style-name="ce15" office:value-type="float" office:value="1752">
            <text:p>1752</text:p>
          </table:table-cell>
          <table:table-cell table:style-name="ce15" office:value-type="float" office:value="1420">
            <text:p>1420</text:p>
          </table:table-cell>
          <table:table-cell table:style-name="ce14" table:formula="of:=[.BA35]-[.BB35]" office:value-type="float" office:value="332">
            <text:p>332</text:p>
          </table:table-cell>
          <table:table-cell table:style-name="ce14" table:formula="of:=([.BA35]-[.BB35])/[.BA35]" office:value-type="float" office:value="0.189497716894977">
            <text:p>0.1894977169</text:p>
          </table:table-cell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formula="of:=AVERAGE([.BN8:.BN32])" office:value-type="float" office:value="310.4">
            <text:p>310.4</text:p>
          </table:table-cell>
          <table:table-cell table:formula="of:=AVERAGE([.BO8:.BO32])" office:value-type="float" office:value="0.616087315012844">
            <text:p>0.616087315</text:p>
          </table:table-cell>
          <table:table-cell table:formula="of:=AVERAGE([.BP8:.BP32])" office:value-type="float" office:value="34.4">
            <text:p>34.4</text:p>
          </table:table-cell>
          <table:table-cell table:formula="of:=AVERAGE([.BQ8:.BQ32])" office:value-type="float" office:value="0.663802029812028">
            <text:p>0.6638020298</text:p>
          </table:table-cell>
        </table:table-row>
        <table:table-row table:style-name="ro1">
          <table:table-cell table:style-name="ce1" office:value-type="string">
            <text:p>50-33</text:p>
          </table:table-cell>
          <table:table-cell table:style-name="ce3" office:value-type="float" office:value="40639">
            <text:p>40639.0000</text:p>
          </table:table-cell>
          <table:table-cell office:value-type="float" office:value="1117">
            <text:p>1117</text:p>
          </table:table-cell>
          <table:table-cell office:value-type="float" office:value="958.36">
            <text:p>958.36</text:p>
          </table:table-cell>
          <table:table-cell office:value-type="float" office:value="141.85">
            <text:p>141.85</text:p>
          </table:table-cell>
          <table:table-cell table:style-name="ce6" office:value-type="float" office:value="120.04">
            <text:p>120.04</text:p>
          </table:table-cell>
          <table:table-cell table:formula="of:=([.E36]-[.F36])/[.F36]" office:value-type="float" office:value="0.181689436854382">
            <text:p>0.1816894369</text:p>
          </table:table-cell>
          <table:table-cell table:number-columns-repeated="2"/>
          <table:table-cell table:style-name="ce1" office:value-type="string">
            <text:p>20-33</text:p>
          </table:table-cell>
          <table:table-cell office:value-type="float" office:value="423">
            <text:p>423</text:p>
          </table:table-cell>
          <table:table-cell office:value-type="float" office:value="0.4">
            <text:p>0.4</text:p>
          </table:table-cell>
          <table:table-cell office:value-type="float" office:value="0.11">
            <text:p>0.11</text:p>
          </table:table-cell>
          <table:table-cell table:style-name="ce6" office:value-type="float" office:value="0.03">
            <text:p>0.03</text:p>
          </table:table-cell>
          <table:table-cell table:number-columns-repeated="3"/>
          <table:table-cell table:style-name="ce1" office:value-type="string">
            <text:p>75-33</text:p>
          </table:table-cell>
          <table:table-cell table:style-name="ce8" office:value-type="float" office:value="0.603485064011">
            <text:p>0.6035</text:p>
          </table:table-cell>
          <table:table-cell office:value-type="float" office:value="2012">
            <text:p>2012</text:p>
          </table:table-cell>
          <table:table-cell table:style-name="ce9" office:value-type="string">
            <text:p>-</text:p>
          </table:table-cell>
          <table:table-cell table:style-name="ce9"/>
          <table:table-cell table:style-name="ce10" office:value-type="float" office:value="1601.3">
            <text:p>1601.3</text:p>
          </table:table-cell>
          <table:table-cell table:formula="of:=([.V36]-[.W36])/[.W36]" office:value-type="float" office:value="-1">
            <text:p>-1</text:p>
          </table:table-cell>
          <table:table-cell table:style-name="ce13" office:value-type="float" office:value="2029">
            <text:p>2029</text:p>
          </table:table-cell>
          <table:table-cell table:style-name="ce13" office:value-type="float" office:value="1683">
            <text:p>1683</text:p>
          </table:table-cell>
          <table:table-cell table:number-columns-repeated="2" table:style-name="ce12" office:value-type="float" office:value="2012">
            <text:p>2012</text:p>
          </table:table-cell>
          <table:table-cell table:number-columns-repeated="13"/>
          <table:table-cell table:style-name="ce15" office:value-type="float" office:value="238.96">
            <text:p>238.96</text:p>
          </table:table-cell>
          <table:table-cell table:style-name="ce14" office:value-type="float" office:value="1281.7">
            <text:p>1281.7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30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2" office:value-type="string">
            <text:p>50-34</text:p>
          </table:table-cell>
          <table:table-cell table:style-name="ce4" office:value-type="float" office:value="40402">
            <text:p>40402.0000</text:p>
          </table:table-cell>
          <table:table-cell table:style-name="ce5" office:value-type="float" office:value="936">
            <text:p>936</text:p>
          </table:table-cell>
          <table:table-cell table:style-name="ce5" office:value-type="float" office:value="307.31">
            <text:p>307.31</text:p>
          </table:table-cell>
          <table:table-cell table:style-name="ce5" office:value-type="float" office:value="1268.44">
            <text:p>1268.44</text:p>
          </table:table-cell>
          <table:table-cell table:style-name="ce6" office:value-type="float" office:value="181.82">
            <text:p>181.82</text:p>
          </table:table-cell>
          <table:table-cell table:formula="of:=([.E37]-[.F37])/[.F37]" office:value-type="float" office:value="5.97635023649764">
            <text:p>5.9763502365</text:p>
          </table:table-cell>
          <table:table-cell table:number-columns-repeated="2"/>
          <table:table-cell table:style-name="ce1" office:value-type="string">
            <text:p>20-34</text:p>
          </table:table-cell>
          <table:table-cell office:value-type="float" office:value="293">
            <text:p>293</text:p>
          </table:table-cell>
          <table:table-cell office:value-type="float" office:value="0.33">
            <text:p>0.33</text:p>
          </table:table-cell>
          <table:table-cell office:value-type="float" office:value="0.06">
            <text:p>0.06</text:p>
          </table:table-cell>
          <table:table-cell table:style-name="ce6" office:value-type="float" office:value="0.03">
            <text:p>0.03</text:p>
          </table:table-cell>
          <table:table-cell table:number-columns-repeated="3"/>
          <table:table-cell table:style-name="ce1" office:value-type="string">
            <text:p>75-34</text:p>
          </table:table-cell>
          <table:table-cell table:style-name="ce8" office:value-type="float" office:value="0.5320056899">
            <text:p>0.5320</text:p>
          </table:table-cell>
          <table:table-cell office:value-type="float" office:value="1289">
            <text:p>1289</text:p>
          </table:table-cell>
          <table:table-cell table:style-name="ce9" office:value-type="float" office:value="1188.39">
            <text:p>1188.39</text:p>
          </table:table-cell>
          <table:table-cell table:style-name="ce9"/>
          <table:table-cell table:style-name="ce10" office:value-type="float" office:value="397.64">
            <text:p>397.64</text:p>
          </table:table-cell>
          <table:table-cell table:formula="of:=([.V37]-[.W37])/[.W37]" office:value-type="float" office:value="-1">
            <text:p>-1</text:p>
          </table:table-cell>
          <table:table-cell table:style-name="ce13" table:number-columns-repeated="2"/>
          <table:table-cell table:style-name="ce12" table:number-columns-repeated="2"/>
          <table:table-cell table:number-columns-repeated="13"/>
          <table:table-cell table:style-name="ce15" office:value-type="string">
            <text:p>-</text:p>
          </table:table-cell>
          <table:table-cell table:style-name="ce14"/>
          <table:table-cell/>
          <table:table-cell table:style-name="ce15" office:value-type="string">
            <text:p>-</text:p>
          </table:table-cell>
          <table:table-cell table:style-name="ce14" office:value-type="float" office:value="3132.98">
            <text:p>3132.98</text:p>
          </table:table-cell>
          <table:table-cell table:number-columns-repeated="2"/>
          <table:table-cell table:style-name="ce14" office:value-type="string">
            <text:p>75-31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35</text:p>
          </table:table-cell>
          <table:table-cell table:style-name="ce3" office:value-type="float" office:value="43064">
            <text:p>43064.0000</text:p>
          </table:table-cell>
          <table:table-cell office:value-type="float" office:value="292">
            <text:p>292</text:p>
          </table:table-cell>
          <table:table-cell office:value-type="float" office:value="43.81">
            <text:p>43.81</text:p>
          </table:table-cell>
          <table:table-cell office:value-type="float" office:value="2.04">
            <text:p>2.04</text:p>
          </table:table-cell>
          <table:table-cell table:style-name="ce6" office:value-type="float" office:value="3.94">
            <text:p>3.94</text:p>
          </table:table-cell>
          <table:table-cell table:formula="of:=([.E38]-[.F38])/[.F38]" office:value-type="float" office:value="-0.482233502538071">
            <text:p>-0.4822335025</text:p>
          </table:table-cell>
          <table:table-cell table:number-columns-repeated="2"/>
          <table:table-cell table:style-name="ce1" office:value-type="string">
            <text:p>20-35</text:p>
          </table:table-cell>
          <table:table-cell office:value-type="float" office:value="53">
            <text:p>53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style-name="ce6" office:value-type="float" office:value="0.07">
            <text:p>0.07</text:p>
          </table:table-cell>
          <table:table-cell table:number-columns-repeated="3"/>
          <table:table-cell table:style-name="ce1" office:value-type="string">
            <text:p>75-35</text:p>
          </table:table-cell>
          <table:table-cell table:style-name="ce8" office:value-type="float" office:value="0.519914651494">
            <text:p>0.5199</text:p>
          </table:table-cell>
          <table:table-cell office:value-type="float" office:value="295">
            <text:p>295</text:p>
          </table:table-cell>
          <table:table-cell table:style-name="ce9" office:value-type="float" office:value="2825.45">
            <text:p>2825.45</text:p>
          </table:table-cell>
          <table:table-cell table:style-name="ce9" office:value-type="float" office:value="13.28">
            <text:p>13.28</text:p>
          </table:table-cell>
          <table:table-cell table:style-name="ce10" office:value-type="float" office:value="22.87">
            <text:p>22.87</text:p>
          </table:table-cell>
          <table:table-cell table:formula="of:=([.V38]-[.W38])/[.W38]" office:value-type="float" office:value="-0.419326628771316">
            <text:p>-0.4193266288</text:p>
          </table:table-cell>
          <table:table-cell table:style-name="ce13" table:number-columns-repeated="2"/>
          <table:table-cell table:style-name="ce12" table:number-columns-repeated="2"/>
          <table:table-cell table:number-columns-repeated="13"/>
          <table:table-cell table:style-name="ce15" office:value-type="float" office:value="1188.39">
            <text:p>1188.39</text:p>
          </table:table-cell>
          <table:table-cell table:style-name="ce14" office:value-type="float" office:value="884.67">
            <text:p>884.67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32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>
            <text:p>50-36</text:p>
          </table:table-cell>
          <table:table-cell table:style-name="ce3" office:value-type="float" office:value="40454">
            <text:p>40454.0000</text:p>
          </table:table-cell>
          <table:table-cell office:value-type="float" office:value="27">
            <text:p>27</text:p>
          </table:table-cell>
          <table:table-cell office:value-type="float" office:value="72.79">
            <text:p>72.79</text:p>
          </table:table-cell>
          <table:table-cell office:value-type="float" office:value="38.76">
            <text:p>38.76</text:p>
          </table:table-cell>
          <table:table-cell table:style-name="ce6" office:value-type="float" office:value="21.39">
            <text:p>21.39</text:p>
          </table:table-cell>
          <table:table-cell table:formula="of:=([.E39]-[.F39])/[.F39]" office:value-type="float" office:value="0.812061711079944">
            <text:p>0.8120617111</text:p>
          </table:table-cell>
          <table:table-cell table:number-columns-repeated="2"/>
          <table:table-cell table:style-name="ce1" office:value-type="string">
            <text:p>20-36</text:p>
          </table:table-cell>
          <table:table-cell office:value-type="float" office:value="-55">
            <text:p>-55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table:style-name="ce6" office:value-type="float" office:value="0.01">
            <text:p>0.01</text:p>
          </table:table-cell>
          <table:table-cell table:number-columns-repeated="3"/>
          <table:table-cell table:style-name="ce1" office:value-type="string">
            <text:p>75-36</text:p>
          </table:table-cell>
          <table:table-cell table:style-name="ce8" office:value-type="float" office:value="0.515291607397">
            <text:p>0.5153</text:p>
          </table:table-cell>
          <table:table-cell office:value-type="float" office:value="-19">
            <text:p>-19</text:p>
          </table:table-cell>
          <table:table-cell table:style-name="ce9" office:value-type="string">
            <text:p>-</text:p>
          </table:table-cell>
          <table:table-cell table:style-name="ce9" office:value-type="float" office:value="2.44">
            <text:p>2.44</text:p>
          </table:table-cell>
          <table:table-cell table:style-name="ce10" office:value-type="float" office:value="13.73">
            <text:p>13.73</text:p>
          </table:table-cell>
          <table:table-cell table:formula="of:=([.V39]-[.W39])/[.W39]" office:value-type="float" office:value="-0.822286962855062">
            <text:p>-0.8222869629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-19">
            <text:p>-19</text:p>
          </table:table-cell>
          <table:table-cell table:number-columns-repeated="2" table:style-name="ce12" office:value-type="float" office:value="-19">
            <text:p>-19</text:p>
          </table:table-cell>
          <table:table-cell table:number-columns-repeated="13"/>
          <table:table-cell table:style-name="ce15" office:value-type="float" office:value="2825.45">
            <text:p>2825.45</text:p>
          </table:table-cell>
          <table:table-cell table:style-name="ce14" office:value-type="float" office:value="29.81">
            <text:p>29.81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33</text:p>
          </table:table-cell>
          <table:table-cell table:style-name="ce14" office:value-type="float" office:value="2012">
            <text:p>2012</text:p>
          </table:table-cell>
          <table:table-cell table:style-name="ce15" office:value-type="string">
            <text:p>-</text:p>
          </table:table-cell>
          <table:table-cell table:style-name="ce14" office:value-type="float" office:value="3132.98">
            <text:p>3132.98</text:p>
          </table:table-cell>
          <table:table-cell table:style-name="ce15" office:value-type="float" office:value="2029">
            <text:p>2029</text:p>
          </table:table-cell>
          <table:table-cell table:style-name="ce15" office:value-type="float" office:value="1683">
            <text:p>1683</text:p>
          </table:table-cell>
          <table:table-cell table:style-name="ce14" table:formula="of:=[.BA39]-[.BB39]" office:value-type="float" office:value="346">
            <text:p>346</text:p>
          </table:table-cell>
          <table:table-cell table:style-name="ce14" table:formula="of:=([.BA39]-[.BB39])/[.BA39]" office:value-type="float" office:value="0.170527353376047">
            <text:p>0.1705273534</text:p>
          </table:table-cell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" office:value-type="string">
            <text:p>50-37</text:p>
          </table:table-cell>
          <table:table-cell table:style-name="ce3" office:value-type="float" office:value="45322">
            <text:p>45322.0000</text:p>
          </table:table-cell>
          <table:table-cell office:value-type="float" office:value="1328">
            <text:p>1328</text:p>
          </table:table-cell>
          <table:table-cell office:value-type="float" office:value="10.93">
            <text:p>10.93</text:p>
          </table:table-cell>
          <table:table-cell office:value-type="float" office:value="1.95">
            <text:p>1.95</text:p>
          </table:table-cell>
          <table:table-cell table:style-name="ce6" office:value-type="float" office:value="1.08">
            <text:p>1.08</text:p>
          </table:table-cell>
          <table:table-cell table:formula="of:=([.E40]-[.F40])/[.F40]" office:value-type="float" office:value="0.805555555555556">
            <text:p>0.8055555556</text:p>
          </table:table-cell>
          <table:table-cell table:number-columns-repeated="2"/>
          <table:table-cell table:style-name="ce1" office:value-type="string">
            <text:p>20-37</text:p>
          </table:table-cell>
          <table:table-cell office:value-type="float" office:value="227">
            <text:p>227</text:p>
          </table:table-cell>
          <table:table-cell office:value-type="float" office:value="0.55">
            <text:p>0.55</text:p>
          </table:table-cell>
          <table:table-cell office:value-type="float" office:value="0.75">
            <text:p>0.75</text:p>
          </table:table-cell>
          <table:table-cell table:style-name="ce6" office:value-type="float" office:value="0.29">
            <text:p>0.29</text:p>
          </table:table-cell>
          <table:table-cell table:number-columns-repeated="3"/>
          <table:table-cell table:style-name="ce1" office:value-type="string">
            <text:p>75-37</text:p>
          </table:table-cell>
          <table:table-cell table:style-name="ce8" office:value-type="float" office:value="0.576102418208">
            <text:p>0.5761</text:p>
          </table:table-cell>
          <table:table-cell office:value-type="float" office:value="1768">
            <text:p>1768</text:p>
          </table:table-cell>
          <table:table-cell table:style-name="ce9" office:value-type="string">
            <text:p>-</text:p>
          </table:table-cell>
          <table:table-cell table:style-name="ce9"/>
          <table:table-cell table:style-name="ce10" office:value-type="float" office:value="217.45">
            <text:p>217.45</text:p>
          </table:table-cell>
          <table:table-cell table:formula="of:=([.V40]-[.W40])/[.W40]" office:value-type="float" office:value="-1">
            <text:p>-1</text:p>
          </table:table-cell>
          <table:table-cell table:style-name="ce13" office:value-type="float" office:value="1815">
            <text:p>1815</text:p>
          </table:table-cell>
          <table:table-cell table:style-name="ce13" office:value-type="float" office:value="1574">
            <text:p>1574</text:p>
          </table:table-cell>
          <table:table-cell table:number-columns-repeated="2" table:style-name="ce12" office:value-type="float" office:value="1768">
            <text:p>1768</text:p>
          </table:table-cell>
          <table:table-cell table:number-columns-repeated="13"/>
          <table:table-cell table:style-name="ce15" office:value-type="string">
            <text:p>-</text:p>
          </table:table-cell>
          <table:table-cell table:style-name="ce14"/>
          <table:table-cell/>
          <table:table-cell table:style-name="ce15" office:value-type="string">
            <text:p>-</text:p>
          </table:table-cell>
          <table:table-cell table:style-name="ce14" office:value-type="float" office:value="27.3">
            <text:p>27.3</text:p>
          </table:table-cell>
          <table:table-cell table:number-columns-repeated="2"/>
          <table:table-cell table:style-name="ce14" office:value-type="string">
            <text:p>75-34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" office:value-type="string">
            <text:p>50-38</text:p>
          </table:table-cell>
          <table:table-cell table:style-name="ce3" office:value-type="float" office:value="43661">
            <text:p>43661.0000</text:p>
          </table:table-cell>
          <table:table-cell office:value-type="float" office:value="1025">
            <text:p>1025</text:p>
          </table:table-cell>
          <table:table-cell office:value-type="float" office:value="1.52">
            <text:p>1.52</text:p>
          </table:table-cell>
          <table:table-cell office:value-type="float" office:value="1.32">
            <text:p>1.32</text:p>
          </table:table-cell>
          <table:table-cell table:style-name="ce6" office:value-type="float" office:value="1.86">
            <text:p>1.86</text:p>
          </table:table-cell>
          <table:table-cell table:formula="of:=([.E41]-[.F41])/[.F41]" office:value-type="float" office:value="-0.290322580645161">
            <text:p>-0.2903225806</text:p>
          </table:table-cell>
          <table:table-cell table:number-columns-repeated="2"/>
          <table:table-cell table:style-name="ce1" office:value-type="string">
            <text:p>20-38</text:p>
          </table:table-cell>
          <table:table-cell office:value-type="float" office:value="216">
            <text:p>216</text:p>
          </table:table-cell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table:style-name="ce6" office:value-type="float" office:value="0.02">
            <text:p>0.02</text:p>
          </table:table-cell>
          <table:table-cell table:number-columns-repeated="3"/>
          <table:table-cell table:style-name="ce1" office:value-type="string">
            <text:p>75-38</text:p>
          </table:table-cell>
          <table:table-cell table:style-name="ce8" office:value-type="float" office:value="0.458392603129">
            <text:p>0.4584</text:p>
          </table:table-cell>
          <table:table-cell office:value-type="float" office:value="1418">
            <text:p>1418</text:p>
          </table:table-cell>
          <table:table-cell table:style-name="ce9" office:value-type="string">
            <text:p>-</text:p>
          </table:table-cell>
          <table:table-cell table:style-name="ce9"/>
          <table:table-cell table:style-name="ce10" office:value-type="float" office:value="270.99">
            <text:p>270.99</text:p>
          </table:table-cell>
          <table:table-cell table:formula="of:=([.V41]-[.W41])/[.W41]" office:value-type="float" office:value="-1">
            <text:p>-1</text:p>
          </table:table-cell>
          <table:table-cell table:style-name="ce13" office:value-type="float" office:value="1423">
            <text:p>1423</text:p>
          </table:table-cell>
          <table:table-cell table:style-name="ce13" office:value-type="float" office:value="1212">
            <text:p>1212</text:p>
          </table:table-cell>
          <table:table-cell table:number-columns-repeated="2" table:style-name="ce12" office:value-type="float" office:value="1418">
            <text:p>1418</text:p>
          </table:table-cell>
          <table:table-cell table:number-columns-repeated="13"/>
          <table:table-cell table:style-name="ce15" office:value-type="string">
            <text:p>-</text:p>
          </table:table-cell>
          <table:table-cell table:style-name="ce14"/>
          <table:table-cell/>
          <table:table-cell table:style-name="ce15" office:value-type="string">
            <text:p>-</text:p>
          </table:table-cell>
          <table:table-cell table:style-name="ce14" office:value-type="float" office:value="299.73">
            <text:p>299.73</text:p>
          </table:table-cell>
          <table:table-cell table:number-columns-repeated="2"/>
          <table:table-cell table:style-name="ce14" office:value-type="string">
            <text:p>75-35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" office:value-type="string">
            <text:p>50-39</text:p>
          </table:table-cell>
          <table:table-cell table:style-name="ce3" office:value-type="float" office:value="42381">
            <text:p>42381.0000</text:p>
          </table:table-cell>
          <table:table-cell office:value-type="float" office:value="114">
            <text:p>114</text:p>
          </table:table-cell>
          <table:table-cell office:value-type="float" office:value="1.16">
            <text:p>1.16</text:p>
          </table:table-cell>
          <table:table-cell office:value-type="float" office:value="0.93">
            <text:p>0.93</text:p>
          </table:table-cell>
          <table:table-cell table:style-name="ce6" office:value-type="float" office:value="2.15">
            <text:p>2.15</text:p>
          </table:table-cell>
          <table:table-cell table:formula="of:=([.E42]-[.F42])/[.F42]" office:value-type="float" office:value="-0.567441860465116">
            <text:p>-0.5674418605</text:p>
          </table:table-cell>
          <table:table-cell table:number-columns-repeated="2"/>
          <table:table-cell table:style-name="ce1" office:value-type="string">
            <text:p>20-39</text:p>
          </table:table-cell>
          <table:table-cell office:value-type="float" office:value="58">
            <text:p>58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table:style-name="ce6" office:value-type="float" office:value="0.01">
            <text:p>0.01</text:p>
          </table:table-cell>
          <table:table-cell table:number-columns-repeated="3"/>
          <table:table-cell table:style-name="ce1" office:value-type="string">
            <text:p>75-39</text:p>
          </table:table-cell>
          <table:table-cell table:style-name="ce8" office:value-type="float" office:value="0.539473684211">
            <text:p>0.5395</text:p>
          </table:table-cell>
          <table:table-cell office:value-type="float" office:value="355">
            <text:p>355</text:p>
          </table:table-cell>
          <table:table-cell table:style-name="ce9" office:value-type="float" office:value="1.22">
            <text:p>1.22</text:p>
          </table:table-cell>
          <table:table-cell table:style-name="ce9" office:value-type="float" office:value="1.35">
            <text:p>1.35</text:p>
          </table:table-cell>
          <table:table-cell table:style-name="ce10" office:value-type="float" office:value="13.89">
            <text:p>13.89</text:p>
          </table:table-cell>
          <table:table-cell table:formula="of:=([.V42]-[.W42])/[.W42]" office:value-type="float" office:value="-0.90280777537797">
            <text:p>-0.9028077754</text:p>
          </table:table-cell>
          <table:table-cell table:style-name="ce13" table:number-columns-repeated="4"/>
          <table:table-cell table:number-columns-repeated="13"/>
          <table:table-cell table:style-name="ce15" office:value-type="string">
            <text:p>-</text:p>
          </table:table-cell>
          <table:table-cell table:style-name="ce14"/>
          <table:table-cell/>
          <table:table-cell table:style-name="ce15" office:value-type="string">
            <text:p>-</text:p>
          </table:table-cell>
          <table:table-cell table:style-name="ce14" office:value-type="float" office:value="447.64">
            <text:p>447.64</text:p>
          </table:table-cell>
          <table:table-cell table:number-columns-repeated="2"/>
          <table:table-cell table:style-name="ce14" office:value-type="string">
            <text:p>75-36</text:p>
          </table:table-cell>
          <table:table-cell table:style-name="ce14" office:value-type="float" office:value="-19">
            <text:p>-19</text:p>
          </table:table-cell>
          <table:table-cell table:style-name="ce15" office:value-type="string">
            <text:p>-</text:p>
          </table:table-cell>
          <table:table-cell table:style-name="ce14" office:value-type="float" office:value="27.3">
            <text:p>27.3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-19">
            <text:p>-19</text:p>
          </table:table-cell>
          <table:table-cell table:style-name="ce14" table:formula="of:=[.BA42]-[.BB42]" office:value-type="float" office:value="32">
            <text:p>32</text:p>
          </table:table-cell>
          <table:table-cell table:style-name="ce14" table:formula="of:=([.BA42]-[.BB42])/[.BA42]" office:value-type="float" office:value="2.46153846153846">
            <text:p>2.4615384615</text:p>
          </table:table-cell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" office:value-type="string">
            <text:p>50-40</text:p>
          </table:table-cell>
          <table:table-cell table:style-name="ce3" office:value-type="float" office:value="42521">
            <text:p>42521.0000</text:p>
          </table:table-cell>
          <table:table-cell office:value-type="float" office:value="102">
            <text:p>102</text:p>
          </table:table-cell>
          <table:table-cell office:value-type="float" office:value="1.27">
            <text:p>1.27</text:p>
          </table:table-cell>
          <table:table-cell office:value-type="float" office:value="3.02">
            <text:p>3.02</text:p>
          </table:table-cell>
          <table:table-cell table:style-name="ce6" office:value-type="float" office:value="5.04">
            <text:p>5.04</text:p>
          </table:table-cell>
          <table:table-cell table:formula="of:=([.E43]-[.F43])/[.F43]" office:value-type="float" office:value="-0.400793650793651">
            <text:p>-0.4007936508</text:p>
          </table:table-cell>
          <table:table-cell table:number-columns-repeated="2"/>
          <table:table-cell table:style-name="ce1" office:value-type="string">
            <text:p>20-40</text:p>
          </table:table-cell>
          <table:table-cell office:value-type="float" office:value="14">
            <text:p>14</text:p>
          </table:table-cell>
          <table:table-cell office:value-type="float" office:value="0.41">
            <text:p>0.41</text:p>
          </table:table-cell>
          <table:table-cell office:value-type="float" office:value="0.03">
            <text:p>0.03</text:p>
          </table:table-cell>
          <table:table-cell table:style-name="ce6" office:value-type="float" office:value="0.02">
            <text:p>0.02</text:p>
          </table:table-cell>
          <table:table-cell table:number-columns-repeated="3"/>
          <table:table-cell table:style-name="ce1" office:value-type="string">
            <text:p>75-40</text:p>
          </table:table-cell>
          <table:table-cell table:style-name="ce8" office:value-type="float" office:value="0.548008534851">
            <text:p>0.5480</text:p>
          </table:table-cell>
          <table:table-cell office:value-type="float" office:value="222">
            <text:p>222</text:p>
          </table:table-cell>
          <table:table-cell table:style-name="ce9" office:value-type="float" office:value="5.37">
            <text:p>5.37</text:p>
          </table:table-cell>
          <table:table-cell table:style-name="ce9" office:value-type="float" office:value="5.25">
            <text:p>5.25</text:p>
          </table:table-cell>
          <table:table-cell table:style-name="ce10" office:value-type="float" office:value="11.01">
            <text:p>11.01</text:p>
          </table:table-cell>
          <table:table-cell table:formula="of:=([.V43]-[.W43])/[.W43]" office:value-type="float" office:value="-0.523160762942779">
            <text:p>-0.5231607629</text:p>
          </table:table-cell>
          <table:table-cell table:style-name="ce13" table:number-columns-repeated="4"/>
          <table:table-cell table:number-columns-repeated="13"/>
          <table:table-cell table:style-name="ce15" office:value-type="float" office:value="1.22">
            <text:p>1.22</text:p>
          </table:table-cell>
          <table:table-cell table:style-name="ce14" office:value-type="float" office:value="14.51">
            <text:p>14.51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37</text:p>
          </table:table-cell>
          <table:table-cell table:style-name="ce14" office:value-type="float" office:value="1768">
            <text:p>1768</text:p>
          </table:table-cell>
          <table:table-cell table:style-name="ce15" office:value-type="string">
            <text:p>-</text:p>
          </table:table-cell>
          <table:table-cell table:style-name="ce14" office:value-type="float" office:value="299.73">
            <text:p>299.73</text:p>
          </table:table-cell>
          <table:table-cell table:style-name="ce15" office:value-type="float" office:value="1815">
            <text:p>1815</text:p>
          </table:table-cell>
          <table:table-cell table:style-name="ce15" office:value-type="float" office:value="1574">
            <text:p>1574</text:p>
          </table:table-cell>
          <table:table-cell table:style-name="ce14" table:formula="of:=[.BA43]-[.BB43]" office:value-type="float" office:value="241">
            <text:p>241</text:p>
          </table:table-cell>
          <table:table-cell table:style-name="ce14" table:formula="of:=([.BA43]-[.BB43])/[.BA43]" office:value-type="float" office:value="0.132782369146006">
            <text:p>0.1327823691</text:p>
          </table:table-cell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number-columns-repeated="4"/>
        </table:table-row>
        <table:table-row table:style-name="ro1">
          <table:table-cell table:number-columns-repeated="41"/>
          <table:table-cell table:style-name="ce15" office:value-type="float" office:value="5.37">
            <text:p>5.37</text:p>
          </table:table-cell>
          <table:table-cell table:style-name="ce14" office:value-type="float" office:value="19.17">
            <text:p>19.17</text:p>
          </table:table-cell>
          <table:table-cell/>
          <table:table-cell table:style-name="ce15"/>
          <table:table-cell table:style-name="ce14"/>
          <table:table-cell table:number-columns-repeated="2"/>
          <table:table-cell table:style-name="ce14" office:value-type="string">
            <text:p>75-38</text:p>
          </table:table-cell>
          <table:table-cell table:style-name="ce14" office:value-type="float" office:value="1418">
            <text:p>1418</text:p>
          </table:table-cell>
          <table:table-cell table:style-name="ce15" office:value-type="string">
            <text:p>-</text:p>
          </table:table-cell>
          <table:table-cell table:style-name="ce14" office:value-type="float" office:value="447.64">
            <text:p>447.64</text:p>
          </table:table-cell>
          <table:table-cell table:style-name="ce15" office:value-type="float" office:value="1423">
            <text:p>1423</text:p>
          </table:table-cell>
          <table:table-cell table:style-name="ce15" office:value-type="float" office:value="1212">
            <text:p>1212</text:p>
          </table:table-cell>
          <table:table-cell table:style-name="ce14" table:formula="of:=[.BA44]-[.BB44]" office:value-type="float" office:value="211">
            <text:p>211</text:p>
          </table:table-cell>
          <table:table-cell table:style-name="ce14" table:formula="of:=([.BA44]-[.BB44])/[.BA44]" office:value-type="float" office:value="0.14827828531272">
            <text:p>0.1482782853</text:p>
          </table:table-cell>
          <table:table-cell/>
          <table:table-cell table:style-name="ce14" table:number-columns-repeated="2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um</text:p>
          </table:table-cell>
          <table:table-cell table:formula="of:=SUM([.D4:.D43])" office:value-type="float" office:value="1813.16">
            <text:p>1813.16</text:p>
          </table:table-cell>
          <table:table-cell table:number-columns-repeated="7"/>
          <table:table-cell table:formula="of:=SUM([.L4:.L43])" office:value-type="float" office:value="17.51">
            <text:p>17.51</text:p>
          </table:table-cell>
          <table:table-cell table:formula="of:=SUM([.M4:.M43])" office:value-type="float" office:value="10.37">
            <text:p>10.37</text:p>
          </table:table-cell>
          <table:table-cell table:number-columns-repeated="28"/>
          <table:table-cell table:style-name="ce14" table:number-columns-repeated="2"/>
          <table:table-cell/>
          <table:table-cell table:style-name="ce14" table:number-columns-repeated="2"/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avg</text:p>
          </table:table-cell>
          <table:table-cell table:formula="of:=AVERAGE([.D4:.D43])" office:value-type="float" office:value="45.329">
            <text:p>45.329</text:p>
          </table:table-cell>
          <table:table-cell table:number-columns-repeated="7"/>
          <table:table-cell table:formula="of:=AVERAGE([.L4:.L43])" office:value-type="float" office:value="0.43775">
            <text:p>0.43775</text:p>
          </table:table-cell>
          <table:table-cell table:formula="of:=AVERAGE([.M4:.M43])" office:value-type="float" office:value="0.25925">
            <text:p>0.25925</text:p>
          </table:table-cell>
          <table:table-cell table:number-columns-repeated="28"/>
          <table:table-cell table:style-name="ce14" table:number-columns-repeated="2"/>
          <table:table-cell/>
          <table:table-cell table:style-name="ce14" table:number-columns-repeated="2"/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cofv</text:p>
          </table:table-cell>
          <table:table-cell table:formula="of:=STDEV([.D4:.D43])/AVERAGE([.D4:.D43])" office:value-type="float" office:value="3.46019041403202">
            <text:p>3.460190414</text:p>
          </table:table-cell>
          <table:table-cell table:number-columns-repeated="7"/>
          <table:table-cell table:formula="of:=STDEV([.L4:.L43])/AVERAGE([.L4:.L43])" office:value-type="float" office:value="0.296024876097404">
            <text:p>0.2960248761</text:p>
          </table:table-cell>
          <table:table-cell table:formula="of:=STDEV([.M4:.M43])/AVERAGE([.M4:.M43])" office:value-type="float" office:value="2.06443090266542">
            <text:p>2.0644309027</text:p>
          </table:table-cell>
          <table:table-cell table:number-columns-repeated="7"/>
          <table:table-cell table:formula="of:=STDEV([.U4:.U43])/AVERAGE([.U4:.U43])" office:value-type="float" office:value="1.79933798324077">
            <text:p>1.7993379832</text:p>
          </table:table-cell>
          <table:table-cell table:number-columns-repeated="2"/>
          <table:table-cell table:formula="of:=STDEV([.X4:.X43])/AVERAGE([.X4:.X43])" office:value-type="float" office:value="0">
            <text:p>#VALUE!</text:p>
          </table:table-cell>
          <table:table-cell table:number-columns-repeated="17"/>
          <table:table-cell table:style-name="ce14" table:number-columns-repeated="2"/>
          <table:table-cell/>
          <table:table-cell table:style-name="ce14" table:number-columns-repeated="2"/>
          <table:table-cell table:number-columns-repeated="5"/>
          <table:table-cell table:formula="of:=AVERAGE([.AZ13:.AZ44])" office:value-type="float" office:value="648.577692307692">
            <text:p>648.5776923077</text:p>
          </table:table-cell>
          <table:table-cell table:number-columns-repeated="2"/>
          <table:table-cell table:formula="of:=AVERAGE([.BC13:.BC44])" office:value-type="float" office:value="323.461538461538">
            <text:p>323.4615384615</text:p>
          </table:table-cell>
          <table:table-cell table:formula="of:=AVERAGE([.BD13:.BD44])" office:value-type="float" office:value="0.644474950973799">
            <text:p>0.644474951</text:p>
          </table:table-cell>
          <table:table-cell table:number-columns-repeated="13"/>
        </table:table-row>
        <table:table-row table:style-name="ro1">
          <table:table-cell table:number-columns-repeated="41"/>
          <table:table-cell table:style-name="ce14" table:formula="of:=STDEV([.AP5:.AP44])/AVERAGE([.AP5:.AP44])" office:value-type="float" office:value="1.79933798324077">
            <text:p>1.7993379832</text:p>
          </table:table-cell>
          <table:table-cell table:style-name="ce14" table:formula="of:=STDEV([.AQ5:.AQ44])/AVERAGE([.AQ5:.AQ44])" office:value-type="float" office:value="1.90849623477631">
            <text:p>1.9084962348</text:p>
          </table:table-cell>
          <table:table-cell/>
          <table:table-cell table:style-name="ce14" table:formula="of:=STDEV([.AS5:.AS44])/AVERAGE([.AS5:.AS44])" office:value-type="float" office:value="0">
            <text:p>#DIV/0!</text:p>
          </table:table-cell>
          <table:table-cell table:style-name="ce14" table:formula="of:=STDEV([.AT5:.AT44])/AVERAGE([.AT5:.AT44])" office:value-type="float" office:value="1.48463407296115">
            <text:p>1.48463407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CORREL([.D4:.D43];[.H4:.H43])" office:value-type="float" office:value="0">
            <text:p>#VALUE!</text:p>
          </table:table-cell>
          <table:table-cell table:number-columns-repeated="7"/>
          <table:table-cell table:formula="of:=CORREL([.L4:.L43];[.M4:.M43])" office:value-type="float" office:value="0.454238470533903">
            <text:p>0.4542384705</text:p>
          </table:table-cell>
          <table:table-cell table:number-columns-repeated="8"/>
          <table:table-cell table:formula="of:=AVERAGE([.U4:.U43])" office:value-type="float" office:value="385.971363636364">
            <text:p>385.9713636364</text:p>
          </table:table-cell>
          <table:table-cell table:number-columns-repeated="2"/>
          <table:table-cell table:formula="of:=AVERAGE([.X4:.X43])" office:value-type="float" office:value="0">
            <text:p>#VALUE!</text:p>
          </table:table-cell>
          <table:table-cell table:number-columns-repeated="17"/>
          <table:table-cell table:style-name="ce14" table:number-columns-repeated="2"/>
          <table:table-cell/>
          <table:table-cell table:style-name="ce14" table:number-columns-repeated="2"/>
          <table:table-cell table:number-columns-repeated="23"/>
        </table:table-row>
        <table:table-row table:style-name="ro1">
          <table:table-cell table:number-columns-repeated="41"/>
          <table:table-cell table:style-name="ce14" table:formula="of:=AVERAGE([.AP5:.AP44])" office:value-type="float" office:value="385.971363636364">
            <text:p>385.9713636364</text:p>
          </table:table-cell>
          <table:table-cell table:style-name="ce14" table:formula="of:=AVERAGE([.AQ5:.AQ44])" office:value-type="float" office:value="426.039090909091">
            <text:p>426.0390909091</text:p>
          </table:table-cell>
          <table:table-cell/>
          <table:table-cell table:style-name="ce14" table:formula="of:=AVERAGE([.AS5:.AS44])" office:value-type="float" office:value="0">
            <text:p>#DIV/0!</text:p>
          </table:table-cell>
          <table:table-cell table:style-name="ce14" table:formula="of:=AVERAGE([.AT5:.AT44])" office:value-type="float" office:value="648.577692307692">
            <text:p>648.5776923077</text:p>
          </table:table-cell>
          <table:table-cell table:number-columns-repeated="23"/>
        </table:table-row>
        <table:table-row table:style-name="ro1" table:number-rows-repeated="1048525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20comp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Number</text:p>
          </table:table-cell>
          <table:table-cell office:value-type="string">
            <text:p>Lmax</text:p>
          </table:table-cell>
          <table:table-cell office:value-type="string">
            <text:p>CP</text:p>
          </table:table-cell>
          <table:table-cell office:value-type="string">
            <text:p>MIP</text:p>
          </table:table-cell>
          <table:table-cell office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>
            <text:p>20-28</text:p>
          </table:table-cell>
          <table:table-cell office:value-type="float" office:value="-34">
            <text:p>-34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table:formula="of:=AVERAGE([.C3:.D3])" office:value-type="float" office:value="0.165">
            <text:p>0.165</text:p>
          </table:table-cell>
          <table:table-cell office:value-type="float" office:value="1">
            <text:p>1</text:p>
          </table:table-cell>
          <table:table-cell table:formula="of:=&quot;(&quot;&amp;[.$F3]&amp;&quot;, &quot; &amp;[.C3]&amp;&quot;)&quot;" office:value-type="string" office:string-value="(1, 0.31)">
            <text:p>(1, 0.31)</text:p>
          </table:table-cell>
          <table:table-cell table:formula="of:=&quot;(&quot;&amp;[.$F3]&amp;&quot;, &quot; &amp;[.D3]&amp;&quot;)&quot;" office:value-type="string" office:string-value="(1, 0.02)">
            <text:p>(1, 0.02)</text:p>
          </table:table-cell>
        </table:table-row>
        <table:table-row table:style-name="ro1">
          <table:table-cell office:value-type="string">
            <text:p>20-10</text:p>
          </table:table-cell>
          <table:table-cell office:value-type="float" office:value="313">
            <text:p>313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table:formula="of:=AVERAGE([.C4:.D4])" office:value-type="float" office:value="0.17">
            <text:p>0.17</text:p>
          </table:table-cell>
          <table:table-cell office:value-type="float" office:value="2">
            <text:p>2</text:p>
          </table:table-cell>
          <table:table-cell table:formula="of:=&quot;(&quot;&amp;[.$F4]&amp;&quot;, &quot; &amp;[.C4]&amp;&quot;)&quot;" office:value-type="string" office:string-value="(2, 0.32)">
            <text:p>(2, 0.32)</text:p>
          </table:table-cell>
          <table:table-cell table:formula="of:=&quot;(&quot;&amp;[.$F4]&amp;&quot;, &quot; &amp;[.D4]&amp;&quot;)&quot;" office:value-type="string" office:string-value="(2, 0.02)">
            <text:p>(2, 0.02)</text:p>
          </table:table-cell>
        </table:table-row>
        <table:table-row table:style-name="ro1">
          <table:table-cell office:value-type="string">
            <text:p>20-3</text:p>
          </table:table-cell>
          <table:table-cell office:value-type="float" office:value="63">
            <text:p>63</text:p>
          </table:table-cell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table:formula="of:=AVERAGE([.C5:.D5])" office:value-type="float" office:value="0.17">
            <text:p>0.17</text:p>
          </table:table-cell>
          <table:table-cell office:value-type="float" office:value="3">
            <text:p>3</text:p>
          </table:table-cell>
          <table:table-cell table:formula="of:=&quot;(&quot;&amp;[.$F5]&amp;&quot;, &quot; &amp;[.C5]&amp;&quot;)&quot;" office:value-type="string" office:string-value="(3, 0.33)">
            <text:p>(3, 0.33)</text:p>
          </table:table-cell>
          <table:table-cell table:formula="of:=&quot;(&quot;&amp;[.$F5]&amp;&quot;, &quot; &amp;[.D5]&amp;&quot;)&quot;" office:value-type="string" office:string-value="(3, 0.01)">
            <text:p>(3, 0.01)</text:p>
          </table:table-cell>
        </table:table-row>
        <table:table-row table:style-name="ro1">
          <table:table-cell office:value-type="string">
            <text:p>20-23</text:p>
          </table:table-cell>
          <table:table-cell office:value-type="float" office:value="17">
            <text:p>17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table:formula="of:=AVERAGE([.C6:.D6])" office:value-type="float" office:value="0.175">
            <text:p>0.175</text:p>
          </table:table-cell>
          <table:table-cell office:value-type="float" office:value="4">
            <text:p>4</text:p>
          </table:table-cell>
          <table:table-cell table:formula="of:=&quot;(&quot;&amp;[.$F6]&amp;&quot;, &quot; &amp;[.C6]&amp;&quot;)&quot;" office:value-type="string" office:string-value="(4, 0.3)">
            <text:p>(4, 0.3)</text:p>
          </table:table-cell>
          <table:table-cell table:formula="of:=&quot;(&quot;&amp;[.$F6]&amp;&quot;, &quot; &amp;[.D6]&amp;&quot;)&quot;" office:value-type="string" office:string-value="(4, 0.05)">
            <text:p>(4, 0.05)</text:p>
          </table:table-cell>
        </table:table-row>
        <table:table-row table:style-name="ro1">
          <table:table-cell office:value-type="string">
            <text:p>20-15</text:p>
          </table:table-cell>
          <table:table-cell office:value-type="float" office:value="127">
            <text:p>127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table:formula="of:=AVERAGE([.C7:.D7])" office:value-type="float" office:value="0.18">
            <text:p>0.18</text:p>
          </table:table-cell>
          <table:table-cell office:value-type="float" office:value="5">
            <text:p>5</text:p>
          </table:table-cell>
          <table:table-cell table:formula="of:=&quot;(&quot;&amp;[.$F7]&amp;&quot;, &quot; &amp;[.C7]&amp;&quot;)&quot;" office:value-type="string" office:string-value="(5, 0.32)">
            <text:p>(5, 0.32)</text:p>
          </table:table-cell>
          <table:table-cell table:formula="of:=&quot;(&quot;&amp;[.$F7]&amp;&quot;, &quot; &amp;[.D7]&amp;&quot;)&quot;" office:value-type="string" office:string-value="(5, 0.04)">
            <text:p>(5, 0.04)</text:p>
          </table:table-cell>
        </table:table-row>
        <table:table-row table:style-name="ro1">
          <table:table-cell office:value-type="string">
            <text:p>20-39</text:p>
          </table:table-cell>
          <table:table-cell office:value-type="float" office:value="58">
            <text:p>58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table:formula="of:=AVERAGE([.C8:.D8])" office:value-type="float" office:value="0.18">
            <text:p>0.18</text:p>
          </table:table-cell>
          <table:table-cell office:value-type="float" office:value="6">
            <text:p>6</text:p>
          </table:table-cell>
          <table:table-cell table:formula="of:=&quot;(&quot;&amp;[.$F8]&amp;&quot;, &quot; &amp;[.C8]&amp;&quot;)&quot;" office:value-type="string" office:string-value="(6, 0.32)">
            <text:p>(6, 0.32)</text:p>
          </table:table-cell>
          <table:table-cell table:formula="of:=&quot;(&quot;&amp;[.$F8]&amp;&quot;, &quot; &amp;[.D8]&amp;&quot;)&quot;" office:value-type="string" office:string-value="(6, 0.04)">
            <text:p>(6, 0.04)</text:p>
          </table:table-cell>
        </table:table-row>
        <table:table-row table:style-name="ro1">
          <table:table-cell office:value-type="string">
            <text:p>20-22</text:p>
          </table:table-cell>
          <table:table-cell office:value-type="float" office:value="291">
            <text:p>291</text:p>
          </table:table-cell>
          <table:table-cell office:value-type="float" office:value="0.34">
            <text:p>0.34</text:p>
          </table:table-cell>
          <table:table-cell office:value-type="float" office:value="0.02">
            <text:p>0.02</text:p>
          </table:table-cell>
          <table:table-cell table:formula="of:=AVERAGE([.C9:.D9])" office:value-type="float" office:value="0.18">
            <text:p>0.18</text:p>
          </table:table-cell>
          <table:table-cell office:value-type="float" office:value="7">
            <text:p>7</text:p>
          </table:table-cell>
          <table:table-cell table:formula="of:=&quot;(&quot;&amp;[.$F9]&amp;&quot;, &quot; &amp;[.C9]&amp;&quot;)&quot;" office:value-type="string" office:string-value="(7, 0.34)">
            <text:p>(7, 0.34)</text:p>
          </table:table-cell>
          <table:table-cell table:formula="of:=&quot;(&quot;&amp;[.$F9]&amp;&quot;, &quot; &amp;[.D9]&amp;&quot;)&quot;" office:value-type="string" office:string-value="(7, 0.02)">
            <text:p>(7, 0.02)</text:p>
          </table:table-cell>
        </table:table-row>
        <table:table-row table:style-name="ro1">
          <table:table-cell office:value-type="string">
            <text:p>20-20</text:p>
          </table:table-cell>
          <table:table-cell office:value-type="float" office:value="-16">
            <text:p>-16</text:p>
          </table:table-cell>
          <table:table-cell office:value-type="float" office:value="0.35">
            <text:p>0.35</text:p>
          </table:table-cell>
          <table:table-cell office:value-type="float" office:value="0.02">
            <text:p>0.02</text:p>
          </table:table-cell>
          <table:table-cell table:formula="of:=AVERAGE([.C10:.D10])" office:value-type="float" office:value="0.185">
            <text:p>0.185</text:p>
          </table:table-cell>
          <table:table-cell office:value-type="float" office:value="8">
            <text:p>8</text:p>
          </table:table-cell>
          <table:table-cell table:formula="of:=&quot;(&quot;&amp;[.$F10]&amp;&quot;, &quot; &amp;[.C10]&amp;&quot;)&quot;" office:value-type="string" office:string-value="(8, 0.35)">
            <text:p>(8, 0.35)</text:p>
          </table:table-cell>
          <table:table-cell table:formula="of:=&quot;(&quot;&amp;[.$F10]&amp;&quot;, &quot; &amp;[.D10]&amp;&quot;)&quot;" office:value-type="string" office:string-value="(8, 0.02)">
            <text:p>(8, 0.02)</text:p>
          </table:table-cell>
        </table:table-row>
        <table:table-row table:style-name="ro1">
          <table:table-cell office:value-type="string">
            <text:p>20-26</text:p>
          </table:table-cell>
          <table:table-cell office:value-type="float" office:value="274">
            <text:p>274</text:p>
          </table:table-cell>
          <table:table-cell office:value-type="float" office:value="0.31">
            <text:p>0.31</text:p>
          </table:table-cell>
          <table:table-cell office:value-type="float" office:value="0.08">
            <text:p>0.08</text:p>
          </table:table-cell>
          <table:table-cell table:formula="of:=AVERAGE([.C11:.D11])" office:value-type="float" office:value="0.195">
            <text:p>0.195</text:p>
          </table:table-cell>
          <table:table-cell office:value-type="float" office:value="9">
            <text:p>9</text:p>
          </table:table-cell>
          <table:table-cell table:formula="of:=&quot;(&quot;&amp;[.$F11]&amp;&quot;, &quot; &amp;[.C11]&amp;&quot;)&quot;" office:value-type="string" office:string-value="(9, 0.31)">
            <text:p>(9, 0.31)</text:p>
          </table:table-cell>
          <table:table-cell table:formula="of:=&quot;(&quot;&amp;[.$F11]&amp;&quot;, &quot; &amp;[.D11]&amp;&quot;)&quot;" office:value-type="string" office:string-value="(9, 0.08)">
            <text:p>(9, 0.08)</text:p>
          </table:table-cell>
        </table:table-row>
        <table:table-row table:style-name="ro1">
          <table:table-cell office:value-type="string">
            <text:p>20-34</text:p>
          </table:table-cell>
          <table:table-cell office:value-type="float" office:value="293">
            <text:p>293</text:p>
          </table:table-cell>
          <table:table-cell office:value-type="float" office:value="0.33">
            <text:p>0.33</text:p>
          </table:table-cell>
          <table:table-cell office:value-type="float" office:value="0.06">
            <text:p>0.06</text:p>
          </table:table-cell>
          <table:table-cell table:formula="of:=AVERAGE([.C12:.D12])" office:value-type="float" office:value="0.195">
            <text:p>0.195</text:p>
          </table:table-cell>
          <table:table-cell office:value-type="float" office:value="10">
            <text:p>10</text:p>
          </table:table-cell>
          <table:table-cell table:formula="of:=&quot;(&quot;&amp;[.$F12]&amp;&quot;, &quot; &amp;[.C12]&amp;&quot;)&quot;" office:value-type="string" office:string-value="(10, 0.33)">
            <text:p>(10, 0.33)</text:p>
          </table:table-cell>
          <table:table-cell table:formula="of:=&quot;(&quot;&amp;[.$F12]&amp;&quot;, &quot; &amp;[.D12]&amp;&quot;)&quot;" office:value-type="string" office:string-value="(10, 0.06)">
            <text:p>(10, 0.06)</text:p>
          </table:table-cell>
        </table:table-row>
        <table:table-row table:style-name="ro1">
          <table:table-cell office:value-type="string">
            <text:p>20-2</text:p>
          </table:table-cell>
          <table:table-cell office:value-type="float" office:value="282">
            <text:p>282</text:p>
          </table:table-cell>
          <table:table-cell office:value-type="float" office:value="0.36">
            <text:p>0.36</text:p>
          </table:table-cell>
          <table:table-cell office:value-type="float" office:value="0.03">
            <text:p>0.03</text:p>
          </table:table-cell>
          <table:table-cell table:formula="of:=AVERAGE([.C13:.D13])" office:value-type="float" office:value="0.195">
            <text:p>0.195</text:p>
          </table:table-cell>
          <table:table-cell office:value-type="float" office:value="11">
            <text:p>11</text:p>
          </table:table-cell>
          <table:table-cell table:formula="of:=&quot;(&quot;&amp;[.$F13]&amp;&quot;, &quot; &amp;[.C13]&amp;&quot;)&quot;" office:value-type="string" office:string-value="(11, 0.36)">
            <text:p>(11, 0.36)</text:p>
          </table:table-cell>
          <table:table-cell table:formula="of:=&quot;(&quot;&amp;[.$F13]&amp;&quot;, &quot; &amp;[.D13]&amp;&quot;)&quot;" office:value-type="string" office:string-value="(11, 0.03)">
            <text:p>(11, 0.03)</text:p>
          </table:table-cell>
        </table:table-row>
        <table:table-row table:style-name="ro1">
          <table:table-cell office:value-type="string">
            <text:p>20-24</text:p>
          </table:table-cell>
          <table:table-cell office:value-type="float" office:value="203">
            <text:p>203</text:p>
          </table:table-cell>
          <table:table-cell office:value-type="float" office:value="0.38">
            <text:p>0.38</text:p>
          </table:table-cell>
          <table:table-cell office:value-type="float" office:value="0.02">
            <text:p>0.02</text:p>
          </table:table-cell>
          <table:table-cell table:formula="of:=AVERAGE([.C14:.D14])" office:value-type="float" office:value="0.2">
            <text:p>0.2</text:p>
          </table:table-cell>
          <table:table-cell office:value-type="float" office:value="12">
            <text:p>12</text:p>
          </table:table-cell>
          <table:table-cell table:formula="of:=&quot;(&quot;&amp;[.$F14]&amp;&quot;, &quot; &amp;[.C14]&amp;&quot;)&quot;" office:value-type="string" office:string-value="(12, 0.38)">
            <text:p>(12, 0.38)</text:p>
          </table:table-cell>
          <table:table-cell table:formula="of:=&quot;(&quot;&amp;[.$F14]&amp;&quot;, &quot; &amp;[.D14]&amp;&quot;)&quot;" office:value-type="string" office:string-value="(12, 0.02)">
            <text:p>(12, 0.02)</text:p>
          </table:table-cell>
        </table:table-row>
        <table:table-row table:style-name="ro1">
          <table:table-cell office:value-type="string">
            <text:p>20-5</text:p>
          </table:table-cell>
          <table:table-cell office:value-type="float" office:value="337">
            <text:p>337</text:p>
          </table:table-cell>
          <table:table-cell office:value-type="float" office:value="0.32">
            <text:p>0.32</text:p>
          </table:table-cell>
          <table:table-cell office:value-type="float" office:value="0.09">
            <text:p>0.09</text:p>
          </table:table-cell>
          <table:table-cell table:formula="of:=AVERAGE([.C15:.D15])" office:value-type="float" office:value="0.205">
            <text:p>0.205</text:p>
          </table:table-cell>
          <table:table-cell office:value-type="float" office:value="13">
            <text:p>13</text:p>
          </table:table-cell>
          <table:table-cell table:formula="of:=&quot;(&quot;&amp;[.$F15]&amp;&quot;, &quot; &amp;[.C15]&amp;&quot;)&quot;" office:value-type="string" office:string-value="(13, 0.32)">
            <text:p>(13, 0.32)</text:p>
          </table:table-cell>
          <table:table-cell table:formula="of:=&quot;(&quot;&amp;[.$F15]&amp;&quot;, &quot; &amp;[.D15]&amp;&quot;)&quot;" office:value-type="string" office:string-value="(13, 0.09)">
            <text:p>(13, 0.09)</text:p>
          </table:table-cell>
        </table:table-row>
        <table:table-row table:style-name="ro1">
          <table:table-cell office:value-type="string">
            <text:p>20-7</text:p>
          </table:table-cell>
          <table:table-cell office:value-type="float" office:value="33">
            <text:p>33</text:p>
          </table:table-cell>
          <table:table-cell office:value-type="float" office:value="0.35">
            <text:p>0.35</text:p>
          </table:table-cell>
          <table:table-cell office:value-type="float" office:value="0.06">
            <text:p>0.06</text:p>
          </table:table-cell>
          <table:table-cell table:formula="of:=AVERAGE([.C16:.D16])" office:value-type="float" office:value="0.205">
            <text:p>0.205</text:p>
          </table:table-cell>
          <table:table-cell office:value-type="float" office:value="14">
            <text:p>14</text:p>
          </table:table-cell>
          <table:table-cell table:formula="of:=&quot;(&quot;&amp;[.$F16]&amp;&quot;, &quot; &amp;[.C16]&amp;&quot;)&quot;" office:value-type="string" office:string-value="(14, 0.35)">
            <text:p>(14, 0.35)</text:p>
          </table:table-cell>
          <table:table-cell table:formula="of:=&quot;(&quot;&amp;[.$F16]&amp;&quot;, &quot; &amp;[.D16]&amp;&quot;)&quot;" office:value-type="string" office:string-value="(14, 0.06)">
            <text:p>(14, 0.06)</text:p>
          </table:table-cell>
        </table:table-row>
        <table:table-row table:style-name="ro1">
          <table:table-cell office:value-type="string">
            <text:p>20-8</text:p>
          </table:table-cell>
          <table:table-cell office:value-type="float" office:value="-61">
            <text:p>-61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table:formula="of:=AVERAGE([.C17:.D17])" office:value-type="float" office:value="0.21">
            <text:p>0.21</text:p>
          </table:table-cell>
          <table:table-cell office:value-type="float" office:value="15">
            <text:p>15</text:p>
          </table:table-cell>
          <table:table-cell table:formula="of:=&quot;(&quot;&amp;[.$F17]&amp;&quot;, &quot; &amp;[.C17]&amp;&quot;)&quot;" office:value-type="string" office:string-value="(15, 0.4)">
            <text:p>(15, 0.4)</text:p>
          </table:table-cell>
          <table:table-cell table:formula="of:=&quot;(&quot;&amp;[.$F17]&amp;&quot;, &quot; &amp;[.D17]&amp;&quot;)&quot;" office:value-type="string" office:string-value="(15, 0.02)">
            <text:p>(15, 0.02)</text:p>
          </table:table-cell>
        </table:table-row>
        <table:table-row table:style-name="ro1">
          <table:table-cell office:value-type="string">
            <text:p>20-36</text:p>
          </table:table-cell>
          <table:table-cell office:value-type="float" office:value="-55">
            <text:p>-55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table:formula="of:=AVERAGE([.C18:.D18])" office:value-type="float" office:value="0.21">
            <text:p>0.21</text:p>
          </table:table-cell>
          <table:table-cell office:value-type="float" office:value="16">
            <text:p>16</text:p>
          </table:table-cell>
          <table:table-cell table:formula="of:=&quot;(&quot;&amp;[.$F18]&amp;&quot;, &quot; &amp;[.C18]&amp;&quot;)&quot;" office:value-type="string" office:string-value="(16, 0.4)">
            <text:p>(16, 0.4)</text:p>
          </table:table-cell>
          <table:table-cell table:formula="of:=&quot;(&quot;&amp;[.$F18]&amp;&quot;, &quot; &amp;[.D18]&amp;&quot;)&quot;" office:value-type="string" office:string-value="(16, 0.02)">
            <text:p>(16, 0.02)</text:p>
          </table:table-cell>
        </table:table-row>
        <table:table-row table:style-name="ro1">
          <table:table-cell office:value-type="string">
            <text:p>20-19</text:p>
          </table:table-cell>
          <table:table-cell office:value-type="float" office:value="49">
            <text:p>49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table:formula="of:=AVERAGE([.C19:.D19])" office:value-type="float" office:value="0.215">
            <text:p>0.215</text:p>
          </table:table-cell>
          <table:table-cell office:value-type="float" office:value="17">
            <text:p>17</text:p>
          </table:table-cell>
          <table:table-cell table:formula="of:=&quot;(&quot;&amp;[.$F19]&amp;&quot;, &quot; &amp;[.C19]&amp;&quot;)&quot;" office:value-type="string" office:string-value="(17, 0.39)">
            <text:p>(17, 0.39)</text:p>
          </table:table-cell>
          <table:table-cell table:formula="of:=&quot;(&quot;&amp;[.$F19]&amp;&quot;, &quot; &amp;[.D19]&amp;&quot;)&quot;" office:value-type="string" office:string-value="(17, 0.04)">
            <text:p>(17, 0.04)</text:p>
          </table:table-cell>
        </table:table-row>
        <table:table-row table:style-name="ro1">
          <table:table-cell office:value-type="string">
            <text:p>20-31</text:p>
          </table:table-cell>
          <table:table-cell office:value-type="float" office:value="106">
            <text:p>106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table:formula="of:=AVERAGE([.C20:.D20])" office:value-type="float" office:value="0.22">
            <text:p>0.22</text:p>
          </table:table-cell>
          <table:table-cell office:value-type="float" office:value="18">
            <text:p>18</text:p>
          </table:table-cell>
          <table:table-cell table:formula="of:=&quot;(&quot;&amp;[.$F20]&amp;&quot;, &quot; &amp;[.C20]&amp;&quot;)&quot;" office:value-type="string" office:string-value="(18, 0.38)">
            <text:p>(18, 0.38)</text:p>
          </table:table-cell>
          <table:table-cell table:formula="of:=&quot;(&quot;&amp;[.$F20]&amp;&quot;, &quot; &amp;[.D20]&amp;&quot;)&quot;" office:value-type="string" office:string-value="(18, 0.06)">
            <text:p>(18, 0.06)</text:p>
          </table:table-cell>
        </table:table-row>
        <table:table-row table:style-name="ro1">
          <table:table-cell office:value-type="string">
            <text:p>20-40</text:p>
          </table:table-cell>
          <table:table-cell office:value-type="float" office:value="14">
            <text:p>14</text:p>
          </table:table-cell>
          <table:table-cell office:value-type="float" office:value="0.41">
            <text:p>0.41</text:p>
          </table:table-cell>
          <table:table-cell office:value-type="float" office:value="0.03">
            <text:p>0.03</text:p>
          </table:table-cell>
          <table:table-cell table:formula="of:=AVERAGE([.C21:.D21])" office:value-type="float" office:value="0.22">
            <text:p>0.22</text:p>
          </table:table-cell>
          <table:table-cell office:value-type="float" office:value="19">
            <text:p>19</text:p>
          </table:table-cell>
          <table:table-cell table:formula="of:=&quot;(&quot;&amp;[.$F21]&amp;&quot;, &quot; &amp;[.C21]&amp;&quot;)&quot;" office:value-type="string" office:string-value="(19, 0.41)">
            <text:p>(19, 0.41)</text:p>
          </table:table-cell>
          <table:table-cell table:formula="of:=&quot;(&quot;&amp;[.$F21]&amp;&quot;, &quot; &amp;[.D21]&amp;&quot;)&quot;" office:value-type="string" office:string-value="(19, 0.03)">
            <text:p>(19, 0.03)</text:p>
          </table:table-cell>
        </table:table-row>
        <table:table-row table:style-name="ro1">
          <table:table-cell office:value-type="string">
            <text:p>20-27</text:p>
          </table:table-cell>
          <table:table-cell office:value-type="float" office:value="46">
            <text:p>46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table:formula="of:=AVERAGE([.C22:.D22])" office:value-type="float" office:value="0.225">
            <text:p>0.225</text:p>
          </table:table-cell>
          <table:table-cell office:value-type="float" office:value="20">
            <text:p>20</text:p>
          </table:table-cell>
          <table:table-cell table:formula="of:=&quot;(&quot;&amp;[.$F22]&amp;&quot;, &quot; &amp;[.C22]&amp;&quot;)&quot;" office:value-type="string" office:string-value="(20, 0.4)">
            <text:p>(20, 0.4)</text:p>
          </table:table-cell>
          <table:table-cell table:formula="of:=&quot;(&quot;&amp;[.$F22]&amp;&quot;, &quot; &amp;[.D22]&amp;&quot;)&quot;" office:value-type="string" office:string-value="(20, 0.05)">
            <text:p>(20, 0.05)</text:p>
          </table:table-cell>
        </table:table-row>
        <table:table-row table:style-name="ro1">
          <table:table-cell office:value-type="string">
            <text:p>20-11</text:p>
          </table:table-cell>
          <table:table-cell office:value-type="float" office:value="-39">
            <text:p>-39</text:p>
          </table:table-cell>
          <table:table-cell office:value-type="float" office:value="0.36">
            <text:p>0.36</text:p>
          </table:table-cell>
          <table:table-cell office:value-type="float" office:value="0.1">
            <text:p>0.1</text:p>
          </table:table-cell>
          <table:table-cell table:formula="of:=AVERAGE([.C23:.D23])" office:value-type="float" office:value="0.23">
            <text:p>0.23</text:p>
          </table:table-cell>
          <table:table-cell office:value-type="float" office:value="21">
            <text:p>21</text:p>
          </table:table-cell>
          <table:table-cell table:formula="of:=&quot;(&quot;&amp;[.$F23]&amp;&quot;, &quot; &amp;[.C23]&amp;&quot;)&quot;" office:value-type="string" office:string-value="(21, 0.36)">
            <text:p>(21, 0.36)</text:p>
          </table:table-cell>
          <table:table-cell table:formula="of:=&quot;(&quot;&amp;[.$F23]&amp;&quot;, &quot; &amp;[.D23]&amp;&quot;)&quot;" office:value-type="string" office:string-value="(21, 0.1)">
            <text:p>(21, 0.1)</text:p>
          </table:table-cell>
        </table:table-row>
        <table:table-row table:style-name="ro1">
          <table:table-cell office:value-type="string">
            <text:p>20-18</text:p>
          </table:table-cell>
          <table:table-cell office:value-type="float" office:value="256">
            <text:p>256</text:p>
          </table:table-cell>
          <table:table-cell office:value-type="float" office:value="0.38">
            <text:p>0.38</text:p>
          </table:table-cell>
          <table:table-cell office:value-type="float" office:value="0.08">
            <text:p>0.08</text:p>
          </table:table-cell>
          <table:table-cell table:formula="of:=AVERAGE([.C24:.D24])" office:value-type="float" office:value="0.23">
            <text:p>0.23</text:p>
          </table:table-cell>
          <table:table-cell office:value-type="float" office:value="22">
            <text:p>22</text:p>
          </table:table-cell>
          <table:table-cell table:formula="of:=&quot;(&quot;&amp;[.$F24]&amp;&quot;, &quot; &amp;[.C24]&amp;&quot;)&quot;" office:value-type="string" office:string-value="(22, 0.38)">
            <text:p>(22, 0.38)</text:p>
          </table:table-cell>
          <table:table-cell table:formula="of:=&quot;(&quot;&amp;[.$F24]&amp;&quot;, &quot; &amp;[.D24]&amp;&quot;)&quot;" office:value-type="string" office:string-value="(22, 0.08)">
            <text:p>(22, 0.08)</text:p>
          </table:table-cell>
        </table:table-row>
        <table:table-row table:style-name="ro1">
          <table:table-cell office:value-type="string">
            <text:p>20-30</text:p>
          </table:table-cell>
          <table:table-cell office:value-type="float" office:value="353">
            <text:p>353</text:p>
          </table:table-cell>
          <table:table-cell office:value-type="float" office:value="0.38">
            <text:p>0.38</text:p>
          </table:table-cell>
          <table:table-cell office:value-type="float" office:value="0.09">
            <text:p>0.09</text:p>
          </table:table-cell>
          <table:table-cell table:formula="of:=AVERAGE([.C25:.D25])" office:value-type="float" office:value="0.235">
            <text:p>0.235</text:p>
          </table:table-cell>
          <table:table-cell office:value-type="float" office:value="23">
            <text:p>23</text:p>
          </table:table-cell>
          <table:table-cell table:formula="of:=&quot;(&quot;&amp;[.$F25]&amp;&quot;, &quot; &amp;[.C25]&amp;&quot;)&quot;" office:value-type="string" office:string-value="(23, 0.38)">
            <text:p>(23, 0.38)</text:p>
          </table:table-cell>
          <table:table-cell table:formula="of:=&quot;(&quot;&amp;[.$F25]&amp;&quot;, &quot; &amp;[.D25]&amp;&quot;)&quot;" office:value-type="string" office:string-value="(23, 0.09)">
            <text:p>(23, 0.09)</text:p>
          </table:table-cell>
        </table:table-row>
        <table:table-row table:style-name="ro1">
          <table:table-cell office:value-type="string">
            <text:p>20-6</text:p>
          </table:table-cell>
          <table:table-cell office:value-type="float" office:value="254">
            <text:p>254</text:p>
          </table:table-cell>
          <table:table-cell office:value-type="float" office:value="0.42">
            <text:p>0.42</text:p>
          </table:table-cell>
          <table:table-cell office:value-type="float" office:value="0.08">
            <text:p>0.08</text:p>
          </table:table-cell>
          <table:table-cell table:formula="of:=AVERAGE([.C26:.D26])" office:value-type="float" office:value="0.25">
            <text:p>0.25</text:p>
          </table:table-cell>
          <table:table-cell office:value-type="float" office:value="24">
            <text:p>24</text:p>
          </table:table-cell>
          <table:table-cell table:formula="of:=&quot;(&quot;&amp;[.$F26]&amp;&quot;, &quot; &amp;[.C26]&amp;&quot;)&quot;" office:value-type="string" office:string-value="(24, 0.42)">
            <text:p>(24, 0.42)</text:p>
          </table:table-cell>
          <table:table-cell table:formula="of:=&quot;(&quot;&amp;[.$F26]&amp;&quot;, &quot; &amp;[.D26]&amp;&quot;)&quot;" office:value-type="string" office:string-value="(24, 0.08)">
            <text:p>(24, 0.08)</text:p>
          </table:table-cell>
        </table:table-row>
        <table:table-row table:style-name="ro1">
          <table:table-cell office:value-type="string">
            <text:p>20-33</text:p>
          </table:table-cell>
          <table:table-cell office:value-type="float" office:value="423">
            <text:p>423</text:p>
          </table:table-cell>
          <table:table-cell office:value-type="float" office:value="0.4">
            <text:p>0.4</text:p>
          </table:table-cell>
          <table:table-cell office:value-type="float" office:value="0.11">
            <text:p>0.11</text:p>
          </table:table-cell>
          <table:table-cell table:formula="of:=AVERAGE([.C27:.D27])" office:value-type="float" office:value="0.255">
            <text:p>0.255</text:p>
          </table:table-cell>
          <table:table-cell office:value-type="float" office:value="25">
            <text:p>25</text:p>
          </table:table-cell>
          <table:table-cell table:formula="of:=&quot;(&quot;&amp;[.$F27]&amp;&quot;, &quot; &amp;[.C27]&amp;&quot;)&quot;" office:value-type="string" office:string-value="(25, 0.4)">
            <text:p>(25, 0.4)</text:p>
          </table:table-cell>
          <table:table-cell table:formula="of:=&quot;(&quot;&amp;[.$F27]&amp;&quot;, &quot; &amp;[.D27]&amp;&quot;)&quot;" office:value-type="string" office:string-value="(25, 0.11)">
            <text:p>(25, 0.11)</text:p>
          </table:table-cell>
        </table:table-row>
        <table:table-row table:style-name="ro1">
          <table:table-cell office:value-type="string">
            <text:p>20-32</text:p>
          </table:table-cell>
          <table:table-cell office:value-type="float" office:value="-33">
            <text:p>-33</text:p>
          </table:table-cell>
          <table:table-cell office:value-type="float" office:value="0.52">
            <text:p>0.52</text:p>
          </table:table-cell>
          <table:table-cell office:value-type="float" office:value="0.02">
            <text:p>0.02</text:p>
          </table:table-cell>
          <table:table-cell table:formula="of:=AVERAGE([.C28:.D28])" office:value-type="float" office:value="0.27">
            <text:p>0.27</text:p>
          </table:table-cell>
          <table:table-cell office:value-type="float" office:value="26">
            <text:p>26</text:p>
          </table:table-cell>
          <table:table-cell table:formula="of:=&quot;(&quot;&amp;[.$F28]&amp;&quot;, &quot; &amp;[.C28]&amp;&quot;)&quot;" office:value-type="string" office:string-value="(26, 0.52)">
            <text:p>(26, 0.52)</text:p>
          </table:table-cell>
          <table:table-cell table:formula="of:=&quot;(&quot;&amp;[.$F28]&amp;&quot;, &quot; &amp;[.D28]&amp;&quot;)&quot;" office:value-type="string" office:string-value="(26, 0.02)">
            <text:p>(26, 0.02)</text:p>
          </table:table-cell>
        </table:table-row>
        <table:table-row table:style-name="ro1">
          <table:table-cell office:value-type="string">
            <text:p>20-35</text:p>
          </table:table-cell>
          <table:table-cell office:value-type="float" office:value="53">
            <text:p>53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formula="of:=AVERAGE([.C29:.D29])" office:value-type="float" office:value="0.3">
            <text:p>0.3</text:p>
          </table:table-cell>
          <table:table-cell office:value-type="float" office:value="27">
            <text:p>27</text:p>
          </table:table-cell>
          <table:table-cell table:formula="of:=&quot;(&quot;&amp;[.$F29]&amp;&quot;, &quot; &amp;[.C29]&amp;&quot;)&quot;" office:value-type="string" office:string-value="(27, 0.5)">
            <text:p>(27, 0.5)</text:p>
          </table:table-cell>
          <table:table-cell table:formula="of:=&quot;(&quot;&amp;[.$F29]&amp;&quot;, &quot; &amp;[.D29]&amp;&quot;)&quot;" office:value-type="string" office:string-value="(27, 0.1)">
            <text:p>(27, 0.1)</text:p>
          </table:table-cell>
        </table:table-row>
        <table:table-row table:style-name="ro1">
          <table:table-cell office:value-type="string">
            <text:p>20-12</text:p>
          </table:table-cell>
          <table:table-cell office:value-type="float" office:value="-119">
            <text:p>-119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table:formula="of:=AVERAGE([.C30:.D30])" office:value-type="float" office:value="0.305">
            <text:p>0.305</text:p>
          </table:table-cell>
          <table:table-cell office:value-type="float" office:value="28">
            <text:p>28</text:p>
          </table:table-cell>
          <table:table-cell table:formula="of:=&quot;(&quot;&amp;[.$F30]&amp;&quot;, &quot; &amp;[.C30]&amp;&quot;)&quot;" office:value-type="string" office:string-value="(28, 0.52)">
            <text:p>(28, 0.52)</text:p>
          </table:table-cell>
          <table:table-cell table:formula="of:=&quot;(&quot;&amp;[.$F30]&amp;&quot;, &quot; &amp;[.D30]&amp;&quot;)&quot;" office:value-type="string" office:string-value="(28, 0.09)">
            <text:p>(28, 0.09)</text:p>
          </table:table-cell>
        </table:table-row>
        <table:table-row table:style-name="ro1">
          <table:table-cell office:value-type="string">
            <text:p>20-25</text:p>
          </table:table-cell>
          <table:table-cell office:value-type="float" office:value="620">
            <text:p>620</text:p>
          </table:table-cell>
          <table:table-cell office:value-type="float" office:value="0.47">
            <text:p>0.47</text:p>
          </table:table-cell>
          <table:table-cell office:value-type="float" office:value="0.16">
            <text:p>0.16</text:p>
          </table:table-cell>
          <table:table-cell table:formula="of:=AVERAGE([.C31:.D31])" office:value-type="float" office:value="0.315">
            <text:p>0.315</text:p>
          </table:table-cell>
          <table:table-cell office:value-type="float" office:value="29">
            <text:p>29</text:p>
          </table:table-cell>
          <table:table-cell table:formula="of:=&quot;(&quot;&amp;[.$F31]&amp;&quot;, &quot; &amp;[.C31]&amp;&quot;)&quot;" office:value-type="string" office:string-value="(29, 0.47)">
            <text:p>(29, 0.47)</text:p>
          </table:table-cell>
          <table:table-cell table:formula="of:=&quot;(&quot;&amp;[.$F31]&amp;&quot;, &quot; &amp;[.D31]&amp;&quot;)&quot;" office:value-type="string" office:string-value="(29, 0.16)">
            <text:p>(29, 0.16)</text:p>
          </table:table-cell>
        </table:table-row>
        <table:table-row table:style-name="ro1">
          <table:table-cell office:value-type="string">
            <text:p>20-38</text:p>
          </table:table-cell>
          <table:table-cell office:value-type="float" office:value="216">
            <text:p>216</text:p>
          </table:table-cell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table:formula="of:=AVERAGE([.C32:.D32])" office:value-type="float" office:value="0.34">
            <text:p>0.34</text:p>
          </table:table-cell>
          <table:table-cell office:value-type="float" office:value="30">
            <text:p>30</text:p>
          </table:table-cell>
          <table:table-cell table:formula="of:=&quot;(&quot;&amp;[.$F32]&amp;&quot;, &quot; &amp;[.C32]&amp;&quot;)&quot;" office:value-type="string" office:string-value="(30, 0.38)">
            <text:p>(30, 0.38)</text:p>
          </table:table-cell>
          <table:table-cell table:formula="of:=&quot;(&quot;&amp;[.$F32]&amp;&quot;, &quot; &amp;[.D32]&amp;&quot;)&quot;" office:value-type="string" office:string-value="(30, 0.3)">
            <text:p>(30, 0.3)</text:p>
          </table:table-cell>
        </table:table-row>
        <table:table-row table:style-name="ro1">
          <table:table-cell office:value-type="string">
            <text:p>20-1</text:p>
          </table:table-cell>
          <table:table-cell office:value-type="float" office:value="389">
            <text:p>389</text:p>
          </table:table-cell>
          <table:table-cell office:value-type="float" office:value="0.47">
            <text:p>0.47</text:p>
          </table:table-cell>
          <table:table-cell office:value-type="float" office:value="0.22">
            <text:p>0.22</text:p>
          </table:table-cell>
          <table:table-cell table:formula="of:=AVERAGE([.C33:.D33])" office:value-type="float" office:value="0.345">
            <text:p>0.345</text:p>
          </table:table-cell>
          <table:table-cell office:value-type="float" office:value="31">
            <text:p>31</text:p>
          </table:table-cell>
          <table:table-cell table:formula="of:=&quot;(&quot;&amp;[.$F33]&amp;&quot;, &quot; &amp;[.C33]&amp;&quot;)&quot;" office:value-type="string" office:string-value="(31, 0.47)">
            <text:p>(31, 0.47)</text:p>
          </table:table-cell>
          <table:table-cell table:formula="of:=&quot;(&quot;&amp;[.$F33]&amp;&quot;, &quot; &amp;[.D33]&amp;&quot;)&quot;" office:value-type="string" office:string-value="(31, 0.22)">
            <text:p>(31, 0.22)</text:p>
          </table:table-cell>
        </table:table-row>
        <table:table-row table:style-name="ro1">
          <table:table-cell office:value-type="string">
            <text:p>20-16</text:p>
          </table:table-cell>
          <table:table-cell office:value-type="float" office:value="-20">
            <text:p>-20</text:p>
          </table:table-cell>
          <table:table-cell office:value-type="float" office:value="0.76">
            <text:p>0.76</text:p>
          </table:table-cell>
          <table:table-cell office:value-type="float" office:value="0.06">
            <text:p>0.06</text:p>
          </table:table-cell>
          <table:table-cell table:formula="of:=AVERAGE([.C34:.D34])" office:value-type="float" office:value="0.41">
            <text:p>0.41</text:p>
          </table:table-cell>
          <table:table-cell office:value-type="float" office:value="32">
            <text:p>32</text:p>
          </table:table-cell>
          <table:table-cell table:formula="of:=&quot;(&quot;&amp;[.$F34]&amp;&quot;, &quot; &amp;[.C34]&amp;&quot;)&quot;" office:value-type="string" office:string-value="(32, 0.76)">
            <text:p>(32, 0.76)</text:p>
          </table:table-cell>
          <table:table-cell table:formula="of:=&quot;(&quot;&amp;[.$F34]&amp;&quot;, &quot; &amp;[.D34]&amp;&quot;)&quot;" office:value-type="string" office:string-value="(32, 0.06)">
            <text:p>(32, 0.06)</text:p>
          </table:table-cell>
        </table:table-row>
        <table:table-row table:style-name="ro1">
          <table:table-cell office:value-type="string">
            <text:p>20-17</text:p>
          </table:table-cell>
          <table:table-cell office:value-type="float" office:value="303">
            <text:p>303</text:p>
          </table:table-cell>
          <table:table-cell office:value-type="float" office:value="0.58">
            <text:p>0.58</text:p>
          </table:table-cell>
          <table:table-cell office:value-type="float" office:value="0.32">
            <text:p>0.32</text:p>
          </table:table-cell>
          <table:table-cell table:formula="of:=AVERAGE([.C35:.D35])" office:value-type="float" office:value="0.45">
            <text:p>0.45</text:p>
          </table:table-cell>
          <table:table-cell office:value-type="float" office:value="33">
            <text:p>33</text:p>
          </table:table-cell>
          <table:table-cell table:formula="of:=&quot;(&quot;&amp;[.$F35]&amp;&quot;, &quot; &amp;[.C35]&amp;&quot;)&quot;" office:value-type="string" office:string-value="(33, 0.58)">
            <text:p>(33, 0.58)</text:p>
          </table:table-cell>
          <table:table-cell table:formula="of:=&quot;(&quot;&amp;[.$F35]&amp;&quot;, &quot; &amp;[.D35]&amp;&quot;)&quot;" office:value-type="string" office:string-value="(33, 0.32)">
            <text:p>(33, 0.32)</text:p>
          </table:table-cell>
        </table:table-row>
        <table:table-row table:style-name="ro1">
          <table:table-cell office:value-type="string">
            <text:p>20-21</text:p>
          </table:table-cell>
          <table:table-cell office:value-type="float" office:value="240">
            <text:p>240</text:p>
          </table:table-cell>
          <table:table-cell office:value-type="float" office:value="0.55">
            <text:p>0.55</text:p>
          </table:table-cell>
          <table:table-cell office:value-type="float" office:value="0.4">
            <text:p>0.4</text:p>
          </table:table-cell>
          <table:table-cell table:formula="of:=AVERAGE([.C36:.D36])" office:value-type="float" office:value="0.475">
            <text:p>0.475</text:p>
          </table:table-cell>
          <table:table-cell office:value-type="float" office:value="34">
            <text:p>34</text:p>
          </table:table-cell>
          <table:table-cell table:formula="of:=&quot;(&quot;&amp;[.$F36]&amp;&quot;, &quot; &amp;[.C36]&amp;&quot;)&quot;" office:value-type="string" office:string-value="(34, 0.55)">
            <text:p>(34, 0.55)</text:p>
          </table:table-cell>
          <table:table-cell table:formula="of:=&quot;(&quot;&amp;[.$F36]&amp;&quot;, &quot; &amp;[.D36]&amp;&quot;)&quot;" office:value-type="string" office:string-value="(34, 0.4)">
            <text:p>(34, 0.4)</text:p>
          </table:table-cell>
        </table:table-row>
        <table:table-row table:style-name="ro1">
          <table:table-cell office:value-type="string">
            <text:p>20-13</text:p>
          </table:table-cell>
          <table:table-cell office:value-type="float" office:value="278">
            <text:p>278</text:p>
          </table:table-cell>
          <table:table-cell office:value-type="float" office:value="0.59">
            <text:p>0.59</text:p>
          </table:table-cell>
          <table:table-cell office:value-type="float" office:value="0.42">
            <text:p>0.42</text:p>
          </table:table-cell>
          <table:table-cell table:formula="of:=AVERAGE([.C37:.D37])" office:value-type="float" office:value="0.505">
            <text:p>0.505</text:p>
          </table:table-cell>
          <table:table-cell office:value-type="float" office:value="35">
            <text:p>35</text:p>
          </table:table-cell>
          <table:table-cell table:formula="of:=&quot;(&quot;&amp;[.$F37]&amp;&quot;, &quot; &amp;[.C37]&amp;&quot;)&quot;" office:value-type="string" office:string-value="(35, 0.59)">
            <text:p>(35, 0.59)</text:p>
          </table:table-cell>
          <table:table-cell table:formula="of:=&quot;(&quot;&amp;[.$F37]&amp;&quot;, &quot; &amp;[.D37]&amp;&quot;)&quot;" office:value-type="string" office:string-value="(35, 0.42)">
            <text:p>(35, 0.42)</text:p>
          </table:table-cell>
        </table:table-row>
        <table:table-row table:style-name="ro1">
          <table:table-cell office:value-type="string">
            <text:p>20-4</text:p>
          </table:table-cell>
          <table:table-cell office:value-type="float" office:value="-147">
            <text:p>-147</text:p>
          </table:table-cell>
          <table:table-cell office:value-type="float" office:value="0.87">
            <text:p>0.87</text:p>
          </table:table-cell>
          <table:table-cell office:value-type="float" office:value="0.23">
            <text:p>0.23</text:p>
          </table:table-cell>
          <table:table-cell table:formula="of:=AVERAGE([.C38:.D38])" office:value-type="float" office:value="0.55">
            <text:p>0.55</text:p>
          </table:table-cell>
          <table:table-cell office:value-type="float" office:value="36">
            <text:p>36</text:p>
          </table:table-cell>
          <table:table-cell table:formula="of:=&quot;(&quot;&amp;[.$F38]&amp;&quot;, &quot; &amp;[.C38]&amp;&quot;)&quot;" office:value-type="string" office:string-value="(36, 0.87)">
            <text:p>(36, 0.87)</text:p>
          </table:table-cell>
          <table:table-cell table:formula="of:=&quot;(&quot;&amp;[.$F38]&amp;&quot;, &quot; &amp;[.D38]&amp;&quot;)&quot;" office:value-type="string" office:string-value="(36, 0.23)">
            <text:p>(36, 0.23)</text:p>
          </table:table-cell>
        </table:table-row>
        <table:table-row table:style-name="ro1">
          <table:table-cell office:value-type="string">
            <text:p>20-37</text:p>
          </table:table-cell>
          <table:table-cell office:value-type="float" office:value="227">
            <text:p>227</text:p>
          </table:table-cell>
          <table:table-cell office:value-type="float" office:value="0.55">
            <text:p>0.55</text:p>
          </table:table-cell>
          <table:table-cell office:value-type="float" office:value="0.75">
            <text:p>0.75</text:p>
          </table:table-cell>
          <table:table-cell table:formula="of:=AVERAGE([.C39:.D39])" office:value-type="float" office:value="0.65">
            <text:p>0.65</text:p>
          </table:table-cell>
          <table:table-cell office:value-type="float" office:value="37">
            <text:p>37</text:p>
          </table:table-cell>
          <table:table-cell table:formula="of:=&quot;(&quot;&amp;[.$F39]&amp;&quot;, &quot; &amp;[.C39]&amp;&quot;)&quot;" office:value-type="string" office:string-value="(37, 0.55)">
            <text:p>(37, 0.55)</text:p>
          </table:table-cell>
          <table:table-cell table:formula="of:=&quot;(&quot;&amp;[.$F39]&amp;&quot;, &quot; &amp;[.D39]&amp;&quot;)&quot;" office:value-type="string" office:string-value="(37, 0.75)">
            <text:p>(37, 0.75)</text:p>
          </table:table-cell>
        </table:table-row>
        <table:table-row table:style-name="ro1">
          <table:table-cell office:value-type="string">
            <text:p>20-9</text:p>
          </table:table-cell>
          <table:table-cell office:value-type="float" office:value="309">
            <text:p>309</text:p>
          </table:table-cell>
          <table:table-cell office:value-type="float" office:value="0.59">
            <text:p>0.59</text:p>
          </table:table-cell>
          <table:table-cell office:value-type="float" office:value="1.59">
            <text:p>1.59</text:p>
          </table:table-cell>
          <table:table-cell table:formula="of:=AVERAGE([.C40:.D40])" office:value-type="float" office:value="1.09">
            <text:p>1.09</text:p>
          </table:table-cell>
          <table:table-cell office:value-type="float" office:value="38">
            <text:p>38</text:p>
          </table:table-cell>
          <table:table-cell table:formula="of:=&quot;(&quot;&amp;[.$F40]&amp;&quot;, &quot; &amp;[.C40]&amp;&quot;)&quot;" office:value-type="string" office:string-value="(38, 0.59)">
            <text:p>(38, 0.59)</text:p>
          </table:table-cell>
          <table:table-cell table:formula="of:=&quot;(&quot;&amp;[.$F40]&amp;&quot;, &quot; &amp;[.D40]&amp;&quot;)&quot;" office:value-type="string" office:string-value="(38, 1.59)">
            <text:p>(38, 1.59)</text:p>
          </table:table-cell>
        </table:table-row>
        <table:table-row table:style-name="ro1">
          <table:table-cell office:value-type="string">
            <text:p>20-29</text:p>
          </table:table-cell>
          <table:table-cell office:value-type="float" office:value="257">
            <text:p>257</text:p>
          </table:table-cell>
          <table:table-cell office:value-type="float" office:value="0.66">
            <text:p>0.66</text:p>
          </table:table-cell>
          <table:table-cell office:value-type="float" office:value="2.14">
            <text:p>2.14</text:p>
          </table:table-cell>
          <table:table-cell table:formula="of:=AVERAGE([.C41:.D41])" office:value-type="float" office:value="1.4">
            <text:p>1.4</text:p>
          </table:table-cell>
          <table:table-cell office:value-type="float" office:value="39">
            <text:p>39</text:p>
          </table:table-cell>
          <table:table-cell table:formula="of:=&quot;(&quot;&amp;[.$F41]&amp;&quot;, &quot; &amp;[.C41]&amp;&quot;)&quot;" office:value-type="string" office:string-value="(39, 0.66)">
            <text:p>(39, 0.66)</text:p>
          </table:table-cell>
          <table:table-cell table:formula="of:=&quot;(&quot;&amp;[.$F41]&amp;&quot;, &quot; &amp;[.D41]&amp;&quot;)&quot;" office:value-type="string" office:string-value="(39, 2.14)">
            <text:p>(39, 2.14)</text:p>
          </table:table-cell>
        </table:table-row>
        <table:table-row table:style-name="ro1">
          <table:table-cell office:value-type="string">
            <text:p>20-14</text:p>
          </table:table-cell>
          <table:table-cell office:value-type="float" office:value="209">
            <text:p>209</text:p>
          </table:table-cell>
          <table:table-cell office:value-type="float" office:value="0.54">
            <text:p>0.54</text:p>
          </table:table-cell>
          <table:table-cell office:value-type="float" office:value="2.33">
            <text:p>2.33</text:p>
          </table:table-cell>
          <table:table-cell table:formula="of:=AVERAGE([.C42:.D42])" office:value-type="float" office:value="1.435">
            <text:p>1.435</text:p>
          </table:table-cell>
          <table:table-cell office:value-type="float" office:value="40">
            <text:p>40</text:p>
          </table:table-cell>
          <table:table-cell table:formula="of:=&quot;(&quot;&amp;[.$F42]&amp;&quot;, &quot; &amp;[.C42]&amp;&quot;)&quot;" office:value-type="string" office:string-value="(40, 0.54)">
            <text:p>(40, 0.54)</text:p>
          </table:table-cell>
          <table:table-cell table:formula="of:=&quot;(&quot;&amp;[.$F42]&amp;&quot;, &quot; &amp;[.D42]&amp;&quot;)&quot;" office:value-type="string" office:string-value="(40, 2.33)">
            <text:p>(40, 2.33)</text:p>
          </table:table-cell>
        </table:table-row>
      </table:table>
      <table:table table:name="50comp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Number</text:p>
          </table:table-cell>
          <table:table-cell office:value-type="string">
            <text:p>Lmax</text:p>
          </table:table-cell>
          <table:table-cell office:value-type="string">
            <text:p>CP</text:p>
          </table:table-cell>
          <table:table-cell office:value-type="string">
            <text:p>MIP</text:p>
          </table:table-cell>
          <table:table-cell office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>
            <text:p>50-16</text:p>
          </table:table-cell>
          <table:table-cell office:value-type="float" office:value="252">
            <text:p>252</text:p>
          </table:table-cell>
          <table:table-cell office:value-type="float" office:value="0.84">
            <text:p>0.84</text:p>
          </table:table-cell>
          <table:table-cell office:value-type="float" office:value="0.41">
            <text:p>0.41</text:p>
          </table:table-cell>
          <table:table-cell table:formula="of:=AVERAGE([.C3:.D3])" office:value-type="float" office:value="0.625">
            <text:p>0.625</text:p>
          </table:table-cell>
          <table:table-cell office:value-type="float" office:value="1">
            <text:p>1</text:p>
          </table:table-cell>
          <table:table-cell table:formula="of:=&quot;(&quot;&amp;[.$F3]&amp;&quot;, &quot; &amp;[.C3]&amp;&quot;)&quot;" office:value-type="string" office:string-value="(1, 0.84)">
            <text:p>(1, 0.84)</text:p>
          </table:table-cell>
          <table:table-cell table:formula="of:=&quot;(&quot;&amp;[.$F3]&amp;&quot;, &quot; &amp;[.D3]&amp;&quot;)&quot;" office:value-type="string" office:string-value="(1, 0.41)">
            <text:p>(1, 0.41)</text:p>
          </table:table-cell>
        </table:table-row>
        <table:table-row table:style-name="ro1">
          <table:table-cell office:value-type="string">
            <text:p>50-1</text:p>
          </table:table-cell>
          <table:table-cell office:value-type="float" office:value="1349">
            <text:p>1349</text:p>
          </table:table-cell>
          <table:table-cell office:value-type="float" office:value="0.8">
            <text:p>0.8</text:p>
          </table:table-cell>
          <table:table-cell office:value-type="float" office:value="1.22">
            <text:p>1.22</text:p>
          </table:table-cell>
          <table:table-cell table:formula="of:=AVERAGE([.C4:.D4])" office:value-type="float" office:value="1.01">
            <text:p>1.01</text:p>
          </table:table-cell>
          <table:table-cell office:value-type="float" office:value="2">
            <text:p>2</text:p>
          </table:table-cell>
          <table:table-cell table:formula="of:=&quot;(&quot;&amp;[.$F4]&amp;&quot;, &quot; &amp;[.C4]&amp;&quot;)&quot;" office:value-type="string" office:string-value="(2, 0.8)">
            <text:p>(2, 0.8)</text:p>
          </table:table-cell>
          <table:table-cell table:formula="of:=&quot;(&quot;&amp;[.$F4]&amp;&quot;, &quot; &amp;[.D4]&amp;&quot;)&quot;" office:value-type="string" office:string-value="(2, 1.22)">
            <text:p>(2, 1.22)</text:p>
          </table:table-cell>
        </table:table-row>
        <table:table-row table:style-name="ro1">
          <table:table-cell office:value-type="string">
            <text:p>50-32</text:p>
          </table:table-cell>
          <table:table-cell office:value-type="float" office:value="324">
            <text:p>324</text:p>
          </table:table-cell>
          <table:table-cell office:value-type="float" office:value="1.14">
            <text:p>1.14</text:p>
          </table:table-cell>
          <table:table-cell office:value-type="float" office:value="0.94">
            <text:p>0.94</text:p>
          </table:table-cell>
          <table:table-cell table:formula="of:=AVERAGE([.C5:.D5])" office:value-type="float" office:value="1.04">
            <text:p>1.04</text:p>
          </table:table-cell>
          <table:table-cell office:value-type="float" office:value="3">
            <text:p>3</text:p>
          </table:table-cell>
          <table:table-cell table:formula="of:=&quot;(&quot;&amp;[.$F5]&amp;&quot;, &quot; &amp;[.C5]&amp;&quot;)&quot;" office:value-type="string" office:string-value="(3, 1.14)">
            <text:p>(3, 1.14)</text:p>
          </table:table-cell>
          <table:table-cell table:formula="of:=&quot;(&quot;&amp;[.$F5]&amp;&quot;, &quot; &amp;[.D5]&amp;&quot;)&quot;" office:value-type="string" office:string-value="(3, 0.94)">
            <text:p>(3, 0.94)</text:p>
          </table:table-cell>
        </table:table-row>
        <table:table-row table:style-name="ro1">
          <table:table-cell office:value-type="string">
            <text:p>50-19</text:p>
          </table:table-cell>
          <table:table-cell office:value-type="float" office:value="367">
            <text:p>367</text:p>
          </table:table-cell>
          <table:table-cell office:value-type="float" office:value="1.45">
            <text:p>1.45</text:p>
          </table:table-cell>
          <table:table-cell office:value-type="float" office:value="0.72">
            <text:p>0.72</text:p>
          </table:table-cell>
          <table:table-cell table:formula="of:=AVERAGE([.C6:.D6])" office:value-type="float" office:value="1.085">
            <text:p>1.085</text:p>
          </table:table-cell>
          <table:table-cell office:value-type="float" office:value="4">
            <text:p>4</text:p>
          </table:table-cell>
          <table:table-cell table:formula="of:=&quot;(&quot;&amp;[.$F6]&amp;&quot;, &quot; &amp;[.C6]&amp;&quot;)&quot;" office:value-type="string" office:string-value="(4, 1.45)">
            <text:p>(4, 1.45)</text:p>
          </table:table-cell>
          <table:table-cell table:formula="of:=&quot;(&quot;&amp;[.$F6]&amp;&quot;, &quot; &amp;[.D6]&amp;&quot;)&quot;" office:value-type="string" office:string-value="(4, 0.72)">
            <text:p>(4, 0.72)</text:p>
          </table:table-cell>
        </table:table-row>
        <table:table-row table:style-name="ro1">
          <table:table-cell office:value-type="string">
            <text:p>50-15</text:p>
          </table:table-cell>
          <table:table-cell office:value-type="float" office:value="178">
            <text:p>178</text:p>
          </table:table-cell>
          <table:table-cell office:value-type="float" office:value="0.79">
            <text:p>0.79</text:p>
          </table:table-cell>
          <table:table-cell office:value-type="float" office:value="1.6">
            <text:p>1.6</text:p>
          </table:table-cell>
          <table:table-cell table:formula="of:=AVERAGE([.C7:.D7])" office:value-type="float" office:value="1.195">
            <text:p>1.195</text:p>
          </table:table-cell>
          <table:table-cell office:value-type="float" office:value="5">
            <text:p>5</text:p>
          </table:table-cell>
          <table:table-cell table:formula="of:=&quot;(&quot;&amp;[.$F7]&amp;&quot;, &quot; &amp;[.C7]&amp;&quot;)&quot;" office:value-type="string" office:string-value="(5, 0.79)">
            <text:p>(5, 0.79)</text:p>
          </table:table-cell>
          <table:table-cell table:formula="of:=&quot;(&quot;&amp;[.$F7]&amp;&quot;, &quot; &amp;[.D7]&amp;&quot;)&quot;" office:value-type="string" office:string-value="(5, 1.6)">
            <text:p>(5, 1.6)</text:p>
          </table:table-cell>
        </table:table-row>
        <table:table-row table:style-name="ro1">
          <table:table-cell office:value-type="string">
            <text:p>50-11</text:p>
          </table:table-cell>
          <table:table-cell office:value-type="float" office:value="285">
            <text:p>285</text:p>
          </table:table-cell>
          <table:table-cell office:value-type="float" office:value="1.85">
            <text:p>1.85</text:p>
          </table:table-cell>
          <table:table-cell office:value-type="float" office:value="0.79">
            <text:p>0.79</text:p>
          </table:table-cell>
          <table:table-cell table:formula="of:=AVERAGE([.C8:.D8])" office:value-type="float" office:value="1.32">
            <text:p>1.32</text:p>
          </table:table-cell>
          <table:table-cell office:value-type="float" office:value="6">
            <text:p>6</text:p>
          </table:table-cell>
          <table:table-cell table:formula="of:=&quot;(&quot;&amp;[.$F8]&amp;&quot;, &quot; &amp;[.C8]&amp;&quot;)&quot;" office:value-type="string" office:string-value="(6, 1.85)">
            <text:p>(6, 1.85)</text:p>
          </table:table-cell>
          <table:table-cell table:formula="of:=&quot;(&quot;&amp;[.$F8]&amp;&quot;, &quot; &amp;[.D8]&amp;&quot;)&quot;" office:value-type="string" office:string-value="(6, 0.79)">
            <text:p>(6, 0.79)</text:p>
          </table:table-cell>
        </table:table-row>
        <table:table-row table:style-name="ro1">
          <table:table-cell office:value-type="string">
            <text:p>50-23</text:p>
          </table:table-cell>
          <table:table-cell office:value-type="float" office:value="181">
            <text:p>181</text:p>
          </table:table-cell>
          <table:table-cell office:value-type="float" office:value="0.96">
            <text:p>0.96</text:p>
          </table:table-cell>
          <table:table-cell office:value-type="float" office:value="2.13">
            <text:p>2.13</text:p>
          </table:table-cell>
          <table:table-cell table:formula="of:=AVERAGE([.C9:.D9])" office:value-type="float" office:value="1.545">
            <text:p>1.545</text:p>
          </table:table-cell>
          <table:table-cell office:value-type="float" office:value="7">
            <text:p>7</text:p>
          </table:table-cell>
          <table:table-cell table:formula="of:=&quot;(&quot;&amp;[.$F9]&amp;&quot;, &quot; &amp;[.C9]&amp;&quot;)&quot;" office:value-type="string" office:string-value="(7, 0.96)">
            <text:p>(7, 0.96)</text:p>
          </table:table-cell>
          <table:table-cell table:formula="of:=&quot;(&quot;&amp;[.$F9]&amp;&quot;, &quot; &amp;[.D9]&amp;&quot;)&quot;" office:value-type="string" office:string-value="(7, 2.13)">
            <text:p>(7, 2.13)</text:p>
          </table:table-cell>
        </table:table-row>
        <table:table-row table:style-name="ro1">
          <table:table-cell office:value-type="string">
            <text:p>50-39</text:p>
          </table:table-cell>
          <table:table-cell office:value-type="float" office:value="114">
            <text:p>114</text:p>
          </table:table-cell>
          <table:table-cell office:value-type="float" office:value="1.16">
            <text:p>1.16</text:p>
          </table:table-cell>
          <table:table-cell office:value-type="float" office:value="2.05">
            <text:p>2.05</text:p>
          </table:table-cell>
          <table:table-cell table:formula="of:=AVERAGE([.C10:.D10])" office:value-type="float" office:value="1.605">
            <text:p>1.605</text:p>
          </table:table-cell>
          <table:table-cell office:value-type="float" office:value="8">
            <text:p>8</text:p>
          </table:table-cell>
          <table:table-cell table:formula="of:=&quot;(&quot;&amp;[.$F10]&amp;&quot;, &quot; &amp;[.C10]&amp;&quot;)&quot;" office:value-type="string" office:string-value="(8, 1.16)">
            <text:p>(8, 1.16)</text:p>
          </table:table-cell>
          <table:table-cell table:formula="of:=&quot;(&quot;&amp;[.$F10]&amp;&quot;, &quot; &amp;[.D10]&amp;&quot;)&quot;" office:value-type="string" office:string-value="(8, 2.05)">
            <text:p>(8, 2.05)</text:p>
          </table:table-cell>
        </table:table-row>
        <table:table-row table:style-name="ro1">
          <table:table-cell office:value-type="string">
            <text:p>50-22</text:p>
          </table:table-cell>
          <table:table-cell office:value-type="float" office:value="1128">
            <text:p>1128</text:p>
          </table:table-cell>
          <table:table-cell office:value-type="float" office:value="0.9">
            <text:p>0.9</text:p>
          </table:table-cell>
          <table:table-cell office:value-type="float" office:value="2.78">
            <text:p>2.78</text:p>
          </table:table-cell>
          <table:table-cell table:formula="of:=AVERAGE([.C11:.D11])" office:value-type="float" office:value="1.84">
            <text:p>1.84</text:p>
          </table:table-cell>
          <table:table-cell office:value-type="float" office:value="9">
            <text:p>9</text:p>
          </table:table-cell>
          <table:table-cell table:formula="of:=&quot;(&quot;&amp;[.$F11]&amp;&quot;, &quot; &amp;[.C11]&amp;&quot;)&quot;" office:value-type="string" office:string-value="(9, 0.9)">
            <text:p>(9, 0.9)</text:p>
          </table:table-cell>
          <table:table-cell table:formula="of:=&quot;(&quot;&amp;[.$F11]&amp;&quot;, &quot; &amp;[.D11]&amp;&quot;)&quot;" office:value-type="string" office:string-value="(9, 2.78)">
            <text:p>(9, 2.78)</text:p>
          </table:table-cell>
        </table:table-row>
        <table:table-row table:style-name="ro1">
          <table:table-cell office:value-type="string">
            <text:p>50-27</text:p>
          </table:table-cell>
          <table:table-cell office:value-type="float" office:value="162">
            <text:p>162</text:p>
          </table:table-cell>
          <table:table-cell office:value-type="float" office:value="1.46">
            <text:p>1.46</text:p>
          </table:table-cell>
          <table:table-cell office:value-type="float" office:value="2.71">
            <text:p>2.71</text:p>
          </table:table-cell>
          <table:table-cell table:formula="of:=AVERAGE([.C12:.D12])" office:value-type="float" office:value="2.085">
            <text:p>2.085</text:p>
          </table:table-cell>
          <table:table-cell office:value-type="float" office:value="10">
            <text:p>10</text:p>
          </table:table-cell>
          <table:table-cell table:formula="of:=&quot;(&quot;&amp;[.$F12]&amp;&quot;, &quot; &amp;[.C12]&amp;&quot;)&quot;" office:value-type="string" office:string-value="(10, 1.46)">
            <text:p>(10, 1.46)</text:p>
          </table:table-cell>
          <table:table-cell table:formula="of:=&quot;(&quot;&amp;[.$F12]&amp;&quot;, &quot; &amp;[.D12]&amp;&quot;)&quot;" office:value-type="string" office:string-value="(10, 2.71)">
            <text:p>(10, 2.71)</text:p>
          </table:table-cell>
        </table:table-row>
        <table:table-row table:style-name="ro1">
          <table:table-cell office:value-type="string">
            <text:p>50-31</text:p>
          </table:table-cell>
          <table:table-cell office:value-type="float" office:value="269">
            <text:p>269</text:p>
          </table:table-cell>
          <table:table-cell office:value-type="float" office:value="1.47">
            <text:p>1.47</text:p>
          </table:table-cell>
          <table:table-cell office:value-type="float" office:value="2.88">
            <text:p>2.88</text:p>
          </table:table-cell>
          <table:table-cell table:formula="of:=AVERAGE([.C13:.D13])" office:value-type="float" office:value="2.175">
            <text:p>2.175</text:p>
          </table:table-cell>
          <table:table-cell office:value-type="float" office:value="11">
            <text:p>11</text:p>
          </table:table-cell>
          <table:table-cell table:formula="of:=&quot;(&quot;&amp;[.$F13]&amp;&quot;, &quot; &amp;[.C13]&amp;&quot;)&quot;" office:value-type="string" office:string-value="(11, 1.47)">
            <text:p>(11, 1.47)</text:p>
          </table:table-cell>
          <table:table-cell table:formula="of:=&quot;(&quot;&amp;[.$F13]&amp;&quot;, &quot; &amp;[.D13]&amp;&quot;)&quot;" office:value-type="string" office:string-value="(11, 2.88)">
            <text:p>(11, 2.88)</text:p>
          </table:table-cell>
        </table:table-row>
        <table:table-row table:style-name="ro1">
          <table:table-cell office:value-type="string">
            <text:p>50-10</text:p>
          </table:table-cell>
          <table:table-cell office:value-type="float" office:value="1114">
            <text:p>1114</text:p>
          </table:table-cell>
          <table:table-cell office:value-type="float" office:value="1.1">
            <text:p>1.1</text:p>
          </table:table-cell>
          <table:table-cell office:value-type="float" office:value="3.42">
            <text:p>3.42</text:p>
          </table:table-cell>
          <table:table-cell table:formula="of:=AVERAGE([.C14:.D14])" office:value-type="float" office:value="2.26">
            <text:p>2.26</text:p>
          </table:table-cell>
          <table:table-cell office:value-type="float" office:value="12">
            <text:p>12</text:p>
          </table:table-cell>
          <table:table-cell table:formula="of:=&quot;(&quot;&amp;[.$F14]&amp;&quot;, &quot; &amp;[.C14]&amp;&quot;)&quot;" office:value-type="string" office:string-value="(12, 1.1)">
            <text:p>(12, 1.1)</text:p>
          </table:table-cell>
          <table:table-cell table:formula="of:=&quot;(&quot;&amp;[.$F14]&amp;&quot;, &quot; &amp;[.D14]&amp;&quot;)&quot;" office:value-type="string" office:string-value="(12, 3.42)">
            <text:p>(12, 3.42)</text:p>
          </table:table-cell>
        </table:table-row>
        <table:table-row table:style-name="ro1">
          <table:table-cell office:value-type="string">
            <text:p>50-25</text:p>
          </table:table-cell>
          <table:table-cell office:value-type="float" office:value="1574">
            <text:p>1574</text:p>
          </table:table-cell>
          <table:table-cell office:value-type="float" office:value="1.33">
            <text:p>1.33</text:p>
          </table:table-cell>
          <table:table-cell office:value-type="float" office:value="3.46">
            <text:p>3.46</text:p>
          </table:table-cell>
          <table:table-cell table:formula="of:=AVERAGE([.C15:.D15])" office:value-type="float" office:value="2.395">
            <text:p>2.395</text:p>
          </table:table-cell>
          <table:table-cell office:value-type="float" office:value="13">
            <text:p>13</text:p>
          </table:table-cell>
          <table:table-cell table:formula="of:=&quot;(&quot;&amp;[.$F15]&amp;&quot;, &quot; &amp;[.C15]&amp;&quot;)&quot;" office:value-type="string" office:string-value="(13, 1.33)">
            <text:p>(13, 1.33)</text:p>
          </table:table-cell>
          <table:table-cell table:formula="of:=&quot;(&quot;&amp;[.$F15]&amp;&quot;, &quot; &amp;[.D15]&amp;&quot;)&quot;" office:value-type="string" office:string-value="(13, 3.46)">
            <text:p>(13, 3.46)</text:p>
          </table:table-cell>
        </table:table-row>
        <table:table-row table:style-name="ro1">
          <table:table-cell office:value-type="string">
            <text:p>50-12</text:p>
          </table:table-cell>
          <table:table-cell office:value-type="float" office:value="91">
            <text:p>91</text:p>
          </table:table-cell>
          <table:table-cell office:value-type="float" office:value="3.56">
            <text:p>3.56</text:p>
          </table:table-cell>
          <table:table-cell office:value-type="float" office:value="2.39">
            <text:p>2.39</text:p>
          </table:table-cell>
          <table:table-cell table:formula="of:=AVERAGE([.C16:.D16])" office:value-type="float" office:value="2.975">
            <text:p>2.975</text:p>
          </table:table-cell>
          <table:table-cell office:value-type="float" office:value="14">
            <text:p>14</text:p>
          </table:table-cell>
          <table:table-cell table:formula="of:=&quot;(&quot;&amp;[.$F16]&amp;&quot;, &quot; &amp;[.C16]&amp;&quot;)&quot;" office:value-type="string" office:string-value="(14, 3.56)">
            <text:p>(14, 3.56)</text:p>
          </table:table-cell>
          <table:table-cell table:formula="of:=&quot;(&quot;&amp;[.$F16]&amp;&quot;, &quot; &amp;[.D16]&amp;&quot;)&quot;" office:value-type="string" office:string-value="(14, 2.39)">
            <text:p>(14, 2.39)</text:p>
          </table:table-cell>
        </table:table-row>
        <table:table-row table:style-name="ro1">
          <table:table-cell office:value-type="string">
            <text:p>50-21</text:p>
          </table:table-cell>
          <table:table-cell office:value-type="float" office:value="1156">
            <text:p>1156</text:p>
          </table:table-cell>
          <table:table-cell office:value-type="float" office:value="1.15">
            <text:p>1.15</text:p>
          </table:table-cell>
          <table:table-cell office:value-type="float" office:value="4.88">
            <text:p>4.88</text:p>
          </table:table-cell>
          <table:table-cell table:formula="of:=AVERAGE([.C17:.D17])" office:value-type="float" office:value="3.015">
            <text:p>3.015</text:p>
          </table:table-cell>
          <table:table-cell office:value-type="float" office:value="15">
            <text:p>15</text:p>
          </table:table-cell>
          <table:table-cell table:formula="of:=&quot;(&quot;&amp;[.$F17]&amp;&quot;, &quot; &amp;[.C17]&amp;&quot;)&quot;" office:value-type="string" office:string-value="(15, 1.15)">
            <text:p>(15, 1.15)</text:p>
          </table:table-cell>
          <table:table-cell table:formula="of:=&quot;(&quot;&amp;[.$F17]&amp;&quot;, &quot; &amp;[.D17]&amp;&quot;)&quot;" office:value-type="string" office:string-value="(15, 4.88)">
            <text:p>(15, 4.88)</text:p>
          </table:table-cell>
        </table:table-row>
        <table:table-row table:style-name="ro1">
          <table:table-cell office:value-type="string">
            <text:p>50-40</text:p>
          </table:table-cell>
          <table:table-cell office:value-type="float" office:value="102">
            <text:p>102</text:p>
          </table:table-cell>
          <table:table-cell office:value-type="float" office:value="1.27">
            <text:p>1.27</text:p>
          </table:table-cell>
          <table:table-cell office:value-type="float" office:value="5.45">
            <text:p>5.45</text:p>
          </table:table-cell>
          <table:table-cell table:formula="of:=AVERAGE([.C18:.D18])" office:value-type="float" office:value="3.36">
            <text:p>3.36</text:p>
          </table:table-cell>
          <table:table-cell office:value-type="float" office:value="16">
            <text:p>16</text:p>
          </table:table-cell>
          <table:table-cell table:formula="of:=&quot;(&quot;&amp;[.$F18]&amp;&quot;, &quot; &amp;[.C18]&amp;&quot;)&quot;" office:value-type="string" office:string-value="(16, 1.27)">
            <text:p>(16, 1.27)</text:p>
          </table:table-cell>
          <table:table-cell table:formula="of:=&quot;(&quot;&amp;[.$F18]&amp;&quot;, &quot; &amp;[.D18]&amp;&quot;)&quot;" office:value-type="string" office:string-value="(16, 5.45)">
            <text:p>(16, 5.45)</text:p>
          </table:table-cell>
        </table:table-row>
        <table:table-row table:style-name="ro1">
          <table:table-cell office:value-type="string">
            <text:p>50-18</text:p>
          </table:table-cell>
          <table:table-cell office:value-type="float" office:value="1022">
            <text:p>1022</text:p>
          </table:table-cell>
          <table:table-cell office:value-type="float" office:value="2.18">
            <text:p>2.18</text:p>
          </table:table-cell>
          <table:table-cell office:value-type="float" office:value="4.74">
            <text:p>4.74</text:p>
          </table:table-cell>
          <table:table-cell table:formula="of:=AVERAGE([.C19:.D19])" office:value-type="float" office:value="3.46">
            <text:p>3.46</text:p>
          </table:table-cell>
          <table:table-cell office:value-type="float" office:value="17">
            <text:p>17</text:p>
          </table:table-cell>
          <table:table-cell table:formula="of:=&quot;(&quot;&amp;[.$F19]&amp;&quot;, &quot; &amp;[.C19]&amp;&quot;)&quot;" office:value-type="string" office:string-value="(17, 2.18)">
            <text:p>(17, 2.18)</text:p>
          </table:table-cell>
          <table:table-cell table:formula="of:=&quot;(&quot;&amp;[.$F19]&amp;&quot;, &quot; &amp;[.D19]&amp;&quot;)&quot;" office:value-type="string" office:string-value="(17, 4.74)">
            <text:p>(17, 4.74)</text:p>
          </table:table-cell>
        </table:table-row>
        <table:table-row table:style-name="ro1">
          <table:table-cell office:value-type="string">
            <text:p>50-38</text:p>
          </table:table-cell>
          <table:table-cell office:value-type="float" office:value="1025">
            <text:p>1025</text:p>
          </table:table-cell>
          <table:table-cell office:value-type="float" office:value="1.52">
            <text:p>1.52</text:p>
          </table:table-cell>
          <table:table-cell office:value-type="float" office:value="6.23">
            <text:p>6.23</text:p>
          </table:table-cell>
          <table:table-cell table:formula="of:=AVERAGE([.C20:.D20])" office:value-type="float" office:value="3.875">
            <text:p>3.875</text:p>
          </table:table-cell>
          <table:table-cell office:value-type="float" office:value="18">
            <text:p>18</text:p>
          </table:table-cell>
          <table:table-cell table:formula="of:=&quot;(&quot;&amp;[.$F20]&amp;&quot;, &quot; &amp;[.C20]&amp;&quot;)&quot;" office:value-type="string" office:string-value="(18, 1.52)">
            <text:p>(18, 1.52)</text:p>
          </table:table-cell>
          <table:table-cell table:formula="of:=&quot;(&quot;&amp;[.$F20]&amp;&quot;, &quot; &amp;[.D20]&amp;&quot;)&quot;" office:value-type="string" office:string-value="(18, 6.23)">
            <text:p>(18, 6.23)</text:p>
          </table:table-cell>
        </table:table-row>
        <table:table-row table:style-name="ro1">
          <table:table-cell office:value-type="string">
            <text:p>50-28</text:p>
          </table:table-cell>
          <table:table-cell office:value-type="float" office:value="102">
            <text:p>102</text:p>
          </table:table-cell>
          <table:table-cell office:value-type="float" office:value="1.99">
            <text:p>1.99</text:p>
          </table:table-cell>
          <table:table-cell office:value-type="float" office:value="7.18">
            <text:p>7.18</text:p>
          </table:table-cell>
          <table:table-cell table:formula="of:=AVERAGE([.C21:.D21])" office:value-type="float" office:value="4.585">
            <text:p>4.585</text:p>
          </table:table-cell>
          <table:table-cell office:value-type="float" office:value="19">
            <text:p>19</text:p>
          </table:table-cell>
          <table:table-cell table:formula="of:=&quot;(&quot;&amp;[.$F21]&amp;&quot;, &quot; &amp;[.C21]&amp;&quot;)&quot;" office:value-type="string" office:string-value="(19, 1.99)">
            <text:p>(19, 1.99)</text:p>
          </table:table-cell>
          <table:table-cell table:formula="of:=&quot;(&quot;&amp;[.$F21]&amp;&quot;, &quot; &amp;[.D21]&amp;&quot;)&quot;" office:value-type="string" office:string-value="(19, 7.18)">
            <text:p>(19, 7.18)</text:p>
          </table:table-cell>
        </table:table-row>
        <table:table-row table:style-name="ro1">
          <table:table-cell office:value-type="string">
            <text:p>50-5</text:p>
          </table:table-cell>
          <table:table-cell office:value-type="float" office:value="1502">
            <text:p>1502</text:p>
          </table:table-cell>
          <table:table-cell office:value-type="float" office:value="1.46">
            <text:p>1.46</text:p>
          </table:table-cell>
          <table:table-cell office:value-type="float" office:value="8.37">
            <text:p>8.37</text:p>
          </table:table-cell>
          <table:table-cell table:formula="of:=AVERAGE([.C22:.D22])" office:value-type="float" office:value="4.915">
            <text:p>4.915</text:p>
          </table:table-cell>
          <table:table-cell office:value-type="float" office:value="20">
            <text:p>20</text:p>
          </table:table-cell>
          <table:table-cell table:formula="of:=&quot;(&quot;&amp;[.$F22]&amp;&quot;, &quot; &amp;[.C22]&amp;&quot;)&quot;" office:value-type="string" office:string-value="(20, 1.46)">
            <text:p>(20, 1.46)</text:p>
          </table:table-cell>
          <table:table-cell table:formula="of:=&quot;(&quot;&amp;[.$F22]&amp;&quot;, &quot; &amp;[.D22]&amp;&quot;)&quot;" office:value-type="string" office:string-value="(20, 8.37)">
            <text:p>(20, 8.37)</text:p>
          </table:table-cell>
        </table:table-row>
        <table:table-row table:style-name="ro1">
          <table:table-cell office:value-type="string">
            <text:p>50-3</text:p>
          </table:table-cell>
          <table:table-cell office:value-type="float" office:value="132">
            <text:p>132</text:p>
          </table:table-cell>
          <table:table-cell office:value-type="float" office:value="3.63">
            <text:p>3.63</text:p>
          </table:table-cell>
          <table:table-cell office:value-type="float" office:value="6.24">
            <text:p>6.24</text:p>
          </table:table-cell>
          <table:table-cell table:formula="of:=AVERAGE([.C23:.D23])" office:value-type="float" office:value="4.935">
            <text:p>4.935</text:p>
          </table:table-cell>
          <table:table-cell office:value-type="float" office:value="21">
            <text:p>21</text:p>
          </table:table-cell>
          <table:table-cell table:formula="of:=&quot;(&quot;&amp;[.$F23]&amp;&quot;, &quot; &amp;[.C23]&amp;&quot;)&quot;" office:value-type="string" office:string-value="(21, 3.63)">
            <text:p>(21, 3.63)</text:p>
          </table:table-cell>
          <table:table-cell table:formula="of:=&quot;(&quot;&amp;[.$F23]&amp;&quot;, &quot; &amp;[.D23]&amp;&quot;)&quot;" office:value-type="string" office:string-value="(21, 6.24)">
            <text:p>(21, 6.24)</text:p>
          </table:table-cell>
        </table:table-row>
        <table:table-row table:style-name="ro1">
          <table:table-cell office:value-type="string">
            <text:p>50-14</text:p>
          </table:table-cell>
          <table:table-cell office:value-type="float" office:value="1322">
            <text:p>1322</text:p>
          </table:table-cell>
          <table:table-cell office:value-type="float" office:value="7.47">
            <text:p>7.47</text:p>
          </table:table-cell>
          <table:table-cell office:value-type="float" office:value="3.98">
            <text:p>3.98</text:p>
          </table:table-cell>
          <table:table-cell table:formula="of:=AVERAGE([.C24:.D24])" office:value-type="float" office:value="5.725">
            <text:p>5.725</text:p>
          </table:table-cell>
          <table:table-cell office:value-type="float" office:value="22">
            <text:p>22</text:p>
          </table:table-cell>
          <table:table-cell table:formula="of:=&quot;(&quot;&amp;[.$F24]&amp;&quot;, &quot; &amp;[.C24]&amp;&quot;)&quot;" office:value-type="string" office:string-value="(22, 7.47)">
            <text:p>(22, 7.47)</text:p>
          </table:table-cell>
          <table:table-cell table:formula="of:=&quot;(&quot;&amp;[.$F24]&amp;&quot;, &quot; &amp;[.D24]&amp;&quot;)&quot;" office:value-type="string" office:string-value="(22, 3.98)">
            <text:p>(22, 3.98)</text:p>
          </table:table-cell>
        </table:table-row>
        <table:table-row table:style-name="ro1">
          <table:table-cell office:value-type="string">
            <text:p>50-7</text:p>
          </table:table-cell>
          <table:table-cell office:value-type="float" office:value="74">
            <text:p>74</text:p>
          </table:table-cell>
          <table:table-cell office:value-type="float" office:value="2.96">
            <text:p>2.96</text:p>
          </table:table-cell>
          <table:table-cell office:value-type="float" office:value="10.03">
            <text:p>10.03</text:p>
          </table:table-cell>
          <table:table-cell table:formula="of:=AVERAGE([.C25:.D25])" office:value-type="float" office:value="6.495">
            <text:p>6.495</text:p>
          </table:table-cell>
          <table:table-cell office:value-type="float" office:value="23">
            <text:p>23</text:p>
          </table:table-cell>
          <table:table-cell table:formula="of:=&quot;(&quot;&amp;[.$F25]&amp;&quot;, &quot; &amp;[.C25]&amp;&quot;)&quot;" office:value-type="string" office:string-value="(23, 2.96)">
            <text:p>(23, 2.96)</text:p>
          </table:table-cell>
          <table:table-cell table:formula="of:=&quot;(&quot;&amp;[.$F25]&amp;&quot;, &quot; &amp;[.D25]&amp;&quot;)&quot;" office:value-type="string" office:string-value="(23, 10.03)">
            <text:p>(23, 10.03)</text:p>
          </table:table-cell>
        </table:table-row>
        <table:table-row table:style-name="ro1">
          <table:table-cell office:value-type="string">
            <text:p>50-37</text:p>
          </table:table-cell>
          <table:table-cell office:value-type="float" office:value="1328">
            <text:p>1328</text:p>
          </table:table-cell>
          <table:table-cell office:value-type="float" office:value="10.93">
            <text:p>10.93</text:p>
          </table:table-cell>
          <table:table-cell office:value-type="float" office:value="2.85">
            <text:p>2.85</text:p>
          </table:table-cell>
          <table:table-cell table:formula="of:=AVERAGE([.C26:.D26])" office:value-type="float" office:value="6.89">
            <text:p>6.89</text:p>
          </table:table-cell>
          <table:table-cell office:value-type="float" office:value="24">
            <text:p>24</text:p>
          </table:table-cell>
          <table:table-cell table:formula="of:=&quot;(&quot;&amp;[.$F26]&amp;&quot;, &quot; &amp;[.C26]&amp;&quot;)&quot;" office:value-type="string" office:string-value="(24, 10.93)">
            <text:p>(24, 10.93)</text:p>
          </table:table-cell>
          <table:table-cell table:formula="of:=&quot;(&quot;&amp;[.$F26]&amp;&quot;, &quot; &amp;[.D26]&amp;&quot;)&quot;" office:value-type="string" office:string-value="(24, 2.85)">
            <text:p>(24, 2.85)</text:p>
          </table:table-cell>
        </table:table-row>
        <table:table-row table:style-name="ro1">
          <table:table-cell office:value-type="string">
            <text:p>50-4</text:p>
          </table:table-cell>
          <table:table-cell office:value-type="float" office:value="20">
            <text:p>20</text:p>
          </table:table-cell>
          <table:table-cell office:value-type="float" office:value="6.47">
            <text:p>6.47</text:p>
          </table:table-cell>
          <table:table-cell office:value-type="float" office:value="9.45">
            <text:p>9.45</text:p>
          </table:table-cell>
          <table:table-cell table:formula="of:=AVERAGE([.C27:.D27])" office:value-type="float" office:value="7.96">
            <text:p>7.96</text:p>
          </table:table-cell>
          <table:table-cell office:value-type="float" office:value="25">
            <text:p>25</text:p>
          </table:table-cell>
          <table:table-cell table:formula="of:=&quot;(&quot;&amp;[.$F27]&amp;&quot;, &quot; &amp;[.C27]&amp;&quot;)&quot;" office:value-type="string" office:string-value="(25, 6.47)">
            <text:p>(25, 6.47)</text:p>
          </table:table-cell>
          <table:table-cell table:formula="of:=&quot;(&quot;&amp;[.$F27]&amp;&quot;, &quot; &amp;[.D27]&amp;&quot;)&quot;" office:value-type="string" office:string-value="(25, 9.45)">
            <text:p>(25, 9.45)</text:p>
          </table:table-cell>
        </table:table-row>
        <table:table-row table:style-name="ro1">
          <table:table-cell office:value-type="string">
            <text:p>50-2</text:p>
          </table:table-cell>
          <table:table-cell office:value-type="float" office:value="893">
            <text:p>893</text:p>
          </table:table-cell>
          <table:table-cell office:value-type="float" office:value="7.94">
            <text:p>7.94</text:p>
          </table:table-cell>
          <table:table-cell office:value-type="float" office:value="8.2">
            <text:p>8.2</text:p>
          </table:table-cell>
          <table:table-cell table:formula="of:=AVERAGE([.C28:.D28])" office:value-type="float" office:value="8.07">
            <text:p>8.07</text:p>
          </table:table-cell>
          <table:table-cell office:value-type="float" office:value="26">
            <text:p>26</text:p>
          </table:table-cell>
          <table:table-cell table:formula="of:=&quot;(&quot;&amp;[.$F28]&amp;&quot;, &quot; &amp;[.C28]&amp;&quot;)&quot;" office:value-type="string" office:string-value="(26, 7.94)">
            <text:p>(26, 7.94)</text:p>
          </table:table-cell>
          <table:table-cell table:formula="of:=&quot;(&quot;&amp;[.$F28]&amp;&quot;, &quot; &amp;[.D28]&amp;&quot;)&quot;" office:value-type="string" office:string-value="(26, 8.2)">
            <text:p>(26, 8.2)</text:p>
          </table:table-cell>
        </table:table-row>
        <table:table-row table:style-name="ro1">
          <table:table-cell office:value-type="string">
            <text:p>50-6</text:p>
          </table:table-cell>
          <table:table-cell office:value-type="float" office:value="1139">
            <text:p>1139</text:p>
          </table:table-cell>
          <table:table-cell office:value-type="float" office:value="4.05">
            <text:p>4.05</text:p>
          </table:table-cell>
          <table:table-cell office:value-type="float" office:value="15.09">
            <text:p>15.09</text:p>
          </table:table-cell>
          <table:table-cell table:formula="of:=AVERAGE([.C29:.D29])" office:value-type="float" office:value="9.57">
            <text:p>9.57</text:p>
          </table:table-cell>
          <table:table-cell office:value-type="float" office:value="27">
            <text:p>27</text:p>
          </table:table-cell>
          <table:table-cell table:formula="of:=&quot;(&quot;&amp;[.$F29]&amp;&quot;, &quot; &amp;[.C29]&amp;&quot;)&quot;" office:value-type="string" office:string-value="(27, 4.05)">
            <text:p>(27, 4.05)</text:p>
          </table:table-cell>
          <table:table-cell table:formula="of:=&quot;(&quot;&amp;[.$F29]&amp;&quot;, &quot; &amp;[.D29]&amp;&quot;)&quot;" office:value-type="string" office:string-value="(27, 15.09)">
            <text:p>(27, 15.09)</text:p>
          </table:table-cell>
        </table:table-row>
        <table:table-row table:style-name="ro1">
          <table:table-cell office:value-type="string">
            <text:p>50-24</text:p>
          </table:table-cell>
          <table:table-cell office:value-type="float" office:value="-102">
            <text:p>-102</text:p>
          </table:table-cell>
          <table:table-cell office:value-type="float" office:value="17.68">
            <text:p>17.68</text:p>
          </table:table-cell>
          <table:table-cell office:value-type="float" office:value="4.89">
            <text:p>4.89</text:p>
          </table:table-cell>
          <table:table-cell table:formula="of:=AVERAGE([.C30:.D30])" office:value-type="float" office:value="11.285">
            <text:p>11.285</text:p>
          </table:table-cell>
          <table:table-cell office:value-type="float" office:value="28">
            <text:p>28</text:p>
          </table:table-cell>
          <table:table-cell table:formula="of:=&quot;(&quot;&amp;[.$F30]&amp;&quot;, &quot; &amp;[.C30]&amp;&quot;)&quot;" office:value-type="string" office:string-value="(28, 17.68)">
            <text:p>(28, 17.68)</text:p>
          </table:table-cell>
          <table:table-cell table:formula="of:=&quot;(&quot;&amp;[.$F30]&amp;&quot;, &quot; &amp;[.D30]&amp;&quot;)&quot;" office:value-type="string" office:string-value="(28, 4.89)">
            <text:p>(28, 4.89)</text:p>
          </table:table-cell>
        </table:table-row>
        <table:table-row table:style-name="ro1">
          <table:table-cell office:value-type="string">
            <text:p>50-9</text:p>
          </table:table-cell>
          <table:table-cell office:value-type="float" office:value="1043">
            <text:p>1043</text:p>
          </table:table-cell>
          <table:table-cell office:value-type="float" office:value="18.89">
            <text:p>18.89</text:p>
          </table:table-cell>
          <table:table-cell office:value-type="float" office:value="7.72">
            <text:p>7.72</text:p>
          </table:table-cell>
          <table:table-cell table:formula="of:=AVERAGE([.C31:.D31])" office:value-type="float" office:value="13.305">
            <text:p>13.305</text:p>
          </table:table-cell>
          <table:table-cell office:value-type="float" office:value="29">
            <text:p>29</text:p>
          </table:table-cell>
          <table:table-cell table:formula="of:=&quot;(&quot;&amp;[.$F31]&amp;&quot;, &quot; &amp;[.C31]&amp;&quot;)&quot;" office:value-type="string" office:string-value="(29, 18.89)">
            <text:p>(29, 18.89)</text:p>
          </table:table-cell>
          <table:table-cell table:formula="of:=&quot;(&quot;&amp;[.$F31]&amp;&quot;, &quot; &amp;[.D31]&amp;&quot;)&quot;" office:value-type="string" office:string-value="(29, 7.72)">
            <text:p>(29, 7.72)</text:p>
          </table:table-cell>
        </table:table-row>
        <table:table-row table:style-name="ro1">
          <table:table-cell office:value-type="string">
            <text:p>50-26</text:p>
          </table:table-cell>
          <table:table-cell office:value-type="float" office:value="1354">
            <text:p>1354</text:p>
          </table:table-cell>
          <table:table-cell office:value-type="float" office:value="33.96">
            <text:p>33.96</text:p>
          </table:table-cell>
          <table:table-cell office:value-type="float" office:value="5.26">
            <text:p>5.26</text:p>
          </table:table-cell>
          <table:table-cell table:formula="of:=AVERAGE([.C32:.D32])" office:value-type="float" office:value="19.61">
            <text:p>19.61</text:p>
          </table:table-cell>
          <table:table-cell office:value-type="float" office:value="30">
            <text:p>30</text:p>
          </table:table-cell>
          <table:table-cell table:formula="of:=&quot;(&quot;&amp;[.$F32]&amp;&quot;, &quot; &amp;[.C32]&amp;&quot;)&quot;" office:value-type="string" office:string-value="(30, 33.96)">
            <text:p>(30, 33.96)</text:p>
          </table:table-cell>
          <table:table-cell table:formula="of:=&quot;(&quot;&amp;[.$F32]&amp;&quot;, &quot; &amp;[.D32]&amp;&quot;)&quot;" office:value-type="string" office:string-value="(30, 5.26)">
            <text:p>(30, 5.26)</text:p>
          </table:table-cell>
        </table:table-row>
        <table:table-row table:style-name="ro1">
          <table:table-cell office:value-type="string">
            <text:p>50-8</text:p>
          </table:table-cell>
          <table:table-cell office:value-type="float" office:value="11">
            <text:p>11</text:p>
          </table:table-cell>
          <table:table-cell office:value-type="float" office:value="16.67">
            <text:p>16.67</text:p>
          </table:table-cell>
          <table:table-cell office:value-type="float" office:value="28.8">
            <text:p>28.8</text:p>
          </table:table-cell>
          <table:table-cell table:formula="of:=AVERAGE([.C33:.D33])" office:value-type="float" office:value="22.735">
            <text:p>22.735</text:p>
          </table:table-cell>
          <table:table-cell office:value-type="float" office:value="31">
            <text:p>31</text:p>
          </table:table-cell>
          <table:table-cell table:formula="of:=&quot;(&quot;&amp;[.$F33]&amp;&quot;, &quot; &amp;[.C33]&amp;&quot;)&quot;" office:value-type="string" office:string-value="(31, 16.67)">
            <text:p>(31, 16.67)</text:p>
          </table:table-cell>
          <table:table-cell table:formula="of:=&quot;(&quot;&amp;[.$F33]&amp;&quot;, &quot; &amp;[.D33]&amp;&quot;)&quot;" office:value-type="string" office:string-value="(31, 28.8)">
            <text:p>(31, 28.8)</text:p>
          </table:table-cell>
        </table:table-row>
        <table:table-row table:style-name="ro1">
          <table:table-cell office:value-type="string">
            <text:p>50-35</text:p>
          </table:table-cell>
          <table:table-cell office:value-type="float" office:value="292">
            <text:p>292</text:p>
          </table:table-cell>
          <table:table-cell office:value-type="float" office:value="43.81">
            <text:p>43.81</text:p>
          </table:table-cell>
          <table:table-cell office:value-type="float" office:value="4.6">
            <text:p>4.6</text:p>
          </table:table-cell>
          <table:table-cell table:formula="of:=AVERAGE([.C34:.D34])" office:value-type="float" office:value="24.205">
            <text:p>24.205</text:p>
          </table:table-cell>
          <table:table-cell office:value-type="float" office:value="32">
            <text:p>32</text:p>
          </table:table-cell>
          <table:table-cell table:formula="of:=&quot;(&quot;&amp;[.$F34]&amp;&quot;, &quot; &amp;[.C34]&amp;&quot;)&quot;" office:value-type="string" office:string-value="(32, 43.81)">
            <text:p>(32, 43.81)</text:p>
          </table:table-cell>
          <table:table-cell table:formula="of:=&quot;(&quot;&amp;[.$F34]&amp;&quot;, &quot; &amp;[.D34]&amp;&quot;)&quot;" office:value-type="string" office:string-value="(32, 4.6)">
            <text:p>(32, 4.6)</text:p>
          </table:table-cell>
        </table:table-row>
        <table:table-row table:style-name="ro1">
          <table:table-cell office:value-type="string">
            <text:p>50-17</text:p>
          </table:table-cell>
          <table:table-cell office:value-type="float" office:value="802">
            <text:p>802</text:p>
          </table:table-cell>
          <table:table-cell office:value-type="float" office:value="32.08">
            <text:p>32.08</text:p>
          </table:table-cell>
          <table:table-cell office:value-type="float" office:value="32.83">
            <text:p>32.83</text:p>
          </table:table-cell>
          <table:table-cell table:formula="of:=AVERAGE([.C35:.D35])" office:value-type="float" office:value="32.455">
            <text:p>32.455</text:p>
          </table:table-cell>
          <table:table-cell office:value-type="float" office:value="33">
            <text:p>33</text:p>
          </table:table-cell>
          <table:table-cell table:formula="of:=&quot;(&quot;&amp;[.$F35]&amp;&quot;, &quot; &amp;[.C35]&amp;&quot;)&quot;" office:value-type="string" office:string-value="(33, 32.08)">
            <text:p>(33, 32.08)</text:p>
          </table:table-cell>
          <table:table-cell table:formula="of:=&quot;(&quot;&amp;[.$F35]&amp;&quot;, &quot; &amp;[.D35]&amp;&quot;)&quot;" office:value-type="string" office:string-value="(33, 32.83)">
            <text:p>(33, 32.83)</text:p>
          </table:table-cell>
        </table:table-row>
        <table:table-row table:style-name="ro1">
          <table:table-cell office:value-type="string">
            <text:p>50-30</text:p>
          </table:table-cell>
          <table:table-cell office:value-type="float" office:value="1010">
            <text:p>1010</text:p>
          </table:table-cell>
          <table:table-cell office:value-type="float" office:value="12.28">
            <text:p>12.28</text:p>
          </table:table-cell>
          <table:table-cell office:value-type="float" office:value="71.89">
            <text:p>71.89</text:p>
          </table:table-cell>
          <table:table-cell table:formula="of:=AVERAGE([.C36:.D36])" office:value-type="float" office:value="42.085">
            <text:p>42.085</text:p>
          </table:table-cell>
          <table:table-cell office:value-type="float" office:value="34">
            <text:p>34</text:p>
          </table:table-cell>
          <table:table-cell table:formula="of:=&quot;(&quot;&amp;[.$F36]&amp;&quot;, &quot; &amp;[.C36]&amp;&quot;)&quot;" office:value-type="string" office:string-value="(34, 12.28)">
            <text:p>(34, 12.28)</text:p>
          </table:table-cell>
          <table:table-cell table:formula="of:=&quot;(&quot;&amp;[.$F36]&amp;&quot;, &quot; &amp;[.D36]&amp;&quot;)&quot;" office:value-type="string" office:string-value="(34, 71.89)">
            <text:p>(34, 71.89)</text:p>
          </table:table-cell>
        </table:table-row>
        <table:table-row table:style-name="ro1">
          <table:table-cell office:value-type="string">
            <text:p>50-20</text:p>
          </table:table-cell>
          <table:table-cell office:value-type="float" office:value="202">
            <text:p>202</text:p>
          </table:table-cell>
          <table:table-cell office:value-type="float" office:value="93.18">
            <text:p>93.18</text:p>
          </table:table-cell>
          <table:table-cell office:value-type="float" office:value="5.02">
            <text:p>5.02</text:p>
          </table:table-cell>
          <table:table-cell table:formula="of:=AVERAGE([.C37:.D37])" office:value-type="float" office:value="49.1">
            <text:p>49.1</text:p>
          </table:table-cell>
          <table:table-cell office:value-type="float" office:value="35">
            <text:p>35</text:p>
          </table:table-cell>
          <table:table-cell table:formula="of:=&quot;(&quot;&amp;[.$F37]&amp;&quot;, &quot; &amp;[.C37]&amp;&quot;)&quot;" office:value-type="string" office:string-value="(35, 93.18)">
            <text:p>(35, 93.18)</text:p>
          </table:table-cell>
          <table:table-cell table:formula="of:=&quot;(&quot;&amp;[.$F37]&amp;&quot;, &quot; &amp;[.D37]&amp;&quot;)&quot;" office:value-type="string" office:string-value="(35, 5.02)">
            <text:p>(35, 5.02)</text:p>
          </table:table-cell>
        </table:table-row>
        <table:table-row table:style-name="ro1">
          <table:table-cell office:value-type="string">
            <text:p>50-36</text:p>
          </table:table-cell>
          <table:table-cell office:value-type="float" office:value="27">
            <text:p>27</text:p>
          </table:table-cell>
          <table:table-cell office:value-type="float" office:value="72.79">
            <text:p>72.79</text:p>
          </table:table-cell>
          <table:table-cell office:value-type="float" office:value="32.62">
            <text:p>32.62</text:p>
          </table:table-cell>
          <table:table-cell table:formula="of:=AVERAGE([.C38:.D38])" office:value-type="float" office:value="52.705">
            <text:p>52.705</text:p>
          </table:table-cell>
          <table:table-cell office:value-type="float" office:value="36">
            <text:p>36</text:p>
          </table:table-cell>
          <table:table-cell table:formula="of:=&quot;(&quot;&amp;[.$F38]&amp;&quot;, &quot; &amp;[.C38]&amp;&quot;)&quot;" office:value-type="string" office:string-value="(36, 72.79)">
            <text:p>(36, 72.79)</text:p>
          </table:table-cell>
          <table:table-cell table:formula="of:=&quot;(&quot;&amp;[.$F38]&amp;&quot;, &quot; &amp;[.D38]&amp;&quot;)&quot;" office:value-type="string" office:string-value="(36, 32.62)">
            <text:p>(36, 32.62)</text:p>
          </table:table-cell>
        </table:table-row>
        <table:table-row table:style-name="ro1">
          <table:table-cell office:value-type="string">
            <text:p>50-29</text:p>
          </table:table-cell>
          <table:table-cell office:value-type="float" office:value="1255">
            <text:p>1255</text:p>
          </table:table-cell>
          <table:table-cell office:value-type="float" office:value="76.25">
            <text:p>76.25</text:p>
          </table:table-cell>
          <table:table-cell office:value-type="float" office:value="37.49">
            <text:p>37.49</text:p>
          </table:table-cell>
          <table:table-cell table:formula="of:=AVERAGE([.C39:.D39])" office:value-type="float" office:value="56.87">
            <text:p>56.87</text:p>
          </table:table-cell>
          <table:table-cell office:value-type="float" office:value="37">
            <text:p>37</text:p>
          </table:table-cell>
          <table:table-cell table:formula="of:=&quot;(&quot;&amp;[.$F39]&amp;&quot;, &quot; &amp;[.C39]&amp;&quot;)&quot;" office:value-type="string" office:string-value="(37, 76.25)">
            <text:p>(37, 76.25)</text:p>
          </table:table-cell>
          <table:table-cell table:formula="of:=&quot;(&quot;&amp;[.$F39]&amp;&quot;, &quot; &amp;[.D39]&amp;&quot;)&quot;" office:value-type="string" office:string-value="(37, 37.49)">
            <text:p>(37, 37.49)</text:p>
          </table:table-cell>
        </table:table-row>
        <table:table-row table:style-name="ro1">
          <table:table-cell office:value-type="string">
            <text:p>50-13</text:p>
          </table:table-cell>
          <table:table-cell office:value-type="float" office:value="948">
            <text:p>948</text:p>
          </table:table-cell>
          <table:table-cell office:value-type="float" office:value="58.07">
            <text:p>58.07</text:p>
          </table:table-cell>
          <table:table-cell office:value-type="float" office:value="210.66">
            <text:p>210.66</text:p>
          </table:table-cell>
          <table:table-cell table:formula="of:=AVERAGE([.C40:.D40])" office:value-type="float" office:value="134.365">
            <text:p>134.365</text:p>
          </table:table-cell>
          <table:table-cell office:value-type="float" office:value="38">
            <text:p>38</text:p>
          </table:table-cell>
          <table:table-cell table:formula="of:=&quot;(&quot;&amp;[.$F40]&amp;&quot;, &quot; &amp;[.C40]&amp;&quot;)&quot;" office:value-type="string" office:string-value="(38, 58.07)">
            <text:p>(38, 58.07)</text:p>
          </table:table-cell>
          <table:table-cell table:formula="of:=&quot;(&quot;&amp;[.$F40]&amp;&quot;, &quot; &amp;[.D40]&amp;&quot;)&quot;" office:value-type="string" office:string-value="(38, 210.66)">
            <text:p>(38, 210.66)</text:p>
          </table:table-cell>
        </table:table-row>
        <table:table-row table:style-name="ro1">
          <table:table-cell office:value-type="string">
            <text:p>50-34</text:p>
          </table:table-cell>
          <table:table-cell office:value-type="float" office:value="936">
            <text:p>936</text:p>
          </table:table-cell>
          <table:table-cell office:value-type="float" office:value="307.31">
            <text:p>307.31</text:p>
          </table:table-cell>
          <table:table-cell office:value-type="float" office:value="363.56">
            <text:p>363.56</text:p>
          </table:table-cell>
          <table:table-cell table:formula="of:=AVERAGE([.C41:.D41])" office:value-type="float" office:value="335.435">
            <text:p>335.435</text:p>
          </table:table-cell>
          <table:table-cell office:value-type="float" office:value="39">
            <text:p>39</text:p>
          </table:table-cell>
          <table:table-cell table:formula="of:=&quot;(&quot;&amp;[.$F41]&amp;&quot;, &quot; &amp;[.C41]&amp;&quot;)&quot;" office:value-type="string" office:string-value="(39, 307.31)">
            <text:p>(39, 307.31)</text:p>
          </table:table-cell>
          <table:table-cell table:formula="of:=&quot;(&quot;&amp;[.$F41]&amp;&quot;, &quot; &amp;[.D41]&amp;&quot;)&quot;" office:value-type="string" office:string-value="(39, 363.56)">
            <text:p>(39, 363.56)</text:p>
          </table:table-cell>
        </table:table-row>
        <table:table-row table:style-name="ro1">
          <table:table-cell office:value-type="string">
            <text:p>50-33</text:p>
          </table:table-cell>
          <table:table-cell office:value-type="float" office:value="1117">
            <text:p>1117</text:p>
          </table:table-cell>
          <table:table-cell office:value-type="float" office:value="958.36">
            <text:p>958.36</text:p>
          </table:table-cell>
          <table:table-cell office:value-type="float" office:value="226.48">
            <text:p>226.48</text:p>
          </table:table-cell>
          <table:table-cell table:formula="of:=AVERAGE([.C42:.D42])" office:value-type="float" office:value="592.42">
            <text:p>592.42</text:p>
          </table:table-cell>
          <table:table-cell office:value-type="float" office:value="40">
            <text:p>40</text:p>
          </table:table-cell>
          <table:table-cell table:formula="of:=&quot;(&quot;&amp;[.$F42]&amp;&quot;, &quot; &amp;[.C42]&amp;&quot;)&quot;" office:value-type="string" office:string-value="(40, 958.36)">
            <text:p>(40, 958.36)</text:p>
          </table:table-cell>
          <table:table-cell table:formula="of:=&quot;(&quot;&amp;[.$F42]&amp;&quot;, &quot; &amp;[.D42]&amp;&quot;)&quot;" office:value-type="string" office:string-value="(40, 226.48)">
            <text:p>(40, 226.48)</text:p>
          </table:table-cell>
        </table:table-row>
      </table:table>
      <table:table table:name="75comp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9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number-columns-repeated="2" table:default-cell-style-name="ce9"/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>
            <text:p>Number</text:p>
          </table:table-cell>
          <table:table-cell office:value-type="string">
            <text:p>Lmax</text:p>
          </table:table-cell>
          <table:table-cell table:style-name="Default" office:value-type="string">
            <text:p>CP</text:p>
          </table:table-cell>
          <table:table-cell office:value-type="string">
            <text:p>MIP</text:p>
          </table:table-cell>
          <table:table-cell office:value-type="string">
            <text:p>average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>
            <text:p>75-39</text:p>
          </table:table-cell>
          <table:table-cell office:value-type="float" office:value="355">
            <text:p>355</text:p>
          </table:table-cell>
          <table:table-cell office:value-type="float" office:value="1.22">
            <text:p>1.22</text:p>
          </table:table-cell>
          <table:table-cell office:value-type="float" office:value="14.51">
            <text:p>14.51</text:p>
          </table:table-cell>
          <table:table-cell table:formula="of:=AVERAGE([.C3:.D3])" office:value-type="float" office:value="7.865">
            <text:p>7.865</text:p>
          </table:table-cell>
          <table:table-cell office:value-type="float" office:value="1">
            <text:p>1</text:p>
          </table:table-cell>
          <table:table-cell table:formula="of:=&quot;(&quot;&amp;[.$F3]&amp;&quot;, &quot; &amp;[.C3]&amp;&quot;)&quot;" office:value-type="string" office:string-value="(1, 1.22)">
            <text:p>(1, 1.22)</text:p>
          </table:table-cell>
          <table:table-cell table:formula="of:=&quot;(&quot;&amp;[.$F3]&amp;&quot;, &quot; &amp;[.D3]&amp;&quot;)&quot;" office:value-type="string" office:string-value="(1, 14.51)">
            <text:p>(1, 14.51)</text:p>
          </table:table-cell>
          <table:table-cell table:number-columns-repeated="2"/>
          <table:table-cell office:value-type="string">
            <text:p>75-1</text:p>
          </table:table-cell>
          <table:table-cell office:value-type="float" office:value="1712">
            <text:p>1712</text:p>
          </table:table-cell>
          <table:table-cell office:value-type="float" office:value="4.25">
            <text:p>4.25</text:p>
          </table:table-cell>
          <table:table-cell office:value-type="float" office:value="2336.47">
            <text:p>2336.47</text:p>
          </table:table-cell>
          <table:table-cell table:number-columns-repeated="2"/>
        </table:table-row>
        <table:table-row table:style-name="ro1">
          <table:table-cell office:value-type="string">
            <text:p>75-11</text:p>
          </table:table-cell>
          <table:table-cell office:value-type="float" office:value="201">
            <text:p>201</text:p>
          </table:table-cell>
          <table:table-cell office:value-type="float" office:value="1.52">
            <text:p>1.52</text:p>
          </table:table-cell>
          <table:table-cell office:value-type="float" office:value="16.11">
            <text:p>16.11</text:p>
          </table:table-cell>
          <table:table-cell table:formula="of:=AVERAGE([.C4:.D4])" office:value-type="float" office:value="8.815">
            <text:p>8.815</text:p>
          </table:table-cell>
          <table:table-cell office:value-type="float" office:value="2">
            <text:p>2</text:p>
          </table:table-cell>
          <table:table-cell table:formula="of:=&quot;(&quot;&amp;[.$F4]&amp;&quot;, &quot; &amp;[.C4]&amp;&quot;)&quot;" office:value-type="string" office:string-value="(2, 1.52)">
            <text:p>(2, 1.52)</text:p>
          </table:table-cell>
          <table:table-cell table:formula="of:=&quot;(&quot;&amp;[.$F4]&amp;&quot;, &quot; &amp;[.D4]&amp;&quot;)&quot;" office:value-type="string" office:string-value="(2, 16.11)">
            <text:p>(2, 16.11)</text:p>
          </table:table-cell>
          <table:table-cell table:number-columns-repeated="2"/>
          <table:table-cell office:value-type="string">
            <text:p>75-2</text:p>
          </table:table-cell>
          <table:table-cell/>
          <table:table-cell office:value-type="string">
            <text:p>-</text:p>
          </table:table-cell>
          <table:table-cell table:style-name="ce9" office:value-type="string">
            <text:p>-</text:p>
          </table:table-cell>
          <table:table-cell office:value-type="string">
            <text:p>1580-1297</text:p>
          </table:table-cell>
          <table:table-cell office:value-type="string">
            <text:p>1516-1501</text:p>
          </table:table-cell>
        </table:table-row>
        <table:table-row table:style-name="ro1">
          <table:table-cell office:value-type="string">
            <text:p>75-23</text:p>
          </table:table-cell>
          <table:table-cell office:value-type="float" office:value="179">
            <text:p>179</text:p>
          </table:table-cell>
          <table:table-cell office:value-type="float" office:value="5.13">
            <text:p>5.13</text:p>
          </table:table-cell>
          <table:table-cell office:value-type="float" office:value="12.61">
            <text:p>12.61</text:p>
          </table:table-cell>
          <table:table-cell table:formula="of:=AVERAGE([.C5:.D5])" office:value-type="float" office:value="8.87">
            <text:p>8.87</text:p>
          </table:table-cell>
          <table:table-cell office:value-type="float" office:value="3">
            <text:p>3</text:p>
          </table:table-cell>
          <table:table-cell table:formula="of:=&quot;(&quot;&amp;[.$F5]&amp;&quot;, &quot; &amp;[.C5]&amp;&quot;)&quot;" office:value-type="string" office:string-value="(3, 5.13)">
            <text:p>(3, 5.13)</text:p>
          </table:table-cell>
          <table:table-cell table:formula="of:=&quot;(&quot;&amp;[.$F5]&amp;&quot;, &quot; &amp;[.D5]&amp;&quot;)&quot;" office:value-type="string" office:string-value="(3, 12.61)">
            <text:p>(3, 12.61)</text:p>
          </table:table-cell>
          <table:table-cell table:number-columns-repeated="2"/>
          <table:table-cell office:value-type="string">
            <text:p>75-3</text:p>
          </table:table-cell>
          <table:table-cell office:value-type="float" office:value="129">
            <text:p>129</text:p>
          </table:table-cell>
          <table:table-cell office:value-type="float" office:value="809.75">
            <text:p>809.75</text:p>
          </table:table-cell>
          <table:table-cell office:value-type="float" office:value="881.98">
            <text:p>881.98</text:p>
          </table:table-cell>
          <table:table-cell table:number-columns-repeated="2"/>
        </table:table-row>
        <table:table-row table:style-name="ro1">
          <table:table-cell office:value-type="string">
            <text:p>75-28</text:p>
          </table:table-cell>
          <table:table-cell office:value-type="float" office:value="273">
            <text:p>273</text:p>
          </table:table-cell>
          <table:table-cell office:value-type="float" office:value="4.63">
            <text:p>4.63</text:p>
          </table:table-cell>
          <table:table-cell office:value-type="float" office:value="13.8">
            <text:p>13.8</text:p>
          </table:table-cell>
          <table:table-cell table:formula="of:=AVERAGE([.C6:.D6])" office:value-type="float" office:value="9.215">
            <text:p>9.215</text:p>
          </table:table-cell>
          <table:table-cell office:value-type="float" office:value="4">
            <text:p>4</text:p>
          </table:table-cell>
          <table:table-cell table:formula="of:=&quot;(&quot;&amp;[.$F6]&amp;&quot;, &quot; &amp;[.C6]&amp;&quot;)&quot;" office:value-type="string" office:string-value="(4, 4.63)">
            <text:p>(4, 4.63)</text:p>
          </table:table-cell>
          <table:table-cell table:formula="of:=&quot;(&quot;&amp;[.$F6]&amp;&quot;, &quot; &amp;[.D6]&amp;&quot;)&quot;" office:value-type="string" office:string-value="(4, 13.8)">
            <text:p>(4, 13.8)</text:p>
          </table:table-cell>
          <table:table-cell table:number-columns-repeated="2"/>
          <table:table-cell office:value-type="string">
            <text:p>75-4</text:p>
          </table:table-cell>
          <table:table-cell office:value-type="float" office:value="381">
            <text:p>381</text:p>
          </table:table-cell>
          <table:table-cell office:value-type="float" office:value="54.38">
            <text:p>54.38</text:p>
          </table:table-cell>
          <table:table-cell office:value-type="float" office:value="10.09">
            <text:p>10.09</text:p>
          </table:table-cell>
          <table:table-cell table:number-columns-repeated="2"/>
        </table:table-row>
        <table:table-row table:style-name="ro1">
          <table:table-cell office:value-type="string">
            <text:p>75-40</text:p>
          </table:table-cell>
          <table:table-cell office:value-type="float" office:value="222">
            <text:p>222</text:p>
          </table:table-cell>
          <table:table-cell office:value-type="float" office:value="5.37">
            <text:p>5.37</text:p>
          </table:table-cell>
          <table:table-cell office:value-type="float" office:value="19.17">
            <text:p>19.17</text:p>
          </table:table-cell>
          <table:table-cell table:formula="of:=AVERAGE([.C7:.D7])" office:value-type="float" office:value="12.27">
            <text:p>12.27</text:p>
          </table:table-cell>
          <table:table-cell office:value-type="float" office:value="5">
            <text:p>5</text:p>
          </table:table-cell>
          <table:table-cell table:formula="of:=&quot;(&quot;&amp;[.$F7]&amp;&quot;, &quot; &amp;[.C7]&amp;&quot;)&quot;" office:value-type="string" office:string-value="(5, 5.37)">
            <text:p>(5, 5.37)</text:p>
          </table:table-cell>
          <table:table-cell table:formula="of:=&quot;(&quot;&amp;[.$F7]&amp;&quot;, &quot; &amp;[.D7]&amp;&quot;)&quot;" office:value-type="string" office:string-value="(5, 19.17)">
            <text:p>(5, 19.17)</text:p>
          </table:table-cell>
          <table:table-cell table:number-columns-repeated="2"/>
          <table:table-cell office:value-type="string">
            <text:p>75-5</text:p>
          </table:table-cell>
          <table:table-cell office:value-type="float" office:value="1481">
            <text:p>1481</text:p>
          </table:table-cell>
          <table:table-cell office:value-type="float" office:value="4.82">
            <text:p>4.82</text:p>
          </table:table-cell>
          <table:table-cell office:value-type="float" office:value="338.4">
            <text:p>338.4</text:p>
          </table:table-cell>
          <table:table-cell table:number-columns-repeated="2"/>
        </table:table-row>
        <table:table-row table:style-name="ro1">
          <table:table-cell office:value-type="string">
            <text:p>75-20</text:p>
          </table:table-cell>
          <table:table-cell office:value-type="float" office:value="260">
            <text:p>260</text:p>
          </table:table-cell>
          <table:table-cell office:value-type="float" office:value="5.38">
            <text:p>5.38</text:p>
          </table:table-cell>
          <table:table-cell office:value-type="float" office:value="28.92">
            <text:p>28.92</text:p>
          </table:table-cell>
          <table:table-cell table:formula="of:=AVERAGE([.C8:.D8])" office:value-type="float" office:value="17.15">
            <text:p>17.15</text:p>
          </table:table-cell>
          <table:table-cell office:value-type="float" office:value="6">
            <text:p>6</text:p>
          </table:table-cell>
          <table:table-cell table:formula="of:=&quot;(&quot;&amp;[.$F8]&amp;&quot;, &quot; &amp;[.C8]&amp;&quot;)&quot;" office:value-type="string" office:string-value="(6, 5.38)">
            <text:p>(6, 5.38)</text:p>
          </table:table-cell>
          <table:table-cell table:formula="of:=&quot;(&quot;&amp;[.$F8]&amp;&quot;, &quot; &amp;[.D8]&amp;&quot;)&quot;" office:value-type="string" office:string-value="(6, 28.92)">
            <text:p>(6, 28.92)</text:p>
          </table:table-cell>
          <table:table-cell table:number-columns-repeated="2"/>
          <table:table-cell office:value-type="string">
            <text:p>75-6</text:p>
          </table:table-cell>
          <table:table-cell/>
          <table:table-cell office:value-type="string">
            <text:p>-</text:p>
          </table:table-cell>
          <table:table-cell table:style-name="ce9" office:value-type="string">
            <text:p>-</text:p>
          </table:table-cell>
          <table:table-cell office:value-type="string">
            <text:p>1694-1295</text:p>
          </table:table-cell>
          <table:table-cell office:value-type="string">
            <text:p>1567-1523</text:p>
          </table:table-cell>
        </table:table-row>
        <table:table-row table:style-name="ro1">
          <table:table-cell office:value-type="string">
            <text:p>75-4</text:p>
          </table:table-cell>
          <table:table-cell office:value-type="float" office:value="381">
            <text:p>381</text:p>
          </table:table-cell>
          <table:table-cell office:value-type="float" office:value="54.38">
            <text:p>54.38</text:p>
          </table:table-cell>
          <table:table-cell office:value-type="float" office:value="10.09">
            <text:p>10.09</text:p>
          </table:table-cell>
          <table:table-cell table:formula="of:=AVERAGE([.C9:.D9])" office:value-type="float" office:value="32.235">
            <text:p>32.235</text:p>
          </table:table-cell>
          <table:table-cell office:value-type="float" office:value="7">
            <text:p>7</text:p>
          </table:table-cell>
          <table:table-cell table:formula="of:=&quot;(&quot;&amp;[.$F9]&amp;&quot;, &quot; &amp;[.C9]&amp;&quot;)&quot;" office:value-type="string" office:string-value="(7, 54.38)">
            <text:p>(7, 54.38)</text:p>
          </table:table-cell>
          <table:table-cell table:formula="of:=&quot;(&quot;&amp;[.$F9]&amp;&quot;, &quot; &amp;[.D9]&amp;&quot;)&quot;" office:value-type="string" office:string-value="(7, 10.09)">
            <text:p>(7, 10.09)</text:p>
          </table:table-cell>
          <table:table-cell table:number-columns-repeated="2"/>
          <table:table-cell office:value-type="string">
            <text:p>75-7</text:p>
          </table:table-cell>
          <table:table-cell office:value-type="float" office:value="86">
            <text:p>86</text:p>
          </table:table-cell>
          <table:table-cell office:value-type="string">
            <text:p>-</text:p>
          </table:table-cell>
          <table:table-cell office:value-type="float" office:value="618.65">
            <text:p>618.65</text:p>
          </table:table-cell>
          <table:table-cell office:value-type="string">
            <text:p>108-(-197)</text:p>
          </table:table-cell>
          <table:table-cell/>
        </table:table-row>
        <table:table-row table:style-name="ro1">
          <table:table-cell office:value-type="string">
            <text:p>75-22</text:p>
          </table:table-cell>
          <table:table-cell office:value-type="float" office:value="2105">
            <text:p>2105</text:p>
          </table:table-cell>
          <table:table-cell office:value-type="float" office:value="52.17">
            <text:p>52.17</text:p>
          </table:table-cell>
          <table:table-cell office:value-type="float" office:value="14.95">
            <text:p>14.95</text:p>
          </table:table-cell>
          <table:table-cell table:formula="of:=AVERAGE([.C10:.D10])" office:value-type="float" office:value="33.56">
            <text:p>33.56</text:p>
          </table:table-cell>
          <table:table-cell office:value-type="float" office:value="8">
            <text:p>8</text:p>
          </table:table-cell>
          <table:table-cell table:formula="of:=&quot;(&quot;&amp;[.$F10]&amp;&quot;, &quot; &amp;[.C10]&amp;&quot;)&quot;" office:value-type="string" office:string-value="(8, 52.17)">
            <text:p>(8, 52.17)</text:p>
          </table:table-cell>
          <table:table-cell table:formula="of:=&quot;(&quot;&amp;[.$F10]&amp;&quot;, &quot; &amp;[.D10]&amp;&quot;)&quot;" office:value-type="string" office:string-value="(8, 14.95)">
            <text:p>(8, 14.95)</text:p>
          </table:table-cell>
          <table:table-cell table:number-columns-repeated="2"/>
          <table:table-cell office:value-type="string">
            <text:p>75-8</text:p>
          </table:table-cell>
          <table:table-cell office:value-type="float" office:value="58">
            <text:p>58</text:p>
          </table:table-cell>
          <table:table-cell office:value-type="string">
            <text:p>-</text:p>
          </table:table-cell>
          <table:table-cell office:value-type="float" office:value="62.22">
            <text:p>62.22</text:p>
          </table:table-cell>
          <table:table-cell office:value-type="string">
            <text:p>100-(-11)</text:p>
          </table:table-cell>
          <table:table-cell/>
        </table:table-row>
        <table:table-row table:style-name="ro1">
          <table:table-cell office:value-type="string">
            <text:p>75-31</text:p>
          </table:table-cell>
          <table:table-cell office:value-type="float" office:value="132">
            <text:p>132</text:p>
          </table:table-cell>
          <table:table-cell office:value-type="float" office:value="19.07">
            <text:p>19.07</text:p>
          </table:table-cell>
          <table:table-cell office:value-type="float" office:value="74.44">
            <text:p>74.44</text:p>
          </table:table-cell>
          <table:table-cell table:formula="of:=AVERAGE([.C11:.D11])" office:value-type="float" office:value="46.755">
            <text:p>46.755</text:p>
          </table:table-cell>
          <table:table-cell office:value-type="float" office:value="9">
            <text:p>9</text:p>
          </table:table-cell>
          <table:table-cell table:formula="of:=&quot;(&quot;&amp;[.$F11]&amp;&quot;, &quot; &amp;[.C11]&amp;&quot;)&quot;" office:value-type="string" office:string-value="(9, 19.07)">
            <text:p>(9, 19.07)</text:p>
          </table:table-cell>
          <table:table-cell table:formula="of:=&quot;(&quot;&amp;[.$F11]&amp;&quot;, &quot; &amp;[.D11]&amp;&quot;)&quot;" office:value-type="string" office:string-value="(9, 74.44)">
            <text:p>(9, 74.44)</text:p>
          </table:table-cell>
          <table:table-cell table:number-columns-repeated="2"/>
          <table:table-cell office:value-type="string">
            <text:p>75-9</text:p>
          </table:table-cell>
          <table:table-cell office:value-type="float" office:value="2162">
            <text:p>2162</text:p>
          </table:table-cell>
          <table:table-cell office:value-type="string">
            <text:p>-</text:p>
          </table:table-cell>
          <table:table-cell office:value-type="float" office:value="57.5">
            <text:p>57.5</text:p>
          </table:table-cell>
          <table:table-cell office:value-type="string">
            <text:p>2167-1699</text:p>
          </table:table-cell>
          <table:table-cell/>
        </table:table-row>
        <table:table-row table:style-name="ro1">
          <table:table-cell office:value-type="string">
            <text:p>75-30</text:p>
          </table:table-cell>
          <table:table-cell office:value-type="float" office:value="1649">
            <text:p>1649</text:p>
          </table:table-cell>
          <table:table-cell office:value-type="float" office:value="19.34">
            <text:p>19.34</text:p>
          </table:table-cell>
          <table:table-cell office:value-type="float" office:value="87.31">
            <text:p>87.31</text:p>
          </table:table-cell>
          <table:table-cell table:formula="of:=AVERAGE([.C12:.D12])" office:value-type="float" office:value="53.325">
            <text:p>53.325</text:p>
          </table:table-cell>
          <table:table-cell office:value-type="float" office:value="10">
            <text:p>10</text:p>
          </table:table-cell>
          <table:table-cell table:formula="of:=&quot;(&quot;&amp;[.$F12]&amp;&quot;, &quot; &amp;[.C12]&amp;&quot;)&quot;" office:value-type="string" office:string-value="(10, 19.34)">
            <text:p>(10, 19.34)</text:p>
          </table:table-cell>
          <table:table-cell table:formula="of:=&quot;(&quot;&amp;[.$F12]&amp;&quot;, &quot; &amp;[.D12]&amp;&quot;)&quot;" office:value-type="string" office:string-value="(10, 87.31)">
            <text:p>(10, 87.31)</text:p>
          </table:table-cell>
          <table:table-cell table:number-columns-repeated="2"/>
          <table:table-cell office:value-type="string">
            <text:p>75-10</text:p>
          </table:table-cell>
          <table:table-cell office:value-type="float" office:value="1423">
            <text:p>1423</text:p>
          </table:table-cell>
          <table:table-cell office:value-type="float" office:value="361.32">
            <text:p>361.32</text:p>
          </table:table-cell>
          <table:table-cell office:value-type="float" office:value="3009.28">
            <text:p>3009.28</text:p>
          </table:table-cell>
          <table:table-cell table:number-columns-repeated="2"/>
        </table:table-row>
        <table:table-row table:style-name="ro1">
          <table:table-cell office:value-type="string">
            <text:p>75-15</text:p>
          </table:table-cell>
          <table:table-cell office:value-type="float" office:value="154">
            <text:p>154</text:p>
          </table:table-cell>
          <table:table-cell office:value-type="float" office:value="89.18">
            <text:p>89.18</text:p>
          </table:table-cell>
          <table:table-cell office:value-type="float" office:value="24.51">
            <text:p>24.51</text:p>
          </table:table-cell>
          <table:table-cell table:formula="of:=AVERAGE([.C13:.D13])" office:value-type="float" office:value="56.845">
            <text:p>56.845</text:p>
          </table:table-cell>
          <table:table-cell office:value-type="float" office:value="11">
            <text:p>11</text:p>
          </table:table-cell>
          <table:table-cell table:formula="of:=&quot;(&quot;&amp;[.$F13]&amp;&quot;, &quot; &amp;[.C13]&amp;&quot;)&quot;" office:value-type="string" office:string-value="(11, 89.18)">
            <text:p>(11, 89.18)</text:p>
          </table:table-cell>
          <table:table-cell table:formula="of:=&quot;(&quot;&amp;[.$F13]&amp;&quot;, &quot; &amp;[.D13]&amp;&quot;)&quot;" office:value-type="string" office:string-value="(11, 24.51)">
            <text:p>(11, 24.51)</text:p>
          </table:table-cell>
          <table:table-cell table:number-columns-repeated="2"/>
          <table:table-cell office:value-type="string">
            <text:p>75-11</text:p>
          </table:table-cell>
          <table:table-cell office:value-type="float" office:value="201">
            <text:p>201</text:p>
          </table:table-cell>
          <table:table-cell office:value-type="float" office:value="1.52">
            <text:p>1.52</text:p>
          </table:table-cell>
          <table:table-cell office:value-type="float" office:value="16.11">
            <text:p>16.11</text:p>
          </table:table-cell>
          <table:table-cell table:number-columns-repeated="2"/>
        </table:table-row>
        <table:table-row table:style-name="ro1">
          <table:table-cell office:value-type="string">
            <text:p>75-12</text:p>
          </table:table-cell>
          <table:table-cell office:value-type="float" office:value="396">
            <text:p>396</text:p>
          </table:table-cell>
          <table:table-cell office:value-type="float" office:value="73.35">
            <text:p>73.35</text:p>
          </table:table-cell>
          <table:table-cell office:value-type="float" office:value="90.5">
            <text:p>90.5</text:p>
          </table:table-cell>
          <table:table-cell table:formula="of:=AVERAGE([.C14:.D14])" office:value-type="float" office:value="81.925">
            <text:p>81.925</text:p>
          </table:table-cell>
          <table:table-cell office:value-type="float" office:value="12">
            <text:p>12</text:p>
          </table:table-cell>
          <table:table-cell table:formula="of:=&quot;(&quot;&amp;[.$F14]&amp;&quot;, &quot; &amp;[.C14]&amp;&quot;)&quot;" office:value-type="string" office:string-value="(12, 73.35)">
            <text:p>(12, 73.35)</text:p>
          </table:table-cell>
          <table:table-cell table:formula="of:=&quot;(&quot;&amp;[.$F14]&amp;&quot;, &quot; &amp;[.D14]&amp;&quot;)&quot;" office:value-type="string" office:string-value="(12, 90.5)">
            <text:p>(12, 90.5)</text:p>
          </table:table-cell>
          <table:table-cell table:number-columns-repeated="2"/>
          <table:table-cell office:value-type="string">
            <text:p>75-12</text:p>
          </table:table-cell>
          <table:table-cell office:value-type="float" office:value="396">
            <text:p>396</text:p>
          </table:table-cell>
          <table:table-cell office:value-type="float" office:value="73.35">
            <text:p>73.35</text:p>
          </table:table-cell>
          <table:table-cell office:value-type="float" office:value="90.5">
            <text:p>90.5</text:p>
          </table:table-cell>
          <table:table-cell table:number-columns-repeated="2"/>
        </table:table-row>
        <table:table-row table:style-name="ro1">
          <table:table-cell office:value-type="string">
            <text:p>75-24</text:p>
          </table:table-cell>
          <table:table-cell office:value-type="float" office:value="95">
            <text:p>95</text:p>
          </table:table-cell>
          <table:table-cell office:value-type="float" office:value="290.48">
            <text:p>290.48</text:p>
          </table:table-cell>
          <table:table-cell office:value-type="float" office:value="34.38">
            <text:p>34.38</text:p>
          </table:table-cell>
          <table:table-cell table:formula="of:=AVERAGE([.C15:.D15])" office:value-type="float" office:value="162.43">
            <text:p>162.43</text:p>
          </table:table-cell>
          <table:table-cell office:value-type="float" office:value="13">
            <text:p>13</text:p>
          </table:table-cell>
          <table:table-cell table:formula="of:=&quot;(&quot;&amp;[.$F15]&amp;&quot;, &quot; &amp;[.C15]&amp;&quot;)&quot;" office:value-type="string" office:string-value="(13, 290.48)">
            <text:p>(13, 290.48)</text:p>
          </table:table-cell>
          <table:table-cell table:formula="of:=&quot;(&quot;&amp;[.$F15]&amp;&quot;, &quot; &amp;[.D15]&amp;&quot;)&quot;" office:value-type="string" office:string-value="(13, 34.38)">
            <text:p>(13, 34.38)</text:p>
          </table:table-cell>
          <table:table-cell table:number-columns-repeated="2"/>
          <table:table-cell office:value-type="string">
            <text:p>75-13</text:p>
          </table:table-cell>
          <table:table-cell office:value-type="float" office:value="2029">
            <text:p>2029</text:p>
          </table:table-cell>
          <table:table-cell office:value-type="string">
            <text:p>-</text:p>
          </table:table-cell>
          <table:table-cell office:value-type="float" office:value="2261.88">
            <text:p>2261.88</text:p>
          </table:table-cell>
          <table:table-cell table:number-columns-repeated="2"/>
        </table:table-row>
        <table:table-row table:style-name="ro1">
          <table:table-cell office:value-type="string">
            <text:p>75-5</text:p>
          </table:table-cell>
          <table:table-cell office:value-type="float" office:value="1481">
            <text:p>1481</text:p>
          </table:table-cell>
          <table:table-cell office:value-type="float" office:value="4.82">
            <text:p>4.82</text:p>
          </table:table-cell>
          <table:table-cell office:value-type="float" office:value="338.4">
            <text:p>338.4</text:p>
          </table:table-cell>
          <table:table-cell table:formula="of:=AVERAGE([.C16:.D16])" office:value-type="float" office:value="171.61">
            <text:p>171.61</text:p>
          </table:table-cell>
          <table:table-cell office:value-type="float" office:value="14">
            <text:p>14</text:p>
          </table:table-cell>
          <table:table-cell table:formula="of:=&quot;(&quot;&amp;[.$F16]&amp;&quot;, &quot; &amp;[.C16]&amp;&quot;)&quot;" office:value-type="string" office:string-value="(14, 4.82)">
            <text:p>(14, 4.82)</text:p>
          </table:table-cell>
          <table:table-cell table:formula="of:=&quot;(&quot;&amp;[.$F16]&amp;&quot;, &quot; &amp;[.D16]&amp;&quot;)&quot;" office:value-type="string" office:string-value="(14, 338.4)">
            <text:p>(14, 338.4)</text:p>
          </table:table-cell>
          <table:table-cell table:number-columns-repeated="2"/>
          <table:table-cell office:value-type="string">
            <text:p>75-14</text:p>
          </table:table-cell>
          <table:table-cell office:value-type="float" office:value="1740">
            <text:p>1740</text:p>
          </table:table-cell>
          <table:table-cell office:value-type="string">
            <text:p>-</text:p>
          </table:table-cell>
          <table:table-cell office:value-type="float" office:value="308.72">
            <text:p>308.72</text:p>
          </table:table-cell>
          <table:table-cell table:number-columns-repeated="2"/>
        </table:table-row>
        <table:table-row table:style-name="ro1">
          <table:table-cell office:value-type="string">
            <text:p>75-27</text:p>
          </table:table-cell>
          <table:table-cell office:value-type="float" office:value="72">
            <text:p>72</text:p>
          </table:table-cell>
          <table:table-cell office:value-type="float" office:value="1002.86">
            <text:p>1002.86</text:p>
          </table:table-cell>
          <table:table-cell office:value-type="float" office:value="125.91">
            <text:p>125.91</text:p>
          </table:table-cell>
          <table:table-cell table:formula="of:=AVERAGE([.C17:.D17])" office:value-type="float" office:value="564.385">
            <text:p>564.385</text:p>
          </table:table-cell>
          <table:table-cell office:value-type="float" office:value="15">
            <text:p>15</text:p>
          </table:table-cell>
          <table:table-cell table:formula="of:=&quot;(&quot;&amp;[.$F17]&amp;&quot;, &quot; &amp;[.C17]&amp;&quot;)&quot;" office:value-type="string" office:string-value="(15, 1002.86)">
            <text:p>(15, 1002.86)</text:p>
          </table:table-cell>
          <table:table-cell table:formula="of:=&quot;(&quot;&amp;[.$F17]&amp;&quot;, &quot; &amp;[.D17]&amp;&quot;)&quot;" office:value-type="string" office:string-value="(15, 125.91)">
            <text:p>(15, 125.91)</text:p>
          </table:table-cell>
          <table:table-cell table:number-columns-repeated="2"/>
          <table:table-cell office:value-type="string">
            <text:p>75-15</text:p>
          </table:table-cell>
          <table:table-cell office:value-type="float" office:value="154">
            <text:p>154</text:p>
          </table:table-cell>
          <table:table-cell office:value-type="float" office:value="89.18">
            <text:p>89.18</text:p>
          </table:table-cell>
          <table:table-cell office:value-type="float" office:value="24.51">
            <text:p>24.51</text:p>
          </table:table-cell>
          <table:table-cell table:number-columns-repeated="2"/>
        </table:table-row>
        <table:table-row table:style-name="ro1">
          <table:table-cell office:value-type="string">
            <text:p>75-16</text:p>
          </table:table-cell>
          <table:table-cell office:value-type="float" office:value="86">
            <text:p>86</text:p>
          </table:table-cell>
          <table:table-cell office:value-type="float" office:value="1434.35">
            <text:p>1434.35</text:p>
          </table:table-cell>
          <table:table-cell office:value-type="float" office:value="43.34">
            <text:p>43.34</text:p>
          </table:table-cell>
          <table:table-cell table:formula="of:=AVERAGE([.C18:.D18])" office:value-type="float" office:value="738.845">
            <text:p>738.845</text:p>
          </table:table-cell>
          <table:table-cell office:value-type="float" office:value="16">
            <text:p>16</text:p>
          </table:table-cell>
          <table:table-cell table:formula="of:=&quot;(&quot;&amp;[.$F18]&amp;&quot;, &quot; &amp;[.C18]&amp;&quot;)&quot;" office:value-type="string" office:string-value="(16, 1434.35)">
            <text:p>(16, 1434.35)</text:p>
          </table:table-cell>
          <table:table-cell table:formula="of:=&quot;(&quot;&amp;[.$F18]&amp;&quot;, &quot; &amp;[.D18]&amp;&quot;)&quot;" office:value-type="string" office:string-value="(16, 43.34)">
            <text:p>(16, 43.34)</text:p>
          </table:table-cell>
          <table:table-cell table:number-columns-repeated="2"/>
          <table:table-cell office:value-type="string">
            <text:p>75-16</text:p>
          </table:table-cell>
          <table:table-cell office:value-type="float" office:value="86">
            <text:p>86</text:p>
          </table:table-cell>
          <table:table-cell office:value-type="float" office:value="1434.35">
            <text:p>1434.35</text:p>
          </table:table-cell>
          <table:table-cell office:value-type="float" office:value="43.34">
            <text:p>43.34</text:p>
          </table:table-cell>
          <table:table-cell table:number-columns-repeated="2"/>
        </table:table-row>
        <table:table-row table:style-name="ro1">
          <table:table-cell office:value-type="string">
            <text:p>75-32</text:p>
          </table:table-cell>
          <table:table-cell office:value-type="float" office:value="70">
            <text:p>70</text:p>
          </table:table-cell>
          <table:table-cell office:value-type="float" office:value="238.96">
            <text:p>238.96</text:p>
          </table:table-cell>
          <table:table-cell office:value-type="float" office:value="1281.7">
            <text:p>1281.7</text:p>
          </table:table-cell>
          <table:table-cell table:formula="of:=AVERAGE([.C19:.D19])" office:value-type="float" office:value="760.33">
            <text:p>760.33</text:p>
          </table:table-cell>
          <table:table-cell office:value-type="float" office:value="17">
            <text:p>17</text:p>
          </table:table-cell>
          <table:table-cell table:formula="of:=&quot;(&quot;&amp;[.$F19]&amp;&quot;, &quot; &amp;[.C19]&amp;&quot;)&quot;" office:value-type="string" office:string-value="(17, 238.96)">
            <text:p>(17, 238.96)</text:p>
          </table:table-cell>
          <table:table-cell table:formula="of:=&quot;(&quot;&amp;[.$F19]&amp;&quot;, &quot; &amp;[.D19]&amp;&quot;)&quot;" office:value-type="string" office:string-value="(17, 1281.7)">
            <text:p>(17, 1281.7)</text:p>
          </table:table-cell>
          <table:table-cell table:number-columns-repeated="2"/>
          <table:table-cell office:value-type="string">
            <text:p>75-17</text:p>
          </table:table-cell>
          <table:table-cell office:value-type="float" office:value="1874">
            <text:p>1874</text:p>
          </table:table-cell>
          <table:table-cell office:value-type="string">
            <text:p>-</text:p>
          </table:table-cell>
          <table:table-cell office:value-type="float" office:value="182.98">
            <text:p>182.98</text:p>
          </table:table-cell>
          <table:table-cell office:value-type="string">
            <text:p>1930-1513</text:p>
          </table:table-cell>
          <table:table-cell/>
        </table:table-row>
        <table:table-row table:style-name="ro1">
          <table:table-cell office:value-type="string">
            <text:p>75-3</text:p>
          </table:table-cell>
          <table:table-cell office:value-type="float" office:value="129">
            <text:p>129</text:p>
          </table:table-cell>
          <table:table-cell office:value-type="float" office:value="809.75">
            <text:p>809.75</text:p>
          </table:table-cell>
          <table:table-cell office:value-type="float" office:value="881.98">
            <text:p>881.98</text:p>
          </table:table-cell>
          <table:table-cell table:formula="of:=AVERAGE([.C20:.D20])" office:value-type="float" office:value="845.865">
            <text:p>845.865</text:p>
          </table:table-cell>
          <table:table-cell office:value-type="float" office:value="18">
            <text:p>18</text:p>
          </table:table-cell>
          <table:table-cell table:formula="of:=&quot;(&quot;&amp;[.$F20]&amp;&quot;, &quot; &amp;[.C20]&amp;&quot;)&quot;" office:value-type="string" office:string-value="(18, 809.75)">
            <text:p>(18, 809.75)</text:p>
          </table:table-cell>
          <table:table-cell table:formula="of:=&quot;(&quot;&amp;[.$F20]&amp;&quot;, &quot; &amp;[.D20]&amp;&quot;)&quot;" office:value-type="string" office:string-value="(18, 881.98)">
            <text:p>(18, 881.98)</text:p>
          </table:table-cell>
          <table:table-cell table:number-columns-repeated="2"/>
          <table:table-cell office:value-type="string">
            <text:p>75-18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 table:style-name="ce9" office:value-type="string">
            <text:p>-</text:p>
          </table:table-cell>
          <table:table-cell office:value-type="string">
            <text:p>1459-978</text:p>
          </table:table-cell>
          <table:table-cell office:value-type="string">
            <text:p>1348-1300</text:p>
          </table:table-cell>
        </table:table-row>
        <table:table-row table:style-name="ro1">
          <table:table-cell office:value-type="string">
            <text:p>75-34</text:p>
          </table:table-cell>
          <table:table-cell office:value-type="float" office:value="1289">
            <text:p>1289</text:p>
          </table:table-cell>
          <table:table-cell office:value-type="float" office:value="1188.39">
            <text:p>1188.39</text:p>
          </table:table-cell>
          <table:table-cell office:value-type="float" office:value="884.67">
            <text:p>884.67</text:p>
          </table:table-cell>
          <table:table-cell table:formula="of:=AVERAGE([.C21:.D21])" office:value-type="float" office:value="1036.53">
            <text:p>1036.53</text:p>
          </table:table-cell>
          <table:table-cell office:value-type="float" office:value="19">
            <text:p>19</text:p>
          </table:table-cell>
          <table:table-cell table:formula="of:=&quot;(&quot;&amp;[.$F21]&amp;&quot;, &quot; &amp;[.C21]&amp;&quot;)&quot;" office:value-type="string" office:string-value="(19, 1188.39)">
            <text:p>(19, 1188.39)</text:p>
          </table:table-cell>
          <table:table-cell table:formula="of:=&quot;(&quot;&amp;[.$F21]&amp;&quot;, &quot; &amp;[.D21]&amp;&quot;)&quot;" office:value-type="string" office:string-value="(19, 884.67)">
            <text:p>(19, 884.67)</text:p>
          </table:table-cell>
          <table:table-cell table:number-columns-repeated="2"/>
          <table:table-cell office:value-type="string">
            <text:p>75-19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 table:style-name="ce9" office:value-type="string">
            <text:p>-</text:p>
          </table:table-cell>
          <table:table-cell office:value-type="string">
            <text:p>36-(-41)</text:p>
          </table:table-cell>
          <table:table-cell office:value-type="string">
            <text:p>13-(-29)</text:p>
          </table:table-cell>
        </table:table-row>
        <table:table-row table:style-name="ro1">
          <table:table-cell office:value-type="string">
            <text:p>75-1</text:p>
          </table:table-cell>
          <table:table-cell office:value-type="float" office:value="1712">
            <text:p>1712</text:p>
          </table:table-cell>
          <table:table-cell office:value-type="float" office:value="4.25">
            <text:p>4.25</text:p>
          </table:table-cell>
          <table:table-cell office:value-type="float" office:value="2336.47">
            <text:p>2336.47</text:p>
          </table:table-cell>
          <table:table-cell table:formula="of:=AVERAGE([.C22:.D22])" office:value-type="float" office:value="1170.36">
            <text:p>1170.36</text:p>
          </table:table-cell>
          <table:table-cell office:value-type="float" office:value="20">
            <text:p>20</text:p>
          </table:table-cell>
          <table:table-cell table:formula="of:=&quot;(&quot;&amp;[.$F22]&amp;&quot;, &quot; &amp;[.C22]&amp;&quot;)&quot;" office:value-type="string" office:string-value="(20, 4.25)">
            <text:p>(20, 4.25)</text:p>
          </table:table-cell>
          <table:table-cell table:formula="of:=&quot;(&quot;&amp;[.$F22]&amp;&quot;, &quot; &amp;[.D22]&amp;&quot;)&quot;" office:value-type="string" office:string-value="(20, 2336.47)">
            <text:p>(20, 2336.47)</text:p>
          </table:table-cell>
          <table:table-cell table:number-columns-repeated="2"/>
          <table:table-cell office:value-type="string">
            <text:p>75-20</text:p>
          </table:table-cell>
          <table:table-cell office:value-type="float" office:value="260">
            <text:p>260</text:p>
          </table:table-cell>
          <table:table-cell office:value-type="float" office:value="5.38">
            <text:p>5.38</text:p>
          </table:table-cell>
          <table:table-cell office:value-type="float" office:value="28.92">
            <text:p>28.92</text:p>
          </table:table-cell>
          <table:table-cell table:number-columns-repeated="2"/>
        </table:table-row>
        <table:table-row table:style-name="ro1">
          <table:table-cell office:value-type="string">
            <text:p>75-35</text:p>
          </table:table-cell>
          <table:table-cell office:value-type="float" office:value="295">
            <text:p>295</text:p>
          </table:table-cell>
          <table:table-cell office:value-type="float" office:value="2825.45">
            <text:p>2825.45</text:p>
          </table:table-cell>
          <table:table-cell office:value-type="float" office:value="29.81">
            <text:p>29.81</text:p>
          </table:table-cell>
          <table:table-cell table:formula="of:=AVERAGE([.C23:.D23])" office:value-type="float" office:value="1427.63">
            <text:p>1427.63</text:p>
          </table:table-cell>
          <table:table-cell office:value-type="float" office:value="21">
            <text:p>21</text:p>
          </table:table-cell>
          <table:table-cell table:formula="of:=&quot;(&quot;&amp;[.$F23]&amp;&quot;, &quot; &amp;[.C23]&amp;&quot;)&quot;" office:value-type="string" office:string-value="(21, 2825.45)">
            <text:p>(21, 2825.45)</text:p>
          </table:table-cell>
          <table:table-cell table:formula="of:=&quot;(&quot;&amp;[.$F23]&amp;&quot;, &quot; &amp;[.D23]&amp;&quot;)&quot;" office:value-type="string" office:string-value="(21, 29.81)">
            <text:p>(21, 29.81)</text:p>
          </table:table-cell>
          <table:table-cell table:number-columns-repeated="2"/>
          <table:table-cell office:value-type="string">
            <text:p>75-21</text:p>
          </table:table-cell>
          <table:table-cell office:value-type="float" office:value="1989">
            <text:p>1989</text:p>
          </table:table-cell>
          <table:table-cell office:value-type="string">
            <text:p>-</text:p>
          </table:table-cell>
          <table:table-cell office:value-type="float" office:value="919.98">
            <text:p>919.98</text:p>
          </table:table-cell>
          <table:table-cell office:value-type="string">
            <text:p>2064-1679</text:p>
          </table:table-cell>
          <table:table-cell/>
        </table:table-row>
        <table:table-row table:style-name="ro1">
          <table:table-cell office:value-type="string">
            <text:p>75-10</text:p>
          </table:table-cell>
          <table:table-cell office:value-type="float" office:value="1423">
            <text:p>1423</text:p>
          </table:table-cell>
          <table:table-cell office:value-type="float" office:value="361.32">
            <text:p>361.32</text:p>
          </table:table-cell>
          <table:table-cell office:value-type="float" office:value="3009.28">
            <text:p>3009.28</text:p>
          </table:table-cell>
          <table:table-cell table:formula="of:=AVERAGE([.C24:.D24])" office:value-type="float" office:value="1685.3">
            <text:p>1685.3</text:p>
          </table:table-cell>
          <table:table-cell office:value-type="float" office:value="22">
            <text:p>22</text:p>
          </table:table-cell>
          <table:table-cell table:formula="of:=&quot;(&quot;&amp;[.$F24]&amp;&quot;, &quot; &amp;[.C24]&amp;&quot;)&quot;" office:value-type="string" office:string-value="(22, 361.32)">
            <text:p>(22, 361.32)</text:p>
          </table:table-cell>
          <table:table-cell table:formula="of:=&quot;(&quot;&amp;[.$F24]&amp;&quot;, &quot; &amp;[.D24]&amp;&quot;)&quot;" office:value-type="string" office:string-value="(22, 3009.28)">
            <text:p>(22, 3009.28)</text:p>
          </table:table-cell>
          <table:table-cell table:number-columns-repeated="2"/>
          <table:table-cell office:value-type="string">
            <text:p>75-22</text:p>
          </table:table-cell>
          <table:table-cell office:value-type="float" office:value="2105">
            <text:p>2105</text:p>
          </table:table-cell>
          <table:table-cell office:value-type="float" office:value="52.17">
            <text:p>52.17</text:p>
          </table:table-cell>
          <table:table-cell office:value-type="float" office:value="14.95">
            <text:p>14.95</text:p>
          </table:table-cell>
          <table:table-cell table:number-columns-repeated="2"/>
        </table:table-row>
        <table:table-row table:style-name="ro1">
          <table:table-cell office:value-type="string">
            <text:p>75-36</text:p>
          </table:table-cell>
          <table:table-cell office:value-type="float" office:value="-19">
            <text:p>-19</text:p>
          </table:table-cell>
          <table:table-cell office:value-type="float" office:value="3600">
            <text:p>3600</text:p>
          </table:table-cell>
          <table:table-cell office:value-type="float" office:value="27.3">
            <text:p>27.3</text:p>
          </table:table-cell>
          <table:table-cell table:formula="of:=AVERAGE([.C25:.D25])" office:value-type="float" office:value="1813.65">
            <text:p>1813.65</text:p>
          </table:table-cell>
          <table:table-cell office:value-type="float" office:value="23">
            <text:p>23</text:p>
          </table:table-cell>
          <table:table-cell table:formula="of:=&quot;(&quot;&amp;[.$F25]&amp;&quot;, &quot; &amp;[.C25]&amp;&quot;)&quot;" office:value-type="string" office:string-value="(23, 3600)">
            <text:p>(23, 3600)</text:p>
          </table:table-cell>
          <table:table-cell table:formula="of:=&quot;(&quot;&amp;[.$F25]&amp;&quot;, &quot; &amp;[.D25]&amp;&quot;)&quot;" office:value-type="string" office:string-value="(23, 27.3)">
            <text:p>(23, 27.3)</text:p>
          </table:table-cell>
          <table:table-cell table:number-columns-repeated="2"/>
          <table:table-cell office:value-type="string">
            <text:p>75-23</text:p>
          </table:table-cell>
          <table:table-cell office:value-type="float" office:value="179">
            <text:p>179</text:p>
          </table:table-cell>
          <table:table-cell office:value-type="float" office:value="5.13">
            <text:p>5.13</text:p>
          </table:table-cell>
          <table:table-cell office:value-type="float" office:value="12.61">
            <text:p>12.61</text:p>
          </table:table-cell>
          <table:table-cell table:number-columns-repeated="2"/>
        </table:table-row>
        <table:table-row table:style-name="ro1">
          <table:table-cell office:value-type="string">
            <text:p>75-29</text:p>
          </table:table-cell>
          <table:table-cell office:value-type="float" office:value="1681">
            <text:p>1681</text:p>
          </table:table-cell>
          <table:table-cell office:value-type="float" office:value="3600">
            <text:p>3600</text:p>
          </table:table-cell>
          <table:table-cell office:value-type="float" office:value="37.71">
            <text:p>37.71</text:p>
          </table:table-cell>
          <table:table-cell table:formula="of:=AVERAGE([.C26:.D26])" office:value-type="float" office:value="1818.855">
            <text:p>1818.855</text:p>
          </table:table-cell>
          <table:table-cell office:value-type="float" office:value="24">
            <text:p>24</text:p>
          </table:table-cell>
          <table:table-cell table:formula="of:=&quot;(&quot;&amp;[.$F26]&amp;&quot;, &quot; &amp;[.C26]&amp;&quot;)&quot;" office:value-type="string" office:string-value="(24, 3600)">
            <text:p>(24, 3600)</text:p>
          </table:table-cell>
          <table:table-cell table:formula="of:=&quot;(&quot;&amp;[.$F26]&amp;&quot;, &quot; &amp;[.D26]&amp;&quot;)&quot;" office:value-type="string" office:string-value="(24, 37.71)">
            <text:p>(24, 37.71)</text:p>
          </table:table-cell>
          <table:table-cell table:number-columns-repeated="2"/>
          <table:table-cell office:value-type="string">
            <text:p>75-24</text:p>
          </table:table-cell>
          <table:table-cell office:value-type="float" office:value="95">
            <text:p>95</text:p>
          </table:table-cell>
          <table:table-cell office:value-type="float" office:value="290.48">
            <text:p>290.48</text:p>
          </table:table-cell>
          <table:table-cell office:value-type="float" office:value="34.38">
            <text:p>34.38</text:p>
          </table:table-cell>
          <table:table-cell table:number-columns-repeated="2"/>
        </table:table-row>
        <table:table-row table:style-name="ro1">
          <table:table-cell office:value-type="string">
            <text:p>75-9</text:p>
          </table:table-cell>
          <table:table-cell office:value-type="float" office:value="2162">
            <text:p>2162</text:p>
          </table:table-cell>
          <table:table-cell office:value-type="float" office:value="3600">
            <text:p>3600</text:p>
          </table:table-cell>
          <table:table-cell office:value-type="float" office:value="57.5">
            <text:p>57.5</text:p>
          </table:table-cell>
          <table:table-cell table:formula="of:=AVERAGE([.C27:.D27])" office:value-type="float" office:value="1828.75">
            <text:p>1828.75</text:p>
          </table:table-cell>
          <table:table-cell office:value-type="float" office:value="25">
            <text:p>25</text:p>
          </table:table-cell>
          <table:table-cell table:formula="of:=&quot;(&quot;&amp;[.$F27]&amp;&quot;, &quot; &amp;[.C27]&amp;&quot;)&quot;" office:value-type="string" office:string-value="(25, 3600)">
            <text:p>(25, 3600)</text:p>
          </table:table-cell>
          <table:table-cell table:formula="of:=&quot;(&quot;&amp;[.$F27]&amp;&quot;, &quot; &amp;[.D27]&amp;&quot;)&quot;" office:value-type="string" office:string-value="(25, 57.5)">
            <text:p>(25, 57.5)</text:p>
          </table:table-cell>
          <table:table-cell table:number-columns-repeated="2"/>
          <table:table-cell office:value-type="string">
            <text:p>75-25</text:p>
          </table:table-cell>
          <table:table-cell office:value-type="float" office:value="1736">
            <text:p>1736</text:p>
          </table:table-cell>
          <table:table-cell office:value-type="string">
            <text:p>-</text:p>
          </table:table-cell>
          <table:table-cell table:style-name="ce9" office:value-type="float" office:value="74.22">
            <text:p>74.22</text:p>
          </table:table-cell>
          <table:table-cell office:value-type="string">
            <text:p>1799-1304</text:p>
          </table:table-cell>
          <table:table-cell/>
        </table:table-row>
        <table:table-row table:style-name="ro1">
          <table:table-cell office:value-type="string">
            <text:p>75-8</text:p>
          </table:table-cell>
          <table:table-cell office:value-type="float" office:value="58">
            <text:p>58</text:p>
          </table:table-cell>
          <table:table-cell office:value-type="float" office:value="3600">
            <text:p>3600</text:p>
          </table:table-cell>
          <table:table-cell office:value-type="float" office:value="62.22">
            <text:p>62.22</text:p>
          </table:table-cell>
          <table:table-cell table:formula="of:=AVERAGE([.C28:.D28])" office:value-type="float" office:value="1831.11">
            <text:p>1831.11</text:p>
          </table:table-cell>
          <table:table-cell office:value-type="float" office:value="26">
            <text:p>26</text:p>
          </table:table-cell>
          <table:table-cell table:formula="of:=&quot;(&quot;&amp;[.$F28]&amp;&quot;, &quot; &amp;[.C28]&amp;&quot;)&quot;" office:value-type="string" office:string-value="(26, 3600)">
            <text:p>(26, 3600)</text:p>
          </table:table-cell>
          <table:table-cell table:formula="of:=&quot;(&quot;&amp;[.$F28]&amp;&quot;, &quot; &amp;[.D28]&amp;&quot;)&quot;" office:value-type="string" office:string-value="(26, 62.22)">
            <text:p>(26, 62.22)</text:p>
          </table:table-cell>
          <table:table-cell table:number-columns-repeated="2"/>
          <table:table-cell office:value-type="string">
            <text:p>75-26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 table:style-name="ce9" office:value-type="string">
            <text:p>-</text:p>
          </table:table-cell>
          <table:table-cell table:style-name="Default" office:value-type="float" office:value="1582">
            <text:p>1582</text:p>
          </table:table-cell>
          <table:table-cell office:value-type="string">
            <text:p>1569-1546</text:p>
          </table:table-cell>
        </table:table-row>
        <table:table-row table:style-name="ro1">
          <table:table-cell office:value-type="string">
            <text:p>75-25</text:p>
          </table:table-cell>
          <table:table-cell office:value-type="float" office:value="1736">
            <text:p>1736</text:p>
          </table:table-cell>
          <table:table-cell office:value-type="float" office:value="3600">
            <text:p>3600</text:p>
          </table:table-cell>
          <table:table-cell table:style-name="ce9" office:value-type="float" office:value="74.22">
            <text:p>74.22</text:p>
          </table:table-cell>
          <table:table-cell table:formula="of:=AVERAGE([.C29:.D29])" office:value-type="float" office:value="1837.11">
            <text:p>1837.11</text:p>
          </table:table-cell>
          <table:table-cell office:value-type="float" office:value="27">
            <text:p>27</text:p>
          </table:table-cell>
          <table:table-cell table:formula="of:=&quot;(&quot;&amp;[.$F29]&amp;&quot;, &quot; &amp;[.C29]&amp;&quot;)&quot;" office:value-type="string" office:string-value="(27, 3600)">
            <text:p>(27, 3600)</text:p>
          </table:table-cell>
          <table:table-cell table:formula="of:=&quot;(&quot;&amp;[.$F29]&amp;&quot;, &quot; &amp;[.D29]&amp;&quot;)&quot;" office:value-type="string" office:string-value="(27, 74.22)">
            <text:p>(27, 74.22)</text:p>
          </table:table-cell>
          <table:table-cell table:number-columns-repeated="2"/>
          <table:table-cell office:value-type="string">
            <text:p>75-27</text:p>
          </table:table-cell>
          <table:table-cell office:value-type="float" office:value="72">
            <text:p>72</text:p>
          </table:table-cell>
          <table:table-cell office:value-type="float" office:value="1002.86">
            <text:p>1002.86</text:p>
          </table:table-cell>
          <table:table-cell office:value-type="float" office:value="125.91">
            <text:p>125.91</text:p>
          </table:table-cell>
          <table:table-cell table:style-name="Default"/>
          <table:table-cell/>
        </table:table-row>
        <table:table-row table:style-name="ro1">
          <table:table-cell office:value-type="string">
            <text:p>75-17</text:p>
          </table:table-cell>
          <table:table-cell office:value-type="float" office:value="1874">
            <text:p>1874</text:p>
          </table:table-cell>
          <table:table-cell office:value-type="float" office:value="3600">
            <text:p>3600</text:p>
          </table:table-cell>
          <table:table-cell office:value-type="float" office:value="182.98">
            <text:p>182.98</text:p>
          </table:table-cell>
          <table:table-cell table:formula="of:=AVERAGE([.C30:.D30])" office:value-type="float" office:value="1891.49">
            <text:p>1891.49</text:p>
          </table:table-cell>
          <table:table-cell office:value-type="float" office:value="28">
            <text:p>28</text:p>
          </table:table-cell>
          <table:table-cell table:formula="of:=&quot;(&quot;&amp;[.$F30]&amp;&quot;, &quot; &amp;[.C30]&amp;&quot;)&quot;" office:value-type="string" office:string-value="(28, 3600)">
            <text:p>(28, 3600)</text:p>
          </table:table-cell>
          <table:table-cell table:formula="of:=&quot;(&quot;&amp;[.$F30]&amp;&quot;, &quot; &amp;[.D30]&amp;&quot;)&quot;" office:value-type="string" office:string-value="(28, 182.98)">
            <text:p>(28, 182.98)</text:p>
          </table:table-cell>
          <table:table-cell table:number-columns-repeated="2"/>
          <table:table-cell office:value-type="string">
            <text:p>75-28</text:p>
          </table:table-cell>
          <table:table-cell office:value-type="float" office:value="273">
            <text:p>273</text:p>
          </table:table-cell>
          <table:table-cell office:value-type="float" office:value="4.63">
            <text:p>4.63</text:p>
          </table:table-cell>
          <table:table-cell office:value-type="float" office:value="13.8">
            <text:p>13.8</text:p>
          </table:table-cell>
          <table:table-cell table:style-name="Default"/>
          <table:table-cell/>
        </table:table-row>
        <table:table-row table:style-name="ro1">
          <table:table-cell office:value-type="string">
            <text:p>75-37</text:p>
          </table:table-cell>
          <table:table-cell office:value-type="float" office:value="1768">
            <text:p>1768</text:p>
          </table:table-cell>
          <table:table-cell office:value-type="float" office:value="3600">
            <text:p>3600</text:p>
          </table:table-cell>
          <table:table-cell office:value-type="float" office:value="299.73">
            <text:p>299.73</text:p>
          </table:table-cell>
          <table:table-cell table:formula="of:=AVERAGE([.C31:.D31])" office:value-type="float" office:value="1949.865">
            <text:p>1949.865</text:p>
          </table:table-cell>
          <table:table-cell office:value-type="float" office:value="29">
            <text:p>29</text:p>
          </table:table-cell>
          <table:table-cell table:formula="of:=&quot;(&quot;&amp;[.$F31]&amp;&quot;, &quot; &amp;[.C31]&amp;&quot;)&quot;" office:value-type="string" office:string-value="(29, 3600)">
            <text:p>(29, 3600)</text:p>
          </table:table-cell>
          <table:table-cell table:formula="of:=&quot;(&quot;&amp;[.$F31]&amp;&quot;, &quot; &amp;[.D31]&amp;&quot;)&quot;" office:value-type="string" office:string-value="(29, 299.73)">
            <text:p>(29, 299.73)</text:p>
          </table:table-cell>
          <table:table-cell table:number-columns-repeated="2"/>
          <table:table-cell office:value-type="string">
            <text:p>75-29</text:p>
          </table:table-cell>
          <table:table-cell office:value-type="float" office:value="1681">
            <text:p>1681</text:p>
          </table:table-cell>
          <table:table-cell office:value-type="string">
            <text:p>-</text:p>
          </table:table-cell>
          <table:table-cell office:value-type="float" office:value="37.71">
            <text:p>37.71</text:p>
          </table:table-cell>
          <table:table-cell table:style-name="Default" office:value-type="float" office:value="1752">
            <text:p>1752</text:p>
          </table:table-cell>
          <table:table-cell/>
        </table:table-row>
        <table:table-row table:style-name="ro1">
          <table:table-cell office:value-type="string">
            <text:p>75-14</text:p>
          </table:table-cell>
          <table:table-cell office:value-type="float" office:value="1740">
            <text:p>1740</text:p>
          </table:table-cell>
          <table:table-cell office:value-type="float" office:value="3600">
            <text:p>3600</text:p>
          </table:table-cell>
          <table:table-cell office:value-type="float" office:value="308.72">
            <text:p>308.72</text:p>
          </table:table-cell>
          <table:table-cell table:formula="of:=AVERAGE([.C32:.D32])" office:value-type="float" office:value="1954.36">
            <text:p>1954.36</text:p>
          </table:table-cell>
          <table:table-cell office:value-type="float" office:value="30">
            <text:p>30</text:p>
          </table:table-cell>
          <table:table-cell table:formula="of:=&quot;(&quot;&amp;[.$F32]&amp;&quot;, &quot; &amp;[.C32]&amp;&quot;)&quot;" office:value-type="string" office:string-value="(30, 3600)">
            <text:p>(30, 3600)</text:p>
          </table:table-cell>
          <table:table-cell table:formula="of:=&quot;(&quot;&amp;[.$F32]&amp;&quot;, &quot; &amp;[.D32]&amp;&quot;)&quot;" office:value-type="string" office:string-value="(30, 308.72)">
            <text:p>(30, 308.72)</text:p>
          </table:table-cell>
          <table:table-cell table:number-columns-repeated="2"/>
          <table:table-cell office:value-type="string">
            <text:p>75-30</text:p>
          </table:table-cell>
          <table:table-cell office:value-type="float" office:value="1649">
            <text:p>1649</text:p>
          </table:table-cell>
          <table:table-cell office:value-type="float" office:value="19.34">
            <text:p>19.34</text:p>
          </table:table-cell>
          <table:table-cell office:value-type="float" office:value="87.31">
            <text:p>87.31</text:p>
          </table:table-cell>
          <table:table-cell table:style-name="Default"/>
          <table:table-cell/>
        </table:table-row>
        <table:table-row table:style-name="ro1">
          <table:table-cell office:value-type="string">
            <text:p>75-38</text:p>
          </table:table-cell>
          <table:table-cell office:value-type="float" office:value="1418">
            <text:p>1418</text:p>
          </table:table-cell>
          <table:table-cell office:value-type="float" office:value="3600">
            <text:p>3600</text:p>
          </table:table-cell>
          <table:table-cell office:value-type="float" office:value="447.64">
            <text:p>447.64</text:p>
          </table:table-cell>
          <table:table-cell table:formula="of:=AVERAGE([.C33:.D33])" office:value-type="float" office:value="2023.82">
            <text:p>2023.82</text:p>
          </table:table-cell>
          <table:table-cell office:value-type="float" office:value="31">
            <text:p>31</text:p>
          </table:table-cell>
          <table:table-cell table:formula="of:=&quot;(&quot;&amp;[.$F33]&amp;&quot;, &quot; &amp;[.C33]&amp;&quot;)&quot;" office:value-type="string" office:string-value="(31, 3600)">
            <text:p>(31, 3600)</text:p>
          </table:table-cell>
          <table:table-cell table:formula="of:=&quot;(&quot;&amp;[.$F33]&amp;&quot;, &quot; &amp;[.D33]&amp;&quot;)&quot;" office:value-type="string" office:string-value="(31, 447.64)">
            <text:p>(31, 447.64)</text:p>
          </table:table-cell>
          <table:table-cell table:number-columns-repeated="2"/>
          <table:table-cell office:value-type="string">
            <text:p>75-31</text:p>
          </table:table-cell>
          <table:table-cell office:value-type="float" office:value="132">
            <text:p>132</text:p>
          </table:table-cell>
          <table:table-cell office:value-type="float" office:value="19.07">
            <text:p>19.07</text:p>
          </table:table-cell>
          <table:table-cell office:value-type="float" office:value="74.44">
            <text:p>74.44</text:p>
          </table:table-cell>
          <table:table-cell table:style-name="Default"/>
          <table:table-cell/>
        </table:table-row>
        <table:table-row table:style-name="ro1">
          <table:table-cell office:value-type="string">
            <text:p>75-7</text:p>
          </table:table-cell>
          <table:table-cell office:value-type="float" office:value="86">
            <text:p>86</text:p>
          </table:table-cell>
          <table:table-cell office:value-type="float" office:value="3600">
            <text:p>3600</text:p>
          </table:table-cell>
          <table:table-cell office:value-type="float" office:value="618.65">
            <text:p>618.65</text:p>
          </table:table-cell>
          <table:table-cell table:formula="of:=AVERAGE([.C34:.D34])" office:value-type="float" office:value="2109.325">
            <text:p>2109.325</text:p>
          </table:table-cell>
          <table:table-cell office:value-type="float" office:value="32">
            <text:p>32</text:p>
          </table:table-cell>
          <table:table-cell table:formula="of:=&quot;(&quot;&amp;[.$F34]&amp;&quot;, &quot; &amp;[.C34]&amp;&quot;)&quot;" office:value-type="string" office:string-value="(32, 3600)">
            <text:p>(32, 3600)</text:p>
          </table:table-cell>
          <table:table-cell table:formula="of:=&quot;(&quot;&amp;[.$F34]&amp;&quot;, &quot; &amp;[.D34]&amp;&quot;)&quot;" office:value-type="string" office:string-value="(32, 618.65)">
            <text:p>(32, 618.65)</text:p>
          </table:table-cell>
          <table:table-cell table:number-columns-repeated="2"/>
          <table:table-cell office:value-type="string">
            <text:p>75-32</text:p>
          </table:table-cell>
          <table:table-cell office:value-type="float" office:value="70">
            <text:p>70</text:p>
          </table:table-cell>
          <table:table-cell office:value-type="float" office:value="238.96">
            <text:p>238.96</text:p>
          </table:table-cell>
          <table:table-cell office:value-type="float" office:value="1281.7">
            <text:p>1281.7</text:p>
          </table:table-cell>
          <table:table-cell table:style-name="Default"/>
          <table:table-cell/>
        </table:table-row>
        <table:table-row table:style-name="ro1">
          <table:table-cell office:value-type="string">
            <text:p>75-21</text:p>
          </table:table-cell>
          <table:table-cell office:value-type="float" office:value="1989">
            <text:p>1989</text:p>
          </table:table-cell>
          <table:table-cell office:value-type="float" office:value="3600">
            <text:p>3600</text:p>
          </table:table-cell>
          <table:table-cell office:value-type="float" office:value="919.98">
            <text:p>919.98</text:p>
          </table:table-cell>
          <table:table-cell table:formula="of:=AVERAGE([.C35:.D35])" office:value-type="float" office:value="2259.99">
            <text:p>2259.99</text:p>
          </table:table-cell>
          <table:table-cell office:value-type="float" office:value="33">
            <text:p>33</text:p>
          </table:table-cell>
          <table:table-cell table:formula="of:=&quot;(&quot;&amp;[.$F35]&amp;&quot;, &quot; &amp;[.C35]&amp;&quot;)&quot;" office:value-type="string" office:string-value="(33, 3600)">
            <text:p>(33, 3600)</text:p>
          </table:table-cell>
          <table:table-cell table:formula="of:=&quot;(&quot;&amp;[.$F35]&amp;&quot;, &quot; &amp;[.D35]&amp;&quot;)&quot;" office:value-type="string" office:string-value="(33, 919.98)">
            <text:p>(33, 919.98)</text:p>
          </table:table-cell>
          <table:table-cell table:number-columns-repeated="2"/>
          <table:table-cell office:value-type="string">
            <text:p>75-33</text:p>
          </table:table-cell>
          <table:table-cell office:value-type="float" office:value="2012">
            <text:p>2012</text:p>
          </table:table-cell>
          <table:table-cell office:value-type="string">
            <text:p>-</text:p>
          </table:table-cell>
          <table:table-cell office:value-type="float" office:value="3132.98">
            <text:p>3132.98</text:p>
          </table:table-cell>
          <table:table-cell table:style-name="Default" office:value-type="float" office:value="2029">
            <text:p>2029</text:p>
          </table:table-cell>
          <table:table-cell/>
        </table:table-row>
        <table:table-row table:style-name="ro1">
          <table:table-cell office:value-type="string">
            <text:p>75-13</text:p>
          </table:table-cell>
          <table:table-cell office:value-type="float" office:value="2029">
            <text:p>2029</text:p>
          </table:table-cell>
          <table:table-cell office:value-type="float" office:value="3600">
            <text:p>3600</text:p>
          </table:table-cell>
          <table:table-cell office:value-type="float" office:value="2261.88">
            <text:p>2261.88</text:p>
          </table:table-cell>
          <table:table-cell table:formula="of:=AVERAGE([.C36:.D36])" office:value-type="float" office:value="2930.94">
            <text:p>2930.94</text:p>
          </table:table-cell>
          <table:table-cell office:value-type="float" office:value="34">
            <text:p>34</text:p>
          </table:table-cell>
          <table:table-cell table:formula="of:=&quot;(&quot;&amp;[.$F36]&amp;&quot;, &quot; &amp;[.C36]&amp;&quot;)&quot;" office:value-type="string" office:string-value="(34, 3600)">
            <text:p>(34, 3600)</text:p>
          </table:table-cell>
          <table:table-cell table:formula="of:=&quot;(&quot;&amp;[.$F36]&amp;&quot;, &quot; &amp;[.D36]&amp;&quot;)&quot;" office:value-type="string" office:string-value="(34, 2261.88)">
            <text:p>(34, 2261.88)</text:p>
          </table:table-cell>
          <table:table-cell table:number-columns-repeated="2"/>
          <table:table-cell office:value-type="string">
            <text:p>75-34</text:p>
          </table:table-cell>
          <table:table-cell office:value-type="float" office:value="1289">
            <text:p>1289</text:p>
          </table:table-cell>
          <table:table-cell office:value-type="float" office:value="1188.39">
            <text:p>1188.39</text:p>
          </table:table-cell>
          <table:table-cell office:value-type="float" office:value="884.67">
            <text:p>884.67</text:p>
          </table:table-cell>
          <table:table-cell table:style-name="Default"/>
          <table:table-cell/>
        </table:table-row>
        <table:table-row table:style-name="ro1">
          <table:table-cell office:value-type="string">
            <text:p>75-33</text:p>
          </table:table-cell>
          <table:table-cell office:value-type="float" office:value="2012">
            <text:p>2012</text:p>
          </table:table-cell>
          <table:table-cell office:value-type="float" office:value="3600">
            <text:p>3600</text:p>
          </table:table-cell>
          <table:table-cell office:value-type="float" office:value="3132.98">
            <text:p>3132.98</text:p>
          </table:table-cell>
          <table:table-cell table:formula="of:=AVERAGE([.C37:.D37])" office:value-type="float" office:value="3366.49">
            <text:p>3366.49</text:p>
          </table:table-cell>
          <table:table-cell office:value-type="float" office:value="35">
            <text:p>35</text:p>
          </table:table-cell>
          <table:table-cell table:formula="of:=&quot;(&quot;&amp;[.$F37]&amp;&quot;, &quot; &amp;[.C37]&amp;&quot;)&quot;" office:value-type="string" office:string-value="(35, 3600)">
            <text:p>(35, 3600)</text:p>
          </table:table-cell>
          <table:table-cell table:formula="of:=&quot;(&quot;&amp;[.$F37]&amp;&quot;, &quot; &amp;[.D37]&amp;&quot;)&quot;" office:value-type="string" office:string-value="(35, 3132.98)">
            <text:p>(35, 3132.98)</text:p>
          </table:table-cell>
          <table:table-cell table:number-columns-repeated="2"/>
          <table:table-cell office:value-type="string">
            <text:p>75-35</text:p>
          </table:table-cell>
          <table:table-cell office:value-type="float" office:value="295">
            <text:p>295</text:p>
          </table:table-cell>
          <table:table-cell office:value-type="float" office:value="2825.45">
            <text:p>2825.45</text:p>
          </table:table-cell>
          <table:table-cell office:value-type="float" office:value="29.81">
            <text:p>29.81</text:p>
          </table:table-cell>
          <table:table-cell table:style-name="Default"/>
          <table:table-cell/>
        </table:table-row>
        <table:table-row table:style-name="ro1">
          <table:table-cell office:value-type="string">
            <text:p>75-2</text:p>
          </table:table-cell>
          <table:table-cell/>
          <table:table-cell office:value-type="float" office:value="3600">
            <text:p>3600</text:p>
          </table:table-cell>
          <table:table-cell table:style-name="ce9" office:value-type="float" office:value="3600">
            <text:p>3600</text:p>
          </table:table-cell>
          <table:table-cell table:formula="of:=AVERAGE([.C38:.D38])" office:value-type="float" office:value="3600">
            <text:p>3600</text:p>
          </table:table-cell>
          <table:table-cell office:value-type="float" office:value="36">
            <text:p>36</text:p>
          </table:table-cell>
          <table:table-cell table:formula="of:=&quot;(&quot;&amp;[.$F38]&amp;&quot;, &quot; &amp;[.C38]&amp;&quot;)&quot;" office:value-type="string" office:string-value="(36, 3600)">
            <text:p>(36, 3600)</text:p>
          </table:table-cell>
          <table:table-cell table:formula="of:=&quot;(&quot;&amp;[.$F38]&amp;&quot;, &quot; &amp;[.D38]&amp;&quot;)&quot;" office:value-type="string" office:string-value="(36, 3600)">
            <text:p>(36, 3600)</text:p>
          </table:table-cell>
          <table:table-cell table:number-columns-repeated="2"/>
          <table:table-cell office:value-type="string">
            <text:p>75-36</text:p>
          </table:table-cell>
          <table:table-cell office:value-type="float" office:value="-19">
            <text:p>-19</text:p>
          </table:table-cell>
          <table:table-cell office:value-type="string">
            <text:p>-</text:p>
          </table:table-cell>
          <table:table-cell office:value-type="float" office:value="27.3">
            <text:p>27.3</text:p>
          </table:table-cell>
          <table:table-cell table:style-name="Default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75-6</text:p>
          </table:table-cell>
          <table:table-cell/>
          <table:table-cell office:value-type="float" office:value="3600">
            <text:p>3600</text:p>
          </table:table-cell>
          <table:table-cell table:style-name="ce9" office:value-type="float" office:value="3600">
            <text:p>3600</text:p>
          </table:table-cell>
          <table:table-cell table:formula="of:=AVERAGE([.C39:.D39])" office:value-type="float" office:value="3600">
            <text:p>3600</text:p>
          </table:table-cell>
          <table:table-cell office:value-type="float" office:value="37">
            <text:p>37</text:p>
          </table:table-cell>
          <table:table-cell table:formula="of:=&quot;(&quot;&amp;[.$F39]&amp;&quot;, &quot; &amp;[.C39]&amp;&quot;)&quot;" office:value-type="string" office:string-value="(37, 3600)">
            <text:p>(37, 3600)</text:p>
          </table:table-cell>
          <table:table-cell table:formula="of:=&quot;(&quot;&amp;[.$F39]&amp;&quot;, &quot; &amp;[.D39]&amp;&quot;)&quot;" office:value-type="string" office:string-value="(37, 3600)">
            <text:p>(37, 3600)</text:p>
          </table:table-cell>
          <table:table-cell table:number-columns-repeated="2"/>
          <table:table-cell office:value-type="string">
            <text:p>75-37</text:p>
          </table:table-cell>
          <table:table-cell office:value-type="float" office:value="1768">
            <text:p>1768</text:p>
          </table:table-cell>
          <table:table-cell office:value-type="string">
            <text:p>-</text:p>
          </table:table-cell>
          <table:table-cell office:value-type="float" office:value="299.73">
            <text:p>299.73</text:p>
          </table:table-cell>
          <table:table-cell table:style-name="Default" office:value-type="float" office:value="1815">
            <text:p>1815</text:p>
          </table:table-cell>
          <table:table-cell/>
        </table:table-row>
        <table:table-row table:style-name="ro1">
          <table:table-cell office:value-type="string">
            <text:p>75-18</text:p>
          </table:table-cell>
          <table:table-cell office:value-type="string">
            <text:p>?</text:p>
          </table:table-cell>
          <table:table-cell office:value-type="float" office:value="3600">
            <text:p>3600</text:p>
          </table:table-cell>
          <table:table-cell table:style-name="ce9" office:value-type="float" office:value="3600">
            <text:p>3600</text:p>
          </table:table-cell>
          <table:table-cell table:formula="of:=AVERAGE([.C40:.D40])" office:value-type="float" office:value="3600">
            <text:p>3600</text:p>
          </table:table-cell>
          <table:table-cell office:value-type="float" office:value="38">
            <text:p>38</text:p>
          </table:table-cell>
          <table:table-cell table:formula="of:=&quot;(&quot;&amp;[.$F40]&amp;&quot;, &quot; &amp;[.C40]&amp;&quot;)&quot;" office:value-type="string" office:string-value="(38, 3600)">
            <text:p>(38, 3600)</text:p>
          </table:table-cell>
          <table:table-cell table:formula="of:=&quot;(&quot;&amp;[.$F40]&amp;&quot;, &quot; &amp;[.D40]&amp;&quot;)&quot;" office:value-type="string" office:string-value="(38, 3600)">
            <text:p>(38, 3600)</text:p>
          </table:table-cell>
          <table:table-cell table:number-columns-repeated="2"/>
          <table:table-cell office:value-type="string">
            <text:p>75-38</text:p>
          </table:table-cell>
          <table:table-cell office:value-type="float" office:value="1418">
            <text:p>1418</text:p>
          </table:table-cell>
          <table:table-cell office:value-type="string">
            <text:p>-</text:p>
          </table:table-cell>
          <table:table-cell office:value-type="float" office:value="447.64">
            <text:p>447.64</text:p>
          </table:table-cell>
          <table:table-cell table:style-name="Default" office:value-type="float" office:value="1423">
            <text:p>1423</text:p>
          </table:table-cell>
          <table:table-cell/>
        </table:table-row>
        <table:table-row table:style-name="ro1">
          <table:table-cell office:value-type="string">
            <text:p>75-19</text:p>
          </table:table-cell>
          <table:table-cell office:value-type="string">
            <text:p>?</text:p>
          </table:table-cell>
          <table:table-cell office:value-type="float" office:value="3600">
            <text:p>3600</text:p>
          </table:table-cell>
          <table:table-cell table:style-name="ce9" office:value-type="float" office:value="3600">
            <text:p>3600</text:p>
          </table:table-cell>
          <table:table-cell table:formula="of:=AVERAGE([.C41:.D41])" office:value-type="float" office:value="3600">
            <text:p>3600</text:p>
          </table:table-cell>
          <table:table-cell office:value-type="float" office:value="39">
            <text:p>39</text:p>
          </table:table-cell>
          <table:table-cell table:formula="of:=&quot;(&quot;&amp;[.$F41]&amp;&quot;, &quot; &amp;[.C41]&amp;&quot;)&quot;" office:value-type="string" office:string-value="(39, 3600)">
            <text:p>(39, 3600)</text:p>
          </table:table-cell>
          <table:table-cell table:formula="of:=&quot;(&quot;&amp;[.$F41]&amp;&quot;, &quot; &amp;[.D41]&amp;&quot;)&quot;" office:value-type="string" office:string-value="(39, 3600)">
            <text:p>(39, 3600)</text:p>
          </table:table-cell>
          <table:table-cell table:number-columns-repeated="2"/>
          <table:table-cell office:value-type="string">
            <text:p>75-39</text:p>
          </table:table-cell>
          <table:table-cell office:value-type="float" office:value="355">
            <text:p>355</text:p>
          </table:table-cell>
          <table:table-cell office:value-type="float" office:value="1.22">
            <text:p>1.22</text:p>
          </table:table-cell>
          <table:table-cell office:value-type="float" office:value="14.51">
            <text:p>14.51</text:p>
          </table:table-cell>
          <table:table-cell table:style-name="Default"/>
          <table:table-cell/>
        </table:table-row>
        <table:table-row table:style-name="ro1">
          <table:table-cell office:value-type="string">
            <text:p>75-26</text:p>
          </table:table-cell>
          <table:table-cell office:value-type="string">
            <text:p>?</text:p>
          </table:table-cell>
          <table:table-cell office:value-type="float" office:value="3600">
            <text:p>3600</text:p>
          </table:table-cell>
          <table:table-cell table:style-name="ce9" office:value-type="float" office:value="3600">
            <text:p>3600</text:p>
          </table:table-cell>
          <table:table-cell table:formula="of:=AVERAGE([.C42:.D42])" office:value-type="float" office:value="3600">
            <text:p>3600</text:p>
          </table:table-cell>
          <table:table-cell office:value-type="float" office:value="40">
            <text:p>40</text:p>
          </table:table-cell>
          <table:table-cell table:formula="of:=&quot;(&quot;&amp;[.$F42]&amp;&quot;, &quot; &amp;[.C42]&amp;&quot;)&quot;" office:value-type="string" office:string-value="(40, 3600)">
            <text:p>(40, 3600)</text:p>
          </table:table-cell>
          <table:table-cell table:formula="of:=&quot;(&quot;&amp;[.$F42]&amp;&quot;, &quot; &amp;[.D42]&amp;&quot;)&quot;" office:value-type="string" office:string-value="(40, 3600)">
            <text:p>(40, 3600)</text:p>
          </table:table-cell>
          <table:table-cell table:number-columns-repeated="2"/>
          <table:table-cell office:value-type="string">
            <text:p>75-40</text:p>
          </table:table-cell>
          <table:table-cell office:value-type="float" office:value="222">
            <text:p>222</text:p>
          </table:table-cell>
          <table:table-cell office:value-type="float" office:value="5.37">
            <text:p>5.37</text:p>
          </table:table-cell>
          <table:table-cell office:value-type="float" office:value="19.17">
            <text:p>19.17</text:p>
          </table:table-cell>
          <table:table-cell table:style-name="Default"/>
          <table:table-cell/>
        </table:table-row>
      </table:table>
      <table:table table:name="Sheet5" table:style-name="ta1">
        <table:table-column table:style-name="co1" table:default-cell-style-name="ce9"/>
        <table:table-column table:style-name="co1" table:number-columns-repeated="6" table:default-cell-style-name="Default"/>
        <table:table-column table:style-name="co1" table:default-cell-style-name="ce9"/>
        <table:table-column table:style-name="co1" table:default-cell-style-name="Default"/>
        <table:table-row table:style-name="ro1">
          <table:table-cell office:value-type="float" office:value="1.22">
            <text:p>1.22</text:p>
          </table:table-cell>
          <table:table-cell office:value-type="float" office:value="14.51">
            <text:p>14.51</text:p>
          </table:table-cell>
          <table:table-cell table:number-columns-repeated="7"/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16.11">
            <text:p>16.11</text:p>
          </table:table-cell>
          <table:table-cell table:number-columns-repeated="5"/>
          <table:table-cell office:value-type="float" office:value="4.25">
            <text:p>4.25</text:p>
          </table:table-cell>
          <table:table-cell office:value-type="float" office:value="2336.47">
            <text:p>2336.47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12.61">
            <text:p>12.61</text:p>
          </table:table-cell>
          <table:table-cell table:number-columns-repeated="5"/>
          <table:table-cell office:value-type="float" office:value="3600">
            <text:p>3600</text:p>
          </table:table-cell>
          <table:table-cell table:style-name="ce9" office:value-type="float" office:value="3600">
            <text:p>3600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13.8">
            <text:p>13.8</text:p>
          </table:table-cell>
          <table:table-cell table:number-columns-repeated="5"/>
          <table:table-cell office:value-type="float" office:value="809.75">
            <text:p>809.75</text:p>
          </table:table-cell>
          <table:table-cell office:value-type="float" office:value="881.98">
            <text:p>881.98</text:p>
          </table:table-cell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19.17">
            <text:p>19.17</text:p>
          </table:table-cell>
          <table:table-cell table:number-columns-repeated="5"/>
          <table:table-cell office:value-type="float" office:value="54.38">
            <text:p>54.38</text:p>
          </table:table-cell>
          <table:table-cell office:value-type="float" office:value="10.09">
            <text:p>10.09</text:p>
          </table:table-cell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28.92">
            <text:p>28.92</text:p>
          </table:table-cell>
          <table:table-cell table:number-columns-repeated="5"/>
          <table:table-cell office:value-type="float" office:value="4.82">
            <text:p>4.82</text:p>
          </table:table-cell>
          <table:table-cell office:value-type="float" office:value="338.4">
            <text:p>338.4</text:p>
          </table:table-cell>
        </table:table-row>
        <table:table-row table:style-name="ro1">
          <table:table-cell office:value-type="float" office:value="54.38">
            <text:p>54.38</text:p>
          </table:table-cell>
          <table:table-cell office:value-type="float" office:value="10.09">
            <text:p>10.09</text:p>
          </table:table-cell>
          <table:table-cell table:number-columns-repeated="5"/>
          <table:table-cell office:value-type="float" office:value="3600">
            <text:p>3600</text:p>
          </table:table-cell>
          <table:table-cell table:style-name="ce9" office:value-type="float" office:value="3600">
            <text:p>3600</text:p>
          </table:table-cell>
        </table:table-row>
        <table:table-row table:style-name="ro1">
          <table:table-cell office:value-type="float" office:value="52.17">
            <text:p>52.17</text:p>
          </table:table-cell>
          <table:table-cell office:value-type="float" office:value="14.95">
            <text:p>14.95</text:p>
          </table:table-cell>
          <table:table-cell table:number-columns-repeated="5"/>
          <table:table-cell office:value-type="float" office:value="3600">
            <text:p>3600</text:p>
          </table:table-cell>
          <table:table-cell office:value-type="float" office:value="618.65">
            <text:p>618.65</text:p>
          </table:table-cell>
        </table:table-row>
        <table:table-row table:style-name="ro1">
          <table:table-cell office:value-type="float" office:value="19.07">
            <text:p>19.07</text:p>
          </table:table-cell>
          <table:table-cell office:value-type="float" office:value="74.44">
            <text:p>74.44</text:p>
          </table:table-cell>
          <table:table-cell table:number-columns-repeated="5"/>
          <table:table-cell office:value-type="float" office:value="3600">
            <text:p>3600</text:p>
          </table:table-cell>
          <table:table-cell office:value-type="float" office:value="62.22">
            <text:p>62.22</text:p>
          </table:table-cell>
        </table:table-row>
        <table:table-row table:style-name="ro1">
          <table:table-cell office:value-type="float" office:value="19.34">
            <text:p>19.34</text:p>
          </table:table-cell>
          <table:table-cell office:value-type="float" office:value="87.31">
            <text:p>87.31</text:p>
          </table:table-cell>
          <table:table-cell table:number-columns-repeated="3"/>
          <table:table-cell office:value-type="string">
            <text:p>75-1</text:p>
          </table:table-cell>
          <table:table-cell office:value-type="float" office:value="1712">
            <text:p>1712</text:p>
          </table:table-cell>
          <table:table-cell office:value-type="float" office:value="3600">
            <text:p>3600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89.18">
            <text:p>89.18</text:p>
          </table:table-cell>
          <table:table-cell office:value-type="float" office:value="24.51">
            <text:p>24.51</text:p>
          </table:table-cell>
          <table:table-cell table:number-columns-repeated="3"/>
          <table:table-cell office:value-type="string">
            <text:p>75-3</text:p>
          </table:table-cell>
          <table:table-cell office:value-type="float" office:value="129">
            <text:p>129</text:p>
          </table:table-cell>
          <table:table-cell office:value-type="float" office:value="361.32">
            <text:p>361.32</text:p>
          </table:table-cell>
          <table:table-cell office:value-type="float" office:value="3009.28">
            <text:p>3009.28</text:p>
          </table:table-cell>
        </table:table-row>
        <table:table-row table:style-name="ro1">
          <table:table-cell office:value-type="float" office:value="73.35">
            <text:p>73.35</text:p>
          </table:table-cell>
          <table:table-cell office:value-type="float" office:value="90.5">
            <text:p>90.5</text:p>
          </table:table-cell>
          <table:table-cell table:number-columns-repeated="3"/>
          <table:table-cell office:value-type="string">
            <text:p>75-4</text:p>
          </table:table-cell>
          <table:table-cell office:value-type="float" office:value="381">
            <text:p>381</text:p>
          </table:table-cell>
          <table:table-cell office:value-type="float" office:value="1.52">
            <text:p>1.52</text:p>
          </table:table-cell>
          <table:table-cell office:value-type="float" office:value="16.11">
            <text:p>16.11</text:p>
          </table:table-cell>
        </table:table-row>
        <table:table-row table:style-name="ro1">
          <table:table-cell office:value-type="float" office:value="290.48">
            <text:p>290.48</text:p>
          </table:table-cell>
          <table:table-cell office:value-type="float" office:value="34.38">
            <text:p>34.38</text:p>
          </table:table-cell>
          <table:table-cell table:number-columns-repeated="3"/>
          <table:table-cell office:value-type="string">
            <text:p>75-5</text:p>
          </table:table-cell>
          <table:table-cell office:value-type="float" office:value="1481">
            <text:p>1481</text:p>
          </table:table-cell>
          <table:table-cell office:value-type="float" office:value="73.35">
            <text:p>73.35</text:p>
          </table:table-cell>
          <table:table-cell office:value-type="float" office:value="90.5">
            <text:p>90.5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338.4">
            <text:p>338.4</text:p>
          </table:table-cell>
          <table:table-cell table:number-columns-repeated="3"/>
          <table:table-cell office:value-type="string">
            <text:p>75-10</text:p>
          </table:table-cell>
          <table:table-cell office:value-type="float" office:value="1423">
            <text:p>1423</text:p>
          </table:table-cell>
          <table:table-cell office:value-type="float" office:value="3600">
            <text:p>3600</text:p>
          </table:table-cell>
          <table:table-cell office:value-type="float" office:value="2261.88">
            <text:p>2261.88</text:p>
          </table:table-cell>
        </table:table-row>
        <table:table-row table:style-name="ro1">
          <table:table-cell office:value-type="float" office:value="1002.86">
            <text:p>1002.86</text:p>
          </table:table-cell>
          <table:table-cell office:value-type="float" office:value="125.91">
            <text:p>125.91</text:p>
          </table:table-cell>
          <table:table-cell table:number-columns-repeated="3"/>
          <table:table-cell office:value-type="string">
            <text:p>75-11</text:p>
          </table:table-cell>
          <table:table-cell office:value-type="float" office:value="201">
            <text:p>201</text:p>
          </table:table-cell>
          <table:table-cell office:value-type="float" office:value="3600">
            <text:p>3600</text:p>
          </table:table-cell>
          <table:table-cell office:value-type="float" office:value="308.72">
            <text:p>308.72</text:p>
          </table:table-cell>
        </table:table-row>
        <table:table-row table:style-name="ro1">
          <table:table-cell office:value-type="float" office:value="1434.35">
            <text:p>1434.35</text:p>
          </table:table-cell>
          <table:table-cell office:value-type="float" office:value="43.34">
            <text:p>43.34</text:p>
          </table:table-cell>
          <table:table-cell table:number-columns-repeated="3"/>
          <table:table-cell office:value-type="string">
            <text:p>75-12</text:p>
          </table:table-cell>
          <table:table-cell office:value-type="float" office:value="396">
            <text:p>396</text:p>
          </table:table-cell>
          <table:table-cell office:value-type="float" office:value="89.18">
            <text:p>89.18</text:p>
          </table:table-cell>
          <table:table-cell office:value-type="float" office:value="24.51">
            <text:p>24.51</text:p>
          </table:table-cell>
        </table:table-row>
        <table:table-row table:style-name="ro1">
          <table:table-cell office:value-type="float" office:value="238.96">
            <text:p>238.96</text:p>
          </table:table-cell>
          <table:table-cell office:value-type="float" office:value="1281.7">
            <text:p>1281.7</text:p>
          </table:table-cell>
          <table:table-cell table:number-columns-repeated="3"/>
          <table:table-cell office:value-type="string">
            <text:p>75-15</text:p>
          </table:table-cell>
          <table:table-cell office:value-type="float" office:value="154">
            <text:p>154</text:p>
          </table:table-cell>
          <table:table-cell office:value-type="float" office:value="1434.35">
            <text:p>1434.35</text:p>
          </table:table-cell>
          <table:table-cell office:value-type="float" office:value="43.34">
            <text:p>43.34</text:p>
          </table:table-cell>
        </table:table-row>
        <table:table-row table:style-name="ro1">
          <table:table-cell office:value-type="float" office:value="809.75">
            <text:p>809.75</text:p>
          </table:table-cell>
          <table:table-cell office:value-type="float" office:value="881.98">
            <text:p>881.98</text:p>
          </table:table-cell>
          <table:table-cell table:number-columns-repeated="3"/>
          <table:table-cell office:value-type="string">
            <text:p>75-16</text:p>
          </table:table-cell>
          <table:table-cell office:value-type="float" office:value="86">
            <text:p>86</text:p>
          </table:table-cell>
          <table:table-cell office:value-type="float" office:value="3600">
            <text:p>3600</text:p>
          </table:table-cell>
          <table:table-cell office:value-type="float" office:value="182.98">
            <text:p>182.98</text:p>
          </table:table-cell>
        </table:table-row>
        <table:table-row table:style-name="ro1">
          <table:table-cell office:value-type="float" office:value="1188.39">
            <text:p>1188.39</text:p>
          </table:table-cell>
          <table:table-cell office:value-type="float" office:value="884.67">
            <text:p>884.67</text:p>
          </table:table-cell>
          <table:table-cell table:number-columns-repeated="3"/>
          <table:table-cell office:value-type="string">
            <text:p>75-20</text:p>
          </table:table-cell>
          <table:table-cell office:value-type="float" office:value="260">
            <text:p>260</text:p>
          </table:table-cell>
          <table:table-cell office:value-type="float" office:value="3600">
            <text:p>3600</text:p>
          </table:table-cell>
          <table:table-cell table:style-name="ce9" office:value-type="float" office:value="3600">
            <text:p>3600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2336.47">
            <text:p>2336.47</text:p>
          </table:table-cell>
          <table:table-cell table:number-columns-repeated="3"/>
          <table:table-cell office:value-type="string">
            <text:p>75-22</text:p>
          </table:table-cell>
          <table:table-cell office:value-type="float" office:value="2105">
            <text:p>2105</text:p>
          </table:table-cell>
          <table:table-cell office:value-type="float" office:value="3600">
            <text:p>3600</text:p>
          </table:table-cell>
          <table:table-cell table:style-name="ce9" office:value-type="float" office:value="3600">
            <text:p>3600</text:p>
          </table:table-cell>
        </table:table-row>
        <table:table-row table:style-name="ro1">
          <table:table-cell office:value-type="float" office:value="2825.45">
            <text:p>2825.45</text:p>
          </table:table-cell>
          <table:table-cell office:value-type="float" office:value="29.81">
            <text:p>29.81</text:p>
          </table:table-cell>
          <table:table-cell table:number-columns-repeated="3"/>
          <table:table-cell office:value-type="string">
            <text:p>75-23</text:p>
          </table:table-cell>
          <table:table-cell office:value-type="float" office:value="179">
            <text:p>179</text:p>
          </table:table-cell>
          <table:table-cell office:value-type="float" office:value="5.38">
            <text:p>5.38</text:p>
          </table:table-cell>
          <table:table-cell office:value-type="float" office:value="28.92">
            <text:p>28.92</text:p>
          </table:table-cell>
        </table:table-row>
        <table:table-row table:style-name="ro1">
          <table:table-cell office:value-type="float" office:value="361.32">
            <text:p>361.32</text:p>
          </table:table-cell>
          <table:table-cell office:value-type="float" office:value="3009.28">
            <text:p>3009.28</text:p>
          </table:table-cell>
          <table:table-cell table:number-columns-repeated="3"/>
          <table:table-cell office:value-type="string">
            <text:p>75-24</text:p>
          </table:table-cell>
          <table:table-cell office:value-type="float" office:value="95">
            <text:p>95</text:p>
          </table:table-cell>
          <table:table-cell office:value-type="float" office:value="3600">
            <text:p>3600</text:p>
          </table:table-cell>
          <table:table-cell office:value-type="float" office:value="919.98">
            <text:p>919.98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75-27</text:p>
          </table:table-cell>
          <table:table-cell office:value-type="float" office:value="72">
            <text:p>72</text:p>
          </table:table-cell>
          <table:table-cell office:value-type="float" office:value="52.17">
            <text:p>52.17</text:p>
          </table:table-cell>
          <table:table-cell office:value-type="float" office:value="14.95">
            <text:p>14.95</text:p>
          </table:table-cell>
        </table:table-row>
        <table:table-row table:style-name="ro1">
          <table:table-cell table:style-name="Default" table:formula="of:=AVERAGE([.A1:.A22])" office:value-type="float" office:value="385.971363636364">
            <text:p>385.9713636364</text:p>
          </table:table-cell>
          <table:table-cell table:formula="of:=AVERAGE([.B1:.B22])" office:value-type="float" office:value="426.039090909091">
            <text:p>426.0390909091</text:p>
          </table:table-cell>
          <table:table-cell table:number-columns-repeated="3"/>
          <table:table-cell office:value-type="string">
            <text:p>75-28</text:p>
          </table:table-cell>
          <table:table-cell office:value-type="float" office:value="273">
            <text:p>273</text:p>
          </table:table-cell>
          <table:table-cell office:value-type="float" office:value="5.13">
            <text:p>5.13</text:p>
          </table:table-cell>
          <table:table-cell office:value-type="float" office:value="12.61">
            <text:p>12.61</text:p>
          </table:table-cell>
        </table:table-row>
        <table:table-row table:style-name="ro1">
          <table:table-cell table:style-name="Default" office:value-type="string">
            <text:p>cp</text:p>
          </table:table-cell>
          <table:table-cell office:value-type="string">
            <text:p>mip</text:p>
          </table:table-cell>
          <table:table-cell table:number-columns-repeated="3"/>
          <table:table-cell office:value-type="string">
            <text:p>75-30</text:p>
          </table:table-cell>
          <table:table-cell office:value-type="float" office:value="1649">
            <text:p>1649</text:p>
          </table:table-cell>
          <table:table-cell office:value-type="float" office:value="290.48">
            <text:p>290.48</text:p>
          </table:table-cell>
          <table:table-cell office:value-type="float" office:value="34.38">
            <text:p>34.38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75-31</text:p>
          </table:table-cell>
          <table:table-cell office:value-type="float" office:value="132">
            <text:p>132</text:p>
          </table:table-cell>
          <table:table-cell office:value-type="float" office:value="3600">
            <text:p>3600</text:p>
          </table:table-cell>
          <table:table-cell table:style-name="ce9" office:value-type="float" office:value="74.22">
            <text:p>74.22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75-32</text:p>
          </table:table-cell>
          <table:table-cell office:value-type="float" office:value="70">
            <text:p>70</text:p>
          </table:table-cell>
          <table:table-cell office:value-type="float" office:value="3600">
            <text:p>3600</text:p>
          </table:table-cell>
          <table:table-cell table:style-name="ce9" office:value-type="float" office:value="3600">
            <text:p>3600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75-34</text:p>
          </table:table-cell>
          <table:table-cell office:value-type="float" office:value="1289">
            <text:p>1289</text:p>
          </table:table-cell>
          <table:table-cell office:value-type="float" office:value="1002.86">
            <text:p>1002.86</text:p>
          </table:table-cell>
          <table:table-cell office:value-type="float" office:value="125.91">
            <text:p>125.91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75-35</text:p>
          </table:table-cell>
          <table:table-cell office:value-type="float" office:value="295">
            <text:p>295</text:p>
          </table:table-cell>
          <table:table-cell office:value-type="float" office:value="4.63">
            <text:p>4.63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float" office:value="3600">
            <text:p>3600</text:p>
          </table:table-cell>
          <table:table-cell office:value-type="float" office:value="37.71">
            <text:p>37.71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float" office:value="19.34">
            <text:p>19.34</text:p>
          </table:table-cell>
          <table:table-cell office:value-type="float" office:value="87.31">
            <text:p>87.31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float" office:value="19.07">
            <text:p>19.07</text:p>
          </table:table-cell>
          <table:table-cell office:value-type="float" office:value="74.44">
            <text:p>74.44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float" office:value="238.96">
            <text:p>238.96</text:p>
          </table:table-cell>
          <table:table-cell office:value-type="float" office:value="1281.7">
            <text:p>1281.7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float" office:value="3600">
            <text:p>3600</text:p>
          </table:table-cell>
          <table:table-cell office:value-type="float" office:value="3132.98">
            <text:p>3132.98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float" office:value="1188.39">
            <text:p>1188.39</text:p>
          </table:table-cell>
          <table:table-cell office:value-type="float" office:value="884.67">
            <text:p>884.67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float" office:value="2825.45">
            <text:p>2825.45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float" office:value="3600">
            <text:p>3600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float" office:value="3600">
            <text:p>3600</text:p>
          </table:table-cell>
          <table:table-cell office:value-type="float" office:value="299.73">
            <text:p>299.73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float" office:value="3600">
            <text:p>3600</text:p>
          </table:table-cell>
          <table:table-cell office:value-type="float" office:value="447.64">
            <text:p>447.64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float" office:value="1.22">
            <text:p>1.22</text:p>
          </table:table-cell>
          <table:table-cell office:value-type="float" office:value="14.51">
            <text:p>14.51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float" office:value="5.37">
            <text:p>5.37</text:p>
          </table:table-cell>
          <table:table-cell office:value-type="float" office:value="19.17">
            <text:p>19.17</text:p>
          </table:table-cell>
        </table:table-row>
        <table:table-row table:style-name="ro3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6"/>
          <table:table-cell table:style-name="Default" office:value-type="float" office:value="1">
            <text:p>1</text:p>
          </table:table-cell>
          <table:table-cell/>
        </table:table-row>
      </table:table>
      <table:table table:name="all" table:style-name="ta1">
        <table:table-column table:style-name="co1" table:number-columns-repeated="19" table:default-cell-style-name="Default"/>
        <table:table-row table:style-name="ro1">
          <table:table-cell office:value-type="string">
            <text:p>malapert</text:p>
          </table:table-cell>
          <table:table-cell office:value-type="string">
            <text:p>kosch</text:p>
          </table:table-cell>
          <table:table-cell table:number-columns-repeated="1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.22">
            <text:p>1.22</text:p>
          </table:table-cell>
          <table:table-cell table:formula="of:=&quot;(&quot; &amp; [.A2] &amp;&quot;, &quot; &amp; [.B2] &amp; &quot;)&quot;" office:value-type="string" office:string-value="(0.8, 1.22)">
            <text:p>(0.8, 1.22)</text:p>
          </table:table-cell>
          <table:table-cell table:number-columns-repeated="16"/>
        </table:table-row>
        <table:table-row table:style-name="ro1">
          <table:table-cell office:value-type="float" office:value="7.94">
            <text:p>7.94</text:p>
          </table:table-cell>
          <table:table-cell office:value-type="float" office:value="8.2">
            <text:p>8.2</text:p>
          </table:table-cell>
          <table:table-cell table:formula="of:=&quot;(&quot; &amp; [.A3] &amp;&quot;, &quot; &amp; [.B3] &amp; &quot;)&quot;" office:value-type="string" office:string-value="(7.94, 8.2)">
            <text:p>(7.94, 8.2)</text:p>
          </table:table-cell>
          <table:table-cell table:number-columns-repeated="3"/>
          <table:table-cell office:value-type="string">
            <text:p>Label</text:p>
          </table:table-cell>
          <table:table-cell table:style-name="ce9" office:value-type="string">
            <text:p>UB(CP)</text:p>
          </table:table-cell>
          <table:table-cell table:style-name="ce9" office:value-type="string">
            <text:p>LB(CP)</text:p>
          </table:table-cell>
          <table:table-cell table:style-name="ce9" office:value-type="string">
            <text:p>UB(MIP)</text:p>
          </table:table-cell>
          <table:table-cell table:style-name="ce9" office:value-type="string">
            <text:p>LB(MIP)</text:p>
          </table:table-cell>
          <table:table-cell table:number-columns-repeated="2"/>
          <table:table-cell office:value-type="string">
            <text:p>cp gap</text:p>
          </table:table-cell>
          <table:table-cell office:value-type="string">
            <text:p>mip gap</text:p>
          </table:table-cell>
          <table:table-cell table:number-columns-repeated="4"/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6.24">
            <text:p>6.24</text:p>
          </table:table-cell>
          <table:table-cell table:formula="of:=&quot;(&quot; &amp; [.A4] &amp;&quot;, &quot; &amp; [.B4] &amp; &quot;)&quot;" office:value-type="string" office:string-value="(3.63, 6.24)">
            <text:p>(3.63, 6.24)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9" office:value-type="float" office:value="1580">
            <text:p>1580</text:p>
          </table:table-cell>
          <table:table-cell table:style-name="ce9" office:value-type="float" office:value="1297">
            <text:p>1297</text:p>
          </table:table-cell>
          <table:table-cell table:style-name="ce9" office:value-type="float" office:value="1516">
            <text:p>1516</text:p>
          </table:table-cell>
          <table:table-cell table:style-name="ce9" office:value-type="float" office:value="1501">
            <text:p>1501</text:p>
          </table:table-cell>
          <table:table-cell table:number-columns-repeated="2"/>
          <table:table-cell table:formula="of:=100*([.H4]-[.I4])/[.I4]" office:value-type="float" office:value="21.8195836545875">
            <text:p>21.8195836546</text:p>
          </table:table-cell>
          <table:table-cell table:formula="of:=100*([.J4]-[.K4])/[.K4]" office:value-type="float" office:value="0.999333777481679">
            <text:p>0.9993337775</text:p>
          </table:table-cell>
          <table:table-cell table:number-columns-repeated="4"/>
        </table:table-row>
        <table:table-row table:style-name="ro1">
          <table:table-cell office:value-type="float" office:value="6.47">
            <text:p>6.47</text:p>
          </table:table-cell>
          <table:table-cell office:value-type="float" office:value="9.45">
            <text:p>9.45</text:p>
          </table:table-cell>
          <table:table-cell table:formula="of:=&quot;(&quot; &amp; [.A5] &amp;&quot;, &quot; &amp; [.B5] &amp; &quot;)&quot;" office:value-type="string" office:string-value="(6.47, 9.45)">
            <text:p>(6.47, 9.45)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9" office:value-type="float" office:value="1694">
            <text:p>1694</text:p>
          </table:table-cell>
          <table:table-cell table:style-name="ce9" office:value-type="float" office:value="1295">
            <text:p>1295</text:p>
          </table:table-cell>
          <table:table-cell table:style-name="ce9" office:value-type="float" office:value="1567">
            <text:p>1567</text:p>
          </table:table-cell>
          <table:table-cell table:style-name="ce9" office:value-type="float" office:value="1523">
            <text:p>1523</text:p>
          </table:table-cell>
          <table:table-cell table:number-columns-repeated="2"/>
          <table:table-cell table:formula="of:=100*([.H5]-[.I5])/[.I5]" office:value-type="float" office:value="30.8108108108108">
            <text:p>30.8108108108</text:p>
          </table:table-cell>
          <table:table-cell table:formula="of:=100*([.J5]-[.K5])/[.K5]" office:value-type="float" office:value="2.88903479973736">
            <text:p>2.8890347997</text:p>
          </table:table-cell>
          <table:table-cell table:number-columns-repeated="4"/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8.37">
            <text:p>8.37</text:p>
          </table:table-cell>
          <table:table-cell table:formula="of:=&quot;(&quot; &amp; [.A6] &amp;&quot;, &quot; &amp; [.B6] &amp; &quot;)&quot;" office:value-type="string" office:string-value="(1.46, 8.37)">
            <text:p>(1.46, 8.37)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-197">
            <text:p>-197</text:p>
          </table:table-cell>
          <table:table-cell table:number-columns-repeated="2" office:value-type="float" office:value="86">
            <text:p>86</text:p>
          </table:table-cell>
          <table:table-cell table:number-columns-repeated="2"/>
          <table:table-cell table:formula="of:=100*([.H6]-[.I6])/[.I6]" office:value-type="float" office:value="-154.822335025381">
            <text:p>-154.8223350254</text:p>
          </table:table-cell>
          <table:table-cell table:formula="of:=100*([.J6]-[.K6])/[.K6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15.09">
            <text:p>15.09</text:p>
          </table:table-cell>
          <table:table-cell table:formula="of:=&quot;(&quot; &amp; [.A7] &amp;&quot;, &quot; &amp; [.B7] &amp; &quot;)&quot;" office:value-type="string" office:string-value="(4.05, 15.09)">
            <text:p>(4.05, 15.09)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-11">
            <text:p>-11</text:p>
          </table:table-cell>
          <table:table-cell table:number-columns-repeated="2" office:value-type="float" office:value="58">
            <text:p>58</text:p>
          </table:table-cell>
          <table:table-cell table:number-columns-repeated="2"/>
          <table:table-cell table:formula="of:=100*([.H7]-[.I7])/[.I7]" office:value-type="float" office:value="-1009.09090909091">
            <text:p>-1009.0909090909</text:p>
          </table:table-cell>
          <table:table-cell table:formula="of:=100*([.J7]-[.K7])/[.K7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10.03">
            <text:p>10.03</text:p>
          </table:table-cell>
          <table:table-cell table:formula="of:=&quot;(&quot; &amp; [.A8] &amp;&quot;, &quot; &amp; [.B8] &amp; &quot;)&quot;" office:value-type="string" office:string-value="(2.96, 10.03)">
            <text:p>(2.96, 10.03)</text:p>
          </table:table-cell>
          <table:table-cell table:number-columns-repeated="3"/>
          <table:table-cell office:value-type="float" office:value="5">
            <text:p>5</text:p>
          </table:table-cell>
          <table:table-cell table:style-name="ce9" office:value-type="float" office:value="2167">
            <text:p>2167</text:p>
          </table:table-cell>
          <table:table-cell table:style-name="ce9" office:value-type="float" office:value="1699">
            <text:p>1699</text:p>
          </table:table-cell>
          <table:table-cell table:number-columns-repeated="2" office:value-type="float" office:value="2162">
            <text:p>2162</text:p>
          </table:table-cell>
          <table:table-cell table:number-columns-repeated="2"/>
          <table:table-cell table:formula="of:=100*([.H8]-[.I8])/[.I8]" office:value-type="float" office:value="27.5456150676869">
            <text:p>27.5456150677</text:p>
          </table:table-cell>
          <table:table-cell table:formula="of:=100*([.J8]-[.K8])/[.K8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.67">
            <text:p>16.67</text:p>
          </table:table-cell>
          <table:table-cell office:value-type="float" office:value="28.8">
            <text:p>28.8</text:p>
          </table:table-cell>
          <table:table-cell table:formula="of:=&quot;(&quot; &amp; [.A9] &amp;&quot;, &quot; &amp; [.B9] &amp; &quot;)&quot;" office:value-type="string" office:string-value="(16.67, 28.8)">
            <text:p>(16.67, 28.8)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513">
            <text:p>1513</text:p>
          </table:table-cell>
          <table:table-cell table:number-columns-repeated="2" office:value-type="float" office:value="1874">
            <text:p>1874</text:p>
          </table:table-cell>
          <table:table-cell table:number-columns-repeated="2"/>
          <table:table-cell table:formula="of:=100*([.H9]-[.I9])/[.I9]" office:value-type="float" office:value="27.5611368142763">
            <text:p>27.5611368143</text:p>
          </table:table-cell>
          <table:table-cell table:formula="of:=100*([.J9]-[.K9])/[.K9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.89">
            <text:p>18.89</text:p>
          </table:table-cell>
          <table:table-cell office:value-type="float" office:value="7.72">
            <text:p>7.72</text:p>
          </table:table-cell>
          <table:table-cell table:formula="of:=&quot;(&quot; &amp; [.A10] &amp;&quot;, &quot; &amp; [.B10] &amp; &quot;)&quot;" office:value-type="string" office:string-value="(18.89, 7.72)">
            <text:p>(18.89, 7.72)</text:p>
          </table:table-cell>
          <table:table-cell table:number-columns-repeated="3"/>
          <table:table-cell office:value-type="float" office:value="7">
            <text:p>7</text:p>
          </table:table-cell>
          <table:table-cell table:style-name="ce9" office:value-type="float" office:value="1459">
            <text:p>1459</text:p>
          </table:table-cell>
          <table:table-cell table:style-name="ce9" office:value-type="float" office:value="978">
            <text:p>978</text:p>
          </table:table-cell>
          <table:table-cell table:style-name="ce9" office:value-type="float" office:value="1348">
            <text:p>1348</text:p>
          </table:table-cell>
          <table:table-cell table:style-name="ce9" office:value-type="float" office:value="1300">
            <text:p>1300</text:p>
          </table:table-cell>
          <table:table-cell table:number-columns-repeated="2"/>
          <table:table-cell table:formula="of:=100*([.H10]-[.I10])/[.I10]" office:value-type="float" office:value="49.1820040899796">
            <text:p>49.18200409</text:p>
          </table:table-cell>
          <table:table-cell table:formula="of:=100*([.J10]-[.K10])/[.K10]" office:value-type="float" office:value="3.69230769230769">
            <text:p>3.6923076923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3.42">
            <text:p>3.42</text:p>
          </table:table-cell>
          <table:table-cell table:formula="of:=&quot;(&quot; &amp; [.A11] &amp;&quot;, &quot; &amp; [.B11] &amp; &quot;)&quot;" office:value-type="string" office:string-value="(1.1, 3.42)">
            <text:p>(1.1, 3.42)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-41">
            <text:p>-41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-29">
            <text:p>-29</text:p>
          </table:table-cell>
          <table:table-cell table:number-columns-repeated="2"/>
          <table:table-cell table:formula="of:=100*([.H11]-[.I11])/[.I11]" office:value-type="float" office:value="-187.804878048781">
            <text:p>-187.8048780488</text:p>
          </table:table-cell>
          <table:table-cell table:formula="of:=100*([.J11]-[.K11])/[.K11]" office:value-type="float" office:value="-144.827586206897">
            <text:p>-144.8275862069</text:p>
          </table:table-cell>
          <table:table-cell table:number-columns-repeated="4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79">
            <text:p>0.79</text:p>
          </table:table-cell>
          <table:table-cell table:formula="of:=&quot;(&quot; &amp; [.A12] &amp;&quot;, &quot; &amp; [.B12] &amp; &quot;)&quot;" office:value-type="string" office:string-value="(1.85, 0.79)">
            <text:p>(1.85, 0.79)</text:p>
          </table:table-cell>
          <table:table-cell table:number-columns-repeated="3"/>
          <table:table-cell office:value-type="float" office:value="9">
            <text:p>9</text:p>
          </table:table-cell>
          <table:table-cell table:style-name="ce9" office:value-type="float" office:value="2064">
            <text:p>2064</text:p>
          </table:table-cell>
          <table:table-cell table:style-name="ce9" office:value-type="float" office:value="1679">
            <text:p>1679</text:p>
          </table:table-cell>
          <table:table-cell table:number-columns-repeated="2" office:value-type="float" office:value="1989">
            <text:p>1989</text:p>
          </table:table-cell>
          <table:table-cell table:number-columns-repeated="2"/>
          <table:table-cell table:formula="of:=100*([.H12]-[.I12])/[.I12]" office:value-type="float" office:value="22.9303156640858">
            <text:p>22.9303156641</text:p>
          </table:table-cell>
          <table:table-cell table:formula="of:=100*([.J12]-[.K12])/[.K12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2.39">
            <text:p>2.39</text:p>
          </table:table-cell>
          <table:table-cell table:formula="of:=&quot;(&quot; &amp; [.A13] &amp;&quot;, &quot; &amp; [.B13] &amp; &quot;)&quot;" office:value-type="string" office:string-value="(3.56, 2.39)">
            <text:p>(3.56, 2.39)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9" office:value-type="float" office:value="1799">
            <text:p>1799</text:p>
          </table:table-cell>
          <table:table-cell table:style-name="ce9" office:value-type="float" office:value="1304">
            <text:p>1304</text:p>
          </table:table-cell>
          <table:table-cell table:number-columns-repeated="2" office:value-type="float" office:value="1736">
            <text:p>1736</text:p>
          </table:table-cell>
          <table:table-cell table:number-columns-repeated="2"/>
          <table:table-cell table:formula="of:=100*([.H13]-[.I13])/[.I13]" office:value-type="float" office:value="37.9601226993865">
            <text:p>37.9601226994</text:p>
          </table:table-cell>
          <table:table-cell table:formula="of:=100*([.J13]-[.K13])/[.K13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.07">
            <text:p>58.07</text:p>
          </table:table-cell>
          <table:table-cell office:value-type="float" office:value="210.66">
            <text:p>210.66</text:p>
          </table:table-cell>
          <table:table-cell table:formula="of:=&quot;(&quot; &amp; [.A14] &amp;&quot;, &quot; &amp; [.B14] &amp; &quot;)&quot;" office:value-type="string" office:string-value="(58.07, 210.66)">
            <text:p>(58.07, 210.66)</text:p>
          </table:table-cell>
          <table:table-cell table:number-columns-repeated="3"/>
          <table:table-cell office:value-type="float" office:value="11">
            <text:p>11</text:p>
          </table:table-cell>
          <table:table-cell table:style-name="ce9" office:value-type="float" office:value="1582">
            <text:p>1582</text:p>
          </table:table-cell>
          <table:table-cell table:style-name="ce9" office:value-type="float" office:value="1270">
            <text:p>1270</text:p>
          </table:table-cell>
          <table:table-cell table:style-name="ce9" office:value-type="float" office:value="1569">
            <text:p>1569</text:p>
          </table:table-cell>
          <table:table-cell table:style-name="ce9" office:value-type="float" office:value="1546">
            <text:p>1546</text:p>
          </table:table-cell>
          <table:table-cell table:number-columns-repeated="2"/>
          <table:table-cell table:formula="of:=100*([.H14]-[.I14])/[.I14]" office:value-type="float" office:value="24.5669291338583">
            <text:p>24.5669291339</text:p>
          </table:table-cell>
          <table:table-cell table:formula="of:=100*([.J14]-[.K14])/[.K14]" office:value-type="float" office:value="1.48771021992238">
            <text:p>1.4877102199</text:p>
          </table:table-cell>
          <table:table-cell table:number-columns-repeated="4"/>
        </table:table-row>
        <table:table-row table:style-name="ro1">
          <table:table-cell office:value-type="float" office:value="7.47">
            <text:p>7.47</text:p>
          </table:table-cell>
          <table:table-cell office:value-type="float" office:value="3.98">
            <text:p>3.98</text:p>
          </table:table-cell>
          <table:table-cell table:formula="of:=&quot;(&quot; &amp; [.A15] &amp;&quot;, &quot; &amp; [.B15] &amp; &quot;)&quot;" office:value-type="string" office:string-value="(7.47, 3.98)">
            <text:p>(7.47, 3.98)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9" office:value-type="float" office:value="1752">
            <text:p>1752</text:p>
          </table:table-cell>
          <table:table-cell table:style-name="ce9" office:value-type="float" office:value="1420">
            <text:p>1420</text:p>
          </table:table-cell>
          <table:table-cell table:number-columns-repeated="2" office:value-type="float" office:value="1681">
            <text:p>1681</text:p>
          </table:table-cell>
          <table:table-cell table:number-columns-repeated="2"/>
          <table:table-cell table:formula="of:=100*([.H15]-[.I15])/[.I15]" office:value-type="float" office:value="23.3802816901408">
            <text:p>23.3802816901</text:p>
          </table:table-cell>
          <table:table-cell table:formula="of:=100*([.J15]-[.K15])/[.K15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1.6">
            <text:p>1.6</text:p>
          </table:table-cell>
          <table:table-cell table:formula="of:=&quot;(&quot; &amp; [.A16] &amp;&quot;, &quot; &amp; [.B16] &amp; &quot;)&quot;" office:value-type="string" office:string-value="(0.79, 1.6)">
            <text:p>(0.79, 1.6)</text:p>
          </table:table-cell>
          <table:table-cell table:number-columns-repeated="3"/>
          <table:table-cell office:value-type="float" office:value="13">
            <text:p>13</text:p>
          </table:table-cell>
          <table:table-cell table:style-name="ce9" office:value-type="float" office:value="2029">
            <text:p>2029</text:p>
          </table:table-cell>
          <table:table-cell table:style-name="ce9" office:value-type="float" office:value="1683">
            <text:p>1683</text:p>
          </table:table-cell>
          <table:table-cell table:number-columns-repeated="2" office:value-type="float" office:value="2012">
            <text:p>2012</text:p>
          </table:table-cell>
          <table:table-cell table:number-columns-repeated="2"/>
          <table:table-cell table:formula="of:=100*([.H16]-[.I16])/[.I16]" office:value-type="float" office:value="20.5585264408794">
            <text:p>20.5585264409</text:p>
          </table:table-cell>
          <table:table-cell table:formula="of:=100*([.J16]-[.K16])/[.K16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41">
            <text:p>0.41</text:p>
          </table:table-cell>
          <table:table-cell table:formula="of:=&quot;(&quot; &amp; [.A17] &amp;&quot;, &quot; &amp; [.B17] &amp; &quot;)&quot;" office:value-type="string" office:string-value="(0.84, 0.41)">
            <text:p>(0.84, 0.41)</text:p>
          </table:table-cell>
          <table:table-cell table:number-columns-repeated="3"/>
          <table:table-cell office:value-type="float" office:value="14">
            <text:p>14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-19">
            <text:p>-19</text:p>
          </table:table-cell>
          <table:table-cell table:number-columns-repeated="2" office:value-type="float" office:value="-19">
            <text:p>-19</text:p>
          </table:table-cell>
          <table:table-cell table:number-columns-repeated="2"/>
          <table:table-cell table:formula="of:=100*([.H17]-[.I17])/[.I17]" office:value-type="float" office:value="-168.421052631579">
            <text:p>-168.4210526316</text:p>
          </table:table-cell>
          <table:table-cell table:formula="of:=100*([.J17]-[.K17])/[.K17]" office:value-type="float" office:value="-0">
            <text:p>0</text:p>
          </table:table-cell>
          <table:table-cell table:number-columns-repeated="4"/>
        </table:table-row>
        <table:table-row table:style-name="ro1">
          <table:table-cell office:value-type="float" office:value="32.08">
            <text:p>32.08</text:p>
          </table:table-cell>
          <table:table-cell office:value-type="float" office:value="32.83">
            <text:p>32.83</text:p>
          </table:table-cell>
          <table:table-cell table:formula="of:=&quot;(&quot; &amp; [.A18] &amp;&quot;, &quot; &amp; [.B18] &amp; &quot;)&quot;" office:value-type="string" office:string-value="(32.08, 32.83)">
            <text:p>(32.08, 32.83)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9" office:value-type="float" office:value="1815">
            <text:p>1815</text:p>
          </table:table-cell>
          <table:table-cell table:style-name="ce9" office:value-type="float" office:value="1574">
            <text:p>1574</text:p>
          </table:table-cell>
          <table:table-cell table:number-columns-repeated="2" office:value-type="float" office:value="1768">
            <text:p>1768</text:p>
          </table:table-cell>
          <table:table-cell table:number-columns-repeated="2"/>
          <table:table-cell table:formula="of:=100*([.H18]-[.I18])/[.I18]" office:value-type="float" office:value="15.3113087674714">
            <text:p>15.3113087675</text:p>
          </table:table-cell>
          <table:table-cell table:formula="of:=100*([.J18]-[.K18])/[.K18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4.74">
            <text:p>4.74</text:p>
          </table:table-cell>
          <table:table-cell table:formula="of:=&quot;(&quot; &amp; [.A19] &amp;&quot;, &quot; &amp; [.B19] &amp; &quot;)&quot;" office:value-type="string" office:string-value="(2.18, 4.74)">
            <text:p>(2.18, 4.74)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9" office:value-type="float" office:value="1423">
            <text:p>1423</text:p>
          </table:table-cell>
          <table:table-cell table:style-name="ce9" office:value-type="float" office:value="1212">
            <text:p>1212</text:p>
          </table:table-cell>
          <table:table-cell table:number-columns-repeated="2" office:value-type="float" office:value="1418">
            <text:p>1418</text:p>
          </table:table-cell>
          <table:table-cell table:number-columns-repeated="2"/>
          <table:table-cell table:formula="of:=100*([.H19]-[.I19])/[.I19]" office:value-type="float" office:value="17.4092409240924">
            <text:p>17.4092409241</text:p>
          </table:table-cell>
          <table:table-cell table:formula="of:=100*([.J19]-[.K19])/[.K19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72">
            <text:p>0.72</text:p>
          </table:table-cell>
          <table:table-cell table:formula="of:=&quot;(&quot; &amp; [.A20] &amp;&quot;, &quot; &amp; [.B20] &amp; &quot;)&quot;" office:value-type="string" office:string-value="(1.45, 0.72)">
            <text:p>(1.45, 0.72)</text:p>
          </table:table-cell>
          <table:table-cell table:number-columns-repeated="16"/>
        </table:table-row>
        <table:table-row table:style-name="ro1">
          <table:table-cell office:value-type="float" office:value="93.18">
            <text:p>93.18</text:p>
          </table:table-cell>
          <table:table-cell office:value-type="float" office:value="5.02">
            <text:p>5.02</text:p>
          </table:table-cell>
          <table:table-cell table:formula="of:=&quot;(&quot; &amp; [.A21] &amp;&quot;, &quot; &amp; [.B21] &amp; &quot;)&quot;" office:value-type="string" office:string-value="(93.18, 5.02)">
            <text:p>(93.18, 5.02)</text:p>
          </table:table-cell>
          <table:table-cell table:number-columns-repeated="4"/>
          <table:table-cell table:formula="of:=MAX([.H4:.H19])" office:value-type="float" office:value="2167">
            <text:p>2167</text:p>
          </table:table-cell>
          <table:table-cell table:number-columns-repeated="11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4.88">
            <text:p>4.88</text:p>
          </table:table-cell>
          <table:table-cell table:formula="of:=&quot;(&quot; &amp; [.A22] &amp;&quot;, &quot; &amp; [.B22] &amp; &quot;)&quot;" office:value-type="string" office:string-value="(1.15, 4.88)">
            <text:p>(1.15, 4.88)</text:p>
          </table:table-cell>
          <table:table-cell table:number-columns-repeated="1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.78">
            <text:p>2.78</text:p>
          </table:table-cell>
          <table:table-cell table:formula="of:=&quot;(&quot; &amp; [.A23] &amp;&quot;, &quot; &amp; [.B23] &amp; &quot;)&quot;" office:value-type="string" office:string-value="(0.9, 2.78)">
            <text:p>(0.9, 2.78)</text:p>
          </table:table-cell>
          <table:table-cell table:number-columns-repeated="16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2.13">
            <text:p>2.13</text:p>
          </table:table-cell>
          <table:table-cell table:formula="of:=&quot;(&quot; &amp; [.A24] &amp;&quot;, &quot; &amp; [.B24] &amp; &quot;)&quot;" office:value-type="string" office:string-value="(0.96, 2.13)">
            <text:p>(0.96, 2.13)</text:p>
          </table:table-cell>
          <table:table-cell table:number-columns-repeated="16"/>
        </table:table-row>
        <table:table-row table:style-name="ro1">
          <table:table-cell office:value-type="float" office:value="17.68">
            <text:p>17.68</text:p>
          </table:table-cell>
          <table:table-cell office:value-type="float" office:value="4.89">
            <text:p>4.89</text:p>
          </table:table-cell>
          <table:table-cell table:formula="of:=&quot;(&quot; &amp; [.A25] &amp;&quot;, &quot; &amp; [.B25] &amp; &quot;)&quot;" office:value-type="string" office:string-value="(17.68, 4.89)">
            <text:p>(17.68, 4.89)</text:p>
          </table:table-cell>
          <table:table-cell table:number-columns-repeated="3"/>
          <table:table-cell office:value-type="string">
            <text:p>Label</text:p>
          </table:table-cell>
          <table:table-cell table:style-name="ce9" office:value-type="string">
            <text:p>LB(CP)</text:p>
          </table:table-cell>
          <table:table-cell table:style-name="ce9" office:value-type="string">
            <text:p>UB(CP)</text:p>
          </table:table-cell>
          <table:table-cell table:style-name="ce9" office:value-type="string">
            <text:p>LB(MIP)</text:p>
          </table:table-cell>
          <table:table-cell table:style-name="ce9" office:value-type="string">
            <text:p>UB(MIP)</text:p>
          </table:table-cell>
          <table:table-cell table:number-columns-repeated="8"/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3.46">
            <text:p>3.46</text:p>
          </table:table-cell>
          <table:table-cell table:formula="of:=&quot;(&quot; &amp; [.A26] &amp;&quot;, &quot; &amp; [.B26] &amp; &quot;)&quot;" office:value-type="string" office:string-value="(1.33, 3.46)">
            <text:p>(1.33, 3.46)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9" office:value-type="float" office:value="1297">
            <text:p>1297</text:p>
          </table:table-cell>
          <table:table-cell table:style-name="ce9" office:value-type="float" office:value="1580">
            <text:p>1580</text:p>
          </table:table-cell>
          <table:table-cell table:style-name="ce9" office:value-type="float" office:value="1501">
            <text:p>1501</text:p>
          </table:table-cell>
          <table:table-cell table:style-name="ce9" office:value-type="float" office:value="1516">
            <text:p>1516</text:p>
          </table:table-cell>
          <table:table-cell/>
          <table:table-cell table:formula="of:=&quot;\draw[fill=black] (axis cs: &quot; &amp; [.G26]-1 &amp; &quot;.75,&quot; &amp; [.J26] &amp; &quot;) rectangle (axis cs: &quot;&amp;[.G26]&amp;&quot;.25, &quot; &amp; [.K26] &amp;&quot;);&quot;" office:value-type="string" office:string-value="\draw[fill=black] (axis cs: 0.75,1501) rectangle (axis cs: 1.25, 1516);">
            <text:p>\draw[fill=black] (axis cs: 0.75,1501) rectangle (axis cs: 1.25, 1516);</text:p>
          </table:table-cell>
          <table:table-cell table:number-columns-repeated="5"/>
          <table:table-cell table:formula="of:=&quot;\draw[] (axis cs: &quot; &amp; [.G26]-1 &amp; &quot;.75,&quot; &amp; [.H26] &amp; &quot;) rectangle (axis cs: &quot;&amp;[.G26]&amp;&quot;.25, &quot; &amp; [.I26] &amp;&quot;);&quot;" office:value-type="string" office:string-value="\draw[] (axis cs: 0.75,1297) rectangle (axis cs: 1.25, 1580);">
            <text:p>\draw[] (axis cs: 0.75,1297) rectangle (axis cs: 1.25, 1580);</text:p>
          </table:table-cell>
        </table:table-row>
        <table:table-row table:style-name="ro1">
          <table:table-cell office:value-type="float" office:value="33.96">
            <text:p>33.96</text:p>
          </table:table-cell>
          <table:table-cell office:value-type="float" office:value="5.26">
            <text:p>5.26</text:p>
          </table:table-cell>
          <table:table-cell table:formula="of:=&quot;(&quot; &amp; [.A27] &amp;&quot;, &quot; &amp; [.B27] &amp; &quot;)&quot;" office:value-type="string" office:string-value="(33.96, 5.26)">
            <text:p>(33.96, 5.26)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9" office:value-type="float" office:value="1295">
            <text:p>1295</text:p>
          </table:table-cell>
          <table:table-cell table:style-name="ce9" office:value-type="float" office:value="1694">
            <text:p>1694</text:p>
          </table:table-cell>
          <table:table-cell table:style-name="ce9" office:value-type="float" office:value="1523">
            <text:p>1523</text:p>
          </table:table-cell>
          <table:table-cell table:style-name="ce9" office:value-type="float" office:value="1567">
            <text:p>1567</text:p>
          </table:table-cell>
          <table:table-cell/>
          <table:table-cell table:formula="of:=&quot;\draw[fill=black] (axis cs: &quot; &amp; [.G27]-1 &amp; &quot;.75,&quot; &amp; [.J27] &amp; &quot;) rectangle (axis cs: &quot;&amp;[.G27]&amp;&quot;.25, &quot; &amp; [.K27] &amp;&quot;);&quot;" office:value-type="string" office:string-value="\draw[fill=black] (axis cs: 1.75,1523) rectangle (axis cs: 2.25, 1567);">
            <text:p>\draw[fill=black] (axis cs: 1.75,1523) rectangle (axis cs: 2.25, 1567);</text:p>
          </table:table-cell>
          <table:table-cell table:number-columns-repeated="5"/>
          <table:table-cell table:formula="of:=&quot;\draw[] (axis cs: &quot; &amp; [.G27]-1 &amp; &quot;.75,&quot; &amp; [.H27] &amp; &quot;) rectangle (axis cs: &quot;&amp;[.G27]&amp;&quot;.25, &quot; &amp; [.I27] &amp;&quot;);&quot;" office:value-type="string" office:string-value="\draw[] (axis cs: 1.75,1295) rectangle (axis cs: 2.25, 1694);">
            <text:p>\draw[] (axis cs: 1.75,1295) rectangle (axis cs: 2.25, 1694);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2.71">
            <text:p>2.71</text:p>
          </table:table-cell>
          <table:table-cell table:formula="of:=&quot;(&quot; &amp; [.A28] &amp;&quot;, &quot; &amp; [.B28] &amp; &quot;)&quot;" office:value-type="string" office:string-value="(1.46, 2.71)">
            <text:p>(1.46, 2.71)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9" office:value-type="float" office:value="-197">
            <text:p>-197</text:p>
          </table:table-cell>
          <table:table-cell table:style-name="ce9" office:value-type="float" office:value="108">
            <text:p>108</text:p>
          </table:table-cell>
          <table:table-cell table:number-columns-repeated="2" office:value-type="float" office:value="86">
            <text:p>86</text:p>
          </table:table-cell>
          <table:table-cell/>
          <table:table-cell table:formula="of:=&quot;\draw[fill=black] (axis cs: &quot; &amp; [.G28]-1 &amp; &quot;.75,&quot; &amp; [.J28] &amp; &quot;) rectangle (axis cs: &quot;&amp;[.G28]&amp;&quot;.25, &quot; &amp; [.K28] &amp;&quot;);&quot;" office:value-type="string" office:string-value="\draw[fill=black] (axis cs: 2.75,86) rectangle (axis cs: 3.25, 86);">
            <text:p>\draw[fill=black] (axis cs: 2.75,86) rectangle (axis cs: 3.25, 86);</text:p>
          </table:table-cell>
          <table:table-cell table:number-columns-repeated="5"/>
          <table:table-cell table:formula="of:=&quot;\draw[] (axis cs: &quot; &amp; [.G28]-1 &amp; &quot;.75,&quot; &amp; [.H28] &amp; &quot;) rectangle (axis cs: &quot;&amp;[.G28]&amp;&quot;.25, &quot; &amp; [.I28] &amp;&quot;);&quot;" office:value-type="string" office:string-value="\draw[] (axis cs: 2.75,-197) rectangle (axis cs: 3.25, 108);">
            <text:p>\draw[] (axis cs: 2.75,-197) rectangle (axis cs: 3.25, 108);</text:p>
          </table:table-cell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7.18">
            <text:p>7.18</text:p>
          </table:table-cell>
          <table:table-cell table:formula="of:=&quot;(&quot; &amp; [.A29] &amp;&quot;, &quot; &amp; [.B29] &amp; &quot;)&quot;" office:value-type="string" office:string-value="(1.99, 7.18)">
            <text:p>(1.99, 7.18)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9" office:value-type="float" office:value="-11">
            <text:p>-11</text:p>
          </table:table-cell>
          <table:table-cell table:style-name="ce9" office:value-type="float" office:value="100">
            <text:p>100</text:p>
          </table:table-cell>
          <table:table-cell table:number-columns-repeated="2" office:value-type="float" office:value="58">
            <text:p>58</text:p>
          </table:table-cell>
          <table:table-cell/>
          <table:table-cell table:formula="of:=&quot;\draw[fill=black] (axis cs: &quot; &amp; [.G29]-1 &amp; &quot;.75,&quot; &amp; [.J29] &amp; &quot;) rectangle (axis cs: &quot;&amp;[.G29]&amp;&quot;.25, &quot; &amp; [.K29] &amp;&quot;);&quot;" office:value-type="string" office:string-value="\draw[fill=black] (axis cs: 3.75,58) rectangle (axis cs: 4.25, 58);">
            <text:p>\draw[fill=black] (axis cs: 3.75,58) rectangle (axis cs: 4.25, 58);</text:p>
          </table:table-cell>
          <table:table-cell table:number-columns-repeated="5"/>
          <table:table-cell table:formula="of:=&quot;\draw[] (axis cs: &quot; &amp; [.G29]-1 &amp; &quot;.75,&quot; &amp; [.H29] &amp; &quot;) rectangle (axis cs: &quot;&amp;[.G29]&amp;&quot;.25, &quot; &amp; [.I29] &amp;&quot;);&quot;" office:value-type="string" office:string-value="\draw[] (axis cs: 3.75,-11) rectangle (axis cs: 4.25, 100);">
            <text:p>\draw[] (axis cs: 3.75,-11) rectangle (axis cs: 4.25, 100);</text:p>
          </table:table-cell>
        </table:table-row>
        <table:table-row table:style-name="ro1">
          <table:table-cell office:value-type="float" office:value="76.25">
            <text:p>76.25</text:p>
          </table:table-cell>
          <table:table-cell office:value-type="float" office:value="37.49">
            <text:p>37.49</text:p>
          </table:table-cell>
          <table:table-cell table:formula="of:=&quot;(&quot; &amp; [.A30] &amp;&quot;, &quot; &amp; [.B30] &amp; &quot;)&quot;" office:value-type="string" office:string-value="(76.25, 37.49)">
            <text:p>(76.25, 37.49)</text:p>
          </table:table-cell>
          <table:table-cell table:number-columns-repeated="3"/>
          <table:table-cell office:value-type="float" office:value="5">
            <text:p>5</text:p>
          </table:table-cell>
          <table:table-cell table:style-name="ce9" office:value-type="float" office:value="1699">
            <text:p>1699</text:p>
          </table:table-cell>
          <table:table-cell table:style-name="ce9" office:value-type="float" office:value="2167">
            <text:p>2167</text:p>
          </table:table-cell>
          <table:table-cell table:number-columns-repeated="2" office:value-type="float" office:value="2162">
            <text:p>2162</text:p>
          </table:table-cell>
          <table:table-cell/>
          <table:table-cell table:formula="of:=&quot;\draw[fill=black] (axis cs: &quot; &amp; [.G30]-1 &amp; &quot;.75,&quot; &amp; [.J30] &amp; &quot;) rectangle (axis cs: &quot;&amp;[.G30]&amp;&quot;.25, &quot; &amp; [.K30] &amp;&quot;);&quot;" office:value-type="string" office:string-value="\draw[fill=black] (axis cs: 4.75,2162) rectangle (axis cs: 5.25, 2162);">
            <text:p>\draw[fill=black] (axis cs: 4.75,2162) rectangle (axis cs: 5.25, 2162);</text:p>
          </table:table-cell>
          <table:table-cell table:number-columns-repeated="5"/>
          <table:table-cell table:formula="of:=&quot;\draw[] (axis cs: &quot; &amp; [.G30]-1 &amp; &quot;.75,&quot; &amp; [.H30] &amp; &quot;) rectangle (axis cs: &quot;&amp;[.G30]&amp;&quot;.25, &quot; &amp; [.I30] &amp;&quot;);&quot;" office:value-type="string" office:string-value="\draw[] (axis cs: 4.75,1699) rectangle (axis cs: 5.25, 2167);">
            <text:p>\draw[] (axis cs: 4.75,1699) rectangle (axis cs: 5.25, 2167);</text:p>
          </table:table-cell>
        </table:table-row>
        <table:table-row table:style-name="ro1">
          <table:table-cell office:value-type="float" office:value="12.28">
            <text:p>12.28</text:p>
          </table:table-cell>
          <table:table-cell office:value-type="float" office:value="71.89">
            <text:p>71.89</text:p>
          </table:table-cell>
          <table:table-cell table:formula="of:=&quot;(&quot; &amp; [.A31] &amp;&quot;, &quot; &amp; [.B31] &amp; &quot;)&quot;" office:value-type="string" office:string-value="(12.28, 71.89)">
            <text:p>(12.28, 71.89)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ce9" office:value-type="float" office:value="1513">
            <text:p>1513</text:p>
          </table:table-cell>
          <table:table-cell table:style-name="ce9" office:value-type="float" office:value="1930">
            <text:p>1930</text:p>
          </table:table-cell>
          <table:table-cell table:number-columns-repeated="2" office:value-type="float" office:value="1874">
            <text:p>1874</text:p>
          </table:table-cell>
          <table:table-cell/>
          <table:table-cell table:formula="of:=&quot;\draw[fill=black] (axis cs: &quot; &amp; [.G31]-1 &amp; &quot;.75,&quot; &amp; [.J31] &amp; &quot;) rectangle (axis cs: &quot;&amp;[.G31]&amp;&quot;.25, &quot; &amp; [.K31] &amp;&quot;);&quot;" office:value-type="string" office:string-value="\draw[fill=black] (axis cs: 5.75,1874) rectangle (axis cs: 6.25, 1874);">
            <text:p>\draw[fill=black] (axis cs: 5.75,1874) rectangle (axis cs: 6.25, 1874);</text:p>
          </table:table-cell>
          <table:table-cell table:number-columns-repeated="5"/>
          <table:table-cell table:formula="of:=&quot;\draw[] (axis cs: &quot; &amp; [.G31]-1 &amp; &quot;.75,&quot; &amp; [.H31] &amp; &quot;) rectangle (axis cs: &quot;&amp;[.G31]&amp;&quot;.25, &quot; &amp; [.I31] &amp;&quot;);&quot;" office:value-type="string" office:string-value="\draw[] (axis cs: 5.75,1513) rectangle (axis cs: 6.25, 1930);">
            <text:p>\draw[] (axis cs: 5.75,1513) rectangle (axis cs: 6.25, 1930);</text:p>
          </table:table-cell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2.88">
            <text:p>2.88</text:p>
          </table:table-cell>
          <table:table-cell table:formula="of:=&quot;(&quot; &amp; [.A32] &amp;&quot;, &quot; &amp; [.B32] &amp; &quot;)&quot;" office:value-type="string" office:string-value="(1.47, 2.88)">
            <text:p>(1.47, 2.88)</text:p>
          </table:table-cell>
          <table:table-cell table:number-columns-repeated="3"/>
          <table:table-cell office:value-type="float" office:value="7">
            <text:p>7</text:p>
          </table:table-cell>
          <table:table-cell table:style-name="ce9" office:value-type="float" office:value="978">
            <text:p>978</text:p>
          </table:table-cell>
          <table:table-cell table:style-name="ce9" office:value-type="float" office:value="1459">
            <text:p>1459</text:p>
          </table:table-cell>
          <table:table-cell table:style-name="ce9" office:value-type="float" office:value="1300">
            <text:p>1300</text:p>
          </table:table-cell>
          <table:table-cell table:style-name="ce9" office:value-type="float" office:value="1348">
            <text:p>1348</text:p>
          </table:table-cell>
          <table:table-cell/>
          <table:table-cell table:formula="of:=&quot;\draw[fill=black] (axis cs: &quot; &amp; [.G32]-1 &amp; &quot;.75,&quot; &amp; [.J32] &amp; &quot;) rectangle (axis cs: &quot;&amp;[.G32]&amp;&quot;.25, &quot; &amp; [.K32] &amp;&quot;);&quot;" office:value-type="string" office:string-value="\draw[fill=black] (axis cs: 6.75,1300) rectangle (axis cs: 7.25, 1348);">
            <text:p>\draw[fill=black] (axis cs: 6.75,1300) rectangle (axis cs: 7.25, 1348);</text:p>
          </table:table-cell>
          <table:table-cell table:number-columns-repeated="5"/>
          <table:table-cell table:formula="of:=&quot;\draw[] (axis cs: &quot; &amp; [.G32]-1 &amp; &quot;.75,&quot; &amp; [.H32] &amp; &quot;) rectangle (axis cs: &quot;&amp;[.G32]&amp;&quot;.25, &quot; &amp; [.I32] &amp;&quot;);&quot;" office:value-type="string" office:string-value="\draw[] (axis cs: 6.75,978) rectangle (axis cs: 7.25, 1459);">
            <text:p>\draw[] (axis cs: 6.75,978) rectangle (axis cs: 7.25, 1459);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0.94">
            <text:p>0.94</text:p>
          </table:table-cell>
          <table:table-cell table:formula="of:=&quot;(&quot; &amp; [.A33] &amp;&quot;, &quot; &amp; [.B33] &amp; &quot;)&quot;" office:value-type="string" office:string-value="(1.14, 0.94)">
            <text:p>(1.14, 0.94)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9" office:value-type="float" office:value="-41">
            <text:p>-41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-29">
            <text:p>-29</text:p>
          </table:table-cell>
          <table:table-cell table:style-name="ce9" office:value-type="float" office:value="13">
            <text:p>13</text:p>
          </table:table-cell>
          <table:table-cell/>
          <table:table-cell table:formula="of:=&quot;\draw[fill=black] (axis cs: &quot; &amp; [.G33]-1 &amp; &quot;.75,&quot; &amp; [.J33] &amp; &quot;) rectangle (axis cs: &quot;&amp;[.G33]&amp;&quot;.25, &quot; &amp; [.K33] &amp;&quot;);&quot;" office:value-type="string" office:string-value="\draw[fill=black] (axis cs: 7.75,-29) rectangle (axis cs: 8.25, 13);">
            <text:p>\draw[fill=black] (axis cs: 7.75,-29) rectangle (axis cs: 8.25, 13);</text:p>
          </table:table-cell>
          <table:table-cell table:number-columns-repeated="5"/>
          <table:table-cell table:formula="of:=&quot;\draw[] (axis cs: &quot; &amp; [.G33]-1 &amp; &quot;.75,&quot; &amp; [.H33] &amp; &quot;) rectangle (axis cs: &quot;&amp;[.G33]&amp;&quot;.25, &quot; &amp; [.I33] &amp;&quot;);&quot;" office:value-type="string" office:string-value="\draw[] (axis cs: 7.75,-41) rectangle (axis cs: 8.25, 36);">
            <text:p>\draw[] (axis cs: 7.75,-41) rectangle (axis cs: 8.25, 36);</text:p>
          </table:table-cell>
        </table:table-row>
        <table:table-row table:style-name="ro1">
          <table:table-cell office:value-type="float" office:value="958.36">
            <text:p>958.36</text:p>
          </table:table-cell>
          <table:table-cell office:value-type="float" office:value="226.48">
            <text:p>226.48</text:p>
          </table:table-cell>
          <table:table-cell table:formula="of:=&quot;(&quot; &amp; [.A34] &amp;&quot;, &quot; &amp; [.B34] &amp; &quot;)&quot;" office:value-type="string" office:string-value="(958.36, 226.48)">
            <text:p>(958.36, 226.48)</text:p>
          </table:table-cell>
          <table:table-cell table:number-columns-repeated="3"/>
          <table:table-cell office:value-type="float" office:value="9">
            <text:p>9</text:p>
          </table:table-cell>
          <table:table-cell table:style-name="ce9" office:value-type="float" office:value="1679">
            <text:p>1679</text:p>
          </table:table-cell>
          <table:table-cell table:style-name="ce9" office:value-type="float" office:value="2064">
            <text:p>2064</text:p>
          </table:table-cell>
          <table:table-cell table:number-columns-repeated="2" office:value-type="float" office:value="1989">
            <text:p>1989</text:p>
          </table:table-cell>
          <table:table-cell/>
          <table:table-cell table:formula="of:=&quot;\draw[fill=black] (axis cs: &quot; &amp; [.G34]-1 &amp; &quot;.75,&quot; &amp; [.J34] &amp; &quot;) rectangle (axis cs: &quot;&amp;[.G34]&amp;&quot;.25, &quot; &amp; [.K34] &amp;&quot;);&quot;" office:value-type="string" office:string-value="\draw[fill=black] (axis cs: 8.75,1989) rectangle (axis cs: 9.25, 1989);">
            <text:p>\draw[fill=black] (axis cs: 8.75,1989) rectangle (axis cs: 9.25, 1989);</text:p>
          </table:table-cell>
          <table:table-cell table:number-columns-repeated="5"/>
          <table:table-cell table:formula="of:=&quot;\draw[] (axis cs: &quot; &amp; [.G34]-1 &amp; &quot;.75,&quot; &amp; [.H34] &amp; &quot;) rectangle (axis cs: &quot;&amp;[.G34]&amp;&quot;.25, &quot; &amp; [.I34] &amp;&quot;);&quot;" office:value-type="string" office:string-value="\draw[] (axis cs: 8.75,1679) rectangle (axis cs: 9.25, 2064);">
            <text:p>\draw[] (axis cs: 8.75,1679) rectangle (axis cs: 9.25, 2064);</text:p>
          </table:table-cell>
        </table:table-row>
        <table:table-row table:style-name="ro1">
          <table:table-cell office:value-type="float" office:value="307.31">
            <text:p>307.31</text:p>
          </table:table-cell>
          <table:table-cell office:value-type="float" office:value="363.56">
            <text:p>363.56</text:p>
          </table:table-cell>
          <table:table-cell table:formula="of:=&quot;(&quot; &amp; [.A35] &amp;&quot;, &quot; &amp; [.B35] &amp; &quot;)&quot;" office:value-type="string" office:string-value="(307.31, 363.56)">
            <text:p>(307.31, 363.56)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9" office:value-type="float" office:value="1304">
            <text:p>1304</text:p>
          </table:table-cell>
          <table:table-cell table:style-name="ce9" office:value-type="float" office:value="1799">
            <text:p>1799</text:p>
          </table:table-cell>
          <table:table-cell table:number-columns-repeated="2" office:value-type="float" office:value="1736">
            <text:p>1736</text:p>
          </table:table-cell>
          <table:table-cell/>
          <table:table-cell table:formula="of:=&quot;\draw[fill=black] (axis cs: &quot; &amp; [.G35]-1 &amp; &quot;.75,&quot; &amp; [.J35] &amp; &quot;) rectangle (axis cs: &quot;&amp;[.G35]&amp;&quot;.25, &quot; &amp; [.K35] &amp;&quot;);&quot;" office:value-type="string" office:string-value="\draw[fill=black] (axis cs: 9.75,1736) rectangle (axis cs: 10.25, 1736);">
            <text:p>\draw[fill=black] (axis cs: 9.75,1736) rectangle (axis cs: 10.25, 1736);</text:p>
          </table:table-cell>
          <table:table-cell table:number-columns-repeated="5"/>
          <table:table-cell table:formula="of:=&quot;\draw[] (axis cs: &quot; &amp; [.G35]-1 &amp; &quot;.75,&quot; &amp; [.H35] &amp; &quot;) rectangle (axis cs: &quot;&amp;[.G35]&amp;&quot;.25, &quot; &amp; [.I35] &amp;&quot;);&quot;" office:value-type="string" office:string-value="\draw[] (axis cs: 9.75,1304) rectangle (axis cs: 10.25, 1799);">
            <text:p>\draw[] (axis cs: 9.75,1304) rectangle (axis cs: 10.25, 1799);</text:p>
          </table:table-cell>
        </table:table-row>
        <table:table-row table:style-name="ro1">
          <table:table-cell office:value-type="float" office:value="43.81">
            <text:p>43.81</text:p>
          </table:table-cell>
          <table:table-cell office:value-type="float" office:value="4.6">
            <text:p>4.6</text:p>
          </table:table-cell>
          <table:table-cell table:formula="of:=&quot;(&quot; &amp; [.A36] &amp;&quot;, &quot; &amp; [.B36] &amp; &quot;)&quot;" office:value-type="string" office:string-value="(43.81, 4.6)">
            <text:p>(43.81, 4.6)</text:p>
          </table:table-cell>
          <table:table-cell table:number-columns-repeated="3"/>
          <table:table-cell office:value-type="float" office:value="11">
            <text:p>11</text:p>
          </table:table-cell>
          <table:table-cell table:style-name="ce9" office:value-type="float" office:value="1270">
            <text:p>1270</text:p>
          </table:table-cell>
          <table:table-cell table:style-name="ce9" office:value-type="float" office:value="1582">
            <text:p>1582</text:p>
          </table:table-cell>
          <table:table-cell table:style-name="ce9" office:value-type="float" office:value="1546">
            <text:p>1546</text:p>
          </table:table-cell>
          <table:table-cell table:style-name="ce9" office:value-type="float" office:value="1569">
            <text:p>1569</text:p>
          </table:table-cell>
          <table:table-cell/>
          <table:table-cell table:formula="of:=&quot;\draw[fill=black] (axis cs: &quot; &amp; [.G36]-1 &amp; &quot;.75,&quot; &amp; [.J36] &amp; &quot;) rectangle (axis cs: &quot;&amp;[.G36]&amp;&quot;.25, &quot; &amp; [.K36] &amp;&quot;);&quot;" office:value-type="string" office:string-value="\draw[fill=black] (axis cs: 10.75,1546) rectangle (axis cs: 11.25, 1569);">
            <text:p>\draw[fill=black] (axis cs: 10.75,1546) rectangle (axis cs: 11.25, 1569);</text:p>
          </table:table-cell>
          <table:table-cell table:number-columns-repeated="5"/>
          <table:table-cell table:formula="of:=&quot;\draw[] (axis cs: &quot; &amp; [.G36]-1 &amp; &quot;.75,&quot; &amp; [.H36] &amp; &quot;) rectangle (axis cs: &quot;&amp;[.G36]&amp;&quot;.25, &quot; &amp; [.I36] &amp;&quot;);&quot;" office:value-type="string" office:string-value="\draw[] (axis cs: 10.75,1270) rectangle (axis cs: 11.25, 1582);">
            <text:p>\draw[] (axis cs: 10.75,1270) rectangle (axis cs: 11.25, 1582);</text:p>
          </table:table-cell>
        </table:table-row>
        <table:table-row table:style-name="ro1">
          <table:table-cell office:value-type="float" office:value="72.79">
            <text:p>72.79</text:p>
          </table:table-cell>
          <table:table-cell office:value-type="float" office:value="32.62">
            <text:p>32.62</text:p>
          </table:table-cell>
          <table:table-cell table:formula="of:=&quot;(&quot; &amp; [.A37] &amp;&quot;, &quot; &amp; [.B37] &amp; &quot;)&quot;" office:value-type="string" office:string-value="(72.79, 32.62)">
            <text:p>(72.79, 32.62)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9" office:value-type="float" office:value="1420">
            <text:p>1420</text:p>
          </table:table-cell>
          <table:table-cell table:style-name="ce9" office:value-type="float" office:value="1752">
            <text:p>1752</text:p>
          </table:table-cell>
          <table:table-cell table:number-columns-repeated="2" office:value-type="float" office:value="1681">
            <text:p>1681</text:p>
          </table:table-cell>
          <table:table-cell/>
          <table:table-cell table:formula="of:=&quot;\draw[fill=black] (axis cs: &quot; &amp; [.G37]-1 &amp; &quot;.75,&quot; &amp; [.J37] &amp; &quot;) rectangle (axis cs: &quot;&amp;[.G37]&amp;&quot;.25, &quot; &amp; [.K37] &amp;&quot;);&quot;" office:value-type="string" office:string-value="\draw[fill=black] (axis cs: 11.75,1681) rectangle (axis cs: 12.25, 1681);">
            <text:p>\draw[fill=black] (axis cs: 11.75,1681) rectangle (axis cs: 12.25, 1681);</text:p>
          </table:table-cell>
          <table:table-cell table:number-columns-repeated="5"/>
          <table:table-cell table:formula="of:=&quot;\draw[] (axis cs: &quot; &amp; [.G37]-1 &amp; &quot;.75,&quot; &amp; [.H37] &amp; &quot;) rectangle (axis cs: &quot;&amp;[.G37]&amp;&quot;.25, &quot; &amp; [.I37] &amp;&quot;);&quot;" office:value-type="string" office:string-value="\draw[] (axis cs: 11.75,1420) rectangle (axis cs: 12.25, 1752);">
            <text:p>\draw[] (axis cs: 11.75,1420) rectangle (axis cs: 12.25, 1752);</text:p>
          </table:table-cell>
        </table:table-row>
        <table:table-row table:style-name="ro1">
          <table:table-cell office:value-type="float" office:value="10.93">
            <text:p>10.93</text:p>
          </table:table-cell>
          <table:table-cell office:value-type="float" office:value="2.85">
            <text:p>2.85</text:p>
          </table:table-cell>
          <table:table-cell table:formula="of:=&quot;(&quot; &amp; [.A38] &amp;&quot;, &quot; &amp; [.B38] &amp; &quot;)&quot;" office:value-type="string" office:string-value="(10.93, 2.85)">
            <text:p>(10.93, 2.85)</text:p>
          </table:table-cell>
          <table:table-cell table:number-columns-repeated="3"/>
          <table:table-cell office:value-type="float" office:value="13">
            <text:p>13</text:p>
          </table:table-cell>
          <table:table-cell table:style-name="ce9" office:value-type="float" office:value="1683">
            <text:p>1683</text:p>
          </table:table-cell>
          <table:table-cell table:style-name="ce9" office:value-type="float" office:value="2029">
            <text:p>2029</text:p>
          </table:table-cell>
          <table:table-cell table:number-columns-repeated="2" office:value-type="float" office:value="2012">
            <text:p>2012</text:p>
          </table:table-cell>
          <table:table-cell/>
          <table:table-cell table:formula="of:=&quot;\draw[fill=black] (axis cs: &quot; &amp; [.G38]-1 &amp; &quot;.75,&quot; &amp; [.J38] &amp; &quot;) rectangle (axis cs: &quot;&amp;[.G38]&amp;&quot;.25, &quot; &amp; [.K38] &amp;&quot;);&quot;" office:value-type="string" office:string-value="\draw[fill=black] (axis cs: 12.75,2012) rectangle (axis cs: 13.25, 2012);">
            <text:p>\draw[fill=black] (axis cs: 12.75,2012) rectangle (axis cs: 13.25, 2012);</text:p>
          </table:table-cell>
          <table:table-cell table:number-columns-repeated="5"/>
          <table:table-cell table:formula="of:=&quot;\draw[] (axis cs: &quot; &amp; [.G38]-1 &amp; &quot;.75,&quot; &amp; [.H38] &amp; &quot;) rectangle (axis cs: &quot;&amp;[.G38]&amp;&quot;.25, &quot; &amp; [.I38] &amp;&quot;);&quot;" office:value-type="string" office:string-value="\draw[] (axis cs: 12.75,1683) rectangle (axis cs: 13.25, 2029);">
            <text:p>\draw[] (axis cs: 12.75,1683) rectangle (axis cs: 13.25, 2029);</text:p>
          </table:table-cell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6.23">
            <text:p>6.23</text:p>
          </table:table-cell>
          <table:table-cell table:formula="of:=&quot;(&quot; &amp; [.A39] &amp;&quot;, &quot; &amp; [.B39] &amp; &quot;)&quot;" office:value-type="string" office:string-value="(1.52, 6.23)">
            <text:p>(1.52, 6.23)</text:p>
          </table:table-cell>
          <table:table-cell table:number-columns-repeated="3"/>
          <table:table-cell office:value-type="float" office:value="14">
            <text:p>14</text:p>
          </table:table-cell>
          <table:table-cell table:style-name="ce9" office:value-type="float" office:value="-19">
            <text:p>-19</text:p>
          </table:table-cell>
          <table:table-cell table:style-name="ce9" office:value-type="float" office:value="13">
            <text:p>13</text:p>
          </table:table-cell>
          <table:table-cell table:number-columns-repeated="2" office:value-type="float" office:value="-19">
            <text:p>-19</text:p>
          </table:table-cell>
          <table:table-cell/>
          <table:table-cell table:formula="of:=&quot;\draw[fill=black] (axis cs: &quot; &amp; [.G39]-1 &amp; &quot;.75,&quot; &amp; [.J39] &amp; &quot;) rectangle (axis cs: &quot;&amp;[.G39]&amp;&quot;.25, &quot; &amp; [.K39] &amp;&quot;);&quot;" office:value-type="string" office:string-value="\draw[fill=black] (axis cs: 13.75,-19) rectangle (axis cs: 14.25, -19);">
            <text:p>\draw[fill=black] (axis cs: 13.75,-19) rectangle (axis cs: 14.25, -19);</text:p>
          </table:table-cell>
          <table:table-cell table:number-columns-repeated="5"/>
          <table:table-cell table:formula="of:=&quot;\draw[] (axis cs: &quot; &amp; [.G39]-1 &amp; &quot;.75,&quot; &amp; [.H39] &amp; &quot;) rectangle (axis cs: &quot;&amp;[.G39]&amp;&quot;.25, &quot; &amp; [.I39] &amp;&quot;);&quot;" office:value-type="string" office:string-value="\draw[] (axis cs: 13.75,-19) rectangle (axis cs: 14.25, 13);">
            <text:p>\draw[] (axis cs: 13.75,-19) rectangle (axis cs: 14.25, 13);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2.05">
            <text:p>2.05</text:p>
          </table:table-cell>
          <table:table-cell table:formula="of:=&quot;(&quot; &amp; [.A40] &amp;&quot;, &quot; &amp; [.B40] &amp; &quot;)&quot;" office:value-type="string" office:string-value="(1.16, 2.05)">
            <text:p>(1.16, 2.05)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9" office:value-type="float" office:value="1574">
            <text:p>1574</text:p>
          </table:table-cell>
          <table:table-cell table:style-name="ce9" office:value-type="float" office:value="1815">
            <text:p>1815</text:p>
          </table:table-cell>
          <table:table-cell table:number-columns-repeated="2" office:value-type="float" office:value="1768">
            <text:p>1768</text:p>
          </table:table-cell>
          <table:table-cell/>
          <table:table-cell table:formula="of:=&quot;\draw[fill=black] (axis cs: &quot; &amp; [.G40]-1 &amp; &quot;.75,&quot; &amp; [.J40] &amp; &quot;) rectangle (axis cs: &quot;&amp;[.G40]&amp;&quot;.25, &quot; &amp; [.K40] &amp;&quot;);&quot;" office:value-type="string" office:string-value="\draw[fill=black] (axis cs: 14.75,1768) rectangle (axis cs: 15.25, 1768);">
            <text:p>\draw[fill=black] (axis cs: 14.75,1768) rectangle (axis cs: 15.25, 1768);</text:p>
          </table:table-cell>
          <table:table-cell table:number-columns-repeated="5"/>
          <table:table-cell table:formula="of:=&quot;\draw[] (axis cs: &quot; &amp; [.G40]-1 &amp; &quot;.75,&quot; &amp; [.H40] &amp; &quot;) rectangle (axis cs: &quot;&amp;[.G40]&amp;&quot;.25, &quot; &amp; [.I40] &amp;&quot;);&quot;" office:value-type="string" office:string-value="\draw[] (axis cs: 14.75,1574) rectangle (axis cs: 15.25, 1815);">
            <text:p>\draw[] (axis cs: 14.75,1574) rectangle (axis cs: 15.25, 1815);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5.45">
            <text:p>5.45</text:p>
          </table:table-cell>
          <table:table-cell table:formula="of:=&quot;(&quot; &amp; [.A41] &amp;&quot;, &quot; &amp; [.B41] &amp; &quot;)&quot;" office:value-type="string" office:string-value="(1.27, 5.45)">
            <text:p>(1.27, 5.45)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9" office:value-type="float" office:value="1212">
            <text:p>1212</text:p>
          </table:table-cell>
          <table:table-cell table:style-name="ce9" office:value-type="float" office:value="1423">
            <text:p>1423</text:p>
          </table:table-cell>
          <table:table-cell table:number-columns-repeated="2" office:value-type="float" office:value="1418">
            <text:p>1418</text:p>
          </table:table-cell>
          <table:table-cell/>
          <table:table-cell table:formula="of:=&quot;\draw[fill=black] (axis cs: &quot; &amp; [.G41]-1 &amp; &quot;.75,&quot; &amp; [.J41] &amp; &quot;) rectangle (axis cs: &quot;&amp;[.G41]&amp;&quot;.25, &quot; &amp; [.K41] &amp;&quot;);&quot;" office:value-type="string" office:string-value="\draw[fill=black] (axis cs: 15.75,1418) rectangle (axis cs: 16.25, 1418);">
            <text:p>\draw[fill=black] (axis cs: 15.75,1418) rectangle (axis cs: 16.25, 1418);</text:p>
          </table:table-cell>
          <table:table-cell table:number-columns-repeated="5"/>
          <table:table-cell table:formula="of:=&quot;\draw[] (axis cs: &quot; &amp; [.G41]-1 &amp; &quot;.75,&quot; &amp; [.H41] &amp; &quot;) rectangle (axis cs: &quot;&amp;[.G41]&amp;&quot;.25, &quot; &amp; [.I41] &amp;&quot;);&quot;" office:value-type="string" office:string-value="\draw[] (axis cs: 15.75,1212) rectangle (axis cs: 16.25, 1423);">
            <text:p>\draw[] (axis cs: 15.75,1212) rectangle (axis cs: 16.25, 1423);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0.22">
            <text:p>0.22</text:p>
          </table:table-cell>
          <table:table-cell table:formula="of:=&quot;(&quot; &amp; [.A42] &amp;&quot;, &quot; &amp; [.B42] &amp; &quot;)&quot;" office:value-type="string" office:string-value="(0.47, 0.22)">
            <text:p>(0.47, 0.22)</text:p>
          </table:table-cell>
          <table:table-cell table:number-columns-repeated="4"/>
          <table:table-cell table:style-name="ce9" table:number-columns-repeated="4"/>
          <table:table-cell table:number-columns-repeated="8"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03">
            <text:p>0.03</text:p>
          </table:table-cell>
          <table:table-cell table:formula="of:=&quot;(&quot; &amp; [.A43] &amp;&quot;, &quot; &amp; [.B43] &amp; &quot;)&quot;" office:value-type="string" office:string-value="(0.36, 0.03)">
            <text:p>(0.36, 0.03)</text:p>
          </table:table-cell>
          <table:table-cell table:number-columns-repeated="16"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table:formula="of:=&quot;(&quot; &amp; [.A44] &amp;&quot;, &quot; &amp; [.B44] &amp; &quot;)&quot;" office:value-type="string" office:string-value="(0.33, 0.01)">
            <text:p>(0.33, 0.01)</text:p>
          </table:table-cell>
          <table:table-cell table:number-columns-repeated="16"/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0.23">
            <text:p>0.23</text:p>
          </table:table-cell>
          <table:table-cell table:formula="of:=&quot;(&quot; &amp; [.A45] &amp;&quot;, &quot; &amp; [.B45] &amp; &quot;)&quot;" office:value-type="string" office:string-value="(0.87, 0.23)">
            <text:p>(0.87, 0.23)</text:p>
          </table:table-cell>
          <table:table-cell table:number-columns-repeated="16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.09">
            <text:p>0.09</text:p>
          </table:table-cell>
          <table:table-cell table:formula="of:=&quot;(&quot; &amp; [.A46] &amp;&quot;, &quot; &amp; [.B46] &amp; &quot;)&quot;" office:value-type="string" office:string-value="(0.32, 0.09)">
            <text:p>(0.32, 0.09)</text:p>
          </table:table-cell>
          <table:table-cell table:number-columns-repeated="16"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.08">
            <text:p>0.08</text:p>
          </table:table-cell>
          <table:table-cell table:formula="of:=&quot;(&quot; &amp; [.A47] &amp;&quot;, &quot; &amp; [.B47] &amp; &quot;)&quot;" office:value-type="string" office:string-value="(0.42, 0.08)">
            <text:p>(0.42, 0.08)</text:p>
          </table:table-cell>
          <table:table-cell table:number-columns-repeated="16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06">
            <text:p>0.06</text:p>
          </table:table-cell>
          <table:table-cell table:formula="of:=&quot;(&quot; &amp; [.A48] &amp;&quot;, &quot; &amp; [.B48] &amp; &quot;)&quot;" office:value-type="string" office:string-value="(0.35, 0.06)">
            <text:p>(0.35, 0.06)</text:p>
          </table:table-cell>
          <table:table-cell table:number-columns-repeated="1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table:formula="of:=&quot;(&quot; &amp; [.A49] &amp;&quot;, &quot; &amp; [.B49] &amp; &quot;)&quot;" office:value-type="string" office:string-value="(0.4, 0.02)">
            <text:p>(0.4, 0.02)</text:p>
          </table:table-cell>
          <table:table-cell table:number-columns-repeated="16"/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1.59">
            <text:p>1.59</text:p>
          </table:table-cell>
          <table:table-cell table:formula="of:=&quot;(&quot; &amp; [.A50] &amp;&quot;, &quot; &amp; [.B50] &amp; &quot;)&quot;" office:value-type="string" office:string-value="(0.59, 1.59)">
            <text:p>(0.59, 1.59)</text:p>
          </table:table-cell>
          <table:table-cell table:number-columns-repeated="16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table:formula="of:=&quot;(&quot; &amp; [.A51] &amp;&quot;, &quot; &amp; [.B51] &amp; &quot;)&quot;" office:value-type="string" office:string-value="(0.32, 0.02)">
            <text:p>(0.32, 0.02)</text:p>
          </table:table-cell>
          <table:table-cell table:number-columns-repeated="16"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1">
            <text:p>0.1</text:p>
          </table:table-cell>
          <table:table-cell table:formula="of:=&quot;(&quot; &amp; [.A52] &amp;&quot;, &quot; &amp; [.B52] &amp; &quot;)&quot;" office:value-type="string" office:string-value="(0.36, 0.1)">
            <text:p>(0.36, 0.1)</text:p>
          </table:table-cell>
          <table:table-cell table:number-columns-repeated="16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table:formula="of:=&quot;(&quot; &amp; [.A53] &amp;&quot;, &quot; &amp; [.B53] &amp; &quot;)&quot;" office:value-type="string" office:string-value="(0.52, 0.09)">
            <text:p>(0.52, 0.09)</text:p>
          </table:table-cell>
          <table:table-cell table:number-columns-repeated="16"/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42">
            <text:p>0.42</text:p>
          </table:table-cell>
          <table:table-cell table:formula="of:=&quot;(&quot; &amp; [.A54] &amp;&quot;, &quot; &amp; [.B54] &amp; &quot;)&quot;" office:value-type="string" office:string-value="(0.59, 0.42)">
            <text:p>(0.59, 0.42)</text:p>
          </table:table-cell>
          <table:table-cell table:number-columns-repeated="16"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2.33">
            <text:p>2.33</text:p>
          </table:table-cell>
          <table:table-cell table:formula="of:=&quot;(&quot; &amp; [.A55] &amp;&quot;, &quot; &amp; [.B55] &amp; &quot;)&quot;" office:value-type="string" office:string-value="(0.54, 2.33)">
            <text:p>(0.54, 2.33)</text:p>
          </table:table-cell>
          <table:table-cell table:number-columns-repeated="16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table:formula="of:=&quot;(&quot; &amp; [.A56] &amp;&quot;, &quot; &amp; [.B56] &amp; &quot;)&quot;" office:value-type="string" office:string-value="(0.32, 0.04)">
            <text:p>(0.32, 0.04)</text:p>
          </table:table-cell>
          <table:table-cell table:number-columns-repeated="16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06">
            <text:p>0.06</text:p>
          </table:table-cell>
          <table:table-cell table:formula="of:=&quot;(&quot; &amp; [.A57] &amp;&quot;, &quot; &amp; [.B57] &amp; &quot;)&quot;" office:value-type="string" office:string-value="(0.76, 0.06)">
            <text:p>(0.76, 0.06)</text:p>
          </table:table-cell>
          <table:table-cell table:number-columns-repeated="16"/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32">
            <text:p>0.32</text:p>
          </table:table-cell>
          <table:table-cell table:formula="of:=&quot;(&quot; &amp; [.A58] &amp;&quot;, &quot; &amp; [.B58] &amp; &quot;)&quot;" office:value-type="string" office:string-value="(0.58, 0.32)">
            <text:p>(0.58, 0.32)</text:p>
          </table:table-cell>
          <table:table-cell table:number-columns-repeated="16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08">
            <text:p>0.08</text:p>
          </table:table-cell>
          <table:table-cell table:formula="of:=&quot;(&quot; &amp; [.A59] &amp;&quot;, &quot; &amp; [.B59] &amp; &quot;)&quot;" office:value-type="string" office:string-value="(0.38, 0.08)">
            <text:p>(0.38, 0.08)</text:p>
          </table:table-cell>
          <table:table-cell table:number-columns-repeated="16"/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table:formula="of:=&quot;(&quot; &amp; [.A60] &amp;&quot;, &quot; &amp; [.B60] &amp; &quot;)&quot;" office:value-type="string" office:string-value="(0.39, 0.04)">
            <text:p>(0.39, 0.04)</text:p>
          </table:table-cell>
          <table:table-cell table:number-columns-repeated="16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02">
            <text:p>0.02</text:p>
          </table:table-cell>
          <table:table-cell table:formula="of:=&quot;(&quot; &amp; [.A61] &amp;&quot;, &quot; &amp; [.B61] &amp; &quot;)&quot;" office:value-type="string" office:string-value="(0.35, 0.02)">
            <text:p>(0.35, 0.02)</text:p>
          </table:table-cell>
          <table:table-cell table:number-columns-repeated="16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4">
            <text:p>0.4</text:p>
          </table:table-cell>
          <table:table-cell table:formula="of:=&quot;(&quot; &amp; [.A62] &amp;&quot;, &quot; &amp; [.B62] &amp; &quot;)&quot;" office:value-type="string" office:string-value="(0.55, 0.4)">
            <text:p>(0.55, 0.4)</text:p>
          </table:table-cell>
          <table:table-cell table:number-columns-repeated="16"/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0.02">
            <text:p>0.02</text:p>
          </table:table-cell>
          <table:table-cell table:formula="of:=&quot;(&quot; &amp; [.A63] &amp;&quot;, &quot; &amp; [.B63] &amp; &quot;)&quot;" office:value-type="string" office:string-value="(0.34, 0.02)">
            <text:p>(0.34, 0.02)</text:p>
          </table:table-cell>
          <table:table-cell table:number-columns-repeated="1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table:formula="of:=&quot;(&quot; &amp; [.A64] &amp;&quot;, &quot; &amp; [.B64] &amp; &quot;)&quot;" office:value-type="string" office:string-value="(0.3, 0.05)">
            <text:p>(0.3, 0.05)</text:p>
          </table:table-cell>
          <table:table-cell table:number-columns-repeated="16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02">
            <text:p>0.02</text:p>
          </table:table-cell>
          <table:table-cell table:formula="of:=&quot;(&quot; &amp; [.A65] &amp;&quot;, &quot; &amp; [.B65] &amp; &quot;)&quot;" office:value-type="string" office:string-value="(0.38, 0.02)">
            <text:p>(0.38, 0.02)</text:p>
          </table:table-cell>
          <table:table-cell table:number-columns-repeated="16"/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0.16">
            <text:p>0.16</text:p>
          </table:table-cell>
          <table:table-cell table:formula="of:=&quot;(&quot; &amp; [.A66] &amp;&quot;, &quot; &amp; [.B66] &amp; &quot;)&quot;" office:value-type="string" office:string-value="(0.47, 0.16)">
            <text:p>(0.47, 0.16)</text:p>
          </table:table-cell>
          <table:table-cell table:number-columns-repeated="16"/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0.08">
            <text:p>0.08</text:p>
          </table:table-cell>
          <table:table-cell table:formula="of:=&quot;(&quot; &amp; [.A67] &amp;&quot;, &quot; &amp; [.B67] &amp; &quot;)&quot;" office:value-type="string" office:string-value="(0.31, 0.08)">
            <text:p>(0.31, 0.08)</text:p>
          </table:table-cell>
          <table:table-cell table:number-columns-repeated="1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table:formula="of:=&quot;(&quot; &amp; [.A68] &amp;&quot;, &quot; &amp; [.B68] &amp; &quot;)&quot;" office:value-type="string" office:string-value="(0.4, 0.05)">
            <text:p>(0.4, 0.05)</text:p>
          </table:table-cell>
          <table:table-cell table:number-columns-repeated="16"/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table:formula="of:=&quot;(&quot; &amp; [.A69] &amp;&quot;, &quot; &amp; [.B69] &amp; &quot;)&quot;" office:value-type="string" office:string-value="(0.31, 0.02)">
            <text:p>(0.31, 0.02)</text:p>
          </table:table-cell>
          <table:table-cell table:number-columns-repeated="16"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2.14">
            <text:p>2.14</text:p>
          </table:table-cell>
          <table:table-cell table:formula="of:=&quot;(&quot; &amp; [.A70] &amp;&quot;, &quot; &amp; [.B70] &amp; &quot;)&quot;" office:value-type="string" office:string-value="(0.66, 2.14)">
            <text:p>(0.66, 2.14)</text:p>
          </table:table-cell>
          <table:table-cell table:number-columns-repeated="16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09">
            <text:p>0.09</text:p>
          </table:table-cell>
          <table:table-cell table:formula="of:=&quot;(&quot; &amp; [.A71] &amp;&quot;, &quot; &amp; [.B71] &amp; &quot;)&quot;" office:value-type="string" office:string-value="(0.38, 0.09)">
            <text:p>(0.38, 0.09)</text:p>
          </table:table-cell>
          <table:table-cell table:number-columns-repeated="16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table:formula="of:=&quot;(&quot; &amp; [.A72] &amp;&quot;, &quot; &amp; [.B72] &amp; &quot;)&quot;" office:value-type="string" office:string-value="(0.38, 0.06)">
            <text:p>(0.38, 0.06)</text:p>
          </table:table-cell>
          <table:table-cell table:number-columns-repeated="16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02">
            <text:p>0.02</text:p>
          </table:table-cell>
          <table:table-cell table:formula="of:=&quot;(&quot; &amp; [.A73] &amp;&quot;, &quot; &amp; [.B73] &amp; &quot;)&quot;" office:value-type="string" office:string-value="(0.52, 0.02)">
            <text:p>(0.52, 0.02)</text:p>
          </table:table-cell>
          <table:table-cell table:number-columns-repeated="1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1">
            <text:p>0.11</text:p>
          </table:table-cell>
          <table:table-cell table:formula="of:=&quot;(&quot; &amp; [.A74] &amp;&quot;, &quot; &amp; [.B74] &amp; &quot;)&quot;" office:value-type="string" office:string-value="(0.4, 0.11)">
            <text:p>(0.4, 0.11)</text:p>
          </table:table-cell>
          <table:table-cell table:number-columns-repeated="16"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0.06">
            <text:p>0.06</text:p>
          </table:table-cell>
          <table:table-cell table:formula="of:=&quot;(&quot; &amp; [.A75] &amp;&quot;, &quot; &amp; [.B75] &amp; &quot;)&quot;" office:value-type="string" office:string-value="(0.33, 0.06)">
            <text:p>(0.33, 0.06)</text:p>
          </table:table-cell>
          <table:table-cell table:number-columns-repeated="1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formula="of:=&quot;(&quot; &amp; [.A76] &amp;&quot;, &quot; &amp; [.B76] &amp; &quot;)&quot;" office:value-type="string" office:string-value="(0.5, 0.1)">
            <text:p>(0.5, 0.1)</text:p>
          </table:table-cell>
          <table:table-cell table:number-columns-repeated="1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table:formula="of:=&quot;(&quot; &amp; [.A77] &amp;&quot;, &quot; &amp; [.B77] &amp; &quot;)&quot;" office:value-type="string" office:string-value="(0.4, 0.02)">
            <text:p>(0.4, 0.02)</text:p>
          </table:table-cell>
          <table:table-cell table:number-columns-repeated="16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75">
            <text:p>0.75</text:p>
          </table:table-cell>
          <table:table-cell table:formula="of:=&quot;(&quot; &amp; [.A78] &amp;&quot;, &quot; &amp; [.B78] &amp; &quot;)&quot;" office:value-type="string" office:string-value="(0.55, 0.75)">
            <text:p>(0.55, 0.75)</text:p>
          </table:table-cell>
          <table:table-cell table:number-columns-repeated="16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table:formula="of:=&quot;(&quot; &amp; [.A79] &amp;&quot;, &quot; &amp; [.B79] &amp; &quot;)&quot;" office:value-type="string" office:string-value="(0.38, 0.3)">
            <text:p>(0.38, 0.3)</text:p>
          </table:table-cell>
          <table:table-cell table:number-columns-repeated="16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table:formula="of:=&quot;(&quot; &amp; [.A80] &amp;&quot;, &quot; &amp; [.B80] &amp; &quot;)&quot;" office:value-type="string" office:string-value="(0.32, 0.04)">
            <text:p>(0.32, 0.04)</text:p>
          </table:table-cell>
          <table:table-cell table:number-columns-repeated="16"/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03">
            <text:p>0.03</text:p>
          </table:table-cell>
          <table:table-cell table:formula="of:=&quot;(&quot; &amp; [.A81] &amp;&quot;, &quot; &amp; [.B81] &amp; &quot;)&quot;" office:value-type="string" office:string-value="(0.41, 0.03)">
            <text:p>(0.41, 0.03)</text:p>
          </table:table-cell>
          <table:table-cell table:number-columns-repeated="16"/>
        </table:table-row>
        <table:table-row table:style-name="ro1">
          <table:table-cell table:style-name="ce9" office:value-type="float" office:value="4.25">
            <text:p>4.25</text:p>
          </table:table-cell>
          <table:table-cell office:value-type="float" office:value="2336.47">
            <text:p>2336.47</text:p>
          </table:table-cell>
          <table:table-cell table:formula="of:=&quot;(&quot; &amp; [.A82] &amp;&quot;, &quot; &amp; [.B82] &amp; &quot;)&quot;" office:value-type="string" office:string-value="(4.25, 2336.47)">
            <text:p>(4.25, 2336.47)</text:p>
          </table:table-cell>
          <table:table-cell table:number-columns-repeated="16"/>
        </table:table-row>
        <table:table-row table:style-name="ro1">
          <table:table-cell table:number-columns-repeated="2" table:style-name="ce9" office:value-type="float" office:value="3600">
            <text:p>3600</text:p>
          </table:table-cell>
          <table:table-cell table:formula="of:=&quot;(&quot; &amp; [.A83] &amp;&quot;, &quot; &amp; [.B83] &amp; &quot;)&quot;" office:value-type="string" office:string-value="(3600, 3600)">
            <text:p>(3600, 3600)</text:p>
          </table:table-cell>
          <table:table-cell table:number-columns-repeated="16"/>
        </table:table-row>
        <table:table-row table:style-name="ro1">
          <table:table-cell table:style-name="ce9" office:value-type="float" office:value="809.75">
            <text:p>809.75</text:p>
          </table:table-cell>
          <table:table-cell office:value-type="float" office:value="881.98">
            <text:p>881.98</text:p>
          </table:table-cell>
          <table:table-cell table:formula="of:=&quot;(&quot; &amp; [.A84] &amp;&quot;, &quot; &amp; [.B84] &amp; &quot;)&quot;" office:value-type="string" office:string-value="(809.75, 881.98)">
            <text:p>(809.75, 881.98)</text:p>
          </table:table-cell>
          <table:table-cell table:number-columns-repeated="16"/>
        </table:table-row>
        <table:table-row table:style-name="ro1">
          <table:table-cell table:style-name="ce9" office:value-type="float" office:value="54.38">
            <text:p>54.38</text:p>
          </table:table-cell>
          <table:table-cell office:value-type="float" office:value="10.09">
            <text:p>10.09</text:p>
          </table:table-cell>
          <table:table-cell table:formula="of:=&quot;(&quot; &amp; [.A85] &amp;&quot;, &quot; &amp; [.B85] &amp; &quot;)&quot;" office:value-type="string" office:string-value="(54.38, 10.09)">
            <text:p>(54.38, 10.09)</text:p>
          </table:table-cell>
          <table:table-cell table:number-columns-repeated="16"/>
        </table:table-row>
        <table:table-row table:style-name="ro1">
          <table:table-cell table:style-name="ce9" office:value-type="float" office:value="4.82">
            <text:p>4.82</text:p>
          </table:table-cell>
          <table:table-cell office:value-type="float" office:value="338.4">
            <text:p>338.4</text:p>
          </table:table-cell>
          <table:table-cell table:formula="of:=&quot;(&quot; &amp; [.A86] &amp;&quot;, &quot; &amp; [.B86] &amp; &quot;)&quot;" office:value-type="string" office:string-value="(4.82, 338.4)">
            <text:p>(4.82, 338.4)</text:p>
          </table:table-cell>
          <table:table-cell table:number-columns-repeated="16"/>
        </table:table-row>
        <table:table-row table:style-name="ro1">
          <table:table-cell table:number-columns-repeated="2" table:style-name="ce9" office:value-type="float" office:value="3600">
            <text:p>3600</text:p>
          </table:table-cell>
          <table:table-cell table:formula="of:=&quot;(&quot; &amp; [.A87] &amp;&quot;, &quot; &amp; [.B87] &amp; &quot;)&quot;" office:value-type="string" office:string-value="(3600, 3600)">
            <text:p>(3600, 3600)</text:p>
          </table:table-cell>
          <table:table-cell table:number-columns-repeated="16"/>
        </table:table-row>
        <table:table-row table:style-name="ro1">
          <table:table-cell table:style-name="ce9" office:value-type="float" office:value="3600">
            <text:p>3600</text:p>
          </table:table-cell>
          <table:table-cell office:value-type="float" office:value="618.65">
            <text:p>618.65</text:p>
          </table:table-cell>
          <table:table-cell table:formula="of:=&quot;(&quot; &amp; [.A88] &amp;&quot;, &quot; &amp; [.B88] &amp; &quot;)&quot;" office:value-type="string" office:string-value="(3600, 618.65)">
            <text:p>(3600, 618.65)</text:p>
          </table:table-cell>
          <table:table-cell table:number-columns-repeated="16"/>
        </table:table-row>
        <table:table-row table:style-name="ro1">
          <table:table-cell table:style-name="ce9" office:value-type="float" office:value="3600">
            <text:p>3600</text:p>
          </table:table-cell>
          <table:table-cell office:value-type="float" office:value="62.22">
            <text:p>62.22</text:p>
          </table:table-cell>
          <table:table-cell table:formula="of:=&quot;(&quot; &amp; [.A89] &amp;&quot;, &quot; &amp; [.B89] &amp; &quot;)&quot;" office:value-type="string" office:string-value="(3600, 62.22)">
            <text:p>(3600, 62.22)</text:p>
          </table:table-cell>
          <table:table-cell table:number-columns-repeated="16"/>
        </table:table-row>
        <table:table-row table:style-name="ro1">
          <table:table-cell table:style-name="ce9" office:value-type="float" office:value="3600">
            <text:p>3600</text:p>
          </table:table-cell>
          <table:table-cell office:value-type="float" office:value="57.5">
            <text:p>57.5</text:p>
          </table:table-cell>
          <table:table-cell table:formula="of:=&quot;(&quot; &amp; [.A90] &amp;&quot;, &quot; &amp; [.B90] &amp; &quot;)&quot;" office:value-type="string" office:string-value="(3600, 57.5)">
            <text:p>(3600, 57.5)</text:p>
          </table:table-cell>
          <table:table-cell table:number-columns-repeated="16"/>
        </table:table-row>
        <table:table-row table:style-name="ro1">
          <table:table-cell table:style-name="ce9" office:value-type="float" office:value="361.32">
            <text:p>361.32</text:p>
          </table:table-cell>
          <table:table-cell office:value-type="float" office:value="3009.28">
            <text:p>3009.28</text:p>
          </table:table-cell>
          <table:table-cell table:formula="of:=&quot;(&quot; &amp; [.A91] &amp;&quot;, &quot; &amp; [.B91] &amp; &quot;)&quot;" office:value-type="string" office:string-value="(361.32, 3009.28)">
            <text:p>(361.32, 3009.28)</text:p>
          </table:table-cell>
          <table:table-cell table:number-columns-repeated="16"/>
        </table:table-row>
        <table:table-row table:style-name="ro1">
          <table:table-cell table:style-name="ce9" office:value-type="float" office:value="1.52">
            <text:p>1.52</text:p>
          </table:table-cell>
          <table:table-cell office:value-type="float" office:value="16.11">
            <text:p>16.11</text:p>
          </table:table-cell>
          <table:table-cell table:formula="of:=&quot;(&quot; &amp; [.A92] &amp;&quot;, &quot; &amp; [.B92] &amp; &quot;)&quot;" office:value-type="string" office:string-value="(1.52, 16.11)">
            <text:p>(1.52, 16.11)</text:p>
          </table:table-cell>
          <table:table-cell table:number-columns-repeated="16"/>
        </table:table-row>
        <table:table-row table:style-name="ro1">
          <table:table-cell table:style-name="ce9" office:value-type="float" office:value="73.35">
            <text:p>73.35</text:p>
          </table:table-cell>
          <table:table-cell office:value-type="float" office:value="90.5">
            <text:p>90.5</text:p>
          </table:table-cell>
          <table:table-cell table:formula="of:=&quot;(&quot; &amp; [.A93] &amp;&quot;, &quot; &amp; [.B93] &amp; &quot;)&quot;" office:value-type="string" office:string-value="(73.35, 90.5)">
            <text:p>(73.35, 90.5)</text:p>
          </table:table-cell>
          <table:table-cell table:number-columns-repeated="16"/>
        </table:table-row>
        <table:table-row table:style-name="ro1">
          <table:table-cell table:style-name="ce9" office:value-type="float" office:value="3600">
            <text:p>3600</text:p>
          </table:table-cell>
          <table:table-cell office:value-type="float" office:value="2261.88">
            <text:p>2261.88</text:p>
          </table:table-cell>
          <table:table-cell table:formula="of:=&quot;(&quot; &amp; [.A94] &amp;&quot;, &quot; &amp; [.B94] &amp; &quot;)&quot;" office:value-type="string" office:string-value="(3600, 2261.88)">
            <text:p>(3600, 2261.88)</text:p>
          </table:table-cell>
          <table:table-cell table:number-columns-repeated="16"/>
        </table:table-row>
        <table:table-row table:style-name="ro1">
          <table:table-cell table:style-name="ce9" office:value-type="float" office:value="3600">
            <text:p>3600</text:p>
          </table:table-cell>
          <table:table-cell office:value-type="float" office:value="308.72">
            <text:p>308.72</text:p>
          </table:table-cell>
          <table:table-cell table:formula="of:=&quot;(&quot; &amp; [.A95] &amp;&quot;, &quot; &amp; [.B95] &amp; &quot;)&quot;" office:value-type="string" office:string-value="(3600, 308.72)">
            <text:p>(3600, 308.72)</text:p>
          </table:table-cell>
          <table:table-cell table:number-columns-repeated="16"/>
        </table:table-row>
        <table:table-row table:style-name="ro1">
          <table:table-cell table:style-name="ce9" office:value-type="float" office:value="89.18">
            <text:p>89.18</text:p>
          </table:table-cell>
          <table:table-cell office:value-type="float" office:value="24.51">
            <text:p>24.51</text:p>
          </table:table-cell>
          <table:table-cell table:formula="of:=&quot;(&quot; &amp; [.A96] &amp;&quot;, &quot; &amp; [.B96] &amp; &quot;)&quot;" office:value-type="string" office:string-value="(89.18, 24.51)">
            <text:p>(89.18, 24.51)</text:p>
          </table:table-cell>
          <table:table-cell table:number-columns-repeated="16"/>
        </table:table-row>
        <table:table-row table:style-name="ro1">
          <table:table-cell table:style-name="ce9" office:value-type="float" office:value="1434.35">
            <text:p>1434.35</text:p>
          </table:table-cell>
          <table:table-cell office:value-type="float" office:value="43.34">
            <text:p>43.34</text:p>
          </table:table-cell>
          <table:table-cell table:formula="of:=&quot;(&quot; &amp; [.A97] &amp;&quot;, &quot; &amp; [.B97] &amp; &quot;)&quot;" office:value-type="string" office:string-value="(1434.35, 43.34)">
            <text:p>(1434.35, 43.34)</text:p>
          </table:table-cell>
          <table:table-cell table:number-columns-repeated="16"/>
        </table:table-row>
        <table:table-row table:style-name="ro1">
          <table:table-cell table:style-name="ce9" office:value-type="float" office:value="3600">
            <text:p>3600</text:p>
          </table:table-cell>
          <table:table-cell office:value-type="float" office:value="182.98">
            <text:p>182.98</text:p>
          </table:table-cell>
          <table:table-cell table:formula="of:=&quot;(&quot; &amp; [.A98] &amp;&quot;, &quot; &amp; [.B98] &amp; &quot;)&quot;" office:value-type="string" office:string-value="(3600, 182.98)">
            <text:p>(3600, 182.98)</text:p>
          </table:table-cell>
          <table:table-cell table:number-columns-repeated="16"/>
        </table:table-row>
        <table:table-row table:style-name="ro1">
          <table:table-cell table:number-columns-repeated="2" table:style-name="ce9" office:value-type="float" office:value="3600">
            <text:p>3600</text:p>
          </table:table-cell>
          <table:table-cell table:formula="of:=&quot;(&quot; &amp; [.A99] &amp;&quot;, &quot; &amp; [.B99] &amp; &quot;)&quot;" office:value-type="string" office:string-value="(3600, 3600)">
            <text:p>(3600, 3600)</text:p>
          </table:table-cell>
          <table:table-cell table:number-columns-repeated="16"/>
        </table:table-row>
        <table:table-row table:style-name="ro1">
          <table:table-cell table:number-columns-repeated="2" table:style-name="ce9" office:value-type="float" office:value="3600">
            <text:p>3600</text:p>
          </table:table-cell>
          <table:table-cell table:formula="of:=&quot;(&quot; &amp; [.A100] &amp;&quot;, &quot; &amp; [.B100] &amp; &quot;)&quot;" office:value-type="string" office:string-value="(3600, 3600)">
            <text:p>(3600, 3600)</text:p>
          </table:table-cell>
          <table:table-cell table:number-columns-repeated="16"/>
        </table:table-row>
        <table:table-row table:style-name="ro1">
          <table:table-cell table:style-name="ce9" office:value-type="float" office:value="5.38">
            <text:p>5.38</text:p>
          </table:table-cell>
          <table:table-cell office:value-type="float" office:value="28.92">
            <text:p>28.92</text:p>
          </table:table-cell>
          <table:table-cell table:formula="of:=&quot;(&quot; &amp; [.A101] &amp;&quot;, &quot; &amp; [.B101] &amp; &quot;)&quot;" office:value-type="string" office:string-value="(5.38, 28.92)">
            <text:p>(5.38, 28.92)</text:p>
          </table:table-cell>
          <table:table-cell table:number-columns-repeated="16"/>
        </table:table-row>
        <table:table-row table:style-name="ro1">
          <table:table-cell table:style-name="ce9" office:value-type="float" office:value="3600">
            <text:p>3600</text:p>
          </table:table-cell>
          <table:table-cell office:value-type="float" office:value="919.98">
            <text:p>919.98</text:p>
          </table:table-cell>
          <table:table-cell table:formula="of:=&quot;(&quot; &amp; [.A102] &amp;&quot;, &quot; &amp; [.B102] &amp; &quot;)&quot;" office:value-type="string" office:string-value="(3600, 919.98)">
            <text:p>(3600, 919.98)</text:p>
          </table:table-cell>
          <table:table-cell table:number-columns-repeated="16"/>
        </table:table-row>
        <table:table-row table:style-name="ro1">
          <table:table-cell table:style-name="ce9" office:value-type="float" office:value="52.17">
            <text:p>52.17</text:p>
          </table:table-cell>
          <table:table-cell office:value-type="float" office:value="14.95">
            <text:p>14.95</text:p>
          </table:table-cell>
          <table:table-cell table:formula="of:=&quot;(&quot; &amp; [.A103] &amp;&quot;, &quot; &amp; [.B103] &amp; &quot;)&quot;" office:value-type="string" office:string-value="(52.17, 14.95)">
            <text:p>(52.17, 14.95)</text:p>
          </table:table-cell>
          <table:table-cell table:number-columns-repeated="16"/>
        </table:table-row>
        <table:table-row table:style-name="ro1">
          <table:table-cell table:style-name="ce9" office:value-type="float" office:value="5.13">
            <text:p>5.13</text:p>
          </table:table-cell>
          <table:table-cell office:value-type="float" office:value="12.61">
            <text:p>12.61</text:p>
          </table:table-cell>
          <table:table-cell table:formula="of:=&quot;(&quot; &amp; [.A104] &amp;&quot;, &quot; &amp; [.B104] &amp; &quot;)&quot;" office:value-type="string" office:string-value="(5.13, 12.61)">
            <text:p>(5.13, 12.61)</text:p>
          </table:table-cell>
          <table:table-cell table:number-columns-repeated="16"/>
        </table:table-row>
        <table:table-row table:style-name="ro1">
          <table:table-cell table:style-name="ce9" office:value-type="float" office:value="290.48">
            <text:p>290.48</text:p>
          </table:table-cell>
          <table:table-cell office:value-type="float" office:value="34.38">
            <text:p>34.38</text:p>
          </table:table-cell>
          <table:table-cell table:formula="of:=&quot;(&quot; &amp; [.A105] &amp;&quot;, &quot; &amp; [.B105] &amp; &quot;)&quot;" office:value-type="string" office:string-value="(290.48, 34.38)">
            <text:p>(290.48, 34.38)</text:p>
          </table:table-cell>
          <table:table-cell table:number-columns-repeated="16"/>
        </table:table-row>
        <table:table-row table:style-name="ro1">
          <table:table-cell table:style-name="ce9" office:value-type="float" office:value="3600">
            <text:p>3600</text:p>
          </table:table-cell>
          <table:table-cell table:style-name="ce9" office:value-type="float" office:value="74.22">
            <text:p>74.22</text:p>
          </table:table-cell>
          <table:table-cell table:formula="of:=&quot;(&quot; &amp; [.A106] &amp;&quot;, &quot; &amp; [.B106] &amp; &quot;)&quot;" office:value-type="string" office:string-value="(3600, 74.22)">
            <text:p>(3600, 74.22)</text:p>
          </table:table-cell>
          <table:table-cell table:number-columns-repeated="16"/>
        </table:table-row>
        <table:table-row table:style-name="ro1">
          <table:table-cell table:number-columns-repeated="2" table:style-name="ce9" office:value-type="float" office:value="3600">
            <text:p>3600</text:p>
          </table:table-cell>
          <table:table-cell table:formula="of:=&quot;(&quot; &amp; [.A107] &amp;&quot;, &quot; &amp; [.B107] &amp; &quot;)&quot;" office:value-type="string" office:string-value="(3600, 3600)">
            <text:p>(3600, 3600)</text:p>
          </table:table-cell>
          <table:table-cell table:number-columns-repeated="16"/>
        </table:table-row>
        <table:table-row table:style-name="ro1">
          <table:table-cell table:style-name="ce9" office:value-type="float" office:value="1002.86">
            <text:p>1002.86</text:p>
          </table:table-cell>
          <table:table-cell office:value-type="float" office:value="125.91">
            <text:p>125.91</text:p>
          </table:table-cell>
          <table:table-cell table:formula="of:=&quot;(&quot; &amp; [.A108] &amp;&quot;, &quot; &amp; [.B108] &amp; &quot;)&quot;" office:value-type="string" office:string-value="(1002.86, 125.91)">
            <text:p>(1002.86, 125.91)</text:p>
          </table:table-cell>
          <table:table-cell table:number-columns-repeated="16"/>
        </table:table-row>
        <table:table-row table:style-name="ro1">
          <table:table-cell table:style-name="ce9" office:value-type="float" office:value="4.63">
            <text:p>4.63</text:p>
          </table:table-cell>
          <table:table-cell office:value-type="float" office:value="13.8">
            <text:p>13.8</text:p>
          </table:table-cell>
          <table:table-cell table:formula="of:=&quot;(&quot; &amp; [.A109] &amp;&quot;, &quot; &amp; [.B109] &amp; &quot;)&quot;" office:value-type="string" office:string-value="(4.63, 13.8)">
            <text:p>(4.63, 13.8)</text:p>
          </table:table-cell>
          <table:table-cell table:number-columns-repeated="16"/>
        </table:table-row>
        <table:table-row table:style-name="ro1">
          <table:table-cell table:style-name="ce9" office:value-type="float" office:value="3600">
            <text:p>3600</text:p>
          </table:table-cell>
          <table:table-cell office:value-type="float" office:value="37.71">
            <text:p>37.71</text:p>
          </table:table-cell>
          <table:table-cell table:formula="of:=&quot;(&quot; &amp; [.A110] &amp;&quot;, &quot; &amp; [.B110] &amp; &quot;)&quot;" office:value-type="string" office:string-value="(3600, 37.71)">
            <text:p>(3600, 37.71)</text:p>
          </table:table-cell>
          <table:table-cell table:number-columns-repeated="16"/>
        </table:table-row>
        <table:table-row table:style-name="ro1">
          <table:table-cell table:style-name="ce9" office:value-type="float" office:value="19.34">
            <text:p>19.34</text:p>
          </table:table-cell>
          <table:table-cell office:value-type="float" office:value="87.31">
            <text:p>87.31</text:p>
          </table:table-cell>
          <table:table-cell table:formula="of:=&quot;(&quot; &amp; [.A111] &amp;&quot;, &quot; &amp; [.B111] &amp; &quot;)&quot;" office:value-type="string" office:string-value="(19.34, 87.31)">
            <text:p>(19.34, 87.31)</text:p>
          </table:table-cell>
          <table:table-cell table:number-columns-repeated="16"/>
        </table:table-row>
        <table:table-row table:style-name="ro1">
          <table:table-cell table:style-name="ce9" office:value-type="float" office:value="19.07">
            <text:p>19.07</text:p>
          </table:table-cell>
          <table:table-cell office:value-type="float" office:value="74.44">
            <text:p>74.44</text:p>
          </table:table-cell>
          <table:table-cell table:formula="of:=&quot;(&quot; &amp; [.A112] &amp;&quot;, &quot; &amp; [.B112] &amp; &quot;)&quot;" office:value-type="string" office:string-value="(19.07, 74.44)">
            <text:p>(19.07, 74.44)</text:p>
          </table:table-cell>
          <table:table-cell table:number-columns-repeated="16"/>
        </table:table-row>
        <table:table-row table:style-name="ro1">
          <table:table-cell table:style-name="ce9" office:value-type="float" office:value="238.96">
            <text:p>238.96</text:p>
          </table:table-cell>
          <table:table-cell office:value-type="float" office:value="1281.7">
            <text:p>1281.7</text:p>
          </table:table-cell>
          <table:table-cell table:formula="of:=&quot;(&quot; &amp; [.A113] &amp;&quot;, &quot; &amp; [.B113] &amp; &quot;)&quot;" office:value-type="string" office:string-value="(238.96, 1281.7)">
            <text:p>(238.96, 1281.7)</text:p>
          </table:table-cell>
          <table:table-cell table:number-columns-repeated="16"/>
        </table:table-row>
        <table:table-row table:style-name="ro1">
          <table:table-cell table:style-name="ce9" office:value-type="float" office:value="3600">
            <text:p>3600</text:p>
          </table:table-cell>
          <table:table-cell office:value-type="float" office:value="3132.98">
            <text:p>3132.98</text:p>
          </table:table-cell>
          <table:table-cell table:formula="of:=&quot;(&quot; &amp; [.A114] &amp;&quot;, &quot; &amp; [.B114] &amp; &quot;)&quot;" office:value-type="string" office:string-value="(3600, 3132.98)">
            <text:p>(3600, 3132.98)</text:p>
          </table:table-cell>
          <table:table-cell table:number-columns-repeated="16"/>
        </table:table-row>
        <table:table-row table:style-name="ro1">
          <table:table-cell table:style-name="ce9" office:value-type="float" office:value="1188.39">
            <text:p>1188.39</text:p>
          </table:table-cell>
          <table:table-cell office:value-type="float" office:value="884.67">
            <text:p>884.67</text:p>
          </table:table-cell>
          <table:table-cell table:formula="of:=&quot;(&quot; &amp; [.A115] &amp;&quot;, &quot; &amp; [.B115] &amp; &quot;)&quot;" office:value-type="string" office:string-value="(1188.39, 884.67)">
            <text:p>(1188.39, 884.67)</text:p>
          </table:table-cell>
          <table:table-cell table:number-columns-repeated="16"/>
        </table:table-row>
        <table:table-row table:style-name="ro1">
          <table:table-cell table:style-name="ce9" office:value-type="float" office:value="2825.45">
            <text:p>2825.45</text:p>
          </table:table-cell>
          <table:table-cell office:value-type="float" office:value="29.81">
            <text:p>29.81</text:p>
          </table:table-cell>
          <table:table-cell table:formula="of:=&quot;(&quot; &amp; [.A116] &amp;&quot;, &quot; &amp; [.B116] &amp; &quot;)&quot;" office:value-type="string" office:string-value="(2825.45, 29.81)">
            <text:p>(2825.45, 29.81)</text:p>
          </table:table-cell>
          <table:table-cell table:number-columns-repeated="16"/>
        </table:table-row>
        <table:table-row table:style-name="ro1">
          <table:table-cell table:style-name="ce9" office:value-type="float" office:value="3600">
            <text:p>3600</text:p>
          </table:table-cell>
          <table:table-cell office:value-type="float" office:value="27.3">
            <text:p>27.3</text:p>
          </table:table-cell>
          <table:table-cell table:formula="of:=&quot;(&quot; &amp; [.A117] &amp;&quot;, &quot; &amp; [.B117] &amp; &quot;)&quot;" office:value-type="string" office:string-value="(3600, 27.3)">
            <text:p>(3600, 27.3)</text:p>
          </table:table-cell>
          <table:table-cell table:number-columns-repeated="16"/>
        </table:table-row>
        <table:table-row table:style-name="ro1">
          <table:table-cell table:style-name="ce9" office:value-type="float" office:value="3600">
            <text:p>3600</text:p>
          </table:table-cell>
          <table:table-cell office:value-type="float" office:value="299.73">
            <text:p>299.73</text:p>
          </table:table-cell>
          <table:table-cell table:formula="of:=&quot;(&quot; &amp; [.A118] &amp;&quot;, &quot; &amp; [.B118] &amp; &quot;)&quot;" office:value-type="string" office:string-value="(3600, 299.73)">
            <text:p>(3600, 299.73)</text:p>
          </table:table-cell>
          <table:table-cell table:number-columns-repeated="16"/>
        </table:table-row>
        <table:table-row table:style-name="ro1">
          <table:table-cell table:style-name="ce9" office:value-type="float" office:value="3600">
            <text:p>3600</text:p>
          </table:table-cell>
          <table:table-cell office:value-type="float" office:value="447.64">
            <text:p>447.64</text:p>
          </table:table-cell>
          <table:table-cell table:formula="of:=&quot;(&quot; &amp; [.A119] &amp;&quot;, &quot; &amp; [.B119] &amp; &quot;)&quot;" office:value-type="string" office:string-value="(3600, 447.64)">
            <text:p>(3600, 447.64)</text:p>
          </table:table-cell>
          <table:table-cell table:number-columns-repeated="16"/>
        </table:table-row>
        <table:table-row table:style-name="ro1">
          <table:table-cell table:style-name="ce9" office:value-type="float" office:value="1.22">
            <text:p>1.22</text:p>
          </table:table-cell>
          <table:table-cell office:value-type="float" office:value="14.51">
            <text:p>14.51</text:p>
          </table:table-cell>
          <table:table-cell table:formula="of:=&quot;(&quot; &amp; [.A120] &amp;&quot;, &quot; &amp; [.B120] &amp; &quot;)&quot;" office:value-type="string" office:string-value="(1.22, 14.51)">
            <text:p>(1.22, 14.51)</text:p>
          </table:table-cell>
          <table:table-cell table:number-columns-repeated="16"/>
        </table:table-row>
        <table:table-row table:style-name="ro1">
          <table:table-cell table:style-name="ce9" office:value-type="float" office:value="5.37">
            <text:p>5.37</text:p>
          </table:table-cell>
          <table:table-cell office:value-type="float" office:value="19.17">
            <text:p>19.17</text:p>
          </table:table-cell>
          <table:table-cell table:formula="of:=&quot;(&quot; &amp; [.A121] &amp;&quot;, &quot; &amp; [.B121] &amp; &quot;)&quot;" office:value-type="string" office:string-value="(5.37, 19.17)">
            <text:p>(5.37, 19.17)</text:p>
          </table:table-cell>
          <table:table-cell table:number-columns-repeated="16"/>
        </table:table-row>
      </table:table>
      <table:table table:name="Sheet7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row table:style-name="ro3" table:number-rows-repeated="13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19"/>
          <table:table-cell office:value-type="float" office:value="50">
            <text:p>50</text:p>
          </table:table-cell>
          <table:table-cell table:style-name="ce19"/>
          <table:table-cell table:number-columns-repeated="3"/>
        </table:table-row>
        <table:table-row table:style-name="ro1">
          <table:table-cell table:number-columns-repeated="2"/>
          <table:table-cell table:style-name="ce17" office:value-type="string">
            <text:p>CP</text:p>
          </table:table-cell>
          <table:table-cell table:style-name="ce20" office:value-type="string">
            <text:p>MIP</text:p>
          </table:table-cell>
          <table:table-cell table:style-name="ce17" office:value-type="string">
            <text:p>CP</text:p>
          </table:table-cell>
          <table:table-cell table:style-name="ce20" office:value-type="string">
            <text:p>MIP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>
            <text:p>- optimal solution found</text:p>
          </table:table-cell>
          <table:table-cell table:style-name="ce18" office:value-type="float" office:value="40">
            <text:p>40</text:p>
          </table:table-cell>
          <table:table-cell table:style-name="ce21" office:value-type="float" office:value="40">
            <text:p>40</text:p>
          </table:table-cell>
          <table:table-cell table:style-name="ce18" office:value-type="float" office:value="40">
            <text:p>40</text:p>
          </table:table-cell>
          <table:table-cell table:style-name="ce21" office:value-type="float" office:value="40">
            <text:p>40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>
            <text:p>-- average time</text:p>
          </table:table-cell>
          <table:table-cell table:number-columns-repeated="4"/>
          <table:table-cell table:style-name="ce18" table:number-columns-repeated="2"/>
          <table:table-cell/>
        </table:table-row>
        <table:table-row table:style-name="ro1" table:number-rows-repeated="7">
          <table:table-cell table:number-columns-repeated="2"/>
          <table:table-cell table:style-name="ce18"/>
          <table:table-cell table:style-name="ce21"/>
          <table:table-cell table:style-name="ce18"/>
          <table:table-cell table:style-name="ce21"/>
          <table:table-cell table:style-name="ce18" table:number-columns-repeated="2"/>
          <table:table-cell/>
        </table:table-row>
        <table:table-row table:style-name="ro3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average solving time</text:p>
          </table:table-cell>
          <table:table-cell/>
          <table:table-cell office:value-type="string">
            <text:p>average absolute ga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p</text:p>
          </table:table-cell>
          <table:table-cell office:value-type="string">
            <text:p>mip</text:p>
          </table:table-cell>
          <table:table-cell office:value-type="string">
            <text:p>cp</text:p>
          </table:table-cell>
          <table:table-cell office:value-type="string">
            <text:p>mip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ptimal solution found by both</text:p>
          </table:table-cell>
          <table:table-cell office:value-type="string">
            <text:p>40/40</text:p>
          </table:table-cell>
          <table:table-cell table:style-name="ce22" office:value-type="float" office:value="0.43775">
            <text:p>0.44</text:p>
          </table:table-cell>
          <table:table-cell table:style-name="ce22" office:value-type="float" office:value="0.25925">
            <text:p>0.26</text:p>
          </table:table-cell>
          <table:table-cell table:number-columns-repeated="2" table:style-name="ce22" office:value-type="float" office:value="0">
            <text:p>0.00</text:p>
          </table:table-cell>
          <table:table-cell table:style-name="ce22" table:number-columns-repeated="2"/>
        </table:table-row>
        <table:table-row table:style-name="ro1">
          <table:table-cell table:number-columns-repeated="3"/>
          <table:table-cell table:style-name="ce22"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ptimal solution found by both</text:p>
          </table:table-cell>
          <table:table-cell office:value-type="string">
            <text:p>40/40</text:p>
          </table:table-cell>
          <table:table-cell table:style-name="ce22" office:value-type="float" office:value="45.329">
            <text:p>45.33</text:p>
          </table:table-cell>
          <table:table-cell table:style-name="ce22" office:value-type="float" office:value="28.80025">
            <text:p>28.80</text:p>
          </table:table-cell>
          <table:table-cell table:number-columns-repeated="2" table:style-name="ce22" office:value-type="float" office:value="0">
            <text:p>0.00</text:p>
          </table:table-cell>
          <table:table-cell table:style-name="ce22" table:number-columns-repeated="2"/>
        </table:table-row>
        <table:table-row table:style-name="ro1">
          <table:table-cell table:number-columns-repeated="3"/>
          <table:table-cell table:style-name="ce22" table:number-columns-repeated="6"/>
        </table:table-row>
        <table:table-row table:style-name="ro1">
          <table:table-cell/>
          <table:table-cell office:value-type="string">
            <text:p>optimal solution found by both</text:p>
          </table:table-cell>
          <table:table-cell office:value-type="string">
            <text:p>22/40</text:p>
          </table:table-cell>
          <table:table-cell table:style-name="ce22" office:value-type="float" office:value="385.971363636364">
            <text:p>385.97</text:p>
          </table:table-cell>
          <table:table-cell table:style-name="ce22" office:value-type="float" office:value="426.039090909091">
            <text:p>426.04</text:p>
          </table:table-cell>
          <table:table-cell table:number-columns-repeated="2" table:style-name="ce22" office:value-type="float" office:value="0">
            <text:p>0.00</text:p>
          </table:table-cell>
          <table:table-cell table:style-name="ce22" table:number-columns-repeated="2"/>
        </table:table-row>
        <table:table-row table:style-name="ro1">
          <table:table-cell/>
          <table:table-cell office:value-type="string">
            <text:p>optimal solution found by MIP only</text:p>
          </table:table-cell>
          <table:table-cell office:value-type="string">
            <text:p>13/40</text:p>
          </table:table-cell>
          <table:table-cell table:style-name="ce22" office:value-type="string">
            <text:p>&gt; 3600</text:p>
          </table:table-cell>
          <table:table-cell table:style-name="ce22" office:value-type="float" office:value="648.577692307692">
            <text:p>648.58</text:p>
          </table:table-cell>
          <table:table-cell table:style-name="ce22" office:value-type="float" office:value="323.461538461538">
            <text:p>323.46</text:p>
          </table:table-cell>
          <table:table-cell table:style-name="ce22" office:value-type="float" office:value="0">
            <text:p>0.00</text:p>
          </table:table-cell>
          <table:table-cell table:style-name="ce22"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optimal solution found by CP only</text:p>
          </table:table-cell>
          <table:table-cell office:value-type="string">
            <text:p>0/40</text:p>
          </table:table-cell>
          <table:table-cell table:number-columns-repeated="4" table:style-name="ce22" office:value-type="string">
            <text:p>--</text:p>
          </table:table-cell>
          <table:table-cell table:style-name="ce22" table:number-columns-repeated="2"/>
        </table:table-row>
        <table:table-row table:style-name="ro1">
          <table:table-cell/>
          <table:table-cell office:value-type="string">
            <text:p>optimal solution found by neither</text:p>
          </table:table-cell>
          <table:table-cell office:value-type="string">
            <text:p>5/40</text:p>
          </table:table-cell>
          <table:table-cell table:number-columns-repeated="2" table:style-name="ce22" office:value-type="string">
            <text:p>&gt;3600</text:p>
          </table:table-cell>
          <table:table-cell table:style-name="ce22" office:value-type="float" office:value="310.4">
            <text:p>310.40</text:p>
          </table:table-cell>
          <table:table-cell table:style-name="ce22" office:value-type="float" office:value="34.4">
            <text:p>34.40</text:p>
          </table:table-cell>
          <table:table-cell/>
          <table:table-cell table:style-name="ce22"/>
        </table:table-row>
      </table:table>
      <table:table table:name="lb_comp" table:style-name="ta1">
        <table:table-column table:style-name="co1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3" table:number-rows-repeated="2">
          <table:table-cell table:number-columns-repeated="10"/>
        </table:table-row>
        <table:table-row table:style-name="ro3">
          <table:table-cell office:value-type="string">
            <text:p>20 mip</text:p>
          </table:table-cell>
          <table:table-cell office:value-type="string">
            <text:p>20 newmip</text:p>
          </table:table-cell>
          <table:table-cell office:value-type="string">
            <text:p>50 mip</text:p>
          </table:table-cell>
          <table:table-cell office:value-type="string">
            <text:p>50 newmip</text:p>
          </table:table-cell>
          <table:table-cell office:value-type="string">
            <text:p>75 mip</text:p>
          </table:table-cell>
          <table:table-cell office:value-type="string">
            <text:p>75 newmip</text:p>
          </table:table-cell>
          <table:table-cell/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13.000053">
            <text:p>313.000053</text:p>
          </table:table-cell>
          <table:table-cell table:style-name="ce30" office:value-type="float" office:value="148">
            <text:p>148</text:p>
          </table:table-cell>
          <table:table-cell office:value-type="float" office:value="1205.000326">
            <text:p>1205.000326</text:p>
          </table:table-cell>
          <table:table-cell office:value-type="float" office:value="1323.820221">
            <text:p>1323.820221</text:p>
          </table:table-cell>
          <table:table-cell office:value-type="float" office:value="1579.000463">
            <text:p>1579.000463</text:p>
          </table:table-cell>
          <table:table-cell office:value-type="float" office:value="1580.562835">
            <text:p>1580.562835</text:p>
          </table:table-cell>
          <table:table-cell/>
          <table:table-cell table:formula="of:=&quot;(&quot;&amp;[.$A4]&amp;&quot;, &quot; &amp;[.B4]&amp;&quot;)&quot;" office:value-type="string" office:string-value="(313.000053, 148)">
            <text:p>(313.000053, 148)</text:p>
          </table:table-cell>
          <table:table-cell table:formula="of:=&quot;(&quot;&amp;[.$C4]&amp;&quot;, &quot; &amp;[.D4]&amp;&quot;)&quot;" office:value-type="string" office:string-value="(1205.000326, 1323.820221)">
            <text:p>(1205.000326, 1323.820221)</text:p>
          </table:table-cell>
          <table:table-cell table:formula="of:=&quot;(&quot;&amp;[.$E4]&amp;&quot;, &quot; &amp;[.F4]&amp;&quot;)&quot;" office:value-type="string" office:string-value="(1579.000463, 1580.562835)">
            <text:p>(1579.000463, 1580.562835)</text:p>
          </table:table-cell>
        </table:table-row>
        <table:table-row table:style-name="ro1">
          <table:table-cell office:value-type="float" office:value="218.000118">
            <text:p>218.000118</text:p>
          </table:table-cell>
          <table:table-cell table:style-name="ce30" office:value-type="float" office:value="149">
            <text:p>149</text:p>
          </table:table-cell>
          <table:table-cell office:value-type="float" office:value="773.000154">
            <text:p>773.000154</text:p>
          </table:table-cell>
          <table:table-cell office:value-type="float" office:value="828.462892">
            <text:p>828.462892</text:p>
          </table:table-cell>
          <table:table-cell office:value-type="float" office:value="1402.000295">
            <text:p>1402.000295</text:p>
          </table:table-cell>
          <table:table-cell office:value-type="float" office:value="1353.522649">
            <text:p>1353.522649</text:p>
          </table:table-cell>
          <table:table-cell/>
          <table:table-cell table:formula="of:=&quot;(&quot;&amp;[.$A5]&amp;&quot;, &quot; &amp;[.B5]&amp;&quot;)&quot;" office:value-type="string" office:string-value="(218.000118, 149)">
            <text:p>(218.000118, 149)</text:p>
          </table:table-cell>
          <table:table-cell table:formula="of:=&quot;(&quot;&amp;[.$C5]&amp;&quot;, &quot; &amp;[.D5]&amp;&quot;)&quot;" office:value-type="string" office:string-value="(773.000154, 828.462892)">
            <text:p>(773.000154, 828.462892)</text:p>
          </table:table-cell>
          <table:table-cell table:formula="of:=&quot;(&quot;&amp;[.$E5]&amp;&quot;, &quot; &amp;[.F5]&amp;&quot;)&quot;" office:value-type="string" office:string-value="(1402.000295, 1353.522649)">
            <text:p>(1402.000295, 1353.522649)</text:p>
          </table:table-cell>
        </table:table-row>
        <table:table-row table:style-name="ro1">
          <table:table-cell office:value-type="float" office:value="14.000085">
            <text:p>14.000085</text:p>
          </table:table-cell>
          <table:table-cell table:style-name="ce30" office:value-type="float" office:value="20">
            <text:p>20</text:p>
          </table:table-cell>
          <table:table-cell office:value-type="float" office:value="16.000208">
            <text:p>16.000208</text:p>
          </table:table-cell>
          <table:table-cell office:value-type="float" office:value="70.368702">
            <text:p>70.368702</text:p>
          </table:table-cell>
          <table:table-cell office:value-type="float" office:value="17.000512">
            <text:p>17.000512</text:p>
          </table:table-cell>
          <table:table-cell office:value-type="float" office:value="0.000033">
            <text:p>0.000033</text:p>
          </table:table-cell>
          <table:table-cell/>
          <table:table-cell table:formula="of:=&quot;(&quot;&amp;[.$A6]&amp;&quot;, &quot; &amp;[.B6]&amp;&quot;)&quot;" office:value-type="string" office:string-value="(14.000085, 20)">
            <text:p>(14.000085, 20)</text:p>
          </table:table-cell>
          <table:table-cell table:formula="of:=&quot;(&quot;&amp;[.$C6]&amp;&quot;, &quot; &amp;[.D6]&amp;&quot;)&quot;" office:value-type="string" office:string-value="(16.000208, 70.368702)">
            <text:p>(16.000208, 70.368702)</text:p>
          </table:table-cell>
          <table:table-cell table:formula="of:=&quot;(&quot;&amp;[.$E6]&amp;&quot;, &quot; &amp;[.F6]&amp;&quot;)&quot;" office:value-type="string" office:string-value="(17.000512, 0.000033)">
            <text:p>(17.000512, 0.000033)</text:p>
          </table:table-cell>
        </table:table-row>
        <table:table-row table:style-name="ro1">
          <table:table-cell office:value-type="float" office:value="-180.999907">
            <text:p>-180.999907</text:p>
          </table:table-cell>
          <table:table-cell office:value-type="float" office:value="-180.999996">
            <text:p>-180.999996</text:p>
          </table:table-cell>
          <table:table-cell office:value-type="float" office:value="-47.37215">
            <text:p>-47.37215</text:p>
          </table:table-cell>
          <table:table-cell office:value-type="float" office:value="-22.013683">
            <text:p>-22.013683</text:p>
          </table:table-cell>
          <table:table-cell office:value-type="float" office:value="166.001395">
            <text:p>166.001395</text:p>
          </table:table-cell>
          <table:table-cell office:value-type="float" office:value="334.859262">
            <text:p>334.859262</text:p>
          </table:table-cell>
          <table:table-cell/>
          <table:table-cell table:formula="of:=&quot;(&quot;&amp;[.$A7]&amp;&quot;, &quot; &amp;[.B7]&amp;&quot;)&quot;" office:value-type="string" office:string-value="(-180.999907, -180.999996)">
            <text:p>(-180.999907, -180.999996)</text:p>
          </table:table-cell>
          <table:table-cell table:formula="of:=&quot;(&quot;&amp;[.$C7]&amp;&quot;, &quot; &amp;[.D7]&amp;&quot;)&quot;" office:value-type="string" office:string-value="(-47.37215, -22.013683)">
            <text:p>(-47.37215, -22.013683)</text:p>
          </table:table-cell>
          <table:table-cell table:formula="of:=&quot;(&quot;&amp;[.$E7]&amp;&quot;, &quot; &amp;[.F7]&amp;&quot;)&quot;" office:value-type="string" office:string-value="(166.001395, 334.859262)">
            <text:p>(166.001395, 334.859262)</text:p>
          </table:table-cell>
        </table:table-row>
        <table:table-row table:style-name="ro1">
          <table:table-cell office:value-type="float" office:value="266.000073">
            <text:p>266.000073</text:p>
          </table:table-cell>
          <table:table-cell office:value-type="float" office:value="332.37951">
            <text:p>332.37951</text:p>
          </table:table-cell>
          <table:table-cell office:value-type="float" office:value="1316.000235">
            <text:p>1316.000235</text:p>
          </table:table-cell>
          <table:table-cell office:value-type="float" office:value="1378.743001">
            <text:p>1378.743001</text:p>
          </table:table-cell>
          <table:table-cell office:value-type="float" office:value="1331.00022">
            <text:p>1331.00022</text:p>
          </table:table-cell>
          <table:table-cell office:value-type="float" office:value="1328.778988">
            <text:p>1328.778988</text:p>
          </table:table-cell>
          <table:table-cell/>
          <table:table-cell table:formula="of:=&quot;(&quot;&amp;[.$A8]&amp;&quot;, &quot; &amp;[.B8]&amp;&quot;)&quot;" office:value-type="string" office:string-value="(266.000073, 332.37951)">
            <text:p>(266.000073, 332.37951)</text:p>
          </table:table-cell>
          <table:table-cell table:formula="of:=&quot;(&quot;&amp;[.$C8]&amp;&quot;, &quot; &amp;[.D8]&amp;&quot;)&quot;" office:value-type="string" office:string-value="(1316.000235, 1378.743001)">
            <text:p>(1316.000235, 1378.743001)</text:p>
          </table:table-cell>
          <table:table-cell table:formula="of:=&quot;(&quot;&amp;[.$E8]&amp;&quot;, &quot; &amp;[.F8]&amp;&quot;)&quot;" office:value-type="string" office:string-value="(1331.00022, 1328.778988)">
            <text:p>(1331.00022, 1328.778988)</text:p>
          </table:table-cell>
        </table:table-row>
        <table:table-row table:style-name="ro1">
          <table:table-cell office:value-type="float" office:value="132.000166">
            <text:p>132.000166</text:p>
          </table:table-cell>
          <table:table-cell table:style-name="ce30" office:value-type="float" office:value="13">
            <text:p>13</text:p>
          </table:table-cell>
          <table:table-cell office:value-type="float" office:value="1035.000194">
            <text:p>1035.000194</text:p>
          </table:table-cell>
          <table:table-cell office:value-type="float" office:value="1060.152555">
            <text:p>1060.152555</text:p>
          </table:table-cell>
          <table:table-cell office:value-type="float" office:value="1427.000196">
            <text:p>1427.000196</text:p>
          </table:table-cell>
          <table:table-cell office:value-type="float" office:value="1400.399817">
            <text:p>1400.399817</text:p>
          </table:table-cell>
          <table:table-cell/>
          <table:table-cell table:formula="of:=&quot;(&quot;&amp;[.$A9]&amp;&quot;, &quot; &amp;[.B9]&amp;&quot;)&quot;" office:value-type="string" office:string-value="(132.000166, 13)">
            <text:p>(132.000166, 13)</text:p>
          </table:table-cell>
          <table:table-cell table:formula="of:=&quot;(&quot;&amp;[.$C9]&amp;&quot;, &quot; &amp;[.D9]&amp;&quot;)&quot;" office:value-type="string" office:string-value="(1035.000194, 1060.152555)">
            <text:p>(1035.000194, 1060.152555)</text:p>
          </table:table-cell>
          <table:table-cell table:formula="of:=&quot;(&quot;&amp;[.$E9]&amp;&quot;, &quot; &amp;[.F9]&amp;&quot;)&quot;" office:value-type="string" office:string-value="(1427.000196, 1400.399817)">
            <text:p>(1427.000196, 1400.399817)</text:p>
          </table:table-cell>
        </table:table-row>
        <table:table-row table:style-name="ro1">
          <table:table-cell office:value-type="float" office:value="-24.99989">
            <text:p>-24.99989</text:p>
          </table:table-cell>
          <table:table-cell table:style-name="ce30" office:value-type="float" office:value="-25">
            <text:p>-25</text:p>
          </table:table-cell>
          <table:table-cell office:value-type="float" office:value="-24.999553">
            <text:p>-24.999553</text:p>
          </table:table-cell>
          <table:table-cell office:value-type="float" office:value="-24.999928">
            <text:p>-24.999928</text:p>
          </table:table-cell>
          <table:table-cell office:value-type="float" office:value="-16.999763">
            <text:p>-16.999763</text:p>
          </table:table-cell>
          <table:table-cell office:value-type="float" office:value="55.751141">
            <text:p>55.751141</text:p>
          </table:table-cell>
          <table:table-cell/>
          <table:table-cell table:formula="of:=&quot;(&quot;&amp;[.$A10]&amp;&quot;, &quot; &amp;[.B10]&amp;&quot;)&quot;" office:value-type="string" office:string-value="(-24.99989, -25)">
            <text:p>(-24.99989, -25)</text:p>
          </table:table-cell>
          <table:table-cell table:formula="of:=&quot;(&quot;&amp;[.$C10]&amp;&quot;, &quot; &amp;[.D10]&amp;&quot;)&quot;" office:value-type="string" office:string-value="(-24.999553, -24.999928)">
            <text:p>(-24.999553, -24.999928)</text:p>
          </table:table-cell>
          <table:table-cell table:formula="of:=&quot;(&quot;&amp;[.$E10]&amp;&quot;, &quot; &amp;[.F10]&amp;&quot;)&quot;" office:value-type="string" office:string-value="(-16.999763, 55.751141)">
            <text:p>(-16.999763, 55.751141)</text:p>
          </table:table-cell>
        </table:table-row>
        <table:table-row table:style-name="ro1">
          <table:table-cell office:value-type="float" office:value="-60.999934">
            <text:p>-60.999934</text:p>
          </table:table-cell>
          <table:table-cell office:value-type="float" office:value="2046.976543">
            <text:p>2046.976543</text:p>
          </table:table-cell>
          <table:table-cell office:value-type="float" office:value="-79.999739">
            <text:p>-79.999739</text:p>
          </table:table-cell>
          <table:table-cell office:value-type="float" office:value="-77.823996">
            <text:p>-77.823996</text:p>
          </table:table-cell>
          <table:table-cell office:value-type="float" office:value="-105.999428">
            <text:p>-105.999428</text:p>
          </table:table-cell>
          <table:table-cell office:value-type="float" office:value="-12.85891">
            <text:p>-12.85891</text:p>
          </table:table-cell>
          <table:table-cell/>
          <table:table-cell table:formula="of:=&quot;(&quot;&amp;[.$A11]&amp;&quot;, &quot; &amp;[.B11]&amp;&quot;)&quot;" office:value-type="string" office:string-value="(-60.999934, 2046.976543)">
            <text:p>(-60.999934, 2046.976543)</text:p>
          </table:table-cell>
          <table:table-cell table:formula="of:=&quot;(&quot;&amp;[.$C11]&amp;&quot;, &quot; &amp;[.D11]&amp;&quot;)&quot;" office:value-type="string" office:string-value="(-79.999739, -77.823996)">
            <text:p>(-79.999739, -77.823996)</text:p>
          </table:table-cell>
          <table:table-cell table:formula="of:=&quot;(&quot;&amp;[.$E11]&amp;&quot;, &quot; &amp;[.F11]&amp;&quot;)&quot;" office:value-type="string" office:string-value="(-105.999428, -12.85891)">
            <text:p>(-105.999428, -12.85891)</text:p>
          </table:table-cell>
        </table:table-row>
        <table:table-row table:style-name="ro1">
          <table:table-cell office:value-type="float" office:value="232.000058">
            <text:p>232.000058</text:p>
          </table:table-cell>
          <table:table-cell office:value-type="float" office:value="0.000554">
            <text:p>0.000554</text:p>
          </table:table-cell>
          <table:table-cell office:value-type="float" office:value="885.000168">
            <text:p>885.000168</text:p>
          </table:table-cell>
          <table:table-cell office:value-type="float" office:value="948.29406">
            <text:p>948.29406</text:p>
          </table:table-cell>
          <table:table-cell office:value-type="float" office:value="1826.000142">
            <text:p>1826.000142</text:p>
          </table:table-cell>
          <table:table-cell office:value-type="float" office:value="1967.052772">
            <text:p>1967.052772</text:p>
          </table:table-cell>
          <table:table-cell/>
          <table:table-cell table:formula="of:=&quot;(&quot;&amp;[.$A12]&amp;&quot;, &quot; &amp;[.B12]&amp;&quot;)&quot;" office:value-type="string" office:string-value="(232.000058, 0.000554)">
            <text:p>(232.000058, 0.000554)</text:p>
          </table:table-cell>
          <table:table-cell table:formula="of:=&quot;(&quot;&amp;[.$C12]&amp;&quot;, &quot; &amp;[.D12]&amp;&quot;)&quot;" office:value-type="string" office:string-value="(885.000168, 948.29406)">
            <text:p>(885.000168, 948.29406)</text:p>
          </table:table-cell>
          <table:table-cell table:formula="of:=&quot;(&quot;&amp;[.$E12]&amp;&quot;, &quot; &amp;[.F12]&amp;&quot;)&quot;" office:value-type="string" office:string-value="(1826.000142, 1967.052772)">
            <text:p>(1826.000142, 1967.052772)</text:p>
          </table:table-cell>
        </table:table-row>
        <table:table-row table:style-name="ro1">
          <table:table-cell office:value-type="float" office:value="212.000115">
            <text:p>212.000115</text:p>
          </table:table-cell>
          <table:table-cell table:style-name="ce30" office:value-type="float" office:value="265">
            <text:p>265</text:p>
          </table:table-cell>
          <table:table-cell office:value-type="float" office:value="986.000119">
            <text:p>986.000119</text:p>
          </table:table-cell>
          <table:table-cell office:value-type="float" office:value="1055.755943">
            <text:p>1055.755943</text:p>
          </table:table-cell>
          <table:table-cell office:value-type="float" office:value="1286.000289">
            <text:p>1286.000289</text:p>
          </table:table-cell>
          <table:table-cell office:value-type="float" office:value="1296.356963">
            <text:p>1296.356963</text:p>
          </table:table-cell>
          <table:table-cell/>
          <table:table-cell table:formula="of:=&quot;(&quot;&amp;[.$A13]&amp;&quot;, &quot; &amp;[.B13]&amp;&quot;)&quot;" office:value-type="string" office:string-value="(212.000115, 265)">
            <text:p>(212.000115, 265)</text:p>
          </table:table-cell>
          <table:table-cell table:formula="of:=&quot;(&quot;&amp;[.$C13]&amp;&quot;, &quot; &amp;[.D13]&amp;&quot;)&quot;" office:value-type="string" office:string-value="(986.000119, 1055.755943)">
            <text:p>(986.000119, 1055.755943)</text:p>
          </table:table-cell>
          <table:table-cell table:formula="of:=&quot;(&quot;&amp;[.$E13]&amp;&quot;, &quot; &amp;[.F13]&amp;&quot;)&quot;" office:value-type="string" office:string-value="(1286.000289, 1296.356963)">
            <text:p>(1286.000289, 1296.356963)</text:p>
          </table:table-cell>
        </table:table-row>
        <table:table-row table:style-name="ro1">
          <table:table-cell office:value-type="float" office:value="-38.99995">
            <text:p>-38.99995</text:p>
          </table:table-cell>
          <table:table-cell table:style-name="ce30" office:value-type="float" office:value="-39">
            <text:p>-39</text:p>
          </table:table-cell>
          <table:table-cell office:value-type="float" office:value="120.000563">
            <text:p>120.000563</text:p>
          </table:table-cell>
          <table:table-cell office:value-type="float" office:value="253.843327">
            <text:p>253.843327</text:p>
          </table:table-cell>
          <table:table-cell office:value-type="float" office:value="96.000674">
            <text:p>96.000674</text:p>
          </table:table-cell>
          <table:table-cell office:value-type="float" office:value="168.817087">
            <text:p>168.817087</text:p>
          </table:table-cell>
          <table:table-cell/>
          <table:table-cell table:formula="of:=&quot;(&quot;&amp;[.$A14]&amp;&quot;, &quot; &amp;[.B14]&amp;&quot;)&quot;" office:value-type="string" office:string-value="(-38.99995, -39)">
            <text:p>(-38.99995, -39)</text:p>
          </table:table-cell>
          <table:table-cell table:formula="of:=&quot;(&quot;&amp;[.$C14]&amp;&quot;, &quot; &amp;[.D14]&amp;&quot;)&quot;" office:value-type="string" office:string-value="(120.000563, 253.843327)">
            <text:p>(120.000563, 253.843327)</text:p>
          </table:table-cell>
          <table:table-cell table:formula="of:=&quot;(&quot;&amp;[.$E14]&amp;&quot;, &quot; &amp;[.F14]&amp;&quot;)&quot;" office:value-type="string" office:string-value="(96.000674, 168.817087)">
            <text:p>(96.000674, 168.817087)</text:p>
          </table:table-cell>
        </table:table-row>
        <table:table-row table:style-name="ro1">
          <table:table-cell office:value-type="float" office:value="-180.999841">
            <text:p>-180.999841</text:p>
          </table:table-cell>
          <table:table-cell table:style-name="ce30" office:value-type="float" office:value="-181">
            <text:p>-181</text:p>
          </table:table-cell>
          <table:table-cell table:style-name="ce30" office:value-type="float" office:value="-4">
            <text:p>-4</text:p>
          </table:table-cell>
          <table:table-cell office:value-type="float" office:value="-3.999941">
            <text:p>-3.999941</text:p>
          </table:table-cell>
          <table:table-cell office:value-type="float" office:value="185.001024">
            <text:p>185.001024</text:p>
          </table:table-cell>
          <table:table-cell office:value-type="float" office:value="283.431971">
            <text:p>283.431971</text:p>
          </table:table-cell>
          <table:table-cell/>
          <table:table-cell table:formula="of:=&quot;(&quot;&amp;[.$A15]&amp;&quot;, &quot; &amp;[.B15]&amp;&quot;)&quot;" office:value-type="string" office:string-value="(-180.999841, -181)">
            <text:p>(-180.999841, -181)</text:p>
          </table:table-cell>
          <table:table-cell table:formula="of:=&quot;(&quot;&amp;[.$C15]&amp;&quot;, &quot; &amp;[.D15]&amp;&quot;)&quot;" office:value-type="string" office:string-value="(-4, -3.999941)">
            <text:p>(-4, -3.999941)</text:p>
          </table:table-cell>
          <table:table-cell table:formula="of:=&quot;(&quot;&amp;[.$E15]&amp;&quot;, &quot; &amp;[.F15]&amp;&quot;)&quot;" office:value-type="string" office:string-value="(185.001024, 283.431971)">
            <text:p>(185.001024, 283.431971)</text:p>
          </table:table-cell>
        </table:table-row>
        <table:table-row table:style-name="ro1">
          <table:table-cell office:value-type="float" office:value="230.000052">
            <text:p>230.000052</text:p>
          </table:table-cell>
          <table:table-cell office:value-type="float" office:value="209.614731">
            <text:p>209.614731</text:p>
          </table:table-cell>
          <table:table-cell office:value-type="float" office:value="843.000111">
            <text:p>843.000111</text:p>
          </table:table-cell>
          <table:table-cell office:value-type="float" office:value="771.720108">
            <text:p>771.720108</text:p>
          </table:table-cell>
          <table:table-cell office:value-type="float" office:value="1844.000242">
            <text:p>1844.000242</text:p>
          </table:table-cell>
          <table:table-cell office:value-type="float" office:value="1848.52001">
            <text:p>1848.52001</text:p>
          </table:table-cell>
          <table:table-cell/>
          <table:table-cell table:formula="of:=&quot;(&quot;&amp;[.$A16]&amp;&quot;, &quot; &amp;[.B16]&amp;&quot;)&quot;" office:value-type="string" office:string-value="(230.000052, 209.614731)">
            <text:p>(230.000052, 209.614731)</text:p>
          </table:table-cell>
          <table:table-cell table:formula="of:=&quot;(&quot;&amp;[.$C16]&amp;&quot;, &quot; &amp;[.D16]&amp;&quot;)&quot;" office:value-type="string" office:string-value="(843.000111, 771.720108)">
            <text:p>(843.000111, 771.720108)</text:p>
          </table:table-cell>
          <table:table-cell table:formula="of:=&quot;(&quot;&amp;[.$E16]&amp;&quot;, &quot; &amp;[.F16]&amp;&quot;)&quot;" office:value-type="string" office:string-value="(1844.000242, 1848.52001)">
            <text:p>(1844.000242, 1848.52001)</text:p>
          </table:table-cell>
        </table:table-row>
        <table:table-row table:style-name="ro1">
          <table:table-cell office:value-type="float" office:value="124.00006">
            <text:p>124.00006</text:p>
          </table:table-cell>
          <table:table-cell office:value-type="float" office:value="138.946854">
            <text:p>138.946854</text:p>
          </table:table-cell>
          <table:table-cell office:value-type="float" office:value="1152.000372">
            <text:p>1152.000372</text:p>
          </table:table-cell>
          <table:table-cell office:value-type="float" office:value="1242.459579">
            <text:p>1242.459579</text:p>
          </table:table-cell>
          <table:table-cell office:value-type="float" office:value="1614.000493">
            <text:p>1614.000493</text:p>
          </table:table-cell>
          <table:table-cell office:value-type="float" office:value="1596.163011">
            <text:p>1596.163011</text:p>
          </table:table-cell>
          <table:table-cell/>
          <table:table-cell table:formula="of:=&quot;(&quot;&amp;[.$A17]&amp;&quot;, &quot; &amp;[.B17]&amp;&quot;)&quot;" office:value-type="string" office:string-value="(124.00006, 138.946854)">
            <text:p>(124.00006, 138.946854)</text:p>
          </table:table-cell>
          <table:table-cell table:formula="of:=&quot;(&quot;&amp;[.$C17]&amp;&quot;, &quot; &amp;[.D17]&amp;&quot;)&quot;" office:value-type="string" office:string-value="(1152.000372, 1242.459579)">
            <text:p>(1152.000372, 1242.459579)</text:p>
          </table:table-cell>
          <table:table-cell table:formula="of:=&quot;(&quot;&amp;[.$E17]&amp;&quot;, &quot; &amp;[.F17]&amp;&quot;)&quot;" office:value-type="string" office:string-value="(1614.000493, 1596.163011)">
            <text:p>(1614.000493, 1596.163011)</text:p>
          </table:table-cell>
        </table:table-row>
        <table:table-row table:style-name="ro1">
          <table:table-cell office:value-type="float" office:value="35.000115">
            <text:p>35.000115</text:p>
          </table:table-cell>
          <table:table-cell table:style-name="ce30" office:value-type="float" office:value="0">
            <text:p>0</text:p>
          </table:table-cell>
          <table:table-cell office:value-type="float" office:value="-3.999639">
            <text:p>-3.999639</text:p>
          </table:table-cell>
          <table:table-cell office:value-type="float" office:value="87.061368">
            <text:p>87.061368</text:p>
          </table:table-cell>
          <table:table-cell office:value-type="float" office:value="-33.999547">
            <text:p>-33.999547</text:p>
          </table:table-cell>
          <table:table-cell office:value-type="float" office:value="81.934169">
            <text:p>81.934169</text:p>
          </table:table-cell>
          <table:table-cell/>
          <table:table-cell table:formula="of:=&quot;(&quot;&amp;[.$A18]&amp;&quot;, &quot; &amp;[.B18]&amp;&quot;)&quot;" office:value-type="string" office:string-value="(35.000115, 0)">
            <text:p>(35.000115, 0)</text:p>
          </table:table-cell>
          <table:table-cell table:formula="of:=&quot;(&quot;&amp;[.$C18]&amp;&quot;, &quot; &amp;[.D18]&amp;&quot;)&quot;" office:value-type="string" office:string-value="(-3.999639, 87.061368)">
            <text:p>(-3.999639, 87.061368)</text:p>
          </table:table-cell>
          <table:table-cell table:formula="of:=&quot;(&quot;&amp;[.$E18]&amp;&quot;, &quot; &amp;[.F18]&amp;&quot;)&quot;" office:value-type="string" office:string-value="(-33.999547, 81.934169)">
            <text:p>(-33.999547, 81.934169)</text:p>
          </table:table-cell>
        </table:table-row>
        <table:table-row table:style-name="ro1">
          <table:table-cell office:value-type="float" office:value="-39.999946">
            <text:p>-39.999946</text:p>
          </table:table-cell>
          <table:table-cell table:style-name="ce30" office:value-type="float" office:value="-40">
            <text:p>-40</text:p>
          </table:table-cell>
          <table:table-cell office:value-type="float" office:value="189.001007">
            <text:p>189.001007</text:p>
          </table:table-cell>
          <table:table-cell office:value-type="float" office:value="240.929474">
            <text:p>240.929474</text:p>
          </table:table-cell>
          <table:table-cell office:value-type="float" office:value="-25.999464">
            <text:p>-25.999464</text:p>
          </table:table-cell>
          <table:table-cell office:value-type="float" office:value="23.941812">
            <text:p>23.941812</text:p>
          </table:table-cell>
          <table:table-cell/>
          <table:table-cell table:formula="of:=&quot;(&quot;&amp;[.$A19]&amp;&quot;, &quot; &amp;[.B19]&amp;&quot;)&quot;" office:value-type="string" office:string-value="(-39.999946, -40)">
            <text:p>(-39.999946, -40)</text:p>
          </table:table-cell>
          <table:table-cell table:formula="of:=&quot;(&quot;&amp;[.$C19]&amp;&quot;, &quot; &amp;[.D19]&amp;&quot;)&quot;" office:value-type="string" office:string-value="(189.001007, 240.929474)">
            <text:p>(189.001007, 240.929474)</text:p>
          </table:table-cell>
          <table:table-cell table:formula="of:=&quot;(&quot;&amp;[.$E19]&amp;&quot;, &quot; &amp;[.F19]&amp;&quot;)&quot;" office:value-type="string" office:string-value="(-25.999464, 23.941812)">
            <text:p>(-25.999464, 23.941812)</text:p>
          </table:table-cell>
        </table:table-row>
        <table:table-row table:style-name="ro1">
          <table:table-cell office:value-type="float" office:value="192.000329">
            <text:p>192.000329</text:p>
          </table:table-cell>
          <table:table-cell office:value-type="float" office:value="260.195407">
            <text:p>260.195407</text:p>
          </table:table-cell>
          <table:table-cell office:value-type="float" office:value="703.00013">
            <text:p>703.00013</text:p>
          </table:table-cell>
          <table:table-cell office:value-type="float" office:value="710.85604">
            <text:p>710.85604</text:p>
          </table:table-cell>
          <table:table-cell office:value-type="float" office:value="1677.000135">
            <text:p>1677.000135</text:p>
          </table:table-cell>
          <table:table-cell office:value-type="float" office:value="1692.93547">
            <text:p>1692.93547</text:p>
          </table:table-cell>
          <table:table-cell/>
          <table:table-cell table:formula="of:=&quot;(&quot;&amp;[.$A20]&amp;&quot;, &quot; &amp;[.B20]&amp;&quot;)&quot;" office:value-type="string" office:string-value="(192.000329, 260.195407)">
            <text:p>(192.000329, 260.195407)</text:p>
          </table:table-cell>
          <table:table-cell table:formula="of:=&quot;(&quot;&amp;[.$C20]&amp;&quot;, &quot; &amp;[.D20]&amp;&quot;)&quot;" office:value-type="string" office:string-value="(703.00013, 710.85604)">
            <text:p>(703.00013, 710.85604)</text:p>
          </table:table-cell>
          <table:table-cell table:formula="of:=&quot;(&quot;&amp;[.$E20]&amp;&quot;, &quot; &amp;[.F20]&amp;&quot;)&quot;" office:value-type="string" office:string-value="(1677.000135, 1692.93547)">
            <text:p>(1677.000135, 1692.93547)</text:p>
          </table:table-cell>
        </table:table-row>
        <table:table-row table:style-name="ro1">
          <table:table-cell office:value-type="float" office:value="163.000049">
            <text:p>163.000049</text:p>
          </table:table-cell>
          <table:table-cell office:value-type="float" office:value="212.694861">
            <text:p>212.694861</text:p>
          </table:table-cell>
          <table:table-cell office:value-type="float" office:value="888.000273">
            <text:p>888.000273</text:p>
          </table:table-cell>
          <table:table-cell office:value-type="float" office:value="978.194324">
            <text:p>978.194324</text:p>
          </table:table-cell>
          <table:table-cell office:value-type="float" office:value="1204.00025">
            <text:p>1204.00025</text:p>
          </table:table-cell>
          <table:table-cell office:value-type="float" office:value="1176.679462">
            <text:p>1176.679462</text:p>
          </table:table-cell>
          <table:table-cell/>
          <table:table-cell table:formula="of:=&quot;(&quot;&amp;[.$A21]&amp;&quot;, &quot; &amp;[.B21]&amp;&quot;)&quot;" office:value-type="string" office:string-value="(163.000049, 212.694861)">
            <text:p>(163.000049, 212.694861)</text:p>
          </table:table-cell>
          <table:table-cell table:formula="of:=&quot;(&quot;&amp;[.$C21]&amp;&quot;, &quot; &amp;[.D21]&amp;&quot;)&quot;" office:value-type="string" office:string-value="(888.000273, 978.194324)">
            <text:p>(888.000273, 978.194324)</text:p>
          </table:table-cell>
          <table:table-cell table:formula="of:=&quot;(&quot;&amp;[.$E21]&amp;&quot;, &quot; &amp;[.F21]&amp;&quot;)&quot;" office:value-type="string" office:string-value="(1204.00025, 1176.679462)">
            <text:p>(1204.00025, 1176.679462)</text:p>
          </table:table-cell>
        </table:table-row>
        <table:table-row table:style-name="ro1">
          <table:table-cell office:value-type="float" office:value="-9.99986">
            <text:p>-9.99986</text:p>
          </table:table-cell>
          <table:table-cell office:value-type="float" office:value="16.014902">
            <text:p>16.014902</text:p>
          </table:table-cell>
          <table:table-cell office:value-type="float" office:value="201.002333">
            <text:p>201.002333</text:p>
          </table:table-cell>
          <table:table-cell office:value-type="float" office:value="349.790706">
            <text:p>349.790706</text:p>
          </table:table-cell>
          <table:table-cell office:value-type="float" office:value="-40.999467">
            <text:p>-40.999467</text:p>
          </table:table-cell>
          <table:table-cell office:value-type="float" office:value="-40.999977">
            <text:p>-40.999977</text:p>
          </table:table-cell>
          <table:table-cell/>
          <table:table-cell table:formula="of:=&quot;(&quot;&amp;[.$A22]&amp;&quot;, &quot; &amp;[.B22]&amp;&quot;)&quot;" office:value-type="string" office:string-value="(-9.99986, 16.014902)">
            <text:p>(-9.99986, 16.014902)</text:p>
          </table:table-cell>
          <table:table-cell table:formula="of:=&quot;(&quot;&amp;[.$C22]&amp;&quot;, &quot; &amp;[.D22]&amp;&quot;)&quot;" office:value-type="string" office:string-value="(201.002333, 349.790706)">
            <text:p>(201.002333, 349.790706)</text:p>
          </table:table-cell>
          <table:table-cell table:formula="of:=&quot;(&quot;&amp;[.$E22]&amp;&quot;, &quot; &amp;[.F22]&amp;&quot;)&quot;" office:value-type="string" office:string-value="(-40.999467, -40.999977)">
            <text:p>(-40.999467, -40.999977)</text:p>
          </table:table-cell>
        </table:table-row>
        <table:table-row table:style-name="ro1">
          <table:table-cell office:value-type="float" office:value="-15.999906">
            <text:p>-15.999906</text:p>
          </table:table-cell>
          <table:table-cell table:style-name="ce30" office:value-type="float" office:value="-16">
            <text:p>-16</text:p>
          </table:table-cell>
          <table:table-cell office:value-type="float" office:value="-15.999654">
            <text:p>-15.999654</text:p>
          </table:table-cell>
          <table:table-cell office:value-type="float" office:value="150.570364">
            <text:p>150.570364</text:p>
          </table:table-cell>
          <table:table-cell office:value-type="float" office:value="116.002529">
            <text:p>116.002529</text:p>
          </table:table-cell>
          <table:table-cell office:value-type="float" office:value="202.191108">
            <text:p>202.191108</text:p>
          </table:table-cell>
          <table:table-cell/>
          <table:table-cell table:formula="of:=&quot;(&quot;&amp;[.$A23]&amp;&quot;, &quot; &amp;[.B23]&amp;&quot;)&quot;" office:value-type="string" office:string-value="(-15.999906, -16)">
            <text:p>(-15.999906, -16)</text:p>
          </table:table-cell>
          <table:table-cell table:formula="of:=&quot;(&quot;&amp;[.$C23]&amp;&quot;, &quot; &amp;[.D23]&amp;&quot;)&quot;" office:value-type="string" office:string-value="(-15.999654, 150.570364)">
            <text:p>(-15.999654, 150.570364)</text:p>
          </table:table-cell>
          <table:table-cell table:formula="of:=&quot;(&quot;&amp;[.$E23]&amp;&quot;, &quot; &amp;[.F23]&amp;&quot;)&quot;" office:value-type="string" office:string-value="(116.002529, 202.191108)">
            <text:p>(116.002529, 202.191108)</text:p>
          </table:table-cell>
        </table:table-row>
        <table:table-row table:style-name="ro1">
          <table:table-cell office:value-type="float" office:value="131.000279">
            <text:p>131.000279</text:p>
          </table:table-cell>
          <table:table-cell office:value-type="float" office:value="170.625327">
            <text:p>170.625327</text:p>
          </table:table-cell>
          <table:table-cell office:value-type="float" office:value="1012.000226">
            <text:p>1012.000226</text:p>
          </table:table-cell>
          <table:table-cell office:value-type="float" office:value="1099.896843">
            <text:p>1099.896843</text:p>
          </table:table-cell>
          <table:table-cell office:value-type="float" office:value="1876.000366">
            <text:p>1876.000366</text:p>
          </table:table-cell>
          <table:table-cell office:value-type="float" office:value="1816.893494">
            <text:p>1816.893494</text:p>
          </table:table-cell>
          <table:table-cell/>
          <table:table-cell table:formula="of:=&quot;(&quot;&amp;[.$A24]&amp;&quot;, &quot; &amp;[.B24]&amp;&quot;)&quot;" office:value-type="string" office:string-value="(131.000279, 170.625327)">
            <text:p>(131.000279, 170.625327)</text:p>
          </table:table-cell>
          <table:table-cell table:formula="of:=&quot;(&quot;&amp;[.$C24]&amp;&quot;, &quot; &amp;[.D24]&amp;&quot;)&quot;" office:value-type="string" office:string-value="(1012.000226, 1099.896843)">
            <text:p>(1012.000226, 1099.896843)</text:p>
          </table:table-cell>
          <table:table-cell table:formula="of:=&quot;(&quot;&amp;[.$E24]&amp;&quot;, &quot; &amp;[.F24]&amp;&quot;)&quot;" office:value-type="string" office:string-value="(1876.000366, 1816.893494)">
            <text:p>(1876.000366, 1816.893494)</text:p>
          </table:table-cell>
        </table:table-row>
        <table:table-row table:style-name="ro1">
          <table:table-cell office:value-type="float" office:value="204.00017">
            <text:p>204.00017</text:p>
          </table:table-cell>
          <table:table-cell table:style-name="ce30" office:value-type="float" office:value="160">
            <text:p>160</text:p>
          </table:table-cell>
          <table:table-cell office:value-type="float" office:value="995.000242">
            <text:p>995.000242</text:p>
          </table:table-cell>
          <table:table-cell office:value-type="float" office:value="1076.54149">
            <text:p>1076.54149</text:p>
          </table:table-cell>
          <table:table-cell office:value-type="float" office:value="1865.000378">
            <text:p>1865.000378</text:p>
          </table:table-cell>
          <table:table-cell office:value-type="float" office:value="2046.976543">
            <text:p>2046.976543</text:p>
          </table:table-cell>
          <table:table-cell/>
          <table:table-cell table:formula="of:=&quot;(&quot;&amp;[.$A25]&amp;&quot;, &quot; &amp;[.B25]&amp;&quot;)&quot;" office:value-type="string" office:string-value="(204.00017, 160)">
            <text:p>(204.00017, 160)</text:p>
          </table:table-cell>
          <table:table-cell table:formula="of:=&quot;(&quot;&amp;[.$C25]&amp;&quot;, &quot; &amp;[.D25]&amp;&quot;)&quot;" office:value-type="string" office:string-value="(995.000242, 1076.54149)">
            <text:p>(995.000242, 1076.54149)</text:p>
          </table:table-cell>
          <table:table-cell table:formula="of:=&quot;(&quot;&amp;[.$E25]&amp;&quot;, &quot; &amp;[.F25]&amp;&quot;)&quot;" office:value-type="string" office:string-value="(1865.000378, 2046.976543)">
            <text:p>(1865.000378, 2046.976543)</text:p>
          </table:table-cell>
        </table:table-row>
        <table:table-row table:style-name="ro1">
          <table:table-cell office:value-type="float" office:value="-108.999855">
            <text:p>-108.999855</text:p>
          </table:table-cell>
          <table:table-cell table:style-name="ce30" office:value-type="float" office:value="-127">
            <text:p>-127</text:p>
          </table:table-cell>
          <table:table-cell office:value-type="float" office:value="74.000283">
            <text:p>74.000283</text:p>
          </table:table-cell>
          <table:table-cell office:value-type="float" office:value="150.250986">
            <text:p>150.250986</text:p>
          </table:table-cell>
          <table:table-cell office:value-type="float" office:value="56.000721">
            <text:p>56.000721</text:p>
          </table:table-cell>
          <table:table-cell office:value-type="float" office:value="145.774565">
            <text:p>145.774565</text:p>
          </table:table-cell>
          <table:table-cell/>
          <table:table-cell table:formula="of:=&quot;(&quot;&amp;[.$A26]&amp;&quot;, &quot; &amp;[.B26]&amp;&quot;)&quot;" office:value-type="string" office:string-value="(-108.999855, -127)">
            <text:p>(-108.999855, -127)</text:p>
          </table:table-cell>
          <table:table-cell table:formula="of:=&quot;(&quot;&amp;[.$C26]&amp;&quot;, &quot; &amp;[.D26]&amp;&quot;)&quot;" office:value-type="string" office:string-value="(74.000283, 150.250986)">
            <text:p>(74.000283, 150.250986)</text:p>
          </table:table-cell>
          <table:table-cell table:formula="of:=&quot;(&quot;&amp;[.$E26]&amp;&quot;, &quot; &amp;[.F26]&amp;&quot;)&quot;" office:value-type="string" office:string-value="(56.000721, 145.774565)">
            <text:p>(56.000721, 145.774565)</text:p>
          </table:table-cell>
        </table:table-row>
        <table:table-row table:style-name="ro1">
          <table:table-cell table:style-name="ce30" office:value-type="float" office:value="-109">
            <text:p>-109</text:p>
          </table:table-cell>
          <table:table-cell table:style-name="ce30" office:value-type="float" office:value="-47">
            <text:p>-47</text:p>
          </table:table-cell>
          <table:table-cell office:value-type="float" office:value="-101.999849">
            <text:p>-101.999849</text:p>
          </table:table-cell>
          <table:table-cell office:value-type="float" office:value="-101.999992">
            <text:p>-101.999992</text:p>
          </table:table-cell>
          <table:table-cell office:value-type="float" office:value="-61.999734">
            <text:p>-61.999734</text:p>
          </table:table-cell>
          <table:table-cell office:value-type="float" office:value="29.72713">
            <text:p>29.72713</text:p>
          </table:table-cell>
          <table:table-cell/>
          <table:table-cell table:formula="of:=&quot;(&quot;&amp;[.$A27]&amp;&quot;, &quot; &amp;[.B27]&amp;&quot;)&quot;" office:value-type="string" office:string-value="(-109, -47)">
            <text:p>(-109, -47)</text:p>
          </table:table-cell>
          <table:table-cell table:formula="of:=&quot;(&quot;&amp;[.$C27]&amp;&quot;, &quot; &amp;[.D27]&amp;&quot;)&quot;" office:value-type="string" office:string-value="(-101.999849, -101.999992)">
            <text:p>(-101.999849, -101.999992)</text:p>
          </table:table-cell>
          <table:table-cell table:formula="of:=&quot;(&quot;&amp;[.$E27]&amp;&quot;, &quot; &amp;[.F27]&amp;&quot;)&quot;" office:value-type="string" office:string-value="(-61.999734, 29.72713)">
            <text:p>(-61.999734, 29.72713)</text:p>
          </table:table-cell>
        </table:table-row>
        <table:table-row table:style-name="ro1">
          <table:table-cell office:value-type="float" office:value="-9.999886">
            <text:p>-9.999886</text:p>
          </table:table-cell>
          <table:table-cell office:value-type="float" office:value="575.928571">
            <text:p>575.928571</text:p>
          </table:table-cell>
          <table:table-cell office:value-type="float" office:value="1334.000289">
            <text:p>1334.000289</text:p>
          </table:table-cell>
          <table:table-cell office:value-type="float" office:value="1509.202735">
            <text:p>1509.202735</text:p>
          </table:table-cell>
          <table:table-cell office:value-type="float" office:value="1630.000472">
            <text:p>1630.000472</text:p>
          </table:table-cell>
          <table:table-cell office:value-type="float" office:value="1645.109134">
            <text:p>1645.109134</text:p>
          </table:table-cell>
          <table:table-cell/>
          <table:table-cell table:formula="of:=&quot;(&quot;&amp;[.$A28]&amp;&quot;, &quot; &amp;[.B28]&amp;&quot;)&quot;" office:value-type="string" office:string-value="(-9.999886, 575.928571)">
            <text:p>(-9.999886, 575.928571)</text:p>
          </table:table-cell>
          <table:table-cell table:formula="of:=&quot;(&quot;&amp;[.$C28]&amp;&quot;, &quot; &amp;[.D28]&amp;&quot;)&quot;" office:value-type="string" office:string-value="(1334.000289, 1509.202735)">
            <text:p>(1334.000289, 1509.202735)</text:p>
          </table:table-cell>
          <table:table-cell table:formula="of:=&quot;(&quot;&amp;[.$E28]&amp;&quot;, &quot; &amp;[.F28]&amp;&quot;)&quot;" office:value-type="string" office:string-value="(1630.000472, 1645.109134)">
            <text:p>(1630.000472, 1645.109134)</text:p>
          </table:table-cell>
        </table:table-row>
        <table:table-row table:style-name="ro1">
          <table:table-cell office:value-type="float" office:value="467.000066">
            <text:p>467.000066</text:p>
          </table:table-cell>
          <table:table-cell table:style-name="ce30" office:value-type="float" office:value="31">
            <text:p>31</text:p>
          </table:table-cell>
          <table:table-cell office:value-type="float" office:value="1216.00017">
            <text:p>1216.00017</text:p>
          </table:table-cell>
          <table:table-cell office:value-type="float" office:value="1262.489181">
            <text:p>1262.489181</text:p>
          </table:table-cell>
          <table:table-cell office:value-type="float" office:value="1403.000316">
            <text:p>1403.000316</text:p>
          </table:table-cell>
          <table:table-cell office:value-type="float" office:value="1382.196602">
            <text:p>1382.196602</text:p>
          </table:table-cell>
          <table:table-cell/>
          <table:table-cell table:formula="of:=&quot;(&quot;&amp;[.$A29]&amp;&quot;, &quot; &amp;[.B29]&amp;&quot;)&quot;" office:value-type="string" office:string-value="(467.000066, 31)">
            <text:p>(467.000066, 31)</text:p>
          </table:table-cell>
          <table:table-cell table:formula="of:=&quot;(&quot;&amp;[.$C29]&amp;&quot;, &quot; &amp;[.D29]&amp;&quot;)&quot;" office:value-type="string" office:string-value="(1216.00017, 1262.489181)">
            <text:p>(1216.00017, 1262.489181)</text:p>
          </table:table-cell>
          <table:table-cell table:formula="of:=&quot;(&quot;&amp;[.$E29]&amp;&quot;, &quot; &amp;[.F29]&amp;&quot;)&quot;" office:value-type="string" office:string-value="(1403.000316, 1382.196602)">
            <text:p>(1403.000316, 1382.196602)</text:p>
          </table:table-cell>
        </table:table-row>
        <table:table-row table:style-name="ro1">
          <table:table-cell office:value-type="float" office:value="212.000103">
            <text:p>212.000103</text:p>
          </table:table-cell>
          <table:table-cell table:style-name="ce30" office:value-type="float" office:value="-2">
            <text:p>-2</text:p>
          </table:table-cell>
          <table:table-cell office:value-type="float" office:value="65.000426">
            <text:p>65.000426</text:p>
          </table:table-cell>
          <table:table-cell office:value-type="float" office:value="156.788535">
            <text:p>156.788535</text:p>
          </table:table-cell>
          <table:table-cell office:value-type="float" office:value="-2.999739">
            <text:p>-2.999739</text:p>
          </table:table-cell>
          <table:table-cell office:value-type="float" office:value="6.896751">
            <text:p>6.896751</text:p>
          </table:table-cell>
          <table:table-cell/>
          <table:table-cell table:formula="of:=&quot;(&quot;&amp;[.$A30]&amp;&quot;, &quot; &amp;[.B30]&amp;&quot;)&quot;" office:value-type="string" office:string-value="(212.000103, -2)">
            <text:p>(212.000103, -2)</text:p>
          </table:table-cell>
          <table:table-cell table:formula="of:=&quot;(&quot;&amp;[.$C30]&amp;&quot;, &quot; &amp;[.D30]&amp;&quot;)&quot;" office:value-type="string" office:string-value="(65.000426, 156.788535)">
            <text:p>(65.000426, 156.788535)</text:p>
          </table:table-cell>
          <table:table-cell table:formula="of:=&quot;(&quot;&amp;[.$E30]&amp;&quot;, &quot; &amp;[.F30]&amp;&quot;)&quot;" office:value-type="string" office:string-value="(-2.999739, 6.896751)">
            <text:p>(-2.999739, 6.896751)</text:p>
          </table:table-cell>
        </table:table-row>
        <table:table-row table:style-name="ro1">
          <table:table-cell office:value-type="float" office:value="-1.999965">
            <text:p>-1.999965</text:p>
          </table:table-cell>
          <table:table-cell table:style-name="ce30" office:value-type="float" office:value="-34">
            <text:p>-34</text:p>
          </table:table-cell>
          <table:table-cell office:value-type="float" office:value="-11.999825">
            <text:p>-11.999825</text:p>
          </table:table-cell>
          <table:table-cell office:value-type="float" office:value="34.189183">
            <text:p>34.189183</text:p>
          </table:table-cell>
          <table:table-cell office:value-type="float" office:value="135.003194">
            <text:p>135.003194</text:p>
          </table:table-cell>
          <table:table-cell office:value-type="float" office:value="230.39125">
            <text:p>230.39125</text:p>
          </table:table-cell>
          <table:table-cell/>
          <table:table-cell table:formula="of:=&quot;(&quot;&amp;[.$A31]&amp;&quot;, &quot; &amp;[.B31]&amp;&quot;)&quot;" office:value-type="string" office:string-value="(-1.999965, -34)">
            <text:p>(-1.999965, -34)</text:p>
          </table:table-cell>
          <table:table-cell table:formula="of:=&quot;(&quot;&amp;[.$C31]&amp;&quot;, &quot; &amp;[.D31]&amp;&quot;)&quot;" office:value-type="string" office:string-value="(-11.999825, 34.189183)">
            <text:p>(-11.999825, 34.189183)</text:p>
          </table:table-cell>
          <table:table-cell table:formula="of:=&quot;(&quot;&amp;[.$E31]&amp;&quot;, &quot; &amp;[.F31]&amp;&quot;)&quot;" office:value-type="string" office:string-value="(135.003194, 230.39125)">
            <text:p>(135.003194, 230.39125)</text:p>
          </table:table-cell>
        </table:table-row>
        <table:table-row table:style-name="ro1">
          <table:table-cell office:value-type="float" office:value="-33.999839">
            <text:p>-33.999839</text:p>
          </table:table-cell>
          <table:table-cell office:value-type="float" office:value="175.043861">
            <text:p>175.043861</text:p>
          </table:table-cell>
          <table:table-cell office:value-type="float" office:value="1166.00013">
            <text:p>1166.00013</text:p>
          </table:table-cell>
          <table:table-cell office:value-type="float" office:value="1168.225321">
            <text:p>1168.225321</text:p>
          </table:table-cell>
          <table:table-cell office:value-type="float" office:value="1500.000507">
            <text:p>1500.000507</text:p>
          </table:table-cell>
          <table:table-cell office:value-type="float" office:value="1564.093624">
            <text:p>1564.093624</text:p>
          </table:table-cell>
          <table:table-cell/>
          <table:table-cell table:formula="of:=&quot;(&quot;&amp;[.$A32]&amp;&quot;, &quot; &amp;[.B32]&amp;&quot;)&quot;" office:value-type="string" office:string-value="(-33.999839, 175.043861)">
            <text:p>(-33.999839, 175.043861)</text:p>
          </table:table-cell>
          <table:table-cell table:formula="of:=&quot;(&quot;&amp;[.$C32]&amp;&quot;, &quot; &amp;[.D32]&amp;&quot;)&quot;" office:value-type="string" office:string-value="(1166.00013, 1168.225321)">
            <text:p>(1166.00013, 1168.225321)</text:p>
          </table:table-cell>
          <table:table-cell table:formula="of:=&quot;(&quot;&amp;[.$E32]&amp;&quot;, &quot; &amp;[.F32]&amp;&quot;)&quot;" office:value-type="string" office:string-value="(1500.000507, 1564.093624)">
            <text:p>(1500.000507, 1564.093624)</text:p>
          </table:table-cell>
        </table:table-row>
        <table:table-row table:style-name="ro1">
          <table:table-cell office:value-type="float" office:value="172.000057">
            <text:p>172.000057</text:p>
          </table:table-cell>
          <table:table-cell table:style-name="ce30" office:value-type="float" office:value="37">
            <text:p>37</text:p>
          </table:table-cell>
          <table:table-cell office:value-type="float" office:value="915.000226">
            <text:p>915.000226</text:p>
          </table:table-cell>
          <table:table-cell office:value-type="float" office:value="904.470839">
            <text:p>904.470839</text:p>
          </table:table-cell>
          <table:table-cell office:value-type="float" office:value="1516.000473">
            <text:p>1516.000473</text:p>
          </table:table-cell>
          <table:table-cell office:value-type="float" office:value="1555.818008">
            <text:p>1555.818008</text:p>
          </table:table-cell>
          <table:table-cell/>
          <table:table-cell table:formula="of:=&quot;(&quot;&amp;[.$A33]&amp;&quot;, &quot; &amp;[.B33]&amp;&quot;)&quot;" office:value-type="string" office:string-value="(172.000057, 37)">
            <text:p>(172.000057, 37)</text:p>
          </table:table-cell>
          <table:table-cell table:formula="of:=&quot;(&quot;&amp;[.$C33]&amp;&quot;, &quot; &amp;[.D33]&amp;&quot;)&quot;" office:value-type="string" office:string-value="(915.000226, 904.470839)">
            <text:p>(915.000226, 904.470839)</text:p>
          </table:table-cell>
          <table:table-cell table:formula="of:=&quot;(&quot;&amp;[.$E33]&amp;&quot;, &quot; &amp;[.F33]&amp;&quot;)&quot;" office:value-type="string" office:string-value="(1516.000473, 1555.818008)">
            <text:p>(1516.000473, 1555.818008)</text:p>
          </table:table-cell>
        </table:table-row>
        <table:table-row table:style-name="ro1">
          <table:table-cell office:value-type="float" office:value="271.000085">
            <text:p>271.000085</text:p>
          </table:table-cell>
          <table:table-cell office:value-type="float" office:value="93.688309">
            <text:p>93.688309</text:p>
          </table:table-cell>
          <table:table-cell office:value-type="float" office:value="78.004276">
            <text:p>78.004276</text:p>
          </table:table-cell>
          <table:table-cell office:value-type="float" office:value="150.420063">
            <text:p>150.420063</text:p>
          </table:table-cell>
          <table:table-cell office:value-type="float" office:value="6.000247">
            <text:p>6.000247</text:p>
          </table:table-cell>
          <table:table-cell office:value-type="float" office:value="55.60861">
            <text:p>55.60861</text:p>
          </table:table-cell>
          <table:table-cell/>
          <table:table-cell table:formula="of:=&quot;(&quot;&amp;[.$A34]&amp;&quot;, &quot; &amp;[.B34]&amp;&quot;)&quot;" office:value-type="string" office:string-value="(271.000085, 93.688309)">
            <text:p>(271.000085, 93.688309)</text:p>
          </table:table-cell>
          <table:table-cell table:formula="of:=&quot;(&quot;&amp;[.$C34]&amp;&quot;, &quot; &amp;[.D34]&amp;&quot;)&quot;" office:value-type="string" office:string-value="(78.004276, 150.420063)">
            <text:p>(78.004276, 150.420063)</text:p>
          </table:table-cell>
          <table:table-cell table:formula="of:=&quot;(&quot;&amp;[.$E34]&amp;&quot;, &quot; &amp;[.F34]&amp;&quot;)&quot;" office:value-type="string" office:string-value="(6.000247, 55.60861)">
            <text:p>(6.000247, 55.60861)</text:p>
          </table:table-cell>
        </table:table-row>
        <table:table-row table:style-name="ro1">
          <table:table-cell office:value-type="float" office:value="-15.999957">
            <text:p>-15.999957</text:p>
          </table:table-cell>
          <table:table-cell table:style-name="ce30" office:value-type="float" office:value="-33">
            <text:p>-33</text:p>
          </table:table-cell>
          <table:table-cell office:value-type="float" office:value="152.000231">
            <text:p>152.000231</text:p>
          </table:table-cell>
          <table:table-cell office:value-type="float" office:value="285.089909">
            <text:p>285.089909</text:p>
          </table:table-cell>
          <table:table-cell office:value-type="float" office:value="-95.999577">
            <text:p>-95.999577</text:p>
          </table:table-cell>
          <table:table-cell office:value-type="float" office:value="-52.07445">
            <text:p>-52.07445</text:p>
          </table:table-cell>
          <table:table-cell/>
          <table:table-cell table:formula="of:=&quot;(&quot;&amp;[.$A35]&amp;&quot;, &quot; &amp;[.B35]&amp;&quot;)&quot;" office:value-type="string" office:string-value="(-15.999957, -33)">
            <text:p>(-15.999957, -33)</text:p>
          </table:table-cell>
          <table:table-cell table:formula="of:=&quot;(&quot;&amp;[.$C35]&amp;&quot;, &quot; &amp;[.D35]&amp;&quot;)&quot;" office:value-type="string" office:string-value="(152.000231, 285.089909)">
            <text:p>(152.000231, 285.089909)</text:p>
          </table:table-cell>
          <table:table-cell table:formula="of:=&quot;(&quot;&amp;[.$E35]&amp;&quot;, &quot; &amp;[.F35]&amp;&quot;)&quot;" office:value-type="string" office:string-value="(-95.999577, -52.07445)">
            <text:p>(-95.999577, -52.07445)</text:p>
          </table:table-cell>
        </table:table-row>
        <table:table-row table:style-name="ro1">
          <table:table-cell office:value-type="float" office:value="-32.999902">
            <text:p>-32.999902</text:p>
          </table:table-cell>
          <table:table-cell table:style-name="ce30" office:value-type="float" office:value="74">
            <text:p>74</text:p>
          </table:table-cell>
          <table:table-cell office:value-type="float" office:value="1009.000202">
            <text:p>1009.000202</text:p>
          </table:table-cell>
          <table:table-cell office:value-type="float" office:value="972.263705">
            <text:p>972.263705</text:p>
          </table:table-cell>
          <table:table-cell office:value-type="float" office:value="1891.000248">
            <text:p>1891.000248</text:p>
          </table:table-cell>
          <table:table-cell office:value-type="float" office:value="1819.305809">
            <text:p>1819.305809</text:p>
          </table:table-cell>
          <table:table-cell/>
          <table:table-cell table:formula="of:=&quot;(&quot;&amp;[.$A36]&amp;&quot;, &quot; &amp;[.B36]&amp;&quot;)&quot;" office:value-type="string" office:string-value="(-32.999902, 74)">
            <text:p>(-32.999902, 74)</text:p>
          </table:table-cell>
          <table:table-cell table:formula="of:=&quot;(&quot;&amp;[.$C36]&amp;&quot;, &quot; &amp;[.D36]&amp;&quot;)&quot;" office:value-type="string" office:string-value="(1009.000202, 972.263705)">
            <text:p>(1009.000202, 972.263705)</text:p>
          </table:table-cell>
          <table:table-cell table:formula="of:=&quot;(&quot;&amp;[.$E36]&amp;&quot;, &quot; &amp;[.F36]&amp;&quot;)&quot;" office:value-type="string" office:string-value="(1891.000248, 1819.305809)">
            <text:p>(1891.000248, 1819.305809)</text:p>
          </table:table-cell>
        </table:table-row>
        <table:table-row table:style-name="ro1">
          <table:table-cell office:value-type="float" office:value="345.000123">
            <text:p>345.000123</text:p>
          </table:table-cell>
          <table:table-cell office:value-type="float" office:value="236.548617">
            <text:p>236.548617</text:p>
          </table:table-cell>
          <table:table-cell office:value-type="float" office:value="850.000368">
            <text:p>850.000368</text:p>
          </table:table-cell>
          <table:table-cell office:value-type="float" office:value="810.497755">
            <text:p>810.497755</text:p>
          </table:table-cell>
          <table:table-cell office:value-type="float" office:value="1180.00019">
            <text:p>1180.00019</text:p>
          </table:table-cell>
          <table:table-cell office:value-type="float" office:value="1189.182575">
            <text:p>1189.182575</text:p>
          </table:table-cell>
          <table:table-cell/>
          <table:table-cell table:formula="of:=&quot;(&quot;&amp;[.$A37]&amp;&quot;, &quot; &amp;[.B37]&amp;&quot;)&quot;" office:value-type="string" office:string-value="(345.000123, 236.548617)">
            <text:p>(345.000123, 236.548617)</text:p>
          </table:table-cell>
          <table:table-cell table:formula="of:=&quot;(&quot;&amp;[.$C37]&amp;&quot;, &quot; &amp;[.D37]&amp;&quot;)&quot;" office:value-type="string" office:string-value="(850.000368, 810.497755)">
            <text:p>(850.000368, 810.497755)</text:p>
          </table:table-cell>
          <table:table-cell table:formula="of:=&quot;(&quot;&amp;[.$E37]&amp;&quot;, &quot; &amp;[.F37]&amp;&quot;)&quot;" office:value-type="string" office:string-value="(1180.00019, 1189.182575)">
            <text:p>(1180.00019, 1189.182575)</text:p>
          </table:table-cell>
        </table:table-row>
        <table:table-row table:style-name="ro1">
          <table:table-cell office:value-type="float" office:value="182.000092">
            <text:p>182.000092</text:p>
          </table:table-cell>
          <table:table-cell office:value-type="float" office:value="-7.063623">
            <text:p>-7.063623</text:p>
          </table:table-cell>
          <table:table-cell office:value-type="float" office:value="189.001798">
            <text:p>189.001798</text:p>
          </table:table-cell>
          <table:table-cell office:value-type="float" office:value="254.673596">
            <text:p>254.673596</text:p>
          </table:table-cell>
          <table:table-cell office:value-type="float" office:value="85.002764">
            <text:p>85.002764</text:p>
          </table:table-cell>
          <table:table-cell office:value-type="float" office:value="222.414202">
            <text:p>222.414202</text:p>
          </table:table-cell>
          <table:table-cell/>
          <table:table-cell table:formula="of:=&quot;(&quot;&amp;[.$A38]&amp;&quot;, &quot; &amp;[.B38]&amp;&quot;)&quot;" office:value-type="string" office:string-value="(182.000092, -7.063623)">
            <text:p>(182.000092, -7.063623)</text:p>
          </table:table-cell>
          <table:table-cell table:formula="of:=&quot;(&quot;&amp;[.$C38]&amp;&quot;, &quot; &amp;[.D38]&amp;&quot;)&quot;" office:value-type="string" office:string-value="(189.001798, 254.673596)">
            <text:p>(189.001798, 254.673596)</text:p>
          </table:table-cell>
          <table:table-cell table:formula="of:=&quot;(&quot;&amp;[.$E38]&amp;&quot;, &quot; &amp;[.F38]&amp;&quot;)&quot;" office:value-type="string" office:string-value="(85.002764, 222.414202)">
            <text:p>(85.002764, 222.414202)</text:p>
          </table:table-cell>
        </table:table-row>
        <table:table-row table:style-name="ro1">
          <table:table-cell office:value-type="float" office:value="-34.999875">
            <text:p>-34.999875</text:p>
          </table:table-cell>
          <table:table-cell table:style-name="ce30" office:value-type="float" office:value="-55">
            <text:p>-55</text:p>
          </table:table-cell>
          <table:table-cell office:value-type="float" office:value="-62.999802">
            <text:p>-62.999802</text:p>
          </table:table-cell>
          <table:table-cell office:value-type="float" office:value="-27.937667">
            <text:p>-27.937667</text:p>
          </table:table-cell>
          <table:table-cell office:value-type="float" office:value="-18.999444">
            <text:p>-18.999444</text:p>
          </table:table-cell>
          <table:table-cell office:value-type="float" office:value="-18.999981">
            <text:p>-18.999981</text:p>
          </table:table-cell>
          <table:table-cell/>
          <table:table-cell table:formula="of:=&quot;(&quot;&amp;[.$A39]&amp;&quot;, &quot; &amp;[.B39]&amp;&quot;)&quot;" office:value-type="string" office:string-value="(-34.999875, -55)">
            <text:p>(-34.999875, -55)</text:p>
          </table:table-cell>
          <table:table-cell table:formula="of:=&quot;(&quot;&amp;[.$C39]&amp;&quot;, &quot; &amp;[.D39]&amp;&quot;)&quot;" office:value-type="string" office:string-value="(-62.999802, -27.937667)">
            <text:p>(-62.999802, -27.937667)</text:p>
          </table:table-cell>
          <table:table-cell table:formula="of:=&quot;(&quot;&amp;[.$E39]&amp;&quot;, &quot; &amp;[.F39]&amp;&quot;)&quot;" office:value-type="string" office:string-value="(-18.999444, -18.999981)">
            <text:p>(-18.999444, -18.999981)</text:p>
          </table:table-cell>
        </table:table-row>
        <table:table-row table:style-name="ro1">
          <table:table-cell office:value-type="float" office:value="-91.999933">
            <text:p>-91.999933</text:p>
          </table:table-cell>
          <table:table-cell office:value-type="float" office:value="153.593916">
            <text:p>153.593916</text:p>
          </table:table-cell>
          <table:table-cell office:value-type="float" office:value="1149.000177">
            <text:p>1149.000177</text:p>
          </table:table-cell>
          <table:table-cell office:value-type="float" office:value="1261.732246">
            <text:p>1261.732246</text:p>
          </table:table-cell>
          <table:table-cell office:value-type="float" office:value="1676.000374">
            <text:p>1676.000374</text:p>
          </table:table-cell>
          <table:table-cell office:value-type="float" office:value="1692.969925">
            <text:p>1692.969925</text:p>
          </table:table-cell>
          <table:table-cell/>
          <table:table-cell table:formula="of:=&quot;(&quot;&amp;[.$A40]&amp;&quot;, &quot; &amp;[.B40]&amp;&quot;)&quot;" office:value-type="string" office:string-value="(-91.999933, 153.593916)">
            <text:p>(-91.999933, 153.593916)</text:p>
          </table:table-cell>
          <table:table-cell table:formula="of:=&quot;(&quot;&amp;[.$C40]&amp;&quot;, &quot; &amp;[.D40]&amp;&quot;)&quot;" office:value-type="string" office:string-value="(1149.000177, 1261.732246)">
            <text:p>(1149.000177, 1261.732246)</text:p>
          </table:table-cell>
          <table:table-cell table:formula="of:=&quot;(&quot;&amp;[.$E40]&amp;&quot;, &quot; &amp;[.F40]&amp;&quot;)&quot;" office:value-type="string" office:string-value="(1676.000374, 1692.969925)">
            <text:p>(1676.000374, 1692.969925)</text:p>
          </table:table-cell>
        </table:table-row>
        <table:table-row table:style-name="ro1">
          <table:table-cell office:value-type="float" office:value="151.000077">
            <text:p>151.000077</text:p>
          </table:table-cell>
          <table:table-cell office:value-type="float" office:value="190.126091">
            <text:p>190.126091</text:p>
          </table:table-cell>
          <table:table-cell office:value-type="float" office:value="829.00008">
            <text:p>829.00008</text:p>
          </table:table-cell>
          <table:table-cell office:value-type="float" office:value="933.650876">
            <text:p>933.650876</text:p>
          </table:table-cell>
          <table:table-cell office:value-type="float" office:value="1297.00015">
            <text:p>1297.00015</text:p>
          </table:table-cell>
          <table:table-cell office:value-type="float" office:value="1293.732438">
            <text:p>1293.732438</text:p>
          </table:table-cell>
          <table:table-cell/>
          <table:table-cell table:formula="of:=&quot;(&quot;&amp;[.$A41]&amp;&quot;, &quot; &amp;[.B41]&amp;&quot;)&quot;" office:value-type="string" office:string-value="(151.000077, 190.126091)">
            <text:p>(151.000077, 190.126091)</text:p>
          </table:table-cell>
          <table:table-cell table:formula="of:=&quot;(&quot;&amp;[.$C41]&amp;&quot;, &quot; &amp;[.D41]&amp;&quot;)&quot;" office:value-type="string" office:string-value="(829.00008, 933.650876)">
            <text:p>(829.00008, 933.650876)</text:p>
          </table:table-cell>
          <table:table-cell table:formula="of:=&quot;(&quot;&amp;[.$E41]&amp;&quot;, &quot; &amp;[.F41]&amp;&quot;)&quot;" office:value-type="string" office:string-value="(1297.00015, 1293.732438)">
            <text:p>(1297.00015, 1293.732438)</text:p>
          </table:table-cell>
        </table:table-row>
        <table:table-row table:style-name="ro1">
          <table:table-cell office:value-type="float" office:value="-54.999907">
            <text:p>-54.999907</text:p>
          </table:table-cell>
          <table:table-cell table:style-name="ce30" office:value-type="float" office:value="-61">
            <text:p>-61</text:p>
          </table:table-cell>
          <table:table-cell office:value-type="float" office:value="-10.999728">
            <text:p>-10.999728</text:p>
          </table:table-cell>
          <table:table-cell office:value-type="float" office:value="57.829605">
            <text:p>57.829605</text:p>
          </table:table-cell>
          <table:table-cell office:value-type="float" office:value="186.000237">
            <text:p>186.000237</text:p>
          </table:table-cell>
          <table:table-cell office:value-type="float" office:value="311.447466">
            <text:p>311.447466</text:p>
          </table:table-cell>
          <table:table-cell/>
          <table:table-cell table:formula="of:=&quot;(&quot;&amp;[.$A42]&amp;&quot;, &quot; &amp;[.B42]&amp;&quot;)&quot;" office:value-type="string" office:string-value="(-54.999907, -61)">
            <text:p>(-54.999907, -61)</text:p>
          </table:table-cell>
          <table:table-cell table:formula="of:=&quot;(&quot;&amp;[.$C42]&amp;&quot;, &quot; &amp;[.D42]&amp;&quot;)&quot;" office:value-type="string" office:string-value="(-10.999728, 57.829605)">
            <text:p>(-10.999728, 57.829605)</text:p>
          </table:table-cell>
          <table:table-cell table:formula="of:=&quot;(&quot;&amp;[.$E42]&amp;&quot;, &quot; &amp;[.F42]&amp;&quot;)&quot;" office:value-type="string" office:string-value="(186.000237, 311.447466)">
            <text:p>(186.000237, 311.447466)</text:p>
          </table:table-cell>
        </table:table-row>
        <table:table-row table:style-name="ro1">
          <table:table-cell office:value-type="float" office:value="-28.999938">
            <text:p>-28.999938</text:p>
          </table:table-cell>
          <table:table-cell office:value-type="float" office:value="-8.502134">
            <text:p>-8.502134</text:p>
          </table:table-cell>
          <table:table-cell office:value-type="float" office:value="12.000162">
            <text:p>12.000162</text:p>
          </table:table-cell>
          <table:table-cell office:value-type="float" office:value="43.360814">
            <text:p>43.360814</text:p>
          </table:table-cell>
          <table:table-cell office:value-type="float" office:value="89.00271">
            <text:p>89.00271</text:p>
          </table:table-cell>
          <table:table-cell office:value-type="float" office:value="152.000007">
            <text:p>152.000007</text:p>
          </table:table-cell>
          <table:table-cell/>
          <table:table-cell table:formula="of:=&quot;(&quot;&amp;[.$A43]&amp;&quot;, &quot; &amp;[.B43]&amp;&quot;)&quot;" office:value-type="string" office:string-value="(-28.999938, -8.502134)">
            <text:p>(-28.999938, -8.502134)</text:p>
          </table:table-cell>
          <table:table-cell table:formula="of:=&quot;(&quot;&amp;[.$C43]&amp;&quot;, &quot; &amp;[.D43]&amp;&quot;)&quot;" office:value-type="string" office:string-value="(12.000162, 43.360814)">
            <text:p>(12.000162, 43.360814)</text:p>
          </table:table-cell>
          <table:table-cell table:formula="of:=&quot;(&quot;&amp;[.$E43]&amp;&quot;, &quot; &amp;[.F43]&amp;&quot;)&quot;" office:value-type="string" office:string-value="(89.00271, 152.000007)">
            <text:p>(89.00271, 152.000007)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formula="of:=MAX([.A4:.F43])" office:value-type="float" office:value="2046.976543">
            <text:p>2046.976543</text:p>
          </table:table-cell>
          <table:table-cell table:formula="of:=MIN([.A4:.F43])" office:value-type="float" office:value="-181">
            <text:p>-181</text:p>
          </table:table-cell>
          <table:table-cell table:number-columns-repeated="8"/>
        </table:table-row>
      </table:table>
      <table:table table:name="ub_comp" table:style-name="ta1">
        <table:table-column table:style-name="co1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3" table:number-rows-repeated="2">
          <table:table-cell table:number-columns-repeated="10"/>
        </table:table-row>
        <table:table-row table:style-name="ro3">
          <table:table-cell office:value-type="string">
            <text:p>20 mip</text:p>
          </table:table-cell>
          <table:table-cell office:value-type="string">
            <text:p>20 newmip</text:p>
          </table:table-cell>
          <table:table-cell office:value-type="string">
            <text:p>50 mip</text:p>
          </table:table-cell>
          <table:table-cell office:value-type="string">
            <text:p>50 newmip</text:p>
          </table:table-cell>
          <table:table-cell office:value-type="string">
            <text:p>75 mip</text:p>
          </table:table-cell>
          <table:table-cell office:value-type="string">
            <text:p>75 newmip</text:p>
          </table:table-cell>
          <table:table-cell/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548">
            <text:p>548</text:p>
          </table:table-cell>
          <table:table-cell office:value-type="float" office:value="1654">
            <text:p>1654</text:p>
          </table:table-cell>
          <table:table-cell office:value-type="float" office:value="1349">
            <text:p>1349</text:p>
          </table:table-cell>
          <table:table-cell office:value-type="float" office:value="3936">
            <text:p>3936</text:p>
          </table:table-cell>
          <table:table-cell office:value-type="float" office:value="1886">
            <text:p>1886</text:p>
          </table:table-cell>
          <table:table-cell/>
          <table:table-cell table:formula="of:=&quot;(&quot;&amp;[.$A4]&amp;&quot;, &quot; &amp;[.B4]&amp;&quot;)&quot;" office:value-type="string" office:string-value="(925, 548)">
            <text:p>(925, 548)</text:p>
          </table:table-cell>
          <table:table-cell table:formula="of:=&quot;(&quot;&amp;[.$C4]&amp;&quot;, &quot; &amp;[.D4]&amp;&quot;)&quot;" office:value-type="string" office:string-value="(1654, 1349)">
            <text:p>(1654, 1349)</text:p>
          </table:table-cell>
          <table:table-cell table:formula="of:=&quot;(&quot;&amp;[.$E4]&amp;&quot;, &quot; &amp;[.F4]&amp;&quot;)&quot;" office:value-type="string" office:string-value="(3936, 1886)">
            <text:p>(3936, 1886)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282">
            <text:p>282</text:p>
          </table:table-cell>
          <table:table-cell office:value-type="float" office:value="2707">
            <text:p>2707</text:p>
          </table:table-cell>
          <table:table-cell office:value-type="float" office:value="937">
            <text:p>937</text:p>
          </table:table-cell>
          <table:table-cell office:value-type="float" office:value="3123">
            <text:p>3123</text:p>
          </table:table-cell>
          <table:table-cell office:value-type="float" office:value="1741">
            <text:p>1741</text:p>
          </table:table-cell>
          <table:table-cell/>
          <table:table-cell table:formula="of:=&quot;(&quot;&amp;[.$A5]&amp;&quot;, &quot; &amp;[.B5]&amp;&quot;)&quot;" office:value-type="string" office:string-value="(1204, 282)">
            <text:p>(1204, 282)</text:p>
          </table:table-cell>
          <table:table-cell table:formula="of:=&quot;(&quot;&amp;[.$C5]&amp;&quot;, &quot; &amp;[.D5]&amp;&quot;)&quot;" office:value-type="string" office:string-value="(2707, 937)">
            <text:p>(2707, 937)</text:p>
          </table:table-cell>
          <table:table-cell table:formula="of:=&quot;(&quot;&amp;[.$E5]&amp;&quot;, &quot; &amp;[.F5]&amp;&quot;)&quot;" office:value-type="string" office:string-value="(3123, 1741)">
            <text:p>(3123, 1741)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220">
            <text:p>220</text:p>
          </table:table-cell>
          <table:table-cell office:value-type="float" office:value="2861">
            <text:p>2861</text:p>
          </table:table-cell>
          <table:table-cell office:value-type="float" office:value="181">
            <text:p>181</text:p>
          </table:table-cell>
          <table:table-cell office:value-type="float" office:value="1933">
            <text:p>1933</text:p>
          </table:table-cell>
          <table:table-cell office:value-type="float" office:value="193">
            <text:p>193</text:p>
          </table:table-cell>
          <table:table-cell/>
          <table:table-cell table:formula="of:=&quot;(&quot;&amp;[.$A6]&amp;&quot;, &quot; &amp;[.B6]&amp;&quot;)&quot;" office:value-type="string" office:string-value="(817, 220)">
            <text:p>(817, 220)</text:p>
          </table:table-cell>
          <table:table-cell table:formula="of:=&quot;(&quot;&amp;[.$C6]&amp;&quot;, &quot; &amp;[.D6]&amp;&quot;)&quot;" office:value-type="string" office:string-value="(2861, 181)">
            <text:p>(2861, 181)</text:p>
          </table:table-cell>
          <table:table-cell table:formula="of:=&quot;(&quot;&amp;[.$E6]&amp;&quot;, &quot; &amp;[.F6]&amp;&quot;)&quot;" office:value-type="string" office:string-value="(1933, 193)">
            <text:p>(1933, 193)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-47">
            <text:p>-47</text:p>
          </table:table-cell>
          <table:table-cell office:value-type="float" office:value="2804">
            <text:p>2804</text:p>
          </table:table-cell>
          <table:table-cell office:value-type="float" office:value="183">
            <text:p>183</text:p>
          </table:table-cell>
          <table:table-cell office:value-type="float" office:value="3143">
            <text:p>3143</text:p>
          </table:table-cell>
          <table:table-cell office:value-type="float" office:value="415">
            <text:p>415</text:p>
          </table:table-cell>
          <table:table-cell/>
          <table:table-cell table:formula="of:=&quot;(&quot;&amp;[.$A7]&amp;&quot;, &quot; &amp;[.B7]&amp;&quot;)&quot;" office:value-type="string" office:string-value="(1170, -47)">
            <text:p>(1170, -47)</text:p>
          </table:table-cell>
          <table:table-cell table:formula="of:=&quot;(&quot;&amp;[.$C7]&amp;&quot;, &quot; &amp;[.D7]&amp;&quot;)&quot;" office:value-type="string" office:string-value="(2804, 183)">
            <text:p>(2804, 183)</text:p>
          </table:table-cell>
          <table:table-cell table:formula="of:=&quot;(&quot;&amp;[.$E7]&amp;&quot;, &quot; &amp;[.F7]&amp;&quot;)&quot;" office:value-type="string" office:string-value="(3143, 415)">
            <text:p>(3143, 415)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502">
            <text:p>502</text:p>
          </table:table-cell>
          <table:table-cell office:value-type="float" office:value="2705">
            <text:p>2705</text:p>
          </table:table-cell>
          <table:table-cell office:value-type="float" office:value="1622">
            <text:p>1622</text:p>
          </table:table-cell>
          <table:table-cell office:value-type="float" office:value="3245">
            <text:p>3245</text:p>
          </table:table-cell>
          <table:table-cell office:value-type="float" office:value="1575">
            <text:p>1575</text:p>
          </table:table-cell>
          <table:table-cell/>
          <table:table-cell table:formula="of:=&quot;(&quot;&amp;[.$A8]&amp;&quot;, &quot; &amp;[.B8]&amp;&quot;)&quot;" office:value-type="string" office:string-value="(1010, 502)">
            <text:p>(1010, 502)</text:p>
          </table:table-cell>
          <table:table-cell table:formula="of:=&quot;(&quot;&amp;[.$C8]&amp;&quot;, &quot; &amp;[.D8]&amp;&quot;)&quot;" office:value-type="string" office:string-value="(2705, 1622)">
            <text:p>(2705, 1622)</text:p>
          </table:table-cell>
          <table:table-cell table:formula="of:=&quot;(&quot;&amp;[.$E8]&amp;&quot;, &quot; &amp;[.F8]&amp;&quot;)&quot;" office:value-type="string" office:string-value="(3245, 1575)">
            <text:p>(3245, 1575)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323">
            <text:p>323</text:p>
          </table:table-cell>
          <table:table-cell office:value-type="float" office:value="3101">
            <text:p>3101</text:p>
          </table:table-cell>
          <table:table-cell office:value-type="float" office:value="1177">
            <text:p>1177</text:p>
          </table:table-cell>
          <table:table-cell office:value-type="float" office:value="4739">
            <text:p>4739</text:p>
          </table:table-cell>
          <table:table-cell office:value-type="float" office:value="1724">
            <text:p>1724</text:p>
          </table:table-cell>
          <table:table-cell/>
          <table:table-cell table:formula="of:=&quot;(&quot;&amp;[.$A9]&amp;&quot;, &quot; &amp;[.B9]&amp;&quot;)&quot;" office:value-type="string" office:string-value="(815, 323)">
            <text:p>(815, 323)</text:p>
          </table:table-cell>
          <table:table-cell table:formula="of:=&quot;(&quot;&amp;[.$C9]&amp;&quot;, &quot; &amp;[.D9]&amp;&quot;)&quot;" office:value-type="string" office:string-value="(3101, 1177)">
            <text:p>(3101, 1177)</text:p>
          </table:table-cell>
          <table:table-cell table:formula="of:=&quot;(&quot;&amp;[.$E9]&amp;&quot;, &quot; &amp;[.F9]&amp;&quot;)&quot;" office:value-type="string" office:string-value="(4739, 1724)">
            <text:p>(4739, 1724)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99">
            <text:p>99</text:p>
          </table:table-cell>
          <table:table-cell office:value-type="float" office:value="1364">
            <text:p>1364</text:p>
          </table:table-cell>
          <table:table-cell office:value-type="float" office:value="185">
            <text:p>185</text:p>
          </table:table-cell>
          <table:table-cell office:value-type="float" office:value="3170">
            <text:p>3170</text:p>
          </table:table-cell>
          <table:table-cell office:value-type="float" office:value="239">
            <text:p>239</text:p>
          </table:table-cell>
          <table:table-cell/>
          <table:table-cell table:formula="of:=&quot;(&quot;&amp;[.$A10]&amp;&quot;, &quot; &amp;[.B10]&amp;&quot;)&quot;" office:value-type="string" office:string-value="(1127, 99)">
            <text:p>(1127, 99)</text:p>
          </table:table-cell>
          <table:table-cell table:formula="of:=&quot;(&quot;&amp;[.$C10]&amp;&quot;, &quot; &amp;[.D10]&amp;&quot;)&quot;" office:value-type="string" office:string-value="(1364, 185)">
            <text:p>(1364, 185)</text:p>
          </table:table-cell>
          <table:table-cell table:formula="of:=&quot;(&quot;&amp;[.$E10]&amp;&quot;, &quot; &amp;[.F10]&amp;&quot;)&quot;" office:value-type="string" office:string-value="(3170, 239)">
            <text:p>(3170, 239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-61">
            <text:p>-61</text:p>
          </table:table-cell>
          <table:table-cell office:value-type="float" office:value="2573">
            <text:p>2573</text:p>
          </table:table-cell>
          <table:table-cell office:value-type="float" office:value="109">
            <text:p>109</text:p>
          </table:table-cell>
          <table:table-cell office:value-type="float" office:value="806">
            <text:p>806</text:p>
          </table:table-cell>
          <table:table-cell office:value-type="float" office:value="87">
            <text:p>87</text:p>
          </table:table-cell>
          <table:table-cell/>
          <table:table-cell table:formula="of:=&quot;(&quot;&amp;[.$A11]&amp;&quot;, &quot; &amp;[.B11]&amp;&quot;)&quot;" office:value-type="string" office:string-value="(970, -61)">
            <text:p>(970, -61)</text:p>
          </table:table-cell>
          <table:table-cell table:formula="of:=&quot;(&quot;&amp;[.$C11]&amp;&quot;, &quot; &amp;[.D11]&amp;&quot;)&quot;" office:value-type="string" office:string-value="(2573, 109)">
            <text:p>(2573, 109)</text:p>
          </table:table-cell>
          <table:table-cell table:formula="of:=&quot;(&quot;&amp;[.$E11]&amp;&quot;, &quot; &amp;[.F11]&amp;&quot;)&quot;" office:value-type="string" office:string-value="(806, 87)">
            <text:p>(806, 87)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333">
            <text:p>333</text:p>
          </table:table-cell>
          <table:table-cell office:value-type="float" office:value="1945">
            <text:p>1945</text:p>
          </table:table-cell>
          <table:table-cell office:value-type="float" office:value="1203">
            <text:p>1203</text:p>
          </table:table-cell>
          <table:table-cell office:value-type="float" office:value="3323">
            <text:p>3323</text:p>
          </table:table-cell>
          <table:table-cell office:value-type="float" office:value="2193">
            <text:p>2193</text:p>
          </table:table-cell>
          <table:table-cell/>
          <table:table-cell table:formula="of:=&quot;(&quot;&amp;[.$A12]&amp;&quot;, &quot; &amp;[.B12]&amp;&quot;)&quot;" office:value-type="string" office:string-value="(1013, 333)">
            <text:p>(1013, 333)</text:p>
          </table:table-cell>
          <table:table-cell table:formula="of:=&quot;(&quot;&amp;[.$C12]&amp;&quot;, &quot; &amp;[.D12]&amp;&quot;)&quot;" office:value-type="string" office:string-value="(1945, 1203)">
            <text:p>(1945, 1203)</text:p>
          </table:table-cell>
          <table:table-cell table:formula="of:=&quot;(&quot;&amp;[.$E12]&amp;&quot;, &quot; &amp;[.F12]&amp;&quot;)&quot;" office:value-type="string" office:string-value="(3323, 2193)">
            <text:p>(3323, 2193)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430">
            <text:p>430</text:p>
          </table:table-cell>
          <table:table-cell office:value-type="float" office:value="2970">
            <text:p>2970</text:p>
          </table:table-cell>
          <table:table-cell office:value-type="float" office:value="1158">
            <text:p>1158</text:p>
          </table:table-cell>
          <table:table-cell office:value-type="float" office:value="2266">
            <text:p>2266</text:p>
          </table:table-cell>
          <table:table-cell office:value-type="float" office:value="1633">
            <text:p>1633</text:p>
          </table:table-cell>
          <table:table-cell/>
          <table:table-cell table:formula="of:=&quot;(&quot;&amp;[.$A13]&amp;&quot;, &quot; &amp;[.B13]&amp;&quot;)&quot;" office:value-type="string" office:string-value="(1031, 430)">
            <text:p>(1031, 430)</text:p>
          </table:table-cell>
          <table:table-cell table:formula="of:=&quot;(&quot;&amp;[.$C13]&amp;&quot;, &quot; &amp;[.D13]&amp;&quot;)&quot;" office:value-type="string" office:string-value="(2970, 1158)">
            <text:p>(2970, 1158)</text:p>
          </table:table-cell>
          <table:table-cell table:formula="of:=&quot;(&quot;&amp;[.$E13]&amp;&quot;, &quot; &amp;[.F13]&amp;&quot;)&quot;" office:value-type="string" office:string-value="(2266, 1633)">
            <text:p>(2266, 1633)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27">
            <text:p>27</text:p>
          </table:table-cell>
          <table:table-cell office:value-type="float" office:value="672">
            <text:p>672</text:p>
          </table:table-cell>
          <table:table-cell office:value-type="float" office:value="285">
            <text:p>285</text:p>
          </table:table-cell>
          <table:table-cell office:value-type="float" office:value="977">
            <text:p>977</text:p>
          </table:table-cell>
          <table:table-cell office:value-type="float" office:value="236">
            <text:p>236</text:p>
          </table:table-cell>
          <table:table-cell/>
          <table:table-cell table:formula="of:=&quot;(&quot;&amp;[.$A14]&amp;&quot;, &quot; &amp;[.B14]&amp;&quot;)&quot;" office:value-type="string" office:string-value="(1070, 27)">
            <text:p>(1070, 27)</text:p>
          </table:table-cell>
          <table:table-cell table:formula="of:=&quot;(&quot;&amp;[.$C14]&amp;&quot;, &quot; &amp;[.D14]&amp;&quot;)&quot;" office:value-type="string" office:string-value="(672, 285)">
            <text:p>(672, 285)</text:p>
          </table:table-cell>
          <table:table-cell table:formula="of:=&quot;(&quot;&amp;[.$E14]&amp;&quot;, &quot; &amp;[.F14]&amp;&quot;)&quot;" office:value-type="string" office:string-value="(977, 236)">
            <text:p>(977, 236)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-102">
            <text:p>-102</text:p>
          </table:table-cell>
          <table:table-cell office:value-type="float" office:value="515">
            <text:p>515</text:p>
          </table:table-cell>
          <table:table-cell office:value-type="float" office:value="109">
            <text:p>109</text:p>
          </table:table-cell>
          <table:table-cell office:value-type="float" office:value="965">
            <text:p>965</text:p>
          </table:table-cell>
          <table:table-cell office:value-type="float" office:value="554">
            <text:p>554</text:p>
          </table:table-cell>
          <table:table-cell/>
          <table:table-cell table:formula="of:=&quot;(&quot;&amp;[.$A15]&amp;&quot;, &quot; &amp;[.B15]&amp;&quot;)&quot;" office:value-type="string" office:string-value="(1037, -102)">
            <text:p>(1037, -102)</text:p>
          </table:table-cell>
          <table:table-cell table:formula="of:=&quot;(&quot;&amp;[.$C15]&amp;&quot;, &quot; &amp;[.D15]&amp;&quot;)&quot;" office:value-type="string" office:string-value="(515, 109)">
            <text:p>(515, 109)</text:p>
          </table:table-cell>
          <table:table-cell table:formula="of:=&quot;(&quot;&amp;[.$E15]&amp;&quot;, &quot; &amp;[.F15]&amp;&quot;)&quot;" office:value-type="string" office:string-value="(965, 554)">
            <text:p>(965, 554)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303">
            <text:p>303</text:p>
          </table:table-cell>
          <table:table-cell office:value-type="float" office:value="2816">
            <text:p>2816</text:p>
          </table:table-cell>
          <table:table-cell office:value-type="float" office:value="1100">
            <text:p>1100</text:p>
          </table:table-cell>
          <table:table-cell office:value-type="float" office:value="2546">
            <text:p>2546</text:p>
          </table:table-cell>
          <table:table-cell office:value-type="float" office:value="2054">
            <text:p>2054</text:p>
          </table:table-cell>
          <table:table-cell/>
          <table:table-cell table:formula="of:=&quot;(&quot;&amp;[.$A16]&amp;&quot;, &quot; &amp;[.B16]&amp;&quot;)&quot;" office:value-type="string" office:string-value="(738, 303)">
            <text:p>(738, 303)</text:p>
          </table:table-cell>
          <table:table-cell table:formula="of:=&quot;(&quot;&amp;[.$C16]&amp;&quot;, &quot; &amp;[.D16]&amp;&quot;)&quot;" office:value-type="string" office:string-value="(2816, 1100)">
            <text:p>(2816, 1100)</text:p>
          </table:table-cell>
          <table:table-cell table:formula="of:=&quot;(&quot;&amp;[.$E16]&amp;&quot;, &quot; &amp;[.F16]&amp;&quot;)&quot;" office:value-type="string" office:string-value="(2546, 2054)">
            <text:p>(2546, 2054)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328">
            <text:p>328</text:p>
          </table:table-cell>
          <table:table-cell office:value-type="float" office:value="1861">
            <text:p>1861</text:p>
          </table:table-cell>
          <table:table-cell office:value-type="float" office:value="1413">
            <text:p>1413</text:p>
          </table:table-cell>
          <table:table-cell office:value-type="float" office:value="2516">
            <text:p>2516</text:p>
          </table:table-cell>
          <table:table-cell office:value-type="float" office:value="1856">
            <text:p>1856</text:p>
          </table:table-cell>
          <table:table-cell/>
          <table:table-cell table:formula="of:=&quot;(&quot;&amp;[.$A17]&amp;&quot;, &quot; &amp;[.B17]&amp;&quot;)&quot;" office:value-type="string" office:string-value="(1022, 328)">
            <text:p>(1022, 328)</text:p>
          </table:table-cell>
          <table:table-cell table:formula="of:=&quot;(&quot;&amp;[.$C17]&amp;&quot;, &quot; &amp;[.D17]&amp;&quot;)&quot;" office:value-type="string" office:string-value="(1861, 1413)">
            <text:p>(1861, 1413)</text:p>
          </table:table-cell>
          <table:table-cell table:formula="of:=&quot;(&quot;&amp;[.$E17]&amp;&quot;, &quot; &amp;[.F17]&amp;&quot;)&quot;" office:value-type="string" office:string-value="(2516, 1856)">
            <text:p>(2516, 1856)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180">
            <text:p>180</text:p>
          </table:table-cell>
          <table:table-cell office:value-type="float" office:value="640">
            <text:p>640</text:p>
          </table:table-cell>
          <table:table-cell office:value-type="float" office:value="188">
            <text:p>188</text:p>
          </table:table-cell>
          <table:table-cell office:value-type="float" office:value="3241">
            <text:p>3241</text:p>
          </table:table-cell>
          <table:table-cell office:value-type="float" office:value="204">
            <text:p>204</text:p>
          </table:table-cell>
          <table:table-cell/>
          <table:table-cell table:formula="of:=&quot;(&quot;&amp;[.$A18]&amp;&quot;, &quot; &amp;[.B18]&amp;&quot;)&quot;" office:value-type="string" office:string-value="(1018, 180)">
            <text:p>(1018, 180)</text:p>
          </table:table-cell>
          <table:table-cell table:formula="of:=&quot;(&quot;&amp;[.$C18]&amp;&quot;, &quot; &amp;[.D18]&amp;&quot;)&quot;" office:value-type="string" office:string-value="(640, 188)">
            <text:p>(640, 188)</text:p>
          </table:table-cell>
          <table:table-cell table:formula="of:=&quot;(&quot;&amp;[.$E18]&amp;&quot;, &quot; &amp;[.F18]&amp;&quot;)&quot;" office:value-type="string" office:string-value="(3241, 204)">
            <text:p>(3241, 204)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73">
            <text:p>73</text:p>
          </table:table-cell>
          <table:table-cell office:value-type="float" office:value="688">
            <text:p>688</text:p>
          </table:table-cell>
          <table:table-cell office:value-type="float" office:value="351">
            <text:p>351</text:p>
          </table:table-cell>
          <table:table-cell office:value-type="float" office:value="3223">
            <text:p>3223</text:p>
          </table:table-cell>
          <table:table-cell office:value-type="float" office:value="362">
            <text:p>362</text:p>
          </table:table-cell>
          <table:table-cell/>
          <table:table-cell table:formula="of:=&quot;(&quot;&amp;[.$A19]&amp;&quot;, &quot; &amp;[.B19]&amp;&quot;)&quot;" office:value-type="string" office:string-value="(1048, 73)">
            <text:p>(1048, 73)</text:p>
          </table:table-cell>
          <table:table-cell table:formula="of:=&quot;(&quot;&amp;[.$C19]&amp;&quot;, &quot; &amp;[.D19]&amp;&quot;)&quot;" office:value-type="string" office:string-value="(688, 351)">
            <text:p>(688, 351)</text:p>
          </table:table-cell>
          <table:table-cell table:formula="of:=&quot;(&quot;&amp;[.$E19]&amp;&quot;, &quot; &amp;[.F19]&amp;&quot;)&quot;" office:value-type="string" office:string-value="(3223, 362)">
            <text:p>(3223, 362)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410">
            <text:p>410</text:p>
          </table:table-cell>
          <table:table-cell office:value-type="float" office:value="2080">
            <text:p>2080</text:p>
          </table:table-cell>
          <table:table-cell office:value-type="float" office:value="983">
            <text:p>983</text:p>
          </table:table-cell>
          <table:table-cell office:value-type="float" office:value="3765">
            <text:p>3765</text:p>
          </table:table-cell>
          <table:table-cell office:value-type="float" office:value="2050">
            <text:p>2050</text:p>
          </table:table-cell>
          <table:table-cell/>
          <table:table-cell table:formula="of:=&quot;(&quot;&amp;[.$A20]&amp;&quot;, &quot; &amp;[.B20]&amp;&quot;)&quot;" office:value-type="string" office:string-value="(1212, 410)">
            <text:p>(1212, 410)</text:p>
          </table:table-cell>
          <table:table-cell table:formula="of:=&quot;(&quot;&amp;[.$C20]&amp;&quot;, &quot; &amp;[.D20]&amp;&quot;)&quot;" office:value-type="string" office:string-value="(2080, 983)">
            <text:p>(2080, 983)</text:p>
          </table:table-cell>
          <table:table-cell table:formula="of:=&quot;(&quot;&amp;[.$E20]&amp;&quot;, &quot; &amp;[.F20]&amp;&quot;)&quot;" office:value-type="string" office:string-value="(3765, 2050)">
            <text:p>(3765, 2050)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347">
            <text:p>347</text:p>
          </table:table-cell>
          <table:table-cell office:value-type="float" office:value="2556">
            <text:p>2556</text:p>
          </table:table-cell>
          <table:table-cell office:value-type="float" office:value="1034">
            <text:p>1034</text:p>
          </table:table-cell>
          <table:table-cell office:value-type="float" office:value="2072">
            <text:p>2072</text:p>
          </table:table-cell>
          <table:table-cell office:value-type="float" office:value="1528">
            <text:p>1528</text:p>
          </table:table-cell>
          <table:table-cell/>
          <table:table-cell table:formula="of:=&quot;(&quot;&amp;[.$A21]&amp;&quot;, &quot; &amp;[.B21]&amp;&quot;)&quot;" office:value-type="string" office:string-value="(884, 347)">
            <text:p>(884, 347)</text:p>
          </table:table-cell>
          <table:table-cell table:formula="of:=&quot;(&quot;&amp;[.$C21]&amp;&quot;, &quot; &amp;[.D21]&amp;&quot;)&quot;" office:value-type="string" office:string-value="(2556, 1034)">
            <text:p>(2556, 1034)</text:p>
          </table:table-cell>
          <table:table-cell table:formula="of:=&quot;(&quot;&amp;[.$E21]&amp;&quot;, &quot; &amp;[.F21]&amp;&quot;)&quot;" office:value-type="string" office:string-value="(2072, 1528)">
            <text:p>(2072, 1528)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98">
            <text:p>98</text:p>
          </table:table-cell>
          <table:table-cell office:value-type="float" office:value="945">
            <text:p>945</text:p>
          </table:table-cell>
          <table:table-cell office:value-type="float" office:value="379">
            <text:p>379</text:p>
          </table:table-cell>
          <table:table-cell office:value-type="float" office:value="1112">
            <text:p>1112</text:p>
          </table:table-cell>
          <table:table-cell office:value-type="float" office:value="195">
            <text:p>195</text:p>
          </table:table-cell>
          <table:table-cell/>
          <table:table-cell table:formula="of:=&quot;(&quot;&amp;[.$A22]&amp;&quot;, &quot; &amp;[.B22]&amp;&quot;)&quot;" office:value-type="string" office:string-value="(1025, 98)">
            <text:p>(1025, 98)</text:p>
          </table:table-cell>
          <table:table-cell table:formula="of:=&quot;(&quot;&amp;[.$C22]&amp;&quot;, &quot; &amp;[.D22]&amp;&quot;)&quot;" office:value-type="string" office:string-value="(945, 379)">
            <text:p>(945, 379)</text:p>
          </table:table-cell>
          <table:table-cell table:formula="of:=&quot;(&quot;&amp;[.$E22]&amp;&quot;, &quot; &amp;[.F22]&amp;&quot;)&quot;" office:value-type="string" office:string-value="(1112, 195)">
            <text:p>(1112, 195)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41">
            <text:p>41</text:p>
          </table:table-cell>
          <table:table-cell office:value-type="float" office:value="773">
            <text:p>773</text:p>
          </table:table-cell>
          <table:table-cell office:value-type="float" office:value="235">
            <text:p>235</text:p>
          </table:table-cell>
          <table:table-cell office:value-type="float" office:value="1035">
            <text:p>1035</text:p>
          </table:table-cell>
          <table:table-cell office:value-type="float" office:value="323">
            <text:p>323</text:p>
          </table:table-cell>
          <table:table-cell/>
          <table:table-cell table:formula="of:=&quot;(&quot;&amp;[.$A23]&amp;&quot;, &quot; &amp;[.B23]&amp;&quot;)&quot;" office:value-type="string" office:string-value="(1098, 41)">
            <text:p>(1098, 41)</text:p>
          </table:table-cell>
          <table:table-cell table:formula="of:=&quot;(&quot;&amp;[.$C23]&amp;&quot;, &quot; &amp;[.D23]&amp;&quot;)&quot;" office:value-type="string" office:string-value="(773, 235)">
            <text:p>(773, 235)</text:p>
          </table:table-cell>
          <table:table-cell table:formula="of:=&quot;(&quot;&amp;[.$E23]&amp;&quot;, &quot; &amp;[.F23]&amp;&quot;)&quot;" office:value-type="string" office:string-value="(1035, 323)">
            <text:p>(1035, 323)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367">
            <text:p>367</text:p>
          </table:table-cell>
          <table:table-cell office:value-type="float" office:value="2678">
            <text:p>2678</text:p>
          </table:table-cell>
          <table:table-cell office:value-type="float" office:value="1233">
            <text:p>1233</text:p>
          </table:table-cell>
          <table:table-cell office:value-type="float" office:value="4557">
            <text:p>4557</text:p>
          </table:table-cell>
          <table:table-cell office:value-type="float" office:value="2156">
            <text:p>2156</text:p>
          </table:table-cell>
          <table:table-cell/>
          <table:table-cell table:formula="of:=&quot;(&quot;&amp;[.$A24]&amp;&quot;, &quot; &amp;[.B24]&amp;&quot;)&quot;" office:value-type="string" office:string-value="(969, 367)">
            <text:p>(969, 367)</text:p>
          </table:table-cell>
          <table:table-cell table:formula="of:=&quot;(&quot;&amp;[.$C24]&amp;&quot;, &quot; &amp;[.D24]&amp;&quot;)&quot;" office:value-type="string" office:string-value="(2678, 1233)">
            <text:p>(2678, 1233)</text:p>
          </table:table-cell>
          <table:table-cell table:formula="of:=&quot;(&quot;&amp;[.$E24]&amp;&quot;, &quot; &amp;[.F24]&amp;&quot;)&quot;" office:value-type="string" office:string-value="(4557, 2156)">
            <text:p>(4557, 2156)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310">
            <text:p>310</text:p>
          </table:table-cell>
          <table:table-cell office:value-type="float" office:value="1650">
            <text:p>1650</text:p>
          </table:table-cell>
          <table:table-cell office:value-type="float" office:value="1190">
            <text:p>1190</text:p>
          </table:table-cell>
          <table:table-cell office:value-type="float" office:value="3645">
            <text:p>3645</text:p>
          </table:table-cell>
          <table:table-cell office:value-type="float" office:value="2292">
            <text:p>2292</text:p>
          </table:table-cell>
          <table:table-cell/>
          <table:table-cell table:formula="of:=&quot;(&quot;&amp;[.$A25]&amp;&quot;, &quot; &amp;[.B25]&amp;&quot;)&quot;" office:value-type="string" office:string-value="(747, 310)">
            <text:p>(747, 310)</text:p>
          </table:table-cell>
          <table:table-cell table:formula="of:=&quot;(&quot;&amp;[.$C25]&amp;&quot;, &quot; &amp;[.D25]&amp;&quot;)&quot;" office:value-type="string" office:string-value="(1650, 1190)">
            <text:p>(1650, 1190)</text:p>
          </table:table-cell>
          <table:table-cell table:formula="of:=&quot;(&quot;&amp;[.$E25]&amp;&quot;, &quot; &amp;[.F25]&amp;&quot;)&quot;" office:value-type="string" office:string-value="(3645, 2292)">
            <text:p>(3645, 2292)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72">
            <text:p>72</text:p>
          </table:table-cell>
          <table:table-cell office:value-type="float" office:value="2754">
            <text:p>2754</text:p>
          </table:table-cell>
          <table:table-cell office:value-type="float" office:value="198">
            <text:p>198</text:p>
          </table:table-cell>
          <table:table-cell office:value-type="float" office:value="1118">
            <text:p>1118</text:p>
          </table:table-cell>
          <table:table-cell office:value-type="float" office:value="179">
            <text:p>179</text:p>
          </table:table-cell>
          <table:table-cell/>
          <table:table-cell table:formula="of:=&quot;(&quot;&amp;[.$A26]&amp;&quot;, &quot; &amp;[.B26]&amp;&quot;)&quot;" office:value-type="string" office:string-value="(1099, 72)">
            <text:p>(1099, 72)</text:p>
          </table:table-cell>
          <table:table-cell table:formula="of:=&quot;(&quot;&amp;[.$C26]&amp;&quot;, &quot; &amp;[.D26]&amp;&quot;)&quot;" office:value-type="string" office:string-value="(2754, 198)">
            <text:p>(2754, 198)</text:p>
          </table:table-cell>
          <table:table-cell table:formula="of:=&quot;(&quot;&amp;[.$E26]&amp;&quot;, &quot; &amp;[.F26]&amp;&quot;)&quot;" office:value-type="string" office:string-value="(1118, 179)">
            <text:p>(1118, 179)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72">
            <text:p>72</text:p>
          </table:table-cell>
          <table:table-cell office:value-type="float" office:value="2794">
            <text:p>2794</text:p>
          </table:table-cell>
          <table:table-cell office:value-type="float" office:value="44">
            <text:p>44</text:p>
          </table:table-cell>
          <table:table-cell office:value-type="float" office:value="3110">
            <text:p>3110</text:p>
          </table:table-cell>
          <table:table-cell office:value-type="float" office:value="182">
            <text:p>182</text:p>
          </table:table-cell>
          <table:table-cell/>
          <table:table-cell table:formula="of:=&quot;(&quot;&amp;[.$A27]&amp;&quot;, &quot; &amp;[.B27]&amp;&quot;)&quot;" office:value-type="string" office:string-value="(1048, 72)">
            <text:p>(1048, 72)</text:p>
          </table:table-cell>
          <table:table-cell table:formula="of:=&quot;(&quot;&amp;[.$C27]&amp;&quot;, &quot; &amp;[.D27]&amp;&quot;)&quot;" office:value-type="string" office:string-value="(2794, 44)">
            <text:p>(2794, 44)</text:p>
          </table:table-cell>
          <table:table-cell table:formula="of:=&quot;(&quot;&amp;[.$E27]&amp;&quot;, &quot; &amp;[.F27]&amp;&quot;)&quot;" office:value-type="string" office:string-value="(3110, 182)">
            <text:p>(3110, 182)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226">
            <text:p>226</text:p>
          </table:table-cell>
          <table:table-cell office:value-type="float" office:value="2255">
            <text:p>2255</text:p>
          </table:table-cell>
          <table:table-cell office:value-type="float" office:value="1678">
            <text:p>1678</text:p>
          </table:table-cell>
          <table:table-cell office:value-type="float" office:value="2403">
            <text:p>2403</text:p>
          </table:table-cell>
          <table:table-cell office:value-type="float" office:value="1831">
            <text:p>1831</text:p>
          </table:table-cell>
          <table:table-cell/>
          <table:table-cell table:formula="of:=&quot;(&quot;&amp;[.$A28]&amp;&quot;, &quot; &amp;[.B28]&amp;&quot;)&quot;" office:value-type="string" office:string-value="(1099, 226)">
            <text:p>(1099, 226)</text:p>
          </table:table-cell>
          <table:table-cell table:formula="of:=&quot;(&quot;&amp;[.$C28]&amp;&quot;, &quot; &amp;[.D28]&amp;&quot;)&quot;" office:value-type="string" office:string-value="(2255, 1678)">
            <text:p>(2255, 1678)</text:p>
          </table:table-cell>
          <table:table-cell table:formula="of:=&quot;(&quot;&amp;[.$E28]&amp;&quot;, &quot; &amp;[.F28]&amp;&quot;)&quot;" office:value-type="string" office:string-value="(2403, 1831)">
            <text:p>(2403, 1831)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747">
            <text:p>747</text:p>
          </table:table-cell>
          <table:table-cell office:value-type="float" office:value="3285">
            <text:p>3285</text:p>
          </table:table-cell>
          <table:table-cell office:value-type="float" office:value="1364">
            <text:p>1364</text:p>
          </table:table-cell>
          <table:table-cell office:value-type="float" office:value="4348">
            <text:p>4348</text:p>
          </table:table-cell>
          <table:table-cell office:value-type="float" office:value="1843">
            <text:p>1843</text:p>
          </table:table-cell>
          <table:table-cell/>
          <table:table-cell table:formula="of:=&quot;(&quot;&amp;[.$A29]&amp;&quot;, &quot; &amp;[.B29]&amp;&quot;)&quot;" office:value-type="string" office:string-value="(794, 747)">
            <text:p>(794, 747)</text:p>
          </table:table-cell>
          <table:table-cell table:formula="of:=&quot;(&quot;&amp;[.$C29]&amp;&quot;, &quot; &amp;[.D29]&amp;&quot;)&quot;" office:value-type="string" office:string-value="(3285, 1364)">
            <text:p>(3285, 1364)</text:p>
          </table:table-cell>
          <table:table-cell table:formula="of:=&quot;(&quot;&amp;[.$E29]&amp;&quot;, &quot; &amp;[.F29]&amp;&quot;)&quot;" office:value-type="string" office:string-value="(4348, 1843)">
            <text:p>(4348, 1843)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287">
            <text:p>287</text:p>
          </table:table-cell>
          <table:table-cell office:value-type="float" office:value="893">
            <text:p>893</text:p>
          </table:table-cell>
          <table:table-cell office:value-type="float" office:value="178">
            <text:p>178</text:p>
          </table:table-cell>
          <table:table-cell office:value-type="float" office:value="3366">
            <text:p>3366</text:p>
          </table:table-cell>
          <table:table-cell office:value-type="float" office:value="146">
            <text:p>146</text:p>
          </table:table-cell>
          <table:table-cell/>
          <table:table-cell table:formula="of:=&quot;(&quot;&amp;[.$A30]&amp;&quot;, &quot; &amp;[.B30]&amp;&quot;)&quot;" office:value-type="string" office:string-value="(1074, 287)">
            <text:p>(1074, 287)</text:p>
          </table:table-cell>
          <table:table-cell table:formula="of:=&quot;(&quot;&amp;[.$C30]&amp;&quot;, &quot; &amp;[.D30]&amp;&quot;)&quot;" office:value-type="string" office:string-value="(893, 178)">
            <text:p>(893, 178)</text:p>
          </table:table-cell>
          <table:table-cell table:formula="of:=&quot;(&quot;&amp;[.$E30]&amp;&quot;, &quot; &amp;[.F30]&amp;&quot;)&quot;" office:value-type="string" office:string-value="(3366, 146)">
            <text:p>(3366, 146)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121">
            <text:p>121</text:p>
          </table:table-cell>
          <table:table-cell office:value-type="float" office:value="2946">
            <text:p>2946</text:p>
          </table:table-cell>
          <table:table-cell office:value-type="float" office:value="131">
            <text:p>131</text:p>
          </table:table-cell>
          <table:table-cell office:value-type="float" office:value="2271">
            <text:p>2271</text:p>
          </table:table-cell>
          <table:table-cell office:value-type="float" office:value="436">
            <text:p>436</text:p>
          </table:table-cell>
          <table:table-cell/>
          <table:table-cell table:formula="of:=&quot;(&quot;&amp;[.$A31]&amp;&quot;, &quot; &amp;[.B31]&amp;&quot;)&quot;" office:value-type="string" office:string-value="(1106, 121)">
            <text:p>(1106, 121)</text:p>
          </table:table-cell>
          <table:table-cell table:formula="of:=&quot;(&quot;&amp;[.$C31]&amp;&quot;, &quot; &amp;[.D31]&amp;&quot;)&quot;" office:value-type="string" office:string-value="(2946, 131)">
            <text:p>(2946, 131)</text:p>
          </table:table-cell>
          <table:table-cell table:formula="of:=&quot;(&quot;&amp;[.$E31]&amp;&quot;, &quot; &amp;[.F31]&amp;&quot;)&quot;" office:value-type="string" office:string-value="(2271, 436)">
            <text:p>(2271, 436)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28">
            <text:p>28</text:p>
          </table:table-cell>
          <table:table-cell office:value-type="float" office:value="2396">
            <text:p>2396</text:p>
          </table:table-cell>
          <table:table-cell office:value-type="float" office:value="1329">
            <text:p>1329</text:p>
          </table:table-cell>
          <table:table-cell office:value-type="float" office:value="2477">
            <text:p>2477</text:p>
          </table:table-cell>
          <table:table-cell office:value-type="float" office:value="1775">
            <text:p>1775</text:p>
          </table:table-cell>
          <table:table-cell/>
          <table:table-cell table:formula="of:=&quot;(&quot;&amp;[.$A32]&amp;&quot;, &quot; &amp;[.B32]&amp;&quot;)&quot;" office:value-type="string" office:string-value="(965, 28)">
            <text:p>(965, 28)</text:p>
          </table:table-cell>
          <table:table-cell table:formula="of:=&quot;(&quot;&amp;[.$C32]&amp;&quot;, &quot; &amp;[.D32]&amp;&quot;)&quot;" office:value-type="string" office:string-value="(2396, 1329)">
            <text:p>(2396, 1329)</text:p>
          </table:table-cell>
          <table:table-cell table:formula="of:=&quot;(&quot;&amp;[.$E32]&amp;&quot;, &quot; &amp;[.F32]&amp;&quot;)&quot;" office:value-type="string" office:string-value="(2477, 1775)">
            <text:p>(2477, 1775)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474">
            <text:p>474</text:p>
          </table:table-cell>
          <table:table-cell office:value-type="float" office:value="2899">
            <text:p>2899</text:p>
          </table:table-cell>
          <table:table-cell office:value-type="float" office:value="1109">
            <text:p>1109</text:p>
          </table:table-cell>
          <table:table-cell office:value-type="float" office:value="4153">
            <text:p>4153</text:p>
          </table:table-cell>
          <table:table-cell office:value-type="float" office:value="1739">
            <text:p>1739</text:p>
          </table:table-cell>
          <table:table-cell/>
          <table:table-cell table:formula="of:=&quot;(&quot;&amp;[.$A33]&amp;&quot;, &quot; &amp;[.B33]&amp;&quot;)&quot;" office:value-type="string" office:string-value="(946, 474)">
            <text:p>(946, 474)</text:p>
          </table:table-cell>
          <table:table-cell table:formula="of:=&quot;(&quot;&amp;[.$C33]&amp;&quot;, &quot; &amp;[.D33]&amp;&quot;)&quot;" office:value-type="string" office:string-value="(2899, 1109)">
            <text:p>(2899, 1109)</text:p>
          </table:table-cell>
          <table:table-cell table:formula="of:=&quot;(&quot;&amp;[.$E33]&amp;&quot;, &quot; &amp;[.F33]&amp;&quot;)&quot;" office:value-type="string" office:string-value="(4153, 1739)">
            <text:p>(4153, 1739)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439">
            <text:p>439</text:p>
          </table:table-cell>
          <table:table-cell office:value-type="float" office:value="654">
            <text:p>654</text:p>
          </table:table-cell>
          <table:table-cell office:value-type="float" office:value="339">
            <text:p>339</text:p>
          </table:table-cell>
          <table:table-cell office:value-type="float" office:value="3452">
            <text:p>3452</text:p>
          </table:table-cell>
          <table:table-cell office:value-type="float" office:value="521">
            <text:p>521</text:p>
          </table:table-cell>
          <table:table-cell/>
          <table:table-cell table:formula="of:=&quot;(&quot;&amp;[.$A34]&amp;&quot;, &quot; &amp;[.B34]&amp;&quot;)&quot;" office:value-type="string" office:string-value="(1086, 439)">
            <text:p>(1086, 439)</text:p>
          </table:table-cell>
          <table:table-cell table:formula="of:=&quot;(&quot;&amp;[.$C34]&amp;&quot;, &quot; &amp;[.D34]&amp;&quot;)&quot;" office:value-type="string" office:string-value="(654, 339)">
            <text:p>(654, 339)</text:p>
          </table:table-cell>
          <table:table-cell table:formula="of:=&quot;(&quot;&amp;[.$E34]&amp;&quot;, &quot; &amp;[.F34]&amp;&quot;)&quot;" office:value-type="string" office:string-value="(3452, 521)">
            <text:p>(3452, 521)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157">
            <text:p>157</text:p>
          </table:table-cell>
          <table:table-cell office:value-type="float" office:value="3031">
            <text:p>3031</text:p>
          </table:table-cell>
          <table:table-cell office:value-type="float" office:value="327">
            <text:p>327</text:p>
          </table:table-cell>
          <table:table-cell office:value-type="float" office:value="3502">
            <text:p>3502</text:p>
          </table:table-cell>
          <table:table-cell office:value-type="float" office:value="247">
            <text:p>247</text:p>
          </table:table-cell>
          <table:table-cell/>
          <table:table-cell table:formula="of:=&quot;(&quot;&amp;[.$A35]&amp;&quot;, &quot; &amp;[.B35]&amp;&quot;)&quot;" office:value-type="string" office:string-value="(1103, 157)">
            <text:p>(1103, 157)</text:p>
          </table:table-cell>
          <table:table-cell table:formula="of:=&quot;(&quot;&amp;[.$C35]&amp;&quot;, &quot; &amp;[.D35]&amp;&quot;)&quot;" office:value-type="string" office:string-value="(3031, 327)">
            <text:p>(3031, 327)</text:p>
          </table:table-cell>
          <table:table-cell table:formula="of:=&quot;(&quot;&amp;[.$E35]&amp;&quot;, &quot; &amp;[.F35]&amp;&quot;)&quot;" office:value-type="string" office:string-value="(3502, 247)">
            <text:p>(3502, 247)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-28">
            <text:p>-28</text:p>
          </table:table-cell>
          <table:table-cell office:value-type="float" office:value="1443">
            <text:p>1443</text:p>
          </table:table-cell>
          <table:table-cell office:value-type="float" office:value="1193">
            <text:p>1193</text:p>
          </table:table-cell>
          <table:table-cell office:value-type="float" office:value="2711">
            <text:p>2711</text:p>
          </table:table-cell>
          <table:table-cell office:value-type="float" office:value="2155">
            <text:p>2155</text:p>
          </table:table-cell>
          <table:table-cell/>
          <table:table-cell table:formula="of:=&quot;(&quot;&amp;[.$A36]&amp;&quot;, &quot; &amp;[.B36]&amp;&quot;)&quot;" office:value-type="string" office:string-value="(1064, -28)">
            <text:p>(1064, -28)</text:p>
          </table:table-cell>
          <table:table-cell table:formula="of:=&quot;(&quot;&amp;[.$C36]&amp;&quot;, &quot; &amp;[.D36]&amp;&quot;)&quot;" office:value-type="string" office:string-value="(1443, 1193)">
            <text:p>(1443, 1193)</text:p>
          </table:table-cell>
          <table:table-cell table:formula="of:=&quot;(&quot;&amp;[.$E36]&amp;&quot;, &quot; &amp;[.F36]&amp;&quot;)&quot;" office:value-type="string" office:string-value="(2711, 2155)">
            <text:p>(2711, 2155)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517">
            <text:p>517</text:p>
          </table:table-cell>
          <table:table-cell office:value-type="float" office:value="2987">
            <text:p>2987</text:p>
          </table:table-cell>
          <table:table-cell office:value-type="float" office:value="1044">
            <text:p>1044</text:p>
          </table:table-cell>
          <table:table-cell office:value-type="float" office:value="3662">
            <text:p>3662</text:p>
          </table:table-cell>
          <table:table-cell office:value-type="float" office:value="1403">
            <text:p>1403</text:p>
          </table:table-cell>
          <table:table-cell/>
          <table:table-cell table:formula="of:=&quot;(&quot;&amp;[.$A37]&amp;&quot;, &quot; &amp;[.B37]&amp;&quot;)&quot;" office:value-type="string" office:string-value="(986, 517)">
            <text:p>(986, 517)</text:p>
          </table:table-cell>
          <table:table-cell table:formula="of:=&quot;(&quot;&amp;[.$C37]&amp;&quot;, &quot; &amp;[.D37]&amp;&quot;)&quot;" office:value-type="string" office:string-value="(2987, 1044)">
            <text:p>(2987, 1044)</text:p>
          </table:table-cell>
          <table:table-cell table:formula="of:=&quot;(&quot;&amp;[.$E37]&amp;&quot;, &quot; &amp;[.F37]&amp;&quot;)&quot;" office:value-type="string" office:string-value="(3662, 1403)">
            <text:p>(3662, 1403)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438">
            <text:p>438</text:p>
          </table:table-cell>
          <table:table-cell office:value-type="float" office:value="2429">
            <text:p>2429</text:p>
          </table:table-cell>
          <table:table-cell office:value-type="float" office:value="346">
            <text:p>346</text:p>
          </table:table-cell>
          <table:table-cell office:value-type="float" office:value="1362">
            <text:p>1362</text:p>
          </table:table-cell>
          <table:table-cell office:value-type="float" office:value="369">
            <text:p>369</text:p>
          </table:table-cell>
          <table:table-cell/>
          <table:table-cell table:formula="of:=&quot;(&quot;&amp;[.$A38]&amp;&quot;, &quot; &amp;[.B38]&amp;&quot;)&quot;" office:value-type="string" office:string-value="(923, 438)">
            <text:p>(923, 438)</text:p>
          </table:table-cell>
          <table:table-cell table:formula="of:=&quot;(&quot;&amp;[.$C38]&amp;&quot;, &quot; &amp;[.D38]&amp;&quot;)&quot;" office:value-type="string" office:string-value="(2429, 346)">
            <text:p>(2429, 346)</text:p>
          </table:table-cell>
          <table:table-cell table:formula="of:=&quot;(&quot;&amp;[.$E38]&amp;&quot;, &quot; &amp;[.F38]&amp;&quot;)&quot;" office:value-type="string" office:string-value="(1362, 369)">
            <text:p>(1362, 369)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59">
            <text:p>59</text:p>
          </table:table-cell>
          <table:table-cell office:value-type="float" office:value="1884">
            <text:p>1884</text:p>
          </table:table-cell>
          <table:table-cell office:value-type="float" office:value="89">
            <text:p>89</text:p>
          </table:table-cell>
          <table:table-cell office:value-type="float" office:value="725">
            <text:p>725</text:p>
          </table:table-cell>
          <table:table-cell office:value-type="float" office:value="26">
            <text:p>26</text:p>
          </table:table-cell>
          <table:table-cell/>
          <table:table-cell table:formula="of:=&quot;(&quot;&amp;[.$A39]&amp;&quot;, &quot; &amp;[.B39]&amp;&quot;)&quot;" office:value-type="string" office:string-value="(1030, 59)">
            <text:p>(1030, 59)</text:p>
          </table:table-cell>
          <table:table-cell table:formula="of:=&quot;(&quot;&amp;[.$C39]&amp;&quot;, &quot; &amp;[.D39]&amp;&quot;)&quot;" office:value-type="string" office:string-value="(1884, 89)">
            <text:p>(1884, 89)</text:p>
          </table:table-cell>
          <table:table-cell table:formula="of:=&quot;(&quot;&amp;[.$E39]&amp;&quot;, &quot; &amp;[.F39]&amp;&quot;)&quot;" office:value-type="string" office:string-value="(725, 26)">
            <text:p>(725, 26)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22">
            <text:p>22</text:p>
          </table:table-cell>
          <table:table-cell office:value-type="float" office:value="2198">
            <text:p>2198</text:p>
          </table:table-cell>
          <table:table-cell office:value-type="float" office:value="1337">
            <text:p>1337</text:p>
          </table:table-cell>
          <table:table-cell office:value-type="float" office:value="2332">
            <text:p>2332</text:p>
          </table:table-cell>
          <table:table-cell office:value-type="float" office:value="1977">
            <text:p>1977</text:p>
          </table:table-cell>
          <table:table-cell/>
          <table:table-cell table:formula="of:=&quot;(&quot;&amp;[.$A40]&amp;&quot;, &quot; &amp;[.B40]&amp;&quot;)&quot;" office:value-type="string" office:string-value="(841, 22)">
            <text:p>(841, 22)</text:p>
          </table:table-cell>
          <table:table-cell table:formula="of:=&quot;(&quot;&amp;[.$C40]&amp;&quot;, &quot; &amp;[.D40]&amp;&quot;)&quot;" office:value-type="string" office:string-value="(2198, 1337)">
            <text:p>(2198, 1337)</text:p>
          </table:table-cell>
          <table:table-cell table:formula="of:=&quot;(&quot;&amp;[.$E40]&amp;&quot;, &quot; &amp;[.F40]&amp;&quot;)&quot;" office:value-type="string" office:string-value="(2332, 1977)">
            <text:p>(2332, 1977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347">
            <text:p>347</text:p>
          </table:table-cell>
          <table:table-cell office:value-type="float" office:value="2796">
            <text:p>2796</text:p>
          </table:table-cell>
          <table:table-cell office:value-type="float" office:value="1036">
            <text:p>1036</text:p>
          </table:table-cell>
          <table:table-cell office:value-type="float" office:value="4136">
            <text:p>4136</text:p>
          </table:table-cell>
          <table:table-cell office:value-type="float" office:value="1555">
            <text:p>1555</text:p>
          </table:table-cell>
          <table:table-cell/>
          <table:table-cell table:formula="of:=&quot;(&quot;&amp;[.$A41]&amp;&quot;, &quot; &amp;[.B41]&amp;&quot;)&quot;" office:value-type="string" office:string-value="(970, 347)">
            <text:p>(970, 347)</text:p>
          </table:table-cell>
          <table:table-cell table:formula="of:=&quot;(&quot;&amp;[.$C41]&amp;&quot;, &quot; &amp;[.D41]&amp;&quot;)&quot;" office:value-type="string" office:string-value="(2796, 1036)">
            <text:p>(2796, 1036)</text:p>
          </table:table-cell>
          <table:table-cell table:formula="of:=&quot;(&quot;&amp;[.$E41]&amp;&quot;, &quot; &amp;[.F41]&amp;&quot;)&quot;" office:value-type="string" office:string-value="(4136, 1555)">
            <text:p>(4136, 1555)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228">
            <text:p>228</text:p>
          </table:table-cell>
          <table:table-cell office:value-type="float" office:value="2364">
            <text:p>2364</text:p>
          </table:table-cell>
          <table:table-cell office:value-type="float" office:value="157">
            <text:p>157</text:p>
          </table:table-cell>
          <table:table-cell office:value-type="float" office:value="2326">
            <text:p>2326</text:p>
          </table:table-cell>
          <table:table-cell office:value-type="float" office:value="367">
            <text:p>367</text:p>
          </table:table-cell>
          <table:table-cell/>
          <table:table-cell table:formula="of:=&quot;(&quot;&amp;[.$A42]&amp;&quot;, &quot; &amp;[.B42]&amp;&quot;)&quot;" office:value-type="string" office:string-value="(875, 228)">
            <text:p>(875, 228)</text:p>
          </table:table-cell>
          <table:table-cell table:formula="of:=&quot;(&quot;&amp;[.$C42]&amp;&quot;, &quot; &amp;[.D42]&amp;&quot;)&quot;" office:value-type="string" office:string-value="(2364, 157)">
            <text:p>(2364, 157)</text:p>
          </table:table-cell>
          <table:table-cell table:formula="of:=&quot;(&quot;&amp;[.$E42]&amp;&quot;, &quot; &amp;[.F42]&amp;&quot;)&quot;" office:value-type="string" office:string-value="(2326, 367)">
            <text:p>(2326, 367)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109">
            <text:p>109</text:p>
          </table:table-cell>
          <table:table-cell office:value-type="float" office:value="2803">
            <text:p>2803</text:p>
          </table:table-cell>
          <table:table-cell office:value-type="float" office:value="133">
            <text:p>133</text:p>
          </table:table-cell>
          <table:table-cell office:value-type="float" office:value="2058">
            <text:p>2058</text:p>
          </table:table-cell>
          <table:table-cell office:value-type="float" office:value="283">
            <text:p>283</text:p>
          </table:table-cell>
          <table:table-cell/>
          <table:table-cell table:formula="of:=&quot;(&quot;&amp;[.$A43]&amp;&quot;, &quot; &amp;[.B43]&amp;&quot;)&quot;" office:value-type="string" office:string-value="(1095, 109)">
            <text:p>(1095, 109)</text:p>
          </table:table-cell>
          <table:table-cell table:formula="of:=&quot;(&quot;&amp;[.$C43]&amp;&quot;, &quot; &amp;[.D43]&amp;&quot;)&quot;" office:value-type="string" office:string-value="(2803, 133)">
            <text:p>(2803, 133)</text:p>
          </table:table-cell>
          <table:table-cell table:formula="of:=&quot;(&quot;&amp;[.$E43]&amp;&quot;, &quot; &amp;[.F43]&amp;&quot;)&quot;" office:value-type="string" office:string-value="(2058, 283)">
            <text:p>(2058, 283)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8"/>
        </table:table-row>
        <table:table-row table:style-name="ro3">
          <table:table-cell table:formula="of:=MAX([.A4:.F43])" office:value-type="float" office:value="4739">
            <text:p>4739</text:p>
          </table:table-cell>
          <table:table-cell table:formula="of:=MIN([.A4:.F43])" office:value-type="float" office:value="-102">
            <text:p>-102</text:p>
          </table:table-cell>
          <table:table-cell table:number-columns-repeated="8"/>
        </table:table-row>
      </table:table>
      <table:named-expressions/>
      <table:database-ranges>
        <table:database-range table:name="__Anonymous_Sheet_DB__1" table:target-range-address="20comp.A3:20comp.E42" table:contains-header="false">
          <table:sort>
            <table:sort-by table:field-number="4" table:data-type="automatic"/>
          </table:sort>
        </table:database-range>
        <table:database-range table:name="__Anonymous_Sheet_DB__2" table:target-range-address="50comp.A3:50comp.E42" table:contains-header="false">
          <table:sort>
            <table:sort-by table:field-number="4" table:data-type="automatic"/>
          </table:sort>
        </table:database-range>
        <table:database-range table:name="__Anonymous_Sheet_DB__3" table:target-range-address="75comp.A3:75comp.E4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/00/0000</text:date>, <text:time style:data-style-name="N2" text:time-value="0000-00-00T21:40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osch</meta:initial-creator>
    <meta:creation-date>2013-07-22T23:03:52</meta:creation-date>
    <dc:date>2013-11-07T21:41:34</dc:date>
    <dc:creator>Sebastian Kosch</dc:creator>
    <meta:editing-duration>P1DT3H38M51S</meta:editing-duration>
    <meta:editing-cycles>44</meta:editing-cycles>
    <meta:generator>LibreOffice/4.0.2.2$Linux_X86_64 LibreOffice_project/400m0$Build-2</meta:generator>
    <meta:document-statistic meta:table-count="9" meta:cell-count="3915" meta:object-count="0"/>
  </office:meta>
</office:document-meta>
</file>